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Calibri" svg:font-family="Calibri" style:font-family-generic="swis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438cm"/>
    </style:style>
    <style:style style:name="co2" style:family="table-column">
      <style:table-column-properties fo:break-before="auto" style:column-width="1.7cm"/>
    </style:style>
    <style:style style:name="ro1" style:family="table-row">
      <style:table-row-properties style:row-height="0.529cm" fo:break-before="auto" style:use-optimal-row-height="true"/>
    </style:style>
    <style:style style:name="ta1" style:family="table" style:master-page-name="PageStyle_5f_Sheet1">
      <style:table-properties table:display="true" style:writing-mode="lr-tb"/>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number-columns-repeated="147" table:default-cell-style-name="Default"/>
        <table:table-row table:style-name="ro1">
          <table:table-cell office:value-type="string" calcext:value-type="string">
            <text:p>O médico Richard Levitan notou algo estranho quando atendia pacientes com covid-19 no hospital Bellevue, em Nova York.</text:p>
            <text:p/>
            <text:p>Muitos deles, apesar de terem pneumonia e uma oxigenação no sangue abaixo do normal, não tinham problemas para respirar, algo incomum em pacientes nestas condições.</text:p>
            <text:p/>
            <text:p>Em um artigo publicado no jornal The New York Times, ele relata vários casos de pacientes internados por outras razões — como acidentes ou vítimas de esfaqueamento — em que só foi descoberto que tinham covid-19 após tomografias ou raios-X realizados para verificar se houve estrago em órgãos internos.</text:p>
            <text:p/>
            <text:p>"E foi isso que realmente nos surpreendeu: esses pacientes não tinham reportado qualquer problema de respiração, apesar de raios-X do tórax mostrarem pneumonia avançada e que o oxigênio estava abaixo do normal. Como pôde ser possível?"</text:p>
            <text:p/>
            <text:p>O médico constatou que a covid-19 tem uma peculiaridade perigosa.</text:p>
            <text:p/>
            <text:p>"Estamos começando a reconhecer que a pneumonia da covid-19 causa inicialmente uma privação de oxigênio que chamamos de 'hipóxia silenciosa' — 'silenciosa' por sua natureza traiçoeira, difícil de ser detectada", afirma Levitan.</text:p>
            <text:p/>
            <text:p>O médico explica que, na emergência do hospital, pacientes em estado grave são entubados por várias razões. "Em meus 30 anos de experiência, entretanto, a maioria dos pacientes que precisam da entubação de emergência estão em estado de choque com um estado mental alterado e lutando para respirar. Muitos estão inconscientes ou usando cada músculo que têm para respirar", mas que, no caso da pneumonia de covid-19, "é diferente".</text:p>
            <text:p/>
            <text:p>A maioria desses pacientes que tratou, diz Levitan, tinham saturação bastante baixa de oxigênio, "praticamente incompatível com vida", mas "estavam falando em seus celulares".</text:p>
            <text:p/>
            <text:p>"Apesar de estarem com a respiração rápida, não aparentavam aflição, apesar dos níveis baixos perigosos de oxigênio e de apresentarem pneumonia avançada nos raios-X."</text:p>
            <text:p>Uma 'combinação quase nunca vista'</text:p>
            <text:p/>
            <text:p>A médica Clarisse Melo teve até agora uma experiência bastante semelhante ao atender pacientes com covid-19 em um hospital privado do Rio de Janeiro.</text:p>
            <text:p/>
            <text:p>"Muitos estão com uma saturação (de oxigênio) muito baixa, mas conversam com a família pelo celular. Eles ficam bravos comigo quando eu digo que têm que ir para a UTI. Eu tenho que mostrar os exames para convencer a pessoa de que ela precisa receber oxigênio", diz a médica.</text:p>
            <text:p/>
            <text:p>A situação é tão recorrente que deixou ela e vários colegas intrigados e virou um assunto recorrente nas conversas sobre os pacientes com coronavírus.</text:p>
            <text:p/>
            <text:p>"Isso não é comum em quem tem pneumonia, mas todos os médicos com quem trabalho viram pacientes com hipóxia e sem falta de ar. Foi uma unanimidade", diz a médica.</text:p>
            <text:p/>
            <text:p>Ela diz também ver várias pessoas que procuraram atendimento já com uma insuficiência respiratória grave. "A gente fica se perguntando: 'Como a pessoa chegou a este ponto? Como não percebeu a falta de ar e foi para o hospital já em um estado tão crítico?'."</text:p>
            <text:p/>
            <text:p>Na busca por respostas, ela identificou um estudo liderado pelo anestesiologista Luciano Gattinoni, da Universidade de Göttingen, na Alemanha, que aponta a hipóxia silenciosa como uma condição comum entre os pacientes com covid-19 analisados.</text:p>
            <text:p/>
            <text:p/>
            <text:p>Ao menos 50% dos 150 pacientes da pesquisa tinham uma oxigenação baixa, mas pulmões com um nível quase normal de complacência, como é chamada a capacidade do órgão de se expandir.</text:p>
            <text:p/>
            <text:p>"Essa combinação notável quase nunca é vista em uma síndrome respiratória aguda grave", diz Gattoni.</text:p>
            <text:p/>
            <text:p>Mas é algo que, na linha de frente do combate à pandemia, "todos estão vendo, todos os dias", diz o pneumologista Paulo Teixeira, professor da Universidade Federal de Ciências da Saúde de Porto Alegre.</text:p>
            <text:p/>
            <text:p>"A maioria dos pacientes infectados fica bem em duas ou três semanas, mas outros evoluem para quadros graves, e alguns têm essa pneumonia silenciosa. A gente vê tomografias assustadoras, com o pulmão muito comprometido, a pessoa está com uma saturação muito baixa, mas está muito bem", diz Teixeira.</text:p>
            <text:p>Por que isso acontece?</text:p>
            <text:p/>
            <text:p>Richard Levitan diz em seu artigo que médicos e cientistas estão apenas começando a entender por que isso ocorre.</text:p>
            <text:p/>
            <text:p>Uma explicação possível apontada por ele é que o coronavírus ataca células pulmonares que produzem surfactantes, substâncias que ajudam os alvéolos a permanecerem abertos entre as respirações e que são essenciais para o pulmão funcionar normalmente.</text:p>
            <text:p/>
            <text:p>"Mas os pulmões permanecem inicialmente 'complacentes', ainda não rígidos ou cheios de fluídos. Isso significa que o paciente pode expelir dióxido de carbono — e, sem o acúmulo de dióxido de carbono, os pacientes não sentem falta de ar", escreve Levitan.</text:p>
            <text:p/>
            <text:p>O médico diz que os pacientes tentam compensar a baixa oxigenação ao respirar mais rápido e profundamente, sem perceber que estão fazendo isso. Isso gera mais lesões ao pulmão, o que pode gerar uma insuficiência respiratória aguda e ser letal.</text:p>
            <text:p/>
            <text:p>"A rápida progressão da hipóxia silenciosa para a insuficiência respiratória explica os casos de pacientes com covid-19 que morrem de repente, sem chegarem a sentir falta de ar", afirma o médico.</text:p>
            <text:p/>
            <text:p>No entanto, Jaques Sztajnbok, médico supervisor da unidade de tratamento intensivo do Instituto de Infectologia Emílio Ribas, diz que a hipóxia silenciosa não é uma característica particular da covid-19.</text:p>
            <text:p/>
            <text:p>"Não é algo inédito, vemos acontecer com pacientes que têm outras doenças", diz o médico.</text:p>
            <text:p/>
            <text:p>Sztajnbok também explica que cada pessoa tem uma tolerância própria à baixa oxigenação no sangue, de acordo com suas características fisiológicas e preparo físico, por exemplo.</text:p>
            <text:p/>
            <text:p>"Alguns pacientes chegam com oxigenação baixa, mas sem problemas para respirar. Mas vários relatam algum desconforto respiratório. Uma das explicações para essa diferença pode ser a tolerância individual à hipóxia", diz Sztajnbok.</text:p>
            <text:p/>
            <text:p>O médico aponta ainda que algumas necropsias de pessoas que morreram por causa do coronavírus indicam que houve trombose nos vasos do pulmão, ou seja, formaram-se coágulos que obstruíram a passagem de sangue.</text:p>
            <text:p/>
            <text:p>Isso pode ser o motivo da baixa oxigenação do sangue em pacientes que não sentem falta de ar.</text:p>
            <text:p/>
            <text:p>"Para o pulmão funcionar, é preciso que haja respiração, mas também que o sangue chegue aos alvéolos para haver a troca de gases. O pulmão pode ter uma complacência boa, mas, se o sangue não chega aonde deveria, a troca não ocorre adequadamente", afirma Sztajnbok.</text:p>
            <text:p/>
            <text:p>Teixeira aponta estudos científicos que apontam nesta direção. Eles indicam, por exemplo, que pacientes com covid-19 têm um nível elevado de uma substância conhecida como d-dímero, que é produzida pelo organismo para tentar desfazer coágulos.</text:p>
            <text:p/>
            <text:p>"O novo coronavírus causa muita trombose. Estamos usando anticoagulantes com estes pacientes, porque a literatura científica publicada até agora aponta que sua oxigenação melhora assim", afirma Teixeira.</text:p>
            <text:p>Um alerta precoce para a pneumonia da covid-19</text:p>
            <text:p/>
            <text:p>Richard Levitan defende no artigo o uso de oxímetros para identificar a pneumonia causada pela covid-19 antes de problemas respiratórios aparecerem.</text:p>
            <text:p/>
            <text:p>Esse aparelho se parece com um pregador de roupas e é colocado em um dos dedos da mão para medir a saturação de oxigênio no sangue e a frequência cardíaca.</text:p>
            <text:p/>
            <text:p>Levitan diz que eles tão são simples de usar quanto um termômetro, são "extremamente confiáveis" e podem dar um alerta precoce para a pneumonia da covid-19.</text:p>
            <text:p/>
            <text:p>O médico defende que qualquer um que tenha sintomas compatíveis com os da covid-19 use o aparelho por duas semanas, período no qual a doença se desenvolve, com acompanhamento médico.</text:p>
            <text:p/>
            <text:p>Isso pode evitar que muitas pessoas cheguem aos hospitais em estado crítico e precisem ser entubadas. Levitan diz que o oxímetro pode prevenir mortes.</text:p>
            <text:p/>
            <text:p>O uso mais amplo desse aparelho seria "ideal", diz Sztajnbok, mas é algo "impossível" de se fazer na prática. Um dos obstáculos é o preço do aparelho, que custa entre R$ 100 e R$ 200 em lojas online.</text:p>
            <text:p/>
            <text:p>Por sua vez, Teixeira avalia que usar um pode ser "importantíssimo". "Temos controlado a saturação de pacientes em suas casas desta forma", diz o pneumologista.</text:p>
            <text:p/>
            <text:p>Se uma pessoa não tem condições de comprar o aparelho, Teixeira diz que ela deve procurar um hospital caso tenha falta de ar — e mesmo sem febre, porque de 30% a 40% das pessoas com covid-19 não têm esse sintoma.</text:p>
            <text:p/>
            <text:p>Sztajnbok reforça que as recomendações feitas até agora sobre o que fazer ao ter sintomas compatíveis com os da covid-19 devem continuar a ser seguidas.</text:p>
            <text:p/>
            <text:p>"Procure um hospital se tiver falta de ar, uma frequência respiratória aumentada persistente ou sentir cansaço ao fazer atividades em que isso não aconteceria normalmente."</text:p>
            <text:p/>
            <text:p>O médico diz ainda que a hipóxia silenciosa deve ser melhor estudada — e que "não é motivo para pânico".</text:p>
            <text:p/>
            <text:p>"O risco é lotar os prontos-socorros com pessoas que acham que têm pneumonia sem ter sintoma nenhum. Quem precisar ser atendido não vai conseguir, e a pessoa que foi lá desnecessariamente pode voltar para casa infectada com o coronavírus."</text:p>
            <text:p/>
          </table:table-cell>
          <table:table-cell office:value-type="string" calcext:value-type="string">
            <text:p>sensacionalista</text:p>
          </table:table-cell>
          <table:table-cell table:number-columns-repeated="146"/>
        </table:table-row>
        <table:table-row table:style-name="ro1">
          <table:table-cell office:value-type="string" calcext:value-type="string">
            <text:p>Vacinar uma criança é uma decisão importante que todos os pais devem fazer. Mas nem todos os pais compreendem os riscos envolvidos, os verdadeiros riscos que poderiam deixar uma criança debilitada por toda a vida, ou até mesmo matá-la. A máfia pró-vacina está rapidamente varrendo todos os casos de lesões relacionadas com a vacina e morte para debaixo do tapete como anomalias extremamente raras, mas muitas mães de uma criança prejudicada pela vacina serão as primeiras a dizer-lhe que, se ela pudesse fazer mais uma vez, ela não teria deixado a filha dela ser vacinada.</text:p>
            <text:p/>
            <text:p>Se o seu médico, diretor da escola do seu filho ou um amigo ou membro da família está pressionando você para vacinar seu filho com vírus geneticamente modificados (transgênicos), metais pesados ​​e conservantes, e você não tem certeza de como fazer uma escolha melhor e mais informada a respeito – ou mesmo como responder a essas pessoas de forma inteligente, a fim de calá-los – considere as 10 razões seguintes para não caminhar na rota de vacinação [1]:</text:p>
            <text:p/>
            <text:p>1) As vacinas não funcionam. Quando impressa em um cartaz ou repetida ad nauseam pelos Centros de Controle e Prevenção de Doenças (CDC), a alegação embutida de que as vacinas previnem doenças transmissíveis e concedem imunidade duradoura pode soar bem para as massas de baixa informação. Mas a ciência simplesmente não a reforça, com surto após surto provando que as pessoas vacinadas são as mais imunocomprometidas, e são sempre as únicas a contrair as doenças contra as quais foram vacinadas.</text:p>
            <text:p/>
            <text:p>Leia também: [Bomba] 85% das Vítimas dos Surtos Recentes de Sarampo Já Tinham Recebido a Vacina!</text:p>
            <text:p/>
            <text:p>A Dra. Tetyana Obukhanych aborda este e muitos outros fatos sobre a vacina em seu poderoso livro Illusion Vaccine, o qual destrói muitos mitos modernos que cercam a vacinação. Não só as vacinas não conferem imunidade duradoura, mas elas realmente destroem a capacidade imunológica natural do organismo, deixando muitos indivíduos vacinados imuno-debilitados ao longo de suas vidas. [2]</text:p>
            <text:p/>
            <text:p>2) As vacinas nunca foram comprovadamente seguras ou eficazes. Cada estudo usado como “prova” de que as vacinas são seguras, erroneamente compara os efeitos colaterais de uma vacina contra a efeitos colaterais de uma outra vacina , anulando-os eficazmente. Nenhum deles compara os resultados de saúde dos vacinados contra os indivíduos não vacinados, o qual seria o verdadeiro teste de segurança da vacina.</text:p>
            <text:p/>
            <text:p>“Verdadeiros estudos científicos duplo cego com placebos nunca foram realizados sobre as vacinas para determinar sua segurança“, explica VacTruth.com.</text:p>
            <text:p/>
            <text:p>3) A primeira vacina foi um completo fracasso, a qual a indústria tentou encobrir. Poucas pessoas sabem que a primeira vacina já produzida, para a varíola, foi um desastre completo. As consequências de saúde daqueles que receberam inclui sífilis e morte, embora um esforço concertado foi feito na época para encobrir esses resultados e empurrar as vacinas de qualquer maneira, porque elas são altamente rentáveis. [3]</text:p>
            <text:p/>
            <text:p>4) As vacinas são altamente lucrativas para as empresas farmacêuticas , as quais não podem ser responsabilizadas por danos. Sejamos francos – as vacinas são uma grande fonte inesgotável de fundos para a indústria farmacêutica. Não estão apenas os fabricantes de vacinas completamente protegidos contra a responsabilidade quando suas vacinas prejudicam ou matam as crianças, mas eles normalmente são “patrocinados” pelas agências governamentais que empurrá-las sobre as famílias e as crianças, usando táticas de intimidação ultrajantes e infundadas. [4]</text:p>
            <text:p/>
            <text:p>5) Todas as vacinas contêm aditivos químicos mortais. O pediatra habitual ficaria duramente pressionado para fornecer bulas que esboçam os ingredientes da vacina aos seus clientes antes de forçar as vacinas. Mas os pais precisam saber que todas as vacinas contêm produtos químicos que danificam os neurônios, como o alumínio, mercúrio e formaldeído. Muitas vacinas também estão carregados com glutamato monossódico (GMS), antibióticos e até mesmo organismos geneticamente modificados (transgênicos ou OGMs) . [5]</text:p>
            <text:p/>
            <text:p>Leia também: Por que o CDC e a ANVISA Recomendam às Mulheres Grávidas Vacinas contra a Gripe com Mercúrio?</text:p>
            <text:p/>
            <text:p>6) As crianças não vacinadas são geralmente mais saudáveis​​. Estudos internacionais que observam os resultados de saúde de crianças não vacinadas compradas com os seus colegas vacinados têm mostrado repetidamente que os não vacinados são geralmente menos afligidos com alergias, autismo, distúrbios de comportamento, disfunção auto-imune e doenças respiratórias.</text:p>
            <text:p/>
            <text:p>Leia também: Confirmado: Documentos Secretos Provam que a Vacina Triplice Viral Causa Autismo</text:p>
            <text:p/>
            <text:p>Em relação à vacina contra a gripe, por exemplo, um estudo publicado na revista Clinical Infectious Diseases descobriu que os indivíduos vacinados contra a gripe são 550 por cento mais propensos a ter problemas respiratórios . [6]</text:p>
            <text:p/>
            <text:p>7) As vacinas causam doenças incuráveis ao longo da vida ​​em algumas crianças. É uma coisa ter inchaço localizado ou sintomas de febre temporários após as vacinas. Mas, se o seu filho é um dos mais infelizes que desenvolve danos permanentes do nervo sob a forma de Guillain-Barré, por exemplo, ele ou ela pode exigir cuidados ao longo da vida e tratamento por danos da vacina. Se você optar por vacinar, você está preparado para ter que potencialmente reorientar a sua vida em caso de autismo ou dano cerebral? [7]</text:p>
            <text:p/>
            <text:p>Leia também: Especialistas britânicos admitem que vacina da gripe suína pode causar Síndrome de Guillain-Barre (SGB)</text:p>
            <text:p/>
            <text:p>8) As vacinas matam crianças e adultos. Embora as crianças pequenas e bebês estejam mais propensos a sofrer danos permanentes das vacinas, os adultos também estão em risco. Um exemplo prevalente disso é infame vacina Gardasil contra o HPV, que até à data tem prejudicado e matado dezenas de milhares de adolescentes e jovens. [8]</text:p>
            <text:p/>
            <text:p>Leia também: Artigo Médico: Avaliação Crítica Sobre a Vacina do HPV</text:p>
            <text:p/>
            <text:p>“São dadas às crianças americanas muito mais vacinas em idades mais jovens em comparação com outros países“, explica VacTruth .com , observando que as vacinas também estão ligados a incidentes fatais como a SIDS (síndrome da morte súbita infantil), que o estabelecimento médico atribui à genética ou o abuso de crianças, a fim de proteger a fraude da vacina.</text:p>
            <text:p/>
            <text:p>9) As companhias de vacinas não podem ser processadas se você ou o seu filho forem prejudicados pelas vacinas. Se as vacinas realmente são tão seguras quanto os empurradores-de-vacina constantemente afirmam que elas são, então por que foi aprovada a National Childhood Vaccine Injury em 1986, isentando as empresas de vacinas e drogas, bem como profissionais de saúde, de responsabilidade em caso de lesão ou morte ?</text:p>
            <text:p/>
            <text:p>Em 2011, a Suprema Corte afirmou que as pessoas lesadas não podem processar as empresas de vacinas por lesão ou morte relacionadas às vacinas [9]. Isso é realmente um risco que você quer o seu filho contraia?</text:p>
            <text:p/>
            <text:p>10) A exposição natural à doença é a melhor vacina. Verdade seja dita, a única maneira de desenvolver verdadeiramente uma imunidade arrebatadora ao longo da vida é viver a sua vida, como faria normalmente, mas sem injetar vírus mortos (e em alguns casos vivos) e adjuvantes químicos em seu tecido muscular. A exposição natural a qualquer doenças que estão à espreita no mundo é o único caminho para o corpo desenvolver anticorpos permanentes que estarão para sempre protegendo contra a doença. [10] Comer alimentos orgânicos frescos ricos em nutrientes e um estilo de vida saudável também ajudam a impulsionar o seu sistema imunológico, permitindo-lhe superar e desenvolver resistência a doenças naturalmente.</text:p>
            <text:p/>
            <text:p>Referências:</text:p>
            <text:p/>
            <text:p>[1] VacTruth: 10 Reasons Not To Vaccinate</text:p>
            <text:p/>
            <text:p>[2] Natural News: 0 Razões Pelas Quais Você NÃO Deve Vacinar Seus Filhos</text:p>
            <text:p/>
            <text:p>[3] International Medical Council on Vaccination: Smallpox Vaccine: Origins of Vaccine Madness</text:p>
            <text:p/>
            <text:p>[4] Nation Vaccine Information Center: No Pharma Liability? No Vaccine Mandates.</text:p>
            <text:p/>
            <text:p>[5] VaxTruth: Vaccine Ingredients — A Comprehensive Guide</text:p>
            <text:p/>
            <text:p>[6] Health Impact Health: Studies Outside the U.S. Show Unvaccinated Children Healthier than Vaccinated Children</text:p>
            <text:p/>
            <text:p>[7] National Vaccine Information Center: Vaccination: Defending Your right to Know and Freedom to Choose</text:p>
            <text:p/>
            <text:p>[8] Sanevax: New Death Post-Gardasil Updated VAERS Figures &amp; Report that HPV Vaccines Adverse Reactions are 50% Higher than other Age- Related Recommended Vaccines</text:p>
            <text:p/>
            <text:p>[9] The Christian Science Monitor: Parents can’t sue drug firms when vaccines cause harm, Supreme Court says</text:p>
            <text:p/>
            <text:p>[10] Sites Google: Immunity</text:p>
            <text:p/>
            <text:p>Leia mais: http://www.noticiasnaturais.com/.../10-razoes-pelas-quais-v.../...</text:p>
            <text:p/>
          </table:table-cell>
          <table:table-cell office:value-type="string" calcext:value-type="string">
            <text:p>não sensacionalista</text:p>
          </table:table-cell>
          <table:table-cell table:number-columns-repeated="146"/>
        </table:table-row>
        <table:table-row table:style-name="ro1">
          <table:table-cell office:value-type="string" calcext:value-type="string">
            <text:p>O câncer de próstata é um dos tipos mais comuns de câncer entre os homens, mas não é fácil de detectar; estudo promissor aposta em combinação de imagens de ressonância e exames de sangue.</text:p>
            <text:p/>
            <text:p>O câncer de próstata é uma das formas mais comuns de câncer entre homens, com cerca de 1,2 milhões de novos casos ao ano, segundo a Associação Espanhola contra o Câncer.</text:p>
            <text:p/>
            <text:p>Ainda assim, o procedimento utilizado para diagnosticá-lo é pouco preciso.</text:p>
            <text:p/>
            <text:p>"Tradicionalmente, usamos um teste de sangue para identificar níveis elevados de um antígeno específico da próstata (PSA, na sigla em inglês) e então fazemos uma biópsia. Isso quer dizer que tiramos um tecido da próstata para examiná-lo no microscópio", explica à BBC Mark Emberton, professor de oncologia intervencionista da University College London (UCL).</text:p>
            <text:p/>
            <text:p>"Mas os níveis de PSA não são um indicador confiável do câncer de próstata: cerca de 75% dos homens que obtêm um resultado positivo não têm o câncer, enquanto que (o teste) não detecta a doença em cerca de 15% dos homens que a têm."</text:p>
            <text:p/>
            <text:p>Hoje em dia, adiciona o especialista, "diagnosticamos tumores que são inofensivos, o que leva a exames e operações desnecessárias, e ignoramos cânceres que são prejudiciais, deixando que a enfermidade se multiplique e se espalhe pelo corpo sem controle".</text:p>
            <text:p>Como se fosse uma mamografia</text:p>
            <text:p/>
            <text:p>Atualmente, Emberton faz parte do projeto ReIMAGINE liderado pela UCL, com pesquisadores do Imperial College e do King's College de Londres, além de médicos do hospital da UCL.</text:p>
            <text:p/>
            <text:p>A equipe está analisando se as imagens por ressonância magnética podem servir para fazer um diagnóstico efetivo de câncer de próstata em homens, da mesma forma que as mamografias são utilizadas para detectar o câncer de mama em mulheres.</text:p>
            <text:p/>
            <text:p>"Esperamos que, usando a ressonância magnética, possamos mudar a forma com que se diagnostica e se trata o câncer de próstata", diz Emberton.</text:p>
            <text:p/>
            <text:p>"Sabemos, por pesquisas internacionais, que a ressonância pode reduzir notavelmente e de forma segura o número de pacientes que precisam de uma biópsia invasiva."</text:p>
            <text:p/>
            <text:p>"Esses estudos fizeram com que, recentemente, as recomendações de saúde oficiais mudassem. Agora, sugere-se que a ressonância seja o primeiro teste para os homens que tenham suspeita do câncer de próstata e sejam encaminhados ao hospital pelo clínico-geral".</text:p>
            <text:p>Como os estudos estão avançando?</text:p>
            <text:p/>
            <text:p>A partir deste mês, 300 homens, que tenham entre 50 e 75 anos, serão selecionados de forma aleatória e convidados a participar do estudo.</text:p>
            <text:p/>
            <text:p>Para cada paciente, será realizado um exame de sangue (que identifica PSA) e uma ressonância magnética de 10 minutos.</text:p>
            <text:p/>
            <text:p>Ao combinar o trabalho de radiologistas e urologistas para analisar os resultados dos dois exames, será possível avaliar com mais precisão se o paciente apresenta ou não sinais de câncer de próstata.</text:p>
            <text:p>Por que é importante?</text:p>
            <text:p/>
            <text:p>Quanto antes for iniciado o tratamento, maior são as chances de um bom resultado. Em última instância, isso permite salvar vidas, conforme explica Emberton à BBC.</text:p>
            <text:p/>
            <text:p>Também permitirá que sejam feitas menos biópsias, o que reduziria o custo para o sistema de saúde, acrescenta ele.</text:p>
            <text:p/>
            <text:p>"Outro aspecto importante do estudo é que ele examinará se, em combinação com técnicas avançadas como a genômica (...), as imagens por ressonância magnética podem substituir as biópsias de próstata".</text:p>
            <text:p/>
            <text:p>"Os grupos de pacientes com câncer de próstata são uma parte extremamente importante do estudo, e a perspectiva de alcançar uma grande redução nas biópsias é uma meta importante, já que elas podem ter efeitos colaterais sérios nos pacientes", diz Emberton.</text:p>
            <text:p/>
            <text:p>Entre os efeitos colaterais mais comum estão dor, sangramento e infecções.</text:p>
            <text:p/>
            <text:p>"Nossa equipe espera recrutar mil homens com risco médio e alto de câncer para descobrir se a ressonância pode ser combinada a outros exames de diagnóstico de alta tecnologia, a fim de prever a progressão do câncer", explica Emberton.</text:p>
            <text:p/>
            <text:p>"O objetivo final é desenvolver testes que sejam melhores que as biópsias para determinar o tratamento para o tumor que seja adequado a cada pessoa, e determinar inclusive se essa pessoa não precisa de tratamento".</text:p>
            <text:p/>
            <text:p>Emberton e sua equipe esperam que, como resultado do estudo, possam chegar ao ponto de descartar a biópsia e calcular o risco baseando-se apenas na ressonância magnética e nos exames de sangue.</text:p>
            <text:p/>
            <text:p>"Detectar e tratar o câncer de próstata usando técnicas avançadas de imagem é um dos descobrimentos mais revolucionários que posso recordar na saúde dos homem, e se baseia na experiência multidisciplinar de pesquisadores universitários e médicos do mundo todo", garante o especialista.</text:p>
            <text:p/>
            <text:p>"Trabalhando juntos, continuaremos fazendo descobertas significativas para lutar contra o câncer."</text:p>
            <text:p/>
          </table:table-cell>
          <table:table-cell office:value-type="string" calcext:value-type="string">
            <text:p>não sensacionalista</text:p>
          </table:table-cell>
          <table:table-cell table:number-columns-repeated="146"/>
        </table:table-row>
        <table:table-row table:style-name="ro1">
          <table:table-cell office:value-type="string" calcext:value-type="string">
            <text:p>Um estudo realizado pelo Grupo de Entomologia Médica da Fiocruz Minas, em parceria com a Fundação Medicina Tropical Heitor Vieira Dourado, mostrou que o Aedes aegypti pode ser infectado simultaneamente por vírus da zika e da dengue. Os pesquisadores também descobriram que, ao picar um hospedeiro vertebrado, o mosquito coinfectado transmite preferencialmente o vírus da zika. O estudo foi publicado recentemente na revista Journal of Infectious Diseases, órgão oficial da Sociedade Americana de Doenças Infecciosas.</text:p>
            <text:p/>
            <text:p>Para chegar aos resultados, os pesquisadores coletaram 2501 ovos do mosquito, utilizando-os para iniciar uma colônia. As larvas resultantes da eclosão desses ovos – um total de 600- foram criadas até a fase adulta, quando foram separadas em 3 grupos. Um grupo passou a ser alimentado por sangue contaminado pelos vírus da dengue; outro recebeu sangue infectado por Zika; e o terceiro com as duas doenças. Posteriormente, os insetos passaram por um teste que comprovou que quase a totalidade dos coinfectados (por zika e dengue) estava contaminada pelos dois vírus.</text:p>
            <text:p/>
            <text:p>“Um dos méritos desse estudo foi comprovar que o Aedes aegypti pode se contaminar por vírus de dengue e zika ao mesmo tempo. Isso significa que certamente temos mosquitos circulando no Brasil coinfectados por vírus dessas duas doenças, uma vez que nosso país é área endêmica para ambas”, afirma o pesquisador da Fiocruz Minas Paulo Pimenta, que, juntamente com a pesquisadora Nágila Secundino, coordenou o estudo.</text:p>
            <text:p/>
            <text:p>Igualmente relevante foram os resultados que se referem ao potencial de transmissão desses dois vírus. Segundo o estudo, camundongos submetidos à picada dos mosquitos coinfectados tiveram uma taxa de contaminação pelo zika de 100%.  O percentual contrasta com a taxa de transmissão da dengue, que foi de 20%. Além disso, esses 20% infectados por dengue também estavam por Zika, indicando que o Aedes pode transmitir, para um mesmo indivíduo, as duas doenças.</text:p>
            <text:p/>
            <text:p>“Por que o zika vírus tem sido mais eficaz em transmissão ainda é uma incógnita. Vimos, pelas nossas análises, que a intensidade da infecção nos mosquitos coinfectados foi maior para o zika do que para o vírus da dengue. Assim, uma das hipóteses é que haja uma maior disponibilidade do vírus da zika na saliva do vetor para ser injetado no hospedeiro”, observa o pesquisador.</text:p>
            <text:p/>
            <text:p>Outra possibilidade, segundo os coordenadores da pesquisa, é que o vírus da zika, por ter entrado mais recentemente no Brasil, seja mais agressivo ao entrar no organismo do mosquito, tendo a capacidade de se multiplicar mais rapidamente.</text:p>
            <text:p/>
            <text:p>“Em todas as análises feitas, sempre encontramos nos mosquitos infectados, inclusive naqueles que só receberam um tipo de vírus, maior quantidade de zika presente nos órgãos do mosquito em comparação com o dengue. Pode ser que, devido ao fato de os dois vírus terem um ciclo similar, a entrada de um segundo vírus seria bloqueada -neste caso, o da dengue-, que teria sua multiplicação mais retardada”, destaca Pimenta.</text:p>
            <text:p/>
            <text:p>Os questionamentos gerados pelo estudo vão além. A coinfecção comprovada nesta pesquisa levanta a possibilidade real de que o fenômeno possa ocorrer também com outros vírus, como o chikungunya. Já existe na literatura a demonstração da coinfecção dele com o da dengue.</text:p>
            <text:p/>
            <text:p>“Será que, neste caso, também existe interferência viral e a preferência de um dos vírus no momento da picada?”, questionam os pesquisadores. Segundo eles, são perguntas que ainda precisam ser respondidas e que remetem a várias outras, uma vez que os vírus da dengue, zika, e chikungunya estão circulando, simultaneamente, em grandes áreas geográficas.</text:p>
            <text:p/>
            <text:p>“Uma pessoa pode ser infectada tanto pela picada de um único mosquito coinfectado ou por dois mosquitos monoinfectados por vírus distintos. A coinfecção por mais de um arbovírus terá implicações epidemiológicas importantes. Infecções mistas nos seres humanos poderão apresentar sintomas ainda mais complexos, tornando o diagnóstico clínico e até mesmo o manejamento desses pacientes um desafio ainda maior”, ressalta.</text:p>
            <text:p/>
            <text:p>Intitulado Coinfection with Zika and Dengue Viruses results in preferential Zika transmission by vector bite to vertebrate host, o estudo foi realizado no município de Manaus, no final do ano passado. A pesquisa é fruto da tese de doutorado de Bárbara Chaves, aluna do curso de pós-graduação da Universidade Estadual de Manaus e FMT-HVD, orientada pelos pesquisadores da Fiocruz Minas Paulo Pimenta e Nágila Secundino, que também atuam como professores na unidade manauense. Também participaram do estudo a Johns Hopkins Bloomber School of Public Health dos EUA, entre outras instituições nacionais e internacionais. A pesquisa foi financiada pela Renezika, através do MCTI-CNPq/ MEC-Capes/ MS-Decit. Publicado no final de abril, o artigo já conta com 1800 visualizações, 200 downloads e 63 tweeters.</text:p>
            <text:p/>
          </table:table-cell>
          <table:table-cell office:value-type="string" calcext:value-type="string">
            <text:p>não sensacionalista</text:p>
          </table:table-cell>
          <table:table-cell table:number-columns-repeated="146"/>
        </table:table-row>
        <table:table-row table:style-name="ro1">
          <table:table-cell office:value-type="string" calcext:value-type="string">
            <text:p>Um médico italiano descobriu algo simples que considera a causa do câncer.</text:p>
            <text:p/>
            <text:p>Inicialmente banido da comunidade médica italiana, foi aplaudido de pé na Associação Americana contra o Câncer quando apresentou sua terapia. O médico observou que todo paciente de câncer tem aftas.</text:p>
            <text:p/>
            <text:p>Isso já era sabido da comunidade médica, mas sempre foi tratada como uma infecção oportunista por fungos - Candida albicans. Esse médico achou muito estranho que todos os tipo de câncer tivessem essa característica, ou seja, vários são os tipos de tumores mas têm em comum o aparecimento das famosas aftas no paciente.</text:p>
            <text:p/>
            <text:p>Então, pode estar ocorrendo o contrário, pensou ele. A causa do câncer pode ser o fungo.</text:p>
            <text:p/>
            <text:p>E, para tratar esse fungo, usa-se o medicamento mais simples que a humanidade conhece: bicarbonato de sódio. Assim ele começou a tratar seus pacientes com bicarbonato de sódio,</text:p>
            <text:p>não apenas ingerível, mas metodicamente controlado sobre os tumores.</text:p>
            <text:p>Resultados surpreendentes começaram a acontecer.</text:p>
            <text:p/>
            <text:p>Tumores de pulmão, próstata e intestino desapareciam como num passe de mágica, junto com as Aftas.</text:p>
            <text:p/>
            <text:p>Desta forma, muitíssimos pacientes de câncer foram curados e hoje comprovam com seus exames os resultados altamente positivos do tratamento. Para quem se interessar mais pelo assunto, siga o link (em inglês):não deixem de ver o vídeo, no link abaixo. O medico fala em italiano, mas tem legenda em português . http://www.curenaturalicancro.com/</text:p>
            <text:p/>
            <text:p>Lá estão os métodos utilizados para aplicação do bicarbonato de sódio sobre os tumores.</text:p>
            <text:p/>
            <text:p>Quaisquer tumores podem ser curados com esse tratamento simples e barato.</text:p>
            <text:p>Parece brincadeira, né?</text:p>
            <text:p/>
            <text:p>Mas foi notícia nos EUA e nunca chegou por aqui.</text:p>
            <text:p/>
            <text:p>Bem que o livro de homeopatia recomenda tratar tumores com bórax, que é o remédio homeopático para aftas. E os macrobióticos consideram o câncer uma manifestação natural do meio ácido.</text:p>
            <text:p/>
            <text:p>Afinal, uma boa notícia em meio a tantas ruins.</text:p>
            <text:p/>
            <text:p/>
            <text:p>Terapia natural do Dr. Simoncini para a cura do câncer utilizando Bicarbonato de Sódio</text:p>
            <text:p/>
            <text:p>Dr. Tullio Simoncini, um oncologista de Roma, Itália, foi o pioneiro a aplicar a terapia utilizando o bicarbonato de sódio (NaHCO3) como um meio de tratar o câncer. A teoria fundamental deste tratamento baseia-se no fato de que, apesar da quantidade de fatores variáveis, a formação e a disseminação do tumor é causada por fungos.</text:p>
            <text:p/>
            <text:p>O bicarbonato de sódio, por ser diferente dos outros remédios anti fungos, é extremamente difusível e restringe a possibilidade dos fungos penetrarem no tumor. Isto acontece devido a velocidade pela qual ele o desintegra, causando impossível a adaptabilidade dos fungos. O bicarbonato de sódio é administrado diretamente no tumor, quando possível. Também existe a possibilidade de administrá-lo através da arteriografia seletiva, que visa selecionar artérias específicas pelas quais o medicamento é aplicado e subsequentemente ele começa a dissolver o tumor.</text:p>
            <text:p/>
            <text:p>A arteriografia seletiva representa uma arma poderosa contra os fungos, pois é indolor, não causa efeitos colaterais e apresenta baixos riscos.</text:p>
            <text:p>Com a administração do bicarbonato de sódio, é possível atingir quase todos os órgãos, que podem ser tratados e serem beneficiados por uma terapia que é inofensiva, rápida e eficaz.</text:p>
            <text:p/>
            <text:p>A cura do câncer - Dr. Simoncini:: Olá, Amiga e Amigo, Este texto é parte integrante do Boletim Especial do dia 10/12/08, que trata da técnica desenvolvida pelo Dr. Simoncini para a cura do câncer.</text:p>
            <text:p/>
            <text:p>Estas metodologias especificas que seguem foram traduzidas do site dele http://www.cancerfungus.com/: Muito importante:</text:p>
            <text:p/>
            <text:p>1) Mesmo que os tratamentos relacionados possam ser realizados pela própria pessoa, entretanto, para alguns seria ideal a supervisão de um médico.</text:p>
            <text:p/>
            <text:p>2) Oncologia pediátrica: A terapia pode ser aplicada também em oncologia pediátrica, ministrando as doses em função do peso do paciente.</text:p>
            <text:p/>
            <text:p>3) A seguir as dosagens apropriadas a serem aplicadas com gotejador em função do peso corporal.</text:p>
            <text:p/>
            <text:p>10 Kg /100 cc de bicarbonato de sódio 5% - 20 kg /</text:p>
            <text:p>150 cc de bicarbonato de sódio 5% - 30 Kg /</text:p>
            <text:p>250 cc de bicarbonato de sódio 5% - 40 Kg /</text:p>
            <text:p>350 cc de bicarbonato de sódio 5% - 50 Kg /</text:p>
            <text:p>400 cc de bicarbonato de sódio 5% - 50 kg ou mais</text:p>
            <text:p>500 cc de bicarbonato de sódio 5% - Para os outros usos (lavagem, etc.) a solução precisa ser suficientemente rica em bicarbonato de forma a ficar ligeiramente salgada (Experimente-a).</text:p>
            <text:p/>
            <text:p>Tratamento circular a 360°</text:p>
            <text:p/>
            <text:p>È indicado quando se ministra bicarbonato de sódio em uma cavidade (útero, bexiga, parte urinaria, estomago, boca, etc...).</text:p>
            <text:p/>
            <text:p>Deitar-se na cama.</text:p>
            <text:p>Preencher a cavidade com a solução de bicarbonato.</text:p>
            <text:p>Posicionar 2 travesseiros sob a bacia.</text:p>
            <text:p/>
            <text:p>Rodar 90° a cada 15 minutos, tempo total uma hora ou seja, assumir todas as posições: de costas, flanco esquerdo, de bruços, flanco direito.</text:p>
            <text:p/>
            <text:p>Câncer do olho. Melanoma da coróide e câncer da conjuntiva</text:p>
            <text:p/>
            <text:p>Colocar uma colher de café de bicarbonato de sódio em 1 copo de água morna.</text:p>
            <text:p>Verificar se é salgada.</text:p>
            <text:p/>
            <text:p>Deitar-se na cama.</text:p>
            <text:p>Com una bombinha de colírio colocar 1 gota na conjuntiva a cada 3 minutos por 3-4 vezes.1 vez por dia durante 6 dias.</text:p>
            <text:p>Pausar durante 3 dias.</text:p>
            <text:p>Realizar o ciclo inteiro de 9 dias por 4 vezes.</text:p>
            <text:p/>
            <text:p>Efeitos colaterais: Em caso de irritação, suspender o tratamento durante um dia. Colocar 2 gotas de água e sal (uma colher de café em um copo) duas vezes ao dia.</text:p>
            <text:p/>
            <text:p>Câncer da boca</text:p>
            <text:p/>
            <text:p>Colocar uma colher de café de bicarbonato de sódio em 1 copo de água morna.</text:p>
            <text:p>Verificar se é salgada. Deitar-se na cama.</text:p>
            <text:p/>
            <text:p>Manter na boca a solução com bicarbonato de sódio sem engoli-la, rodando 90° a cada 15 minutos, uma hora no total. Ou seja, assumir todas as posições: de costas, flanco esquerdo, de bruços, flanco direito 3 vezes por dia, durante 6 dias.3 dias de pausa.</text:p>
            <text:p/>
            <text:p>Realizar o ciclo inteiro de 9 dias por 4 vezes.</text:p>
            <text:p>Enxaguar sempre com bicarbonato de sódio após cada refeição.</text:p>
            <text:p>Ampola de soro de 500 cc de bicarbonato de sódio 5% (a ser feito em 1 hora), 6 dias sim e 6 não em 4 ciclos.</text:p>
            <text:p/>
            <text:p>Efeitos colaterais: Em caso de queimação ou irritação suspender durante 1 dia a aplicação e enxaguar com água e sal (uma colher de café em um copo) duas vezes ao dia.</text:p>
            <text:p/>
            <text:p>Em caso de sede excessiva e acentuado cansaço, beber muitos líquidos, mesmo que com açúcar, salgar mais os alimentos.</text:p>
            <text:p>Utilizar integradores alimentares contendo potássio e magnésio.</text:p>
            <text:p/>
            <text:p>Câncer do estomago e do esôfago</text:p>
            <text:p/>
            <text:p>Colocar uma colher de café de bicarbonato de sódio em 1 copo de água morna.</text:p>
            <text:p>Verificar se é salgada. Beber toda a solução. Deitar-se na cama.</text:p>
            <text:p/>
            <text:p>Rodar 90° a cada 15 minutos, tempo total uma hora, Ou seja, assumir todas as posições: de costas, flanco esquerdo, de bruços, flanco direito.</text:p>
            <text:p/>
            <text:p>Fazer 2 vezes ao dia antes do almoço e do jantar, por 1 mês.1 semana de repouso. Repetir o ciclo completo 2 vezes.</text:p>
            <text:p/>
            <text:p>Ampola de soro de 500 cc de bicarbonato de sódio 5% (a ser feito em 1 hora), 6 dias sim e 6 não em 4 ciclos.</text:p>
            <text:p/>
            <text:p>Efeitos colaterais: em caso de sede excessiva e acentuado cansaço, beber muitos líquidos, mesmo que com açúcar, salgar mais os alimentos. Utilizar integradores alimentares contendo potássio e magnésio.</text:p>
            <text:p/>
            <text:p>Câncer da laringe</text:p>
            <text:p/>
            <text:p>Colocar uma colher e meia de café de bicarbonato de sódio em ½ litro de água morna.</text:p>
            <text:p/>
            <text:p>Verificar se é salgada. Colocar o meio litro de solução em inalador rápido.</text:p>
            <text:p>Fazer uma inalação 6 dias sim e 6 não em 4 ciclos.</text:p>
            <text:p/>
            <text:p>Ampola de soro de 500 cc de bicarbonato de sódio 5% (a ser feito em 1 hora), 6 dias sim e 6 não em 4 ciclos.</text:p>
            <text:p/>
            <text:p>Portanto, 6 dias de inalações e 6 dias de soro, de forma alternada.</text:p>
            <text:p>Colocar uma colher de café de bicarbonato de sódio em 1 copo de água morna. Verificar se é salgada. Deitar na cama Manter na boca a solução com bicarbonato de sódio sem engoli-la, rodando 90° a cada 15 minutos, uma hora no total. Ou seja, assumir todas as posições: de costas, flanco esquerdo, de bruços, flanco direito 2 vezes por dia antes do almoço e do jantar, por 1 mês.</text:p>
            <text:p/>
            <text:p>Efeitos colaterais: Em caso de sede excessiva e acentuado cansaço, beber muitos líquidos, mesmo que com açúcar, salgar mais os alimentos. Utilizar integradores alimentares contendo potássio e magnésio.</text:p>
            <text:p/>
            <text:p>Câncer do reto</text:p>
            <text:p/>
            <text:p>4 colheres de sopa de 4 de bicarbonato de sódio em 2 litros de água morna.</text:p>
            <text:p>Verificar se é salgada.</text:p>
            <text:p/>
            <text:p>Realizar aplicação de lavagem retal (enema) lentamente, deitados na cama.</text:p>
            <text:p>Posicionar 2 travesseiros sob a bacia.</text:p>
            <text:p/>
            <text:p>Após o enema, segurando a solução no intestino, rodar 90° a cada 15 minutos, tempo total uma hora.</text:p>
            <text:p/>
            <text:p>Realizar um enema 6 dias sim e 6 não em 4 ciclos. Ampola de soro de 500 cc de bicarbonato de sódio 5% (a ser feito em 1 hora), 6 dias sim e 6 não em 4 ciclos. Portanto, 6 dias enema e 6 dias soro, alternados.</text:p>
            <text:p/>
            <text:p>Efeitos colaterais: em caso de irritação, dor e leve perda de sangue, suspender por 2 dias os enema e realizar 1 enema por dia com 1 litro de água + 1/2 colher de sal.</text:p>
            <text:p/>
            <text:p>Em caso de sede excessiva e acentuado cansaço, beber muitos líquidos, mesmo que com açúcar, salgar mais os alimentos.</text:p>
            <text:p/>
            <text:p>Utilizar integradores alimentares contendo potássio e magnésio.</text:p>
            <text:p/>
            <text:p>Câncer do útero e da vagina</text:p>
            <text:p/>
            <text:p>8 colheres de sopa de bicarbonato de sódio em 4-5 litros de água morna.</text:p>
            <text:p>Verificar se é salgada.</text:p>
            <text:p/>
            <text:p>Posicionar-se na banheira como que num plano inclinado, com a bacia mais alta com relação às costas.</text:p>
            <text:p/>
            <text:p>Subministrar lentamente na vagina a solução com uma mangueirinha.</text:p>
            <text:p>Durante a lavagem rodar 90° a cada 15 minutos, tempo total uma hora Ou seja, assumir todas as posições: de costas, flanco esquerdo, de bruços, flanco direito Fazer a lavagem por 2 meses, iniciando a partir do término das menstruações suspendendo durante as menstruações sucessivas.</text:p>
            <text:p/>
            <text:p>Ampola de soro de 500 cc de bicarbonato de sódio 5% (a ser feito em 1 hora), 6 dias sim e 6 não em 4 ciclos.</text:p>
            <text:p/>
            <text:p>Efeitos colaterais: em caso de irritação, dor e leve perda de sangue, suspender por 2 dias as lavagens e efetuar a mesma operação utilizando 5 colheres de sal em 5 litros de água por 2 dias.</text:p>
            <text:p/>
            <text:p>Em caso de sede excessiva e acentuado cansaço, beber muitos líquidos, mesmo que com açúcar, salgar mais os alimentos.</text:p>
            <text:p/>
            <text:p>Utilizar integradores alimentares contendo potássio e magnésio.</text:p>
            <text:p/>
            <text:p>Câncer da bexiga</text:p>
            <text:p/>
            <text:p>Com a ajuda de um enfermeiro(a) posicionar um cateter dentro da bexiga.</text:p>
            <text:p>Subministrar 150-200 cc de bicarbonato de sódio 5% na bexiga.</text:p>
            <text:p/>
            <text:p>A cada dia durante 5 dias, em seguida dia sim dia não, por duas semanas.4-5 dias de pausa.</text:p>
            <text:p/>
            <text:p>Repetir o ciclo completo.</text:p>
            <text:p>Efetuar a lavagem da bexiga lentamente, deitados na cama com dois travesseiros debaixo da bacia.</text:p>
            <text:p/>
            <text:p>Após a lavagem rodar 90° a cada 15 minutos, tempo total uma hora</text:p>
            <text:p>Ou seja, assumir todas as posições: de costas, flanco esquerdo, de bruços, flanco direito mantendo a solução na bexiga Ampola de soro de 500 cc de bicarbonato de sódio 5% (a ser feito em 1 hora), 6 dias sim e 6 não em 4 ciclos.</text:p>
            <text:p/>
            <text:p>Efeitos colaterais: em caso de irritação, dor e leve perda de sangue, suspender por 2 dias as lavagens e efetuar 1 lavagem ao dia com ½ litro de água + meia colher de sal.</text:p>
            <text:p/>
            <text:p>Em caso de sede excessiva e acentuado cansaço, beber muitos líquidos, mesmo que com açúcar, salgar mais os alimentos.</text:p>
            <text:p/>
            <text:p>Utilizar integradores alimentares contendo potássio e magnésio.</text:p>
            <text:p/>
            <text:p>Câncer de mama</text:p>
            <text:p/>
            <text:p>Injetar com uma seringa logo acima do nódulo, seja à esquerda que à direita, 70-100 cc de solução de bicarbonato de sódio a 5%.Todos os dias durante seis dias.</text:p>
            <text:p>Aplicar ampola de soro de 500 cc de bicarbonato de sódio a 5% (a ser feito em 1 hora), 6 dias sim e 6 não em 4 ciclos.</text:p>
            <text:p/>
            <text:p>Se o nódulo era muito grande repetir o tratamento local após 2 meses.</text:p>
            <text:p>Se estiverem presentes linfonodos axilares palpáveis, estes podem regredir após o tratamento local.</text:p>
            <text:p/>
            <text:p>Caso persistirem, também poderão ser infiltrados com a mesma metodologia usada no nódulo de mama.</text:p>
            <text:p/>
            <text:p>Efeitos colaterais: caso durante o tratamento local apareça um estado de irritação acentuada, equimoses ou persistência de dor intensa, suspender durante um ou dois dias e em seguida voltar com o tratamento.</text:p>
            <text:p/>
            <text:p>Em caso de sede excessiva e acentuado cansaço, beber muitos líquidos, mesmo que com açúcar; salgar mais os alimentos.</text:p>
            <text:p/>
            <text:p>Utilizar integradores alimentares contendo potássio e magnésio.</text:p>
            <text:p/>
            <text:p>Melanoma e câncer de pele</text:p>
            <text:p/>
            <text:p>Utilizar um vidro de tintura de iodo a 7%.</text:p>
            <text:p>Aplicar a tintura com um cotonete o um palito (em função da dimensão do tumor) sobre a área doente 20-30-40 vezes em sessões diárias.</text:p>
            <text:p/>
            <text:p>(Sim, até 40 vezes ao dia!).</text:p>
            <text:p>Continuar dia após dia até se formar uma crosta.</text:p>
            <text:p>Ao se levantarem as bordas da crosta, evitar removê-la ou produzir abrasões.</text:p>
            <text:p/>
            <text:p>Deixar que a tintura escorra debaixo da borda apoiando somente o palito em proximidade da borda.</text:p>
            <text:p/>
            <text:p>Continuar de toda maneira a aplicar a tintura também sobre a área tratada.</text:p>
            <text:p>Após a queda da primeira crosta continuar o tratamento sobre a área residual até cair a terceira crosta.</text:p>
            <text:p/>
            <text:p>Neste momento o tumor deverá ter sumido. Mais informações no site</text:p>
            <text:p/>
            <text:p>http://www.cancerfungus.com/ ou http://www.cancerfungus.com/</text:p>
            <text:p/>
            <text:p>Comentários do blog de MARCOS ROCHA</text:p>
            <text:p/>
            <text:p>http://planogeral-marcosrocha.blogspot.com/.../descoberta-ovo...</text:p>
            <text:p/>
            <text:p>Este é o Dr. Tullio Simoncini, médico oncologista e especializado também em diabetes. Italiano, reside em Roma, onde tem um consultório e uma clínica nos quais atende a pacientes de câncer de vários países. Ele está revolucionando o tratamento desta doença que mata 9 milhões de pessoas no mundo inteiro por ano. Suas descobertas e sua terapia são tão simples que é até difícil de acreditar que ninguém, antes dele, tenha tentado essa alternativa. Leia a matéria e vá aos sites indicados e lincados abaixo.</text:p>
            <text:p/>
            <text:p>De vez em quando recebo circulares de internet, dessas que entopem a nossa caixa-postal, sobre terapias alternativas para a cura de determinadas doenças ou sobre remédios desenvolvidos empiricamente, alguns oriundos da medicina popular, os quais teriam resultados espetaculares.</text:p>
            <text:p>Geralmente estas circulares terminam na lixeira do meu pecezinho, embora as leia e até tente descobrir nelas alguma prova ou evidência das verdades e das maravilhas que apregoam. Raramente encontro algo realmente aproveitável.</text:p>
            <text:p/>
            <text:p>Mas esta semana, estava fazendo a limpeza da caixa-postal da minha mulher, a pedido dela, quando geralmente deleto tudo que não vai ler -- mesmo porque não é dotada daquela curiosidade natural que, em mim, é uma espécie de vício ou de deformação profissional de jornalista --, quando lá encontrei um comunicado-circular de internet com um título que parecia coisa de charlatanismo: "FINALMENTE, A CURA DO CÂNCER!"</text:p>
            <text:p/>
            <text:p>Minha primeira reação foi "Não vou nem ler essa picaretagem, vou teclar 'delete' diretaço!" Mas, como tenho um trauma com relação a essa doença, porque já perdi pessoas muito próximas e queridas em consequência dela, resolvi ler o comunicado, cujo teor vou resumir na sequência, com as minhas palavras.</text:p>
            <text:p/>
            <text:p>Um médico italiano, o Dr. Tullio Simoncini (gravem este nome), descobriu há cerca de 26 anos atrás, algo simples e, à primeira vista, até inacreditável, que na sua opinião convicta é a principal causa do câncer, ou melhor, de todos os tipos de cânceres: as candidíases, ou seja, as doenças que se manifestam sob a forma de aftas e bolhas, causadas pelo fungo "Candida albicans". É uma doença tão comum que até os recém-nascidos geralmente são atacados por ela, quando estão com "sapinho" (aftas na parte interna ou externa da boca).</text:p>
            <text:p/>
            <text:p>Inicialmente banido da comunidade médica italiana, ridicularizado pela sua "descoberta" e visto até como charlatão, apesar de ter um senhor currículo médico e uma história pessoal bacana (ele é músico, já teve bandas de rock e é desportista), o Dr. Simoncini foi ganhando respeito com o passar dos anos, na medida em que obtinha curas aparentemente impossíveis e reversões consideradas quase milagrosas com a sua terapia, que é mais simples ainda: a aplicação, na área dos tumores, de uma solução de bicarbonato de sódio (fórmula química NaHCO3), na concentração de 20% (200 gramas de bicarbonato para um litro de água). Em alguns casos especiais, eles utiliza outros produtos, como o iodo, numa solução de 7%, no caso do melanoma maligno (um tipo de câncer de pele altamente letal), mas para combater a mesma causa: a candidíase.</text:p>
            <text:p/>
            <text:p>Os êxitos do oncologista italiano -- segundo vários testemunhos que encontrei na internet, não somente em sites mantidos por ele ou por seus adeptos -- têm sido tão impressionantes que seus trabalhos passaram a ser divulgados e levados a sério em outros países. Recentemente, em setembro passado, foi aplaudido de pé durante a 36a. Convenção Anual Sobre Câncer/2008, em Los Angeles, quando apresentou suas ideias e a sua terapia realmente revolucionárias e que causam um forte impacto -- o vídeo está lá no site e eu vi. A expressão que encontro mais próxima para descrever a sua metodologia é a de que ele conseguiu inventar uma espécie de "ovo-de-Colombo".</text:p>
            <text:p/>
            <text:p>Quebrando paradigmas e não aceitando as supostas verdades e os conhecimentos até então obtidos pela cancerologia tradicional como valores absolutos, o Dr. Simoncini começou a estudar e a pesquisar essas candidíases, vendo nelas uma possível correlação direta com o câncer, como o fator causal que provoca, que dá origem à multiplicação enlouquecida das células de um tecido ou de um órgão. Ele partiu de uma ideia muito simples: achou muito estranho que todos os tipos de câncer estivessem associados de alguma forma à candidíase. Seu raciocínio foi mais ou menos o seguinte: vários são os tipos de tumores, mas todos -- rigorosamente todos -- têm em comum o aparecimento de aftas no paciente. Então, pode estar ocorrendo o contrário -- pensou ele. A causa do câncer pode ser o fungo "Candida albicans".</text:p>
            <text:p/>
            <text:p>Aprofundando seus estudos, constatou em exames e durante cirurgias que, nos órgãos e tecidos atacados por tumores, existe sempre uma área de muitas manchas brancas ou de pequenos pontos brancos espalhados que, segundo ele, são exatamente as colônias do fungo Candida albicans atacando os órgãos que, por sua vez, para se defenderem do ataque, começam a multiplicar as células cancerígenas ou cancerosas, de forma enlouquecida, daí surgindo os tumores. Estes seriam, portanto, uma tentativa de defesa do organismo contra o ataque das colônias do fungo Candida albicans.</text:p>
            <text:p/>
            <text:p>A partir desta constatação, o Dr. Simoncini resolveu atacar essas colônias de fungos usando o medicamento mais simples e mais antigo que a humanidade conhece para esses casos: o bicarbonato de sódio. Assim, ele começou a tratar seus pacientes com bicarbonato de sódio, não apenas ingerível, mas aplicado sob a forma de soluções ou injeções de maneira metódica e controlada sobre os tumores.</text:p>
            <text:p/>
            <text:p>Resultados surpreendentes começaram a acontecer. Tumores de pulmão, de próstata e de intestino desapareciam como num passe de mágica, junto com as aftas, após uma série de aplicações da solução de bicarbonato de sódio, em dosagens orientadas por ele. Desta forma, muitíssimos pacientes de câncer foram curados e hoje comprovam com seus exames os resultados altamente positivos do tratamento. Para quem se interessar mais pelo assunto, sugiro que faça uma visita aos seguintes sites e sigam o seguinte roteiro:</text:p>
            <text:p/>
            <text:p>1) Assistam, em primeiro lugar ao vídeo -- que impressiona qualquer um -- que está no site &lt;http://www.cancerfungus.com/simoncini-cancro-fungo.php&gt; O vídeo é, na verdade, uma entrevista e, por sinal, bastante didática, em que o Dr. Simoncini tira todas as dúvidas e apresenta uma resumo das suas descobertas e da sua terapia, mostrando inclusive alguns casos de cura. Ele explica quais os tumores contra os quais já foram obtidos resultados concretos com esta terapia -- e são muitos. Diria que praticamente todos os tipos de cânceres podem ser tratados pelo seu método. O médico fala em italiano, mas o vídeo está legendado em português (de Portugal).</text:p>
            <text:p/>
            <text:p>2) Em seguida, vá ao site mantido pelo Dr. Simoncini: http://www.curenaturalicancro.com/</text:p>
            <text:p>Lá estão dezenas ou centenas de outras informações, inclusive sobre os métodos utilizados para aplicação do bicarbonato de sódio sobre os tumores. Existem também links para outros sites e livros que tratam do mesmo assunto e, inclusive, entrevistas e depoimentos de outros médicos aparentemente sérios que estão se dedicando a essa nova forma de tratar o câncer.</text:p>
            <text:p/>
            <text:p>3) Existem, ainda, outros sites, como este aqui, em português:</text:p>
            <text:p/>
            <text:p>http://www.cancerfungus.com/br-blog-simoncini-cancer-fungos...</text:p>
            <text:p/>
            <text:p>Segundo as informações que colhi no site do Dr. Simoncini, praticamente quase todos os tipos de tumores podem ser tratados e curados com esse tratamento simples e barato. Sob o intertítulo "Alcuni dei tanti casi trattati" (Alguns dos vários casos tratados), ele cita: (segue o nome do tipo de câncer em italiano e vou tentar traduzir, em vermelho:</text:p>
            <text:p/>
            <text:p>• AdenoCarcinoma Bronchiale [Adenocarcinoma pulmonar (dos brônquios)]</text:p>
            <text:p>• AdenoCarcinoma dell'intestino [Adenocarcinoma de intestino]</text:p>
            <text:p>• Adenocarcinoma della Prostata [Adenocarcinoma da próstata]</text:p>
            <text:p>http://www.curenaturalicancro.org/.../adenocarcinoma_prostata...</text:p>
            <text:p>• Cancro della Prostata [Câncer de próstata]</text:p>
            <text:p>• Carcinoma Cervice Uterina [Carcinoma cérvico-uterino]</text:p>
            <text:p>• Carcinosi Peritoneale [Carcinoma Peritonial]</text:p>
            <text:p>• EpatoCarcinoma con vari piccoli tumori Polmonari [Hepatocarcinoma com pequenos tumores pulmonares]</text:p>
            <text:p>• Linfoma non Hodgkin [Linfomas do tipo Não-Hodgkin]</text:p>
            <text:p>• Tumori Cerebrali in Melanoma diffuso [Tumores cerebrais do melanoma maligno]</text:p>
            <text:p>• Melanoma Palpebra [Melanoma maligno da pálpebra]</text:p>
            <text:p>• Sarcoma di Ewing [Sarcoma de Ewing]</text:p>
            <text:p>• Tumore ai Polmoni [Tumores dos pulmões]</text:p>
            <text:p>• Tumore alla Vescica</text:p>
            <text:p>http://www.curenaturalicancro.org/TERAPIASIMONCINIi.../bic.htm [Tumores da bexiga]</text:p>
            <text:p>• Tumore della Colecisti [Tumores da coliciste]</text:p>
            <text:p>• Tumore Midollare [Tumores da medula]</text:p>
            <text:p>• Epatocarcinoma [Hepatocarcinoma - turmores do fígado]</text:p>
            <text:p>• Epatocarcinoma con metastasi.polmonari [Hepatocarcinoma com metástases pulmonares]</text:p>
            <text:p/>
            <text:p>Ainda no site, encontro depoimentos gravados de 15 pessoas, de vários países do mundo, dando testemunhos convincentes sobre os seus próprios casos e relatando o tratamento com o bicarbonato de sódio, até à cura completa. Alguns mostram radiografias e outros tipos de exames para provar o que estão falando. Existem também os depoimentos de outros médicos endossando as informações dos pacientes.</text:p>
            <text:p/>
            <text:p>Sinceramente, se essas descobertas e demais documentos apresentados pelo Dr. Simoncini não forem verdadeiros, estaríamos diante de um dos maiores charlatões de todos os tempos. Mas, se forem, estamos diante de um gênio, que fez a descoberta mais importante da história da Medicina moderna e encontrou a solução para um dos maiores males do universo.</text:p>
            <text:p/>
            <text:p>No mundo inteiro, morrem, por ano, nada menos que nove milhões de pessoas em conseqüência do câncer. Se apenas 1% (um por cento) delas puder se beneficiar da terapia do Dr. Simoncini, seriam 90 mil mortes a menos por ano. Mas, pelo que vi e estou lendo a respeito, o número de beneficiados poderá ser substancialmente maior. Duro é convencer os médicos oncologistas tradicionais e os especialistas da área médica em geral, que agem dentro de padrões estabelecidos, ou seja, de forma convencional, de que ele está certo -- de que os errados seriam eles.</text:p>
            <text:p/>
            <text:p>Por outro lado, não podemos esquecer que existe toda uma indústria poderosíssima montada para usufruir lucros a partir da doença: laboratórios farmacêuticos, fabricantes de equipamentos de radioterapia e cobaltoterapia, os hospitais e clínicas especializados, as cirurgias absurdamente caras e complicadas, os "professores-doutores-catedráticos-PHDs", etc, etc... Não vai ser fácil, não. A comunidade da máfia-de-branco vai reagir. É de lei.</text:p>
            <text:p/>
            <text:p>Acho que este médico italiano merece o Prêmio Nobel de Medicina, se tudo o que estou lendo tiver algum embasamento na realidade. E, pessoalmente, pelo que li e pesquisei -- e foi muita coisa --, eu acho que tem. E de uma coisa não duvido: é um cara sério! Não se trata de mais um picareta na face da Terra. E o mais incrível, para mim: embora essas terapias já venham sendo praticadas por ele desde 1983, é incrível que, até agora, os veículos de comunicação, principalmente aqui no Brasil, ainda não abriram espaço e não divulgaram adequadamente suas descobertas. Vai mal essa imprensa brasileira...</text:p>
            <text:p/>
            <text:p>TESE DA ASSOCIAÇÃO BRASILEIRA DE MEDICINA COMPLEMENTAR</text:p>
            <text:p>http://www.medicinacomplementar.com.br/temanov08.asp</text:p>
            <text:p/>
            <text:p>Desvendando os Segredos do Câncer. pH</text:p>
            <text:p/>
            <text:p>Tratamento do câncer acidificando o pH intracelular e alcalinizando o pH intersticial. As duas faces de Judas.</text:p>
            <text:p/>
            <text:p>Dr. José de Felipe Junior</text:p>
            <text:p/>
            <text:p>novembro/2008</text:p>
            <text:p/>
            <text:p>“Na arte de curar, deixar de aprender é omitir socorro e retardar tratamentos esperando maiores evidências científicas é ser cientista e não médico” JFJ</text:p>
            <text:p/>
            <text:p>“Em primeiro lugar sempre a Medicina Convencional,” JFJ</text:p>
            <text:p/>
            <text:p>“Se a Medicina Convencional não proporcionou os efeitos desejados temos o direito e o dever como médicos de utilizar os recursos da Medicina Complementar." JFJ</text:p>
            <text:p/>
            <text:p>“Nunca devemos trocar uma Medicina pela Outra, porém temos o dever de complementá-la com as Estratégias mais modernas da literatura médica de bom nível disponível” JFJ</text:p>
            <text:p/>
            <text:p>“Na verdade a MEDICINA é uma só” Vários Autores</text:p>
            <text:p/>
            <text:p>“É do médico a responsabilidade do paciente” Convenção de Helsinque</text:p>
            <text:p/>
            <text:p>“As enfermidades são muito antigas e nada a respeito delas mudou. Somos nós que mudamos ao aprender a reconhecer nelas o que antes não percebíamos” Charcot</text:p>
            <text:p/>
            <text:p>“A verdadeira causa das doenças e a MEDICINA ainda não fizeram as pazes. É porque a MEDICINA ainda é muito jovem. E o que dizer dos tratamentos” JFJ</text:p>
            <text:p/>
          </table:table-cell>
          <table:table-cell office:value-type="string" calcext:value-type="string">
            <text:p>sensacionalista</text:p>
          </table:table-cell>
          <table:table-cell table:number-columns-repeated="146"/>
        </table:table-row>
        <table:table-row table:style-name="ro1">
          <table:table-cell office:value-type="string" calcext:value-type="string">
            <text:p>Isso serve para informar a todos que o pH do vírus corona varia de 5,5 a 8,5.</text:p>
            <text:p/>
            <text:p>* PESQUISA: REVISTA DE VIROLOGIA, ABRIL DE 1991, PÁGINA 1916 *</text:p>
            <text:p/>
            <text:p>Tudo o que precisamos fazer, para vencer o vírus corona, precisamos ingerir mais alimentos alcalinos que estão acima do nível de pH acima do vírus.</text:p>
            <text:p/>
            <text:p>Alguns dos quais são:</text:p>
            <text:p/>
            <text:p>Limão - 9,9pH</text:p>
            <text:p/>
            <text:p>Abacate - 15,6pH</text:p>
            <text:p/>
            <text:p>Alho - 13,2pH</text:p>
            <text:p/>
            <text:p>Manga - 8,7pH</text:p>
            <text:p/>
            <text:p>Tangerina - 8,5pH</text:p>
            <text:p/>
            <text:p>Abacaxi - 12,7pH</text:p>
            <text:p/>
            <text:p>Dente de leão - 22,7pH</text:p>
            <text:p/>
            <text:p>Laranja - 9,2pH</text:p>
            <text:p/>
            <text:p>Como você sabe que tem coronavírus?</text:p>
            <text:p>1. * Comichão na garganta, *</text:p>
            <text:p>2. * Garganta seca, *</text:p>
            <text:p>3. * Tosse seca. *</text:p>
            <text:p/>
            <text:p>Então, onde você percebe essas três coisas rapidamente toma água morna e bebe. Sua boa saúde é minha prioridade Não guarde essas informações apenas para si mesmo. Passe para toda a sua família e amigos. Deus te abençoê.</text:p>
            <text:p/>
          </table:table-cell>
          <table:table-cell office:value-type="string" calcext:value-type="string">
            <text:p>sensacionalista</text:p>
          </table:table-cell>
          <table:table-cell table:number-columns-repeated="146"/>
        </table:table-row>
        <table:table-row table:style-name="ro1">
          <table:table-cell office:value-type="string" calcext:value-type="string">
            <text:p>Publicados em revistas científicas internacionais, dois estudos liderados pela Fundação Oswaldo Cruz (Fiocruz) demonstram ação do antiviral sofosbuvir – medicamento usado no tratamento da hepatite C – em infecções por febre amarela e chikungunya. Os dados inéditos foram obtidos em testes com camundongos, considerados modelos para estudo dos agravos. Na infecção por febre amarela, o antiviral diminuiu a mortalidade e as lesões no fígado dos animais. Já nos casos de chikungunya, o sofosbuvir reduziu a mortalidade, a inflamação articular e as sequelas neurológicas. Os estudos foram liderados pelo grupo de cientistas que apontou, de foram pioneira, a ação do sofosbuvir sobre o vírus zika, em 2016. O artigo referente ao vírus da febre amarela foi divulgado no dia 30 de janeiro na revista científica Plos Neglected Infectious Diseases, enquanto o estudo sobre chikungunya foi publicado no dia 29 de janeiro na edição do periódico Antimicrobial Agentes and Chemotehrapy.</text:p>
            <text:p/>
            <text:p>Os dois estudos foram realizados em colaboração por quatro unidades da Fiocruz: Centro de Desenvolvimento Tecnológico em Saúde (CDTS), Instituto Oswaldo Cruz (IOC), Instituto Nacional de Infectologia Evandro Chagas (INI) e Instituto de Tecnologia em Fármacos (Farmanguinhos). A investigação sobre o vírus chikungunya teve ainda a cooperação com Instituto D’Or de Pesquisa (IDOR), Universidade Federal do Rio de Janeiro (UFRJ) e Consórcio BMK, formado pelas empresas Blanver Farmoquímica, Microbiológica Química e Farmacêutica e Karin Bruning. Já a pesquisa sobre o vírus da febre amarela foi feita em parceria com UFRJ e Universidade Federal de Minas Gerais (UFMG).</text:p>
            <text:p/>
          </table:table-cell>
          <table:table-cell office:value-type="string" calcext:value-type="string">
            <text:p>não sensacionalista</text:p>
          </table:table-cell>
          <table:table-cell table:number-columns-repeated="146"/>
        </table:table-row>
        <table:table-row table:style-name="ro1">
          <table:table-cell office:value-type="string" calcext:value-type="string">
            <text:p>Que informação massa!! Repassem!!</text:p>
            <text:p>Um carro estacionado na sombra durante um dia com as janelas fechadas pode conter de 400-800 mg. de Benzeno. Se está no sol a uma temperatura superior a 16º C., o nível de Benzeno subirá a 2000-4000 mg, 40 vezes mais o nível aceitável...</text:p>
            <text:p>A pessoa que entra no carro mantendo as janelas fechadas inevitavelmente aspirará em rápida sucessão, excessivas quantidades desta toxina.</text:p>
            <text:p>O Benzeno é uma toxina que afeta o rim e o fígado. E o que é pior, é extremamente difícil para o organismo expulsar esta substância tóxica.</text:p>
            <text:p>Ar condicionado ou ar simples dos Automóveis</text:p>
            <text:p>O manual do condutor indica que antes de ligar o ar condicionado, deve-se primeiramente abrir as janelas e deixá-las assim por um tempo de dois minutos, porém não especificam “o porquê”, só deixam entender que é para seu “melhor funcionamento”.</text:p>
            <text:p>Aqui vem a razão médica:</text:p>
            <text:p>De acordo com um estudo realizado, o ar refrescante antes de sair frio, manda todo o ar do plástico quente o qual libera Benzeno, que causa câncer (leva-se um tempo para dar-se conta do odor do plástico quente no carro). Por isto é a importância de manter os vidros abertos uns minutos.</text:p>
            <text:p>“Por favor não ligar o ar condicionado ou simplemente o ar, imediatamente ao se entrar no carro. Primeiramente deve-se abrir as janelas e depois de um momento, ligar o ar e manter as janelas abertas uns 2 (dois) minutos.” Além de causar câncer, o Benzeno envenena os ossos, causa anemia e reduz as células brancas do sangue. Uma exposição prolongada pode causar Leucemia, incrementando o risco de câncer.</text:p>
            <text:p>Também pode causar um aborto. O nível apropriado de Benzeno em lugares fechados é de 50 mg/929 cm2. Assim amigos, por favor, antes de entrar no carro, abrir as janelas e a porta para assim dar tempo a que o ar interior saia e disperse esta toxina mortal. “Quando alguém recebe uma informação valiosa e se beneficia dela, tem obrigação moral de partilhar com todos”.</text:p>
            <text:p/>
          </table:table-cell>
          <table:table-cell office:value-type="string" calcext:value-type="string">
            <text:p>sensacionalista</text:p>
          </table:table-cell>
          <table:table-cell table:number-columns-repeated="146"/>
        </table:table-row>
        <table:table-row table:style-name="ro1">
          <table:table-cell office:value-type="string" calcext:value-type="string">
            <text:p>Se for possivel partilhem alertem as pessoas que amam</text:p>
            <text:p>A Associação Americana de Médicos deu as respostas para as causas de câncer:</text:p>
            <text:p>1. Não toma chá em copos plásticos</text:p>
            <text:p>2. Não coma nada quente em sacola plásticas ex: batatinha frita</text:p>
            <text:p>3. Não esquente comida em microondas usando um material plástico.</text:p>
            <text:p>Lembre-se:</text:p>
            <text:p>Quando o plástico entra em contato com o calor, ele produz produtos químicos que podem causar 52 tipos de câncer. Assim sendo, essa mensagem é melhor que 100 mensagens sem utilidade. Informe as pessoas que você ama para assim ficar livre de tais efeitos.</text:p>
            <text:p/>
          </table:table-cell>
          <table:table-cell office:value-type="string" calcext:value-type="string">
            <text:p>sensacionalista</text:p>
          </table:table-cell>
          <table:table-cell table:number-columns-repeated="146"/>
        </table:table-row>
        <table:table-row table:style-name="ro1">
          <table:table-cell office:value-type="string" calcext:value-type="string">
            <text:p>Escute sua voz, seja amigo dela é o slogan da campanha</text:p>
            <text:p/>
            <text:p>Dia 16 de abril é o Dia Mundial da Voz, data voltada à conscientização da importância dos cuidados que cada pessoa deve ter para mantê-la saudável. A ACBG - Associação de Câncer de Boca e Garganta realiza uma série de ações para informar a população sobre os fatores de risco e a prevenção de enfermidades vocais, que geram problemas sociais e de comunicação.</text:p>
            <text:p/>
            <text:p>"Um paciente com câncer de cabeça pescoço necessitará, eventualmente, de apoio para reabilitação fonatória. Muitos irão perder a voz com o tratamento cirúrgico para o tumor. Trata-se de uma adaptação à nova condição de vida, com o atendimento fonoaudiológico especializado e a utilização de próteses orais e/ou fonatórias, com a necessidade do acesso a aparelhos eletrônicos que irão substituir sua voz original", afirma a presidente da ACBG, Melissa Ribeiro.</text:p>
            <text:p/>
            <text:p>Os principais inimigos da saúde da voz são o consumo excessivo de derivados do tabaco, de bebidas alcoólicas e de alimentos gordurosos. Também estão na lista de maior risco pessoas que têm refluxo gástrico, portadores do vírus HPV e profissionais que utilizam muito a voz. Rouquidão constante, dor recorrente na região, sensação de engasgo, presença de caroço no pescoço, tosse frequente, entre outros, podem ser sinais de que algo anda errado. A indicação é consultar um médico ou um fonoaudiólogo para identificar qualquer alteração.</text:p>
            <text:p/>
            <text:p>No Dia Mundial da Voz 2020, a ACBG visa, além de divulgar informação, estimular a musicalidade que remete ao slogan da campanha nacional "Escute sua voz, seja amigo dela". Por meio de vídeos e depoimentos, a iniciativa pretende mostrar a importância de escutar a voz e dar atenção aos sinais e sintomas para detecção precoce de doenças.</text:p>
            <text:p/>
            <text:p>A Associação criou o desafio #suavozACBG que incentiva as pessoas a cantarem nas redes sociais chamando a atenção para a importância da voz como principal meio de comunicação e expressão dos sentimentos. Com isso, a entidade enfoca a relevância do restabelecimento da comunicação dos pacientes laringectomizados, que tiveram a laringe retirada por causa do câncer.</text:p>
            <text:p/>
            <text:p>"O Dia Mundial da Voz se constitui numa oportunidade única de disseminar conhecimento, orientar a população, promover ações de saúde e auxiliar no encaminhamento adequado de problemas potenciais ou reais", ressalta Melissa.</text:p>
            <text:p> </text:p>
            <text:p>Sobre a ACBG</text:p>
            <text:p>A Associação de Câncer de Boca e Garganta (ACBG) é uma organização da sociedade civil de direito privado, sem fins lucrativos, que trabalha em prol dos pacientes e portadores de câncer de cabeça e pescoço e seus familiares em todo o Brasil.</text:p>
            <text:p/>
            <text:p>Tem a missão de mobilizar a sociedade para que os pacientes tenham acesso a um tratamento integral e de qualidade, sendo reabilitados, incluídos na sociedade e tendo plena noção dos seus direitos básicos.</text:p>
            <text:p/>
          </table:table-cell>
          <table:table-cell office:value-type="string" calcext:value-type="string">
            <text:p>não sensacionalista</text:p>
          </table:table-cell>
          <table:table-cell table:number-columns-repeated="146"/>
        </table:table-row>
        <table:table-row table:style-name="ro1">
          <table:table-cell office:value-type="string" calcext:value-type="string">
            <text:p/>
            <text:p/>
            <text:p>Pesquisadores da Fiocruz Minas, em parceria com o Instituto Oswaldo Cruz (IOC/Fiocruz) e a Fundação Ezequiel Dias (Funed), vão identificar o genoma acessório de dois importantes sorotipos da Streptococcus pneumoniae, bactéria que causa meningite, pneumonia e outras doenças. O objetivo é verificar, nos sorotipos 3 e 19A, fatores de virulência, bem como os genes de resistência a antimicrobianos. O projeto, que terá início imediato, é um dos selecionados pelo Programa de Incentivo à Genômica de Micro-organismos (BRGeM), lançado pela Neoprospecta, empresa de biotecnologia dedicada ao desenvolvimento e comercialização de análises microbiológicas baseadas em sequenciamento de DNA de nova geração e bioinformática.</text:p>
            <text:p/>
            <text:p>Até o momento, noventa e dois sorotipos de Streptococcus pneumoniae já foram descritos. O Sistema Único de Saúde (SUS) oferece atualmente a vacina pneumocócica conjugada (PCV10), que protege contra dez desses sorotipos: 1, 5, 4, 6B, 7F, 9V, 14, 18C, 19F, 23F. Entretanto, dados disponíveis no Sistema de Redes de Vigilância dos Agentes Responsáveis por Pneumonias e Meningites Bacterianas (Sireva II) indicam que, embora a vacina seja responsável por uma queda significativa na circulação dos sorotipos cobertos por ela, o fenômeno de substituição de sorotipos já acontece no Brasil. No período entre 2010 e 2015, os sorotipos 3 e 19A, não cobertos pela vacina PCV10 tornaram-se os mais prevalentes no país e a predominância deles tem crescido de forma acentuada.</text:p>
            <text:p/>
            <text:p>Dessa forma, o sequenciamento das cepas brasileiras dos pneumococos 3 e 19A contribuirá para o conhecimento do pan genoma da espécie e do genoma acessório desses sorotipos emergentes. Além disso, o conhecimento da estrutura capsular desses sorotipos por inferência a partir de suas sequências genômicas auxiliará o Ministério da Saúde e a Fiocruz na tomada de decisão pela adaptação da cobertura da vacina conjugada antipneumococos.</text:p>
            <text:p/>
            <text:p>O projeto conta com o envolvimento de quatro grupos de pesquisa: Imunopatologia (Neurogenômica) e Informática de Biossistemas, ambos da Fiocruz Minas; Laboratório de Biologia Computacional e Sistemas do Instituto Oswaldo Cruz  (IOC/Fiocruz) e Fundação Ezequiel Dias.</text:p>
            <text:p/>
          </table:table-cell>
          <table:table-cell office:value-type="string" calcext:value-type="string">
            <text:p>não sensacionalista</text:p>
          </table:table-cell>
          <table:table-cell table:number-columns-repeated="146"/>
        </table:table-row>
        <table:table-row table:style-name="ro1">
          <table:table-cell office:value-type="string" calcext:value-type="string">
            <text:p>Qual é a causa? Sempre ouvimos falar de pessoas que tiveram um derrame e cairam no banheiro. Por que não ouvimos falar de quedas em outro lugar?Quando participei de um curso de estilo de vida saudável, uma professora do Conselho Nacional de Esportes, que também participou do curso, disse:</text:p>
            <text:p>A cabeça não deve ser lavada primeiro no processo de banho, mesmo lavando o cabelos. Outras partes do corpo devem ser lavadas primeiro, porque quando a cabeça está molhada e resfriada, o sangue flui para a cabeça para aquecê-la. Se os vasos sanguíneos se estreitarem, devido a água fria, isso poderá causar ruptura dos mesmos. Por isso que geralmente acontece no banheiro. Seja consciente para impedir que isso aconteça.</text:p>
            <text:p>PROCESSO DE BANHO CORRETO: Comece a molhar o corpo a partir da planta dos pés. Progrida para as pernas, as coxas, o abdômen e depois os ombros. Nesse ponto (ombros), faça uma pausa de 5 a 10 segundos. Pode-se sentir o calor saindo do corpo. Só depois tome banho como de costume.</text:p>
            <text:p>SABEDORIA: Quando esvaziamos um copo com água quente e imediatamente o enchemos com água fria, o que acontece? O vidro vai quebrar. É assim também com o corpo humano. Naturalmente, a temperatura do corpo é muito quente, enquanto a água é muito fria</text:p>
            <text:p>A água fria no corpo ou na cabeça diretamente e repentinamente, pode contrair os vasos sanguíneos, enquanto o sangue vai fluir com mais intensidade para aquecer. Isso pode causar o rompimento dos vasos. É por isso que as pessoas frequentemente sofrem um derrame no banheiro, devido ao método inadequado de banho.</text:p>
            <text:p>DICA: Este método de banho é adequado para todas as idades, especialmente àquelas pessoas com diabetes, pressão alta, colesterol e enxaqueca / dores de cabeça. Por favor, compartilhe essa informação. Ela pode salvar vidas!</text:p>
            <text:p/>
          </table:table-cell>
          <table:table-cell office:value-type="string" calcext:value-type="string">
            <text:p>sensacionalista</text:p>
          </table:table-cell>
          <table:table-cell table:number-columns-repeated="146"/>
        </table:table-row>
        <table:table-row table:style-name="ro1">
          <table:table-cell office:value-type="string" calcext:value-type="string">
            <text:p>Quero dividir com vocês uma informação muito importante. Eu estive em um evento que uma amiga promoveu na loja dela, em comemoração ao Outubro Rosa. Ela levou como convidada uma médica do Hospital do Câncer daqui, que desenvolve um trabalho maravilhoso! Dentre todas as informações sobre tratamento e prevenção que ela deu, uma me chamou a atenção: ela disse que todas nós que usamos tintura de cabelo (e quem não usa?) deve tomar a seguinte precaução: tomar bastante água antes da tintura, e durante todo o tempo de ação do produto, manter a bexiga cheia e só esvaziar após lavar os cabelos. O motivo: para que as partículas de chumbo que as tinturas contêm não fiquem depositadas na bexiga, que é para onde elas são direcionadas. Com a bexiga cheia, vc pode eliminar depois. E ela disse para sempre darmos preferência para os produtos sem amônia. Não é corrente, ouvi da boca da oncologista nessa tarde. Vou divulgar em todos os grupos de mulheres que eu tenho! Vamos prevenir meninas. Beijos a todas!</text:p>
            <text:p/>
            <text:p>Conversei com uma amiga(Médica) e meu marido(médico tb)...informação corretíssima pessoal. ...e vamos repassando essa dica ótima. .....Já que muitas mulheres pintam as madeixas.....É o jeito! !!!</text:p>
            <text:p/>
            <text:p>Acabei de receber e achei que é interessante repassar.</text:p>
            <text:p/>
          </table:table-cell>
          <table:table-cell office:value-type="string" calcext:value-type="string">
            <text:p>sensacionalista</text:p>
          </table:table-cell>
          <table:table-cell table:number-columns-repeated="146"/>
        </table:table-row>
        <table:table-row table:style-name="ro1">
          <table:table-cell office:value-type="string" calcext:value-type="string">
            <text:p>Um médico infectologista disse que a mídia só fala sobre lavar bem as mãos, usar álcool em gel, não levar as mãos aos olhos, à boca, etc. Mas um fator importante para não contrair o vírus é beber água de 15 em 15 min, não precisa ser um copo cheio, mas pra molhar a garganta. E por onde for andar levar uma garrafa de água. Por quê? Porque ao molhar a garganta se o vírus vier, ele vai direto para o estômago, e não há bactéria ou vírus algum que resista ao suco gástrico. Se a garganta estiver seca, o vírus vai para o esôfago e depois para os pulmões, onde ocorre a dificuldade em respirar. O que tem levado várias pessoas a óbito. Por favor, repassem essa informação.</text:p>
            <text:p/>
          </table:table-cell>
          <table:table-cell office:value-type="string" calcext:value-type="string">
            <text:p>não sensacionalista</text:p>
          </table:table-cell>
          <table:table-cell table:number-columns-repeated="146"/>
        </table:table-row>
        <table:table-row table:style-name="ro1">
          <table:table-cell office:value-type="string" calcext:value-type="string">
            <text:p>Apesar da redução, o Brasil ainda registra 200 novos casos de tuberculose por dia. Ação promovida pelo Ministério da Saúde alerta para a importância de completar o tratamento da doença, evitando a transmissão para outras pessoas e que mortes continuem ocorrendo</text:p>
            <text:p/>
            <text:p>Nesta terça-feira (24), comemora-se o Dia Mundial de Combate à Tuberculose, doença grave que está entre as 10 principais causas de morte no mundo: são 10 milhões de casos por ano e mais de 1 milhão de óbitos. No Brasil, em 2019, foram registrados 73.864 mil casos novos da doença. Apesar de ter cura, o abandono do tratamento é o principal motivo para a tuberculose ainda continuar fazendo vítimas fatais. Apesar da redução de 8% no número de óbitos na última década (4.881 óbitos em 2008), em 2018, 4.490 pessoas morreram no país.</text:p>
            <text:p/>
            <text:p>O tratamento oferecido no Sistema Único de Saúde (SUS) dura, em média, seis meses. Apesar da melhora dos sintomas já nas primeiras semanas após início, a cura só é garantida ao final da terapia.</text:p>
            <text:p/>
            <text:p>Para reforçar a importância de continuar o tratamento até o fim, o Ministério da Saúde inicia uma ação na Internet e outdoor social direcionada a pessoas com tuberculose. Isso porque a interrupção do tratamento antes da conclusão pode levar o paciente à resistência aos antibióticos ou mesmo a complicações que podem resultar em morte. Além disso, pode aumentar o risco de transmissão da doença para outras pessoas, por meio do espirro, tosse ou fala.</text:p>
            <text:p/>
            <text:p>No Brasil, de cada 10 pessoas que iniciam o tratamento, pelo menos uma abandona o uso dos medicamentos. O esquema básico consiste na administração de medicamentos em doses combinadas fixas, ou seja, 4 em 1 (rifampicina, isoniazida, pirazinamida e etambutol) durante dois meses, seguida de 2 medicamentos em 1 (rifampicina e isoniazida) durante quatro meses.</text:p>
            <text:p/>
            <text:p>“A tuberculose, como toda doença infecciosa de longa duração, também pode alterar a imunidade da pessoa e, por isso, torná-la mais suscetível ao desenvolvimento de outras doenças, inclusive ao coronavírus. Por isso, é preciso redobrar os cuidados, evitar sair de casa, sempre higienizar bem as mãos, não tocar no rosto, nariz e boca e fazer o máximo possível para não estar em ambientes com aglomeração”, destaca a Coordenadora-Geral de Vigilância das Doenças de Transmissão Respiratória de Condições Crônicas do Ministério da Saúde, Denise Arakaki.</text:p>
            <text:p/>
            <text:p>A orientação do Ministério da Saúde é que as unidades de saúde continuem assistindo as pessoas com tuberculose, mas que desenvolvam estratégias para evitar que esses pacientes se exponham desnecessariamente, principalmente em ambientes com concentração de pessoas ou locais com circulação comprovada do coronavírus. “Nós estamos alertando os serviços de saúde para que mantenham todo o cuidado necessário com os pacientes em tratamento de tuberculose usando chamadas por telefone, vídeo, mantendo diálogo permanente e acompanhamento o tratamento e evolução do quadro clínico dos pacientes. Vamos estar juntos, ainda que distantes fisicamente, mas sempre presentes”, reforçou Arakaki.</text:p>
            <text:p/>
            <text:p>Os dados novos do Boletim Epidemiológico de Tuberculose 2020 Epidemiológico de Tuberculose 2020, divulgado nesta terça-feira (24), apontam queda no número de casos novos da doença em 2019 na comparação com 2018, quando foram registrados 75.717 novos casos de tuberculose. Contudo, nos últimos cinco anos, o número de casos da doença no país aumentou 6%, passando de 69.802, em 2015, para 73.864, em 2019.</text:p>
            <text:p/>
          </table:table-cell>
          <table:table-cell office:value-type="string" calcext:value-type="string">
            <text:p>não sensacionalista</text:p>
          </table:table-cell>
          <table:table-cell table:number-columns-repeated="146"/>
        </table:table-row>
        <table:table-row table:style-name="ro1">
          <table:table-cell office:value-type="string" calcext:value-type="string">
            <text:p>Pesquisadores brasileiros de diferentes instituições estão empenhados em produzir uma vacina nacional contra o novo coronavírus, o que garantiria agilidade no combate à pandemia e independência de outros países. Para isso, são testados desde o vírus causador da gripe até o mecanismo usado por bactérias para enganar o sistema imune.</text:p>
            <text:p/>
            <text:p>Essa, inclusive, é a estratégia em que o Instituto Butantan concentra seus esforços. Quando estão em ação no organismo, as bactérias liberam vesículas feitas de suas membranas externas. Essa ação confunde o sistema imunológico do corpo humano.</text:p>
            <text:p/>
            <text:p>"A gente quer acoplar a proteína do coronavírus na superfície dessas vesículas, assim, estamos fingindo ser o vírus", esclarece Luciana Cerqueira Leite, pesquisadora do Laboratório de Desenvolvimento de Vacinas do Instituto Butantan.</text:p>
            <text:p/>
            <text:p>De acordo com Luciana, essa pequena partícula, produzida em laboratório a partir da cultura de dois tipos de bactéria - uma para fabricar a vesícula e outra a proteína igual ao do coronavírus -, possibilita aumentar 100 vezes a produção de anticorpos e também é capaz de estimular a ação de células de defesa.</text:p>
            <text:p/>
            <text:p>"Nós já fizemos todo esse processo para a produção da vacina contra a esquistossomose [que já está em testes clínicos], então metade [da produção] já está concluída", afirma.</text:p>
            <text:p/>
            <text:p>Após a fabricação, a vacina será testadas em camundongos, a fim de verificar sua segurança e eficácia. A expectativa é que essa fase tenha início em um intervalo de seis meses a um ano.</text:p>
            <text:p>A tática de pesquisadores da USP</text:p>
            <text:p/>
            <text:p>Essa etapa já foi alcançada pela equipe coordenada pelo professor Jorge Kalil, do InCor (Instituto do Coração do Hospital das Clínicas da Faculdade de Medicina da USP). Eles também apostam em uma imitação do novo coronavírus.</text:p>
            <text:p/>
            <text:p>Mas, nesse caso, a simulação é feita com o uso de VLPs (virus-like particles, em inglês), moléculas que se assemelham ao vírus, mas não possuem material genético para a replicação viral.</text:p>
            <text:p/>
            <text:p>A vacina ainda será aplicada em camundongos transgênicos. Eles serão modificados com o receptor ACE-2, a enzima que o coronavírus usa para entrar na célula. Kalil deu mais detalhes sobre cada etapa em entrevista ao R7.</text:p>
            <text:p/>
            <text:p>Em conversa com a Rádio USP, o professor destacou que existe um caminho "razoável" a ser percorrido para ir dos testes em camundongos aos testes em humanos.</text:p>
            <text:p/>
            <text:p>"Tem vários testes em animais que serão feitos, para provar que a ideia funciona, ou seja, que os animais desenvolem anticorpos neutralizantes. Para depois, ver a toxicidade e segurança", descreve.</text:p>
            <text:p>Eficácia em humanos</text:p>
            <text:p/>
            <text:p>Após verificar esses aspectos em animais, é preciso fazer o escalonamento, que significa produzir grande quantidade da vacina em boas práticas de laboratório para que ela seja testada nas pessoas. De acordo com Kalil, esse processo pode durar, no mínimo, um ano e meio.</text:p>
            <text:p/>
            <text:p>O plano é realizar duas fases de testes em humanos: uma para verificar se a vacina é tóxica e outra para saber qual o regime de vacinação mais apropriado para desencadear respostas do sistema imunológico, ou seja, para o corpo começar a combater sozinho o novo coronavírus.</text:p>
            <text:p/>
            <text:p>Caso essa etapa seja bem-sucedida, a vacina começará a ser produzida em larga escala e distribuída para o mercado. "Talvez leve dois anos, dois anos e meio", estima Kalil.</text:p>
            <text:p>Vacina para gripe e coronavírus</text:p>
            <text:p/>
            <text:p>A equipe coordenada por Kalil troca informações com a da Fiocruz (Fundação Oswaldo Cruz) de Minas Gerais, que trabalha na produção de uma vacina bivalente: capaz de combater o novo coronavírus e o influenza, que causa a gripe.</text:p>
            <text:p/>
            <text:p>“Nós modificamos geneticamente o vírus da gripe, que é o vírus influenza, para que ele produza tanto as proteínas do vírus da gripe quanto uma proteína que nós chamamos de imunogênica, uma proteína que induz resposta imune, no caso ao Sars-CoV-2. Esperamos que uma pessoa vacinada com esse vírus tenha uma proteção contra a covid-19 e também à influenza”, explica o pesquisador Alexandre Vieira Machado</text:p>
            <text:p/>
            <text:p>Os testes em camundongos devem ser finalizados só no meio do ano que vem. Os próximos passos percorrem as mesmas etapas já descritas por Kalil, mas devem ter como cobaia os hamsters.</text:p>
            <text:p>Corrida mundial</text:p>
            <text:p/>
            <text:p>A pesquisadora Luciana ressalta que os países que estão mais avançados na busca por uma vacina já tinham uma experiência prévia adquirida em razão de outras epidemias, como a Sars (Síndrome Respiratória Aguda Severa) e a Mers (Síndrome Respiratória do Oriente Médio), também causadas por outros coronavírus.</text:p>
            <text:p/>
            <text:p>"Seria interessante que assim que uma vacina for aprovada, essa tecnologia fosse distribuída [a outros países] para ampliar a capacidade de produção", afirma a pesquisadora. "Aqui temos capacidade de produção, mas isso envolve muitas negociações internacionais, o que dificulta o processo", pondera.</text:p>
            <text:p/>
            <text:p>Kalil, por sua vez, defende que a melhor saída é produzir uma vacina brasileira. "Essa vacina, se nós não tivermos a nossa, se for feita na Inglaterra, primeiro eles vão vacinar os ingleses, depois americanos, depois europeus, depois chineses... Para nós termos acesso a essa vacina, vai demorar", analisa.</text:p>
            <text:p/>
          </table:table-cell>
          <table:table-cell office:value-type="string" calcext:value-type="string">
            <text:p>não sensacionalista</text:p>
          </table:table-cell>
          <table:table-cell table:number-columns-repeated="146"/>
        </table:table-row>
        <table:table-row table:style-name="ro1">
          <table:table-cell office:value-type="string" calcext:value-type="string">
            <text:p>Aproximadamente um terço da receita das principais fabricantes de agrotóxicos do mundo vem de produtos classificados como "altamente perigosos" — que têm como destino, em sua maioria, países emergentes, como Brasil e Índia, e países pobres.</text:p>
            <text:p/>
            <text:p>Essa foi a conclusão de um levantamento feito pela Unearthed, organização jornalística independente financiada pelo Greenpeace, em parceria com a ONG suíça Public Eye. Em 2018, as vendas desse tipo de pesticida renderam cerca de US$ 4,8 bilhões às cinco maiores companhias do setor.</text:p>
            <text:p/>
            <text:p>"Quase metade (41%) dos principais produtos das gigantes agroquímicas Basf, Bayer, Corteva, FMC e Syngenta contêm pelo menos um pesticida altamente perigoso (HHP, sigla em inglês para highly hazardous pesticides)", afirma a publicação.</text:p>
            <text:p/>
            <text:p>As vendas dessas mercadorias, por sua vez, representaram 35% da receita das cinco multinacionais, segundo a Unhearted. Mais de dois terços das vendas foram feitas a países de renda média e baixa, sendo o Brasil o principal mercado.</text:p>
            <text:p/>
            <text:p>"O Brasil compra mais pesticida do que qualquer outro país", diz a publicação. "A aprovação de novos produtos pesticidas por reguladores brasileiros, incluindo os que contêm HHPs, cresceram nos governos de Michel Temer e Jair Bolsonaro."</text:p>
            <text:p/>
            <text:p>As empresas citadas discordam dos números por questionarem a classificação de agrotóxicos "altamente perigosos" feita pela Pesticide Action Network (PAN) e utilizada como base pela publicação.</text:p>
            <text:p/>
            <text:p>Em entrevistas em meados do ano passado, quando o Brasil liberou novos defensivos agrícolas no mercado, a ministra da Agricultura, Tereza Cristina, afirmou que os produtos não eram "veneno no prato de ninguém" se fossem usados corretamente e que os produtos novos são "menos tóxicos".</text:p>
            <text:p/>
            <text:p>'Altamente perigosos'</text:p>
            <text:p/>
            <text:p>O levantamento da Unearthed com a Public Eye apontou ainda que 27% dos agrotóxicos vendidos em países ricos são considerados altamente perigosos. No Reino Unido, a proporção é de apenas 11%.</text:p>
            <text:p/>
            <text:p>Por outro lado, 45% dos agroquímicos vendidos pelas cinco empresas em países de renda média e baixa se encaixam na categoria. Na África do Sul, a cifra sobe para 65%, na Índia, para 59% e no Brasil, para 49%.</text:p>
            <text:p/>
            <text:p>O Brasil é o país que mais compra pesticidas no mundo, diz o levantamento, movimentando um total estimado em US$ 3,3 bilhões (R$ 14,5 bilhões) apenas em 2018 - ano do recorte da pesquisa. Os produtos são usados principalmente para o cultivo de soja, milho e algodão.</text:p>
            <text:p/>
            <text:p>A vizinha Argentina comprou aproximadamente US$ 229 milhões em agrotóxicos no período, sendo 47% deles de HHP. Já o México, US$ 115 milhões, sendo 42% HHP.</text:p>
            <text:p>Como o levantamento foi feito</text:p>
            <text:p/>
            <text:p>A Unearthed e a Public Eye analisaram dados dos 43 países que mais consomem pesticidas no mundo, cruzando-os com a lista de produtos altamente perigosos da Pesticide Action Network (PAN).</text:p>
            <text:p/>
            <text:p>A tabela — questionada pelas empresas citadas — inclui produtos que contenham pelo menos um componente identificado como altamente prejudicial à saúde ou ao meio ambiente por autoridades como a Organização Mundial de Saúde, a Agência Europeia de Substâncias Químicas, a Agência Internacional de Pesquisa em Câncer e a Agência de Proteção Ambiental dos Estados Unidos.</text:p>
            <text:p/>
            <text:p>"Os critérios considerados pela PAN são com frequência critérios ambientais ainda sem consenso ou respaldo (da OMS ou da FAO, a Organização das Nações Unidas para Alimentação e Agricultura)", afirmou Christoph Neumann, diretor de regulação internacional da CropLife, grupo lobista do qual fazen parte as cinco multinacionais mais a japonesa Sumitomo.</text:p>
            <text:p/>
            <text:p>Ele acrescentou que 19 entre os produtos classificados como altamente perigosos e mais comercializados, 12 têm a venda permitida na União Europeia e 18, nos Estados Unidos.</text:p>
            <text:p/>
            <text:p>De acordo com o jornal britânico The Guardian, a Bayer qualificou a análise feita pela Unearthed como "enganosa", ainda que não tenha apresentado outros dados.</text:p>
            <text:p/>
            <text:p>A CropLife já argumentou no passado que os HHP são uma ferramenta importante para lutar contra a perda de colheitas e um importante último recurso para produzir alimento suficiente para uma população em crescimento.</text:p>
            <text:p/>
            <text:p>O grupo diz ainda que a maior parte dos produtos considerados altamente perigosos vendidos nos países emergentes e pobres não são fabricados por seus membros e que tem "liderado com o exemplo" capacitando milhões de pessoas com técnicas de redução de risco.</text:p>
            <text:p/>
            <text:p>Baskut Tuncak, relator especial das Nações Unidas para substâncias tóxicas e direitos humanos, rechaçou, contudo, a ideia de que os riscos representados pelos HHP possam ser manejados de uma forma segura.</text:p>
            <text:p/>
            <text:p>"Estamos em meio a uma explosão invisível do uso de agrotóxicos em países de renda média e baixa que estão mal equipados para lidar com esses perigos", afirmou Tuncak à Unearthed.</text:p>
            <text:p>O que são os HHP</text:p>
            <text:p/>
            <text:p>A OMS e a FAO definem os HHP como "pesticidas que reconhecidamente representam riscos agudos ou crônicos à saúde ou ao meio ambiente segundo os sistemas de classificação internacionalmente aceitos".</text:p>
            <text:p/>
            <text:p>Os riscos ambientais incluem a contaminação de fontes de água ou a "interrupção de funções do ecossistema", como a polinização.</text:p>
            <text:p/>
            <text:p>A ONU, entretanto, não tem uma lista própria dos HHP.</text:p>
            <text:p/>
            <text:p>Tomando como a base a tabela compilada pela PAN, quase um quarto das vendas das cinco maiores empresas do setor em 2018 vieram de pesticidas que ofereceriam algum risco à saúde humano, incluindo alguns possivelmente carcinogênicos, enquanto 10% viria de produtos que tóxicos para as abelhas.</text:p>
            <text:p>Os 'vilões'</text:p>
            <text:p/>
            <text:p>Levando-se em consideração o volume de vendas, o destaque é do glifosato, que movimentou mais de US$ 1 bilhão em 2018, de acordo com a publicação.</text:p>
            <text:p/>
            <text:p>Desenvolvido pela Monsanto antes de a empresa ser adquirida pela Bayer, o pesticida foi identificado como "possível cancerígeno" pela Agência Internacional de Pesquisa em Câncer (Iarc, na sigla em inglês), outra classificação questionada pelas companhias e por várias agências reguladoras.</text:p>
            <text:p/>
            <text:p>Entre os agroquímicos que poderiam representar perigos crônicos à saúde há o glufosinato, herbicida produzido pela BASF, e o fungicida agrícola ciproconazol, da Corteva, que reguladores da União Europeia já classificaram como prejudiciais para o feto, à fertilidade e à função sexual.</text:p>
            <text:p/>
            <text:p>A principal ameaça para as abelhas, por sua vez, são representadas pelos inseticidas neocotinoides produzidos pela Bayer e Sygenta, que já foram proibidos na União Europeia — mas que têm no Brasil um importante mercado.</text:p>
            <text:p/>
            <text:p>A suíça Sygenta é também a principal vendedora de pesticidas classificados pela OMS como altamente tóxicos.</text:p>
            <text:p/>
            <text:p>Entre eles se destaca o paraquat, herbicida tóxico proibido no país sede da companhia e na União Europeia.</text:p>
            <text:p/>
          </table:table-cell>
          <table:table-cell office:value-type="string" calcext:value-type="string">
            <text:p>não sensacionalista</text:p>
          </table:table-cell>
          <table:table-cell table:number-columns-repeated="146"/>
        </table:table-row>
        <table:table-row table:style-name="ro1">
          <table:table-cell office:value-type="string" calcext:value-type="string">
            <text:p> * Últimas Notícias da CNN: – * _ * Dr. Li Wenliang *, o médico herói da China, que foi punido por dizer a verdade sobre o vírus Corona e depois morreu devido à mesma doença, havia documentado arquivos de casos para fins de pesquisa e nos arquivos propuseram uma cura que diminuiria significativamente o impacto do COVID – 19 Vírus no corpo humano. A substância química * Methylxanthine *, * Theobromine * e * Theophylline * estimulam compostos que podem afastar esses vírus em humanos com pelo menos um sistema imunológico médio. O mais chocante é que essas palavras complexas que eram tão difíceis de entender para as pessoas na China são chamadas de * CAFÉ * na Índia, SIM, nosso CAFÉ regular possui todos esses produtos químicos. A principal metilxantina no café é a cafeína estimulante. Outras metilxantinas encontradas no COFFEE são dois compostos quimicamente similares, Teobromina e Teofilina. A planta do CAFÉ cria esses produtos químicos como uma maneira de afastar insetos e outros animais. Quem diria que toda a solução para esse vírus seria uma simples xícara de café e essa é a razão pela qual tantos pacientes na China estão sendo curados. A equipe do hospital na China começou a servir o CAFÉ aos pacientes três vezes ao dia, e o efeito está finalmente em * Wuhan * “O centro desta pandemia” foi contido e a transmissão da comunidade quase parou. Compartilhe esta mensagem com seus amigos e familiares para conscientizá-los sobre essa bênção na forma de CAFÉ em sua cozinha.</text:p>
            <text:p/>
          </table:table-cell>
          <table:table-cell office:value-type="string" calcext:value-type="string">
            <text:p>sensacionalista</text:p>
          </table:table-cell>
          <table:table-cell table:number-columns-repeated="146"/>
        </table:table-row>
        <table:table-row table:style-name="ro1">
          <table:table-cell office:value-type="string" calcext:value-type="string">
            <text:p>Pesquisadores da Universidade Federal de Goiás (UFG) descobriram que a cera produzida no ouvido é capaz de ajudar no diagnóstico do câncer. A pesquisa do laboratório de Química da universidade identificou 27 substâncias que, se estiverem presentes na cera do ouvido, indicam a existência de câncer em alguma parte do corpo. Ao todo, 102 voluntários participaram do estudo.</text:p>
            <text:p>Com amostras do tamanho de um grão de arroz foi possível, segundo os pesquisadores, identificar quem estava doente. A ideia dos estudiosos é que, por ser simples, a análise da cera de ouvido se torne tão comum quanto um exame de sangue usado pra detectar problemas de saúde.</text:p>
            <text:p>A descoberta, chamada de uma Nova Fronteira no Diagnóstico de Câncer em Humanos, foi publicada em uma das mais importantes revistas especializadas do mundo, a Scientific Reports.</text:p>
            <text:p>“A cera tem uma ação anti-bactericida, de proteção da região e tem ação para proteger da entrada de corpos estranhos”, disse a médica e professora da UFG, Melissa Avelino.</text:p>
            <text:p>A pesquisa apontou que que além de ser uma barreira, a cera também carrega informações importantes sobre o corpo humano.</text:p>
            <text:p>“A cera é um produto de secreção que concentra aquilo que é uma impressão digital do que as nossas células produzem, então, quando a cera é produzida, ela tem ali componentes que podem ter sido produzidos por células saudáveis e por células cancerosas”, disse o coordenador da pesquisa, Nelson Antoniosi.</text:p>
            <text:p>Com a pesquisa, em cinco horas é possível verificar se o paciente tem ou não câncer. O estudo também revelou que o exame é capaz de detectar a doença ainda no estágio inicial, o que aumenta a chance de cura.</text:p>
            <text:p>O Instituto Nacional do Câncer (Inca) estima que o número de novos casos da doença no Brasil chegue a 580 mil até o fim do ano.</text:p>
            <text:p>Segundo os pesquisadores, com a doença diagnosticada mais cedo, os médicos ganham tempo para analisar o tipo de câncer e definir o melhor tratamento.</text:p>
            <text:p>“Essa expectativa que nós temos, é conseguir curar um número maior de pessoas do que é possível hoje com outros diagnósticos que existem”, disse o coordenador da pesquisa na UFG.</text:p>
            <text:p>Quem já faz tratamento contra o câncer sabe a importância do diagnóstico precoce.</text:p>
            <text:p>“A gente descobre no começo é mais fácil de tratar. Tem mais chance de tratar. A gente sofre menos porque tem condições de tratar”, comentou a aposentada Maria Aparecida Vieira.</text:p>
            <text:p/>
          </table:table-cell>
          <table:table-cell office:value-type="string" calcext:value-type="string">
            <text:p>não sensacionalista</text:p>
          </table:table-cell>
          <table:table-cell table:number-columns-repeated="146"/>
        </table:table-row>
        <table:table-row table:style-name="ro1">
          <table:table-cell office:value-type="string" calcext:value-type="string">
            <text:p>Diretor do Hospital das Clínicas preocupado com a nova gripe, faz as seguintes recomendações:</text:p>
            <text:p>– Fazer do álcool gel o nossso aliado.</text:p>
            <text:p>– Começar a tomar vitamina C urgente, cuidar das crianças.</text:p>
            <text:p>– Lavar as mãos muitas vezes ao dia.</text:p>
            <text:p>– evitar locais onde haja multidão.</text:p>
            <text:p>– tomar vitamina C.</text:p>
            <text:p>– comer fígado de boi.</text:p>
            <text:p>– ingerir sucos de acerola e laranja.</text:p>
            <text:p>– Tomar chá de erva-doce duas vezes ao dia.</text:p>
            <text:p>ERVA-DOCE: por que?</text:p>
            <text:p>O chá de erva-doce tem a mesma substância que o medicamento TAMIFLU, o remédio usado para tratar a gripe A – H1N1. Aconselha-se tomar o chá como se fosse café, após as refeições. Um infectologista do hospital São Domingos, recomenda tomar de 12 em 12/horas o chá de erva doce, pois ele mata o vírus da influenza. É da erva-doce que é feito o TAMIFLU. </text:p>
            <text:p>* Repasse para seus famíliares e amigos pois é muito importante.</text:p>
            <text:p/>
          </table:table-cell>
          <table:table-cell office:value-type="string" calcext:value-type="string">
            <text:p>sensacionalista</text:p>
          </table:table-cell>
          <table:table-cell table:number-columns-repeated="146"/>
        </table:table-row>
        <table:table-row table:style-name="ro1">
          <table:table-cell office:value-type="string" calcext:value-type="string">
            <text:p>Os anos passam e nossos rins estão sempre filtrando o sangue, removendo o sal, veneno e tudo que seja prejudicial em nosso sistema.</text:p>
            <text:p>Com o tempo, o sal se acumula e isso precisa de um tratamento de limpeza, e ... como se livrar disso?</text:p>
            <text:p>É muito fácil, primeiro pegue um ramo de salsa e lave muito bem, em seguida, corte em pedaços pequenos e coloque-o em uma panela e adicione água limpa (1 litro).</text:p>
            <text:p>Ferva por dez minutos, deixe esfriar, coe em uma garrafa limpa e coloque-o no geladeira.</text:p>
            <text:p>Beba um copo por dia e você vai ver que todo o sal e veneno acumulado no seus rins, começam a surgir ao urinar.</text:p>
            <text:p>A Salsa é conhecida como o melhor tratamento de limpeza para os rins e é natural!</text:p>
            <text:p>A Salsa é conhecida como o melhor tratamento de limpeza para os rins e é natural!</text:p>
            <text:p>Por favor, envie para todos os seus amigos!</text:p>
            <text:p>NOTA:</text:p>
            <text:p>Não guarde esta mensagem, envie Agora!</text:p>
            <text:p>É para o seu bem e o dos outros, por isso dar alívio a alguém é sempre gratificante.</text:p>
            <text:p/>
          </table:table-cell>
          <table:table-cell office:value-type="string" calcext:value-type="string">
            <text:p>sensacionalista</text:p>
          </table:table-cell>
          <table:table-cell table:number-columns-repeated="146"/>
        </table:table-row>
        <table:table-row table:style-name="ro1">
          <table:table-cell office:value-type="string" calcext:value-type="string">
            <text:p>Em meio à polêmica sobre o uso da hidroxicloroquina para tratar pacientes com coronavírus, a Organização Mundial da Saúde (OMS) decidiu suspender os estudos com a droga.</text:p>
            <text:p/>
            <text:p>Mas por quê?</text:p>
            <text:p/>
            <text:p>Segundo a organização, o objetivo é reavaliar sua segurança antes de retomar as pesquisas.</text:p>
            <text:p/>
            <text:p>A decisão ocorre depois de a revista científica Lancet ter publicado pesquisa com 96 mil pessoas internadas com coronavírus em 671 hospitais de seis continentes mostrando que o uso de hidroxicloroquina e cloroquina estava ligado a um risco maior de arritmia e de morte.</text:p>
            <text:p/>
            <text:p>Cientistas de universidades como Harvard (EUA) e Heart Center (Suíça), responsáveis pelo estudo, também constataram que não houve benefício no uso das drogas após o diagnóstico de covid-19.</text:p>
            <text:p/>
            <text:p>Nos últimos dois meses, a OMS vem coordenando o estudo internacional Solidarity em 18 países para avaliar a segurança e a eficácia de diferentes drogas para combater o coronavírus.</text:p>
            <text:p/>
            <text:p>Além de hidroxicloroquina, medicamentos como cloroquina, remdesivir, lopinavir com ritonavir e essas duas drogas combinadas com interferon beta-1a estão sendo testados.</text:p>
            <text:p/>
            <text:p>De acordo com a cientista-chefe da OMS, Soumya Swaminathan, a suspensão dos estudos sobre a hidroxicloroquina foi feito por precaução, devido ao fato de o estudo da Lancet ter sido feito com um número expressivo de pacientes e após questionamentos feitos por agências de saúde de vários países.</text:p>
            <text:p/>
            <text:p>Segundo ela, será feita uma revisão e o conselho do Solidarity, formado por dez dos países participantes (o Brasil não faz parte da lista) vai decidir, nas próximas duas semanas, se retoma ou não os estudos com a droga.</text:p>
            <text:p/>
            <text:p>Seja qual for o resultado, a OMS diz que, por enquanto, cloroquina e hidroxicloroquina só devem ser usadas em experimentos, em hospitais e sob supervisão médica.</text:p>
            <text:p>Brasil</text:p>
            <text:p/>
            <text:p>Apesar da decisão da OMS, no Brasil, o Ministério da Saúde informou que vai manter as orientações que ampliam o uso da cloroquina.</text:p>
            <text:p/>
            <text:p>Na semana passada, o órgão, após determinação do presidente Jair Bolsonaro, alterou o protocolo vigente para permitir que o medicamento seja usado também por pacientes com sintomas leves do novo coronavírus. Até então, seu uso era restrito a pacientes graves e críticos e com monitoramento em hospitais.</text:p>
            <text:p/>
            <text:p>"Estamos muito tranquilos e serenos em relação a nossa orientação", disse na segunda-feira (25) Mayra Pinheiro, secretária de gestão em trabalho na saúde e coordenadora da elaboração do documento.</text:p>
            <text:p/>
            <text:p>Segundo Pinheiro, "ela (orientação do Ministério da Saúde) segue uma orientação feita pelo Conselho Federal de Medicina que dá autonomia para que os médicos possam prescrever essa medicação para os pacientes que assim desejarem. Isso é o que vamos repetir diariamente. Estamos muito tranquilos a despeito de qualquer entidade internacional cancelar seus estudos com a medicação, estudos de segurança", afirmou. "Não haverá qualquer modificação na nota que foi feita."</text:p>
            <text:p/>
            <text:p>Pinheiro também afirmou que o estudo da Lancet, na qual a OMS se baseou para tomar sua decisão, "não se trata de ensaio clínico, é apenas um banco de dados coletado de vários países. Isso não entra como critério para servir como referência", disse.</text:p>
            <text:p/>
            <text:p>"Não é metodologicamente aceitável para servir como referência a nenhum país do mundo."</text:p>
            <text:p/>
            <text:p>"Nesses estudos, a forma de seleção dos pacientes, onde não havia uma dose padrão, uma duração padrão e medicação padrão para que possa ser considerado como ensaio clínico, nos faz refutar qualquer possibilidade de usar como referência para o Brasil recuar na sua orientação", acrescentou.</text:p>
            <text:p/>
            <text:p>Pinheiro destacou ainda que a decisão do Ministério da Saúde segue princípios de autonomia para pacientes. Mas ressalvou que o órgão pode rever sua posição se houver novos resultados de estudos.</text:p>
            <text:p/>
            <text:p>"Estamos conduzindo pesquisas, e o próprio ministério ajudará na condução de ensaios clínicos. E se constatarmos que não há uma comprovação, podemos recuar da nossa nota", disse.</text:p>
            <text:p/>
            <text:p>Além de Bolsonaro, o presidente dos Estados Unidos, Donald Trump, também é um ferrenho defensor da hidroxicloroquina e chegou a dizer que tomava uma dose diária do medicamento como forma de prevenção. No entanto, declarou depois que deixaria de fazer uso da droga.</text:p>
            <text:p/>
            <text:p>O estudo publicado na Lancet é um dos maiores já publicados. As descobertas são semelhantes a de outras pesquisas divulgadas nas revistas médicas BMJ, Jama e New England Journal of Medicine. Todas não apontaram benefício e mostraram possíveis danos no uso desse medicamento.</text:p>
            <text:p/>
          </table:table-cell>
          <table:table-cell office:value-type="string" calcext:value-type="string">
            <text:p>não sensacionalista</text:p>
          </table:table-cell>
          <table:table-cell table:number-columns-repeated="146"/>
        </table:table-row>
        <table:table-row table:style-name="ro1">
          <table:table-cell office:value-type="string" calcext:value-type="string">
            <text:p>ÓTIMAS NOTÍCIAS.</text:p>
            <text:p/>
            <text:p>O governo americano acabou de anunciar que concluiu o teste em que 40 infectados por COVID-19, receberam hidroxicloroquina associada com azitromicina. O resultando foi surpreendente, 100% dos 40 voluntários, ficaram CURADOS em até 72 horas.</text:p>
            <text:p/>
            <text:p>O presidente americano já ordenou que a Bayer produza o medicamento em grande escala para atender a demanda interna e também para distribuir aos países aliados, entre eles, o Brasil. Aqui no Brasil, alguns hospitais como o Prevent Sênior já estão utilizando o medicamento, com excelentes resultados, inclusive em idosos.</text:p>
            <text:p/>
            <text:p>https://youtu.be/iTGOpF6UMTQ</text:p>
            <text:p/>
          </table:table-cell>
          <table:table-cell office:value-type="string" calcext:value-type="string">
            <text:p>sensacionalista</text:p>
          </table:table-cell>
          <table:table-cell table:number-columns-repeated="146"/>
        </table:table-row>
        <table:table-row table:style-name="ro1">
          <table:table-cell office:value-type="string" calcext:value-type="string">
            <text:p>Este é o 11.º surto de ebola no Congo desde que o vírus foi descoberto em 1976; país registra quatro mortes e seis infecções</text:p>
            <text:p/>
            <text:p>A República Democrática do Congo anunciou nesta segunda-feira, 1.º, um novo surto de ebola - simultaneamente à pandemia do novo coronavírus, que infectou 3,1 mil pessoas e matou 71 no país. Este é o 11.º surto de ebola no Congo desde que o vírus foi descoberto em 1976; somente de 2017 para cá, o país já sofreu três surtos.</text:p>
            <text:p/>
            <text:p>A região afetada é a cidade de Mbandaka, na província de Équateur, no noroeste do Congo, informou o ministro da Saúde Eteni Longondo. Trata-se de um um centro comercial de 1,5 milhão de pessoas próximo ao rio Congo, com transporte regular para a capital Kinshasa, cujos habitantes chegam aos 10 milhões.</text:p>
            <text:p/>
            <text:p>As autoridades congolesas identificaram seis pessoas contaminadas na província, das quais quatro morreram no dia 18 de maio em decorrência do ebola. A região já foi afetada pela doença em 2018.</text:p>
            <text:p/>
            <text:p>"O novo surto de ebola representa um desafio, mas estamos prontos para enfrentá-lo", escreveu no Twitter a diretora regional da Organização Mundial da Saúde (OMS) para a África, Matshidiso Moeti, afirmando que tem trabalhado com as autoridades do Congo ao longo dos anos para fortalecer a capacidade de resposta aos surtos.</text:p>
            <text:p/>
            <text:p>O vírus da ebola causa febre hemorrágica, vômito e diarreia e é transmitido por meio de fluídos corporais de pessoas e animais contaminados. A taxa de mortalidade é de 90%. Os primeiros sintomas são febre repentina e alta, fraqueza intensa, dor muscular e dor de cabeça e de garganta.</text:p>
            <text:p/>
            <text:p>Para declarar que o país não está mais com o surto da doença, é necessário que se transcorram 42 dias sem o registro de nenhum novo caso. O último paciente com ebola havia recebido alta em 14 de maio em Beni, cidade que foi um dos epicentros da epidemia declarada em agosto de 2018.</text:p>
            <text:p/>
            <text:p>No total, 3,4 mil pessoas foram infectadas e 2,2 mil morreram no Congo em decorrência da última epidemia da doença até o dia 21 de maio, segundo dados da OMS.</text:p>
            <text:p/>
          </table:table-cell>
          <table:table-cell office:value-type="string" calcext:value-type="string">
            <text:p>não sensacionalista</text:p>
          </table:table-cell>
          <table:table-cell table:number-columns-repeated="146"/>
        </table:table-row>
        <table:table-row table:style-name="ro1">
          <table:table-cell office:value-type="string" calcext:value-type="string">
            <text:p>ALERTA GERAL Não beba Skol! A propaganda parou... Por quê? Reparem... A propaganda quase não se vê mais na mídia... Porque será??? Estamos repassando o e-mail abaixo para conhecimento e prevenção, principalmente para aqueles que bebem esta cerveja: Skol. Este e-mail está sendo repassado dentro do Hospital que trabalha uma pessoa amiga. Fato já está confirmado:Vinte e três pessoas já passaram pelo Hospital das Clínicas com um mesmo sintoma: falta de atividade renal e o aparecimento de tumores no reto. Todos os internados relataram o começo das dores e a conseqüente internação após ingerirem altas doses de Skol. Pesquisas realizadas pelo renomado Instituto Fleury, apontaram grande quantidade de Fenofinol, Almeido e Voliteral, substâncias tóxicas e que causam, respectivamente, a má atividade dos rins e câncer. Segundo Dr. Paulo José Teixeira, formado pela USP e Especialista em Toxicologia, as pessoas não devem ingerir mais a citada cerveja. A Direção da AMBEV já assumiu sua culpa e prometeu indenizar os pacientes e todos aqueles que venham a se contaminar com a cerveja. Pelo amor de “DEUS”... Passem esta mensagem para frente. Pelo sim e pelo não, vamos tentar remediar enquanto há tempo. Lembre-se: Divulgar a todos de sua família, é a consciência de cada um que deve decidir, mas a nossa deve estar tranqüila. Monique Freitas Soc.Bras.de Cardiologia/Secretaria. Por favor não deixem de repassar esta mensagem para todos que vocês conhecem. Repassando</text:p>
            <text:p/>
          </table:table-cell>
          <table:table-cell office:value-type="string" calcext:value-type="string">
            <text:p>sensacionalista</text:p>
          </table:table-cell>
          <table:table-cell table:number-columns-repeated="146"/>
        </table:table-row>
        <table:table-row table:style-name="ro1">
          <table:table-cell office:value-type="string" calcext:value-type="string">
            <text:p>ALERTA:</text:p>
            <text:p>ATENÇÃO:</text:p>
            <text:p/>
            <text:p>Alguns doentes estão internados no Hospital das Clínicas de São Paulo e Rio de Janeiro e foram os proprios que fizeram este relato!</text:p>
            <text:p>Por favor leiam e repassem esta informação...</text:p>
            <text:p/>
            <text:p>ALERTA GERAL!!!</text:p>
            <text:p/>
            <text:p>Não bebam FANTA UVA, FANTA LARANJA E COCA COLA</text:p>
            <text:p>Notaram que a propaganda parou... Por quê?</text:p>
            <text:p>Reparem... A propaganda quase não se vê mais na mídia... Porque será???</text:p>
            <text:p>Estamos repassando a mensagem abaixo para conhecimento e prevenção, principalmente para aqueles que bebem estes refrigerantes.</text:p>
            <text:p>Esta mensagem está sendo repassada dentro do Hospital que trabalha uma pessoa amiga de confiança.</text:p>
            <text:p>O fato já está confirmado: Vinte e três pessoas já passaram pelo Hospital das Clínicas com um mesmo sintoma: Falta de atividade renal e o aparecimento de tumores no reto (ânus) .</text:p>
            <text:p>Todos os internados relataram o começo das dores e a conseqüente internação após ingerirem altas doses de desses refrigerantes.</text:p>
            <text:p>Pesquisas realizadas pelo renomado Instituto Fleury, apontaram grande quantidade das substancias, Fenofinol, Almeido e Voliteral, substâncias tóxicas e que causam, respectivamente, a má atividade dos rins e câncer.</text:p>
            <text:p>Segundo Dr. Paulo José Teixeira, formado pela USP e Especialista em Toxicologia, as pessoas não devem ingerir mais os citados refrigerante.</text:p>
            <text:p/>
            <text:p>A Direção da Coca-Cola já assumiu sua culpa e prometeu indenizar os pacientes e todos aqueles que venham a se contaminar com o refrigerante.</text:p>
            <text:p/>
            <text:p>Pelo amor de “DEUS”... Passem esta mensagem para frente.</text:p>
            <text:p>Pelo sim e pelo não, vamos tentar remediar enquanto há tempo.</text:p>
            <text:p>Lembre-se: Divulgar a todos de sua família, é a consciência de cada um que deve decidir, mas a nossa deve estar tranqüila.</text:p>
            <text:p/>
            <text:p>Monique Freitas</text:p>
            <text:p>Soc.Bras.de Cardiologia/Secretaria.</text:p>
            <text:p/>
            <text:p>Por favor, não deixem de repassar esta mensagem para todos que vocês conhecem!!!</text:p>
            <text:p/>
          </table:table-cell>
          <table:table-cell office:value-type="string" calcext:value-type="string">
            <text:p>sensacionalista</text:p>
          </table:table-cell>
          <table:table-cell table:number-columns-repeated="146"/>
        </table:table-row>
        <table:table-row table:style-name="ro1">
          <table:table-cell office:value-type="string" calcext:value-type="string">
            <text:p>Médicos da cidade chinesa de Wuhan anunciaram que uma mulher infectada com o novo coronavírus deu à luz um bebê que também contraiu a doença.</text:p>
            <text:p/>
            <text:p>Esse caso indica a possibilidade de que o vírus possa ser contraído no útero, relata o correspondente da BBC na China, Robin Brant.</text:p>
            <text:p/>
            <text:p>A emissora estatal CCTV informou que dois bebês estão infectados com o novo coronavírus, sendo o mais jovem nascido há menos de 30 horas.</text:p>
            <text:p/>
            <text:p>Citando fontes de um hospital pediátrico da cidade, a CCTV afirmou que os sinais vitais da criança são estáveis.</text:p>
            <text:p/>
            <text:p>Não há mais informações sobre esses casos.</text:p>
            <text:p/>
            <text:p>Até o dia 6 de fevereiro, a doença já tinha matado 490 pessoas e atingido 26 países. Mais de 24 mil pessoas tinham sido infectadas — 99% deles na China.</text:p>
            <text:p/>
            <text:p>Desde a semana anterior, o governo brasileiro investiga casos de suspeitas do vírus no país, mas não houve nenhuma confirmação até o momento.</text:p>
            <text:p/>
            <text:p>Desde que a doença surgiu em dezembro, Wuhan passou a ser alvo de medidas cada vez mais restritivas para tentar conter o avanço do coronavírus. Escolas fechadas, ônibus e metrôs parados. Em 23 de janeiro, a cidade foi submetida a uma quarentena completa.</text:p>
            <text:p/>
            <text:p>O novo coronavírus tem sinais e sintomas clínicos principalmente respiratórios, como febre, tosse e dificuldade para respirar.</text:p>
            <text:p/>
            <text:p>Ele é da mesma "família" dos vírus que provocaram epidemias anteriores como as de Síndrome Respiratória Aguda Grave (Sars), de 2002, e a Síndrome Respiratória do Oriente Médio (Mers), de 2012.</text:p>
            <text:p/>
            <text:p>A Organização Mundial de Saúde (OMS) decretou na semana passada uma situação de emergência de saúde pública internacional por causa do surto do novo coronavírus.</text:p>
            <text:p/>
          </table:table-cell>
          <table:table-cell office:value-type="string" calcext:value-type="string">
            <text:p>sensacionalista</text:p>
          </table:table-cell>
          <table:table-cell table:number-columns-repeated="146"/>
        </table:table-row>
        <table:table-row table:style-name="ro1">
          <table:table-cell office:value-type="string" calcext:value-type="string">
            <text:p>Pesquisadores nos EUA e no Reino Unido identificaram centenas de mutações no Sars-Cov-2, o vírus que causa a covid-19.</text:p>
            <text:p/>
            <text:p>Mas ainda não está claro o que isso significará para a disseminação do vírus na população e para a eficácia de uma possível vacina.</text:p>
            <text:p/>
            <text:p>Vírus normalmente sofrem mutações. A questão é: qual dessas mutações no Sars-Cov-2 realmente altera a gravidade ou infecciosidade da doença?</text:p>
            <text:p/>
            <text:p>Pesquisas preliminares nos EUA sugeriram que uma mutação específica — D614G — está se tornando dominante e pode tornar a doença mais infecciosa, mas o estudo ainda não foi revisado por outros cientistas nem publicado formalmente.</text:p>
            <text:p/>
            <text:p>Os pesquisadores, do Laboratório Nacional Los Alamos, no Novo México, vêm acompanhando as mudanças nas "pontinhas" da cápsula do vírus, que lhe conferem a forma de "coroa", usando um banco de dados chamado Iniciativa Global sobre Compartilhamento de Todos os Dados sobre Influenza (GISAID).</text:p>
            <text:p/>
            <text:p>Eles observaram que parece haver algo sobre essa mutação específica D614G que a faz crescer mais rapidamente — mas as consequências disso ainda não são claras.</text:p>
            <text:p/>
            <text:p>A equipe de pesquisa analisou dados do Reino Unido de pacientes com coronavírus em Sheffield. Embora as pessoas com essa mutação específica do vírus parecessem ter uma quantidade maior do vírus em suas amostras, os cientistas não encontraram evidências de que elas ficaram mais gravemente doentes ou ficaram no hospital por mais tempo.</text:p>
            <text:p>'Mutação não é uma coisa ruim'</text:p>
            <text:p/>
            <text:p>Outro estudo da University College London (UCL) identificou 198 mutações recorrentes no vírus.</text:p>
            <text:p/>
            <text:p>"Mutações em si não são uma coisa ruim e não há nada que indique que o Sars-CoV-2 esteja sofrendo mutações mais rápidas ou mais lentas do que o esperado", afirma François Balloux, um dos autores desse estudo.</text:p>
            <text:p/>
            <text:p>"Até agora, não podemos dizer se o Sars-CoV-2 está se tornando mais ou menos letal e contagioso."</text:p>
            <text:p/>
            <text:p>Um estudo da Universidade de Glasgow, que também analisou mutações, disse que essas mudanças não representam diferentes cepas do vírus. Eles concluíram que apenas um tipo de vírus está circulando atualmente.</text:p>
            <text:p/>
            <text:p>O monitoramento de pequenas alterações na estrutura do vírus é importante para o desenvolvimento de vacinas.</text:p>
            <text:p/>
            <text:p>Um exemplo disso é o vírus da gripe, que sofre uma mutação tão rápida que a vacina precisa ser ajustada todos os anos para lidar com a cepa específica em circulação.</text:p>
            <text:p>Desenvolvimento de remédios</text:p>
            <text:p/>
            <text:p>Muitas das vacinas contra covid-19 atualmente em desenvolvimento têm como alvo "pontinhas" diferentes da estrutura externa do vírus — a ideia é que fazer com que o organismo reconheça um elemento único do vírus o ajudará a combater o vírus todo.</text:p>
            <text:p/>
            <text:p>Mas se essa estrutura estiver mudando, uma vacina desenvolvida dessa maneira pode se tornar menos eficaz.</text:p>
            <text:p/>
            <text:p>No momento, tudo isso é teórico. Os cientistas ainda não têm informações suficientes para dizer o que as alterações no genoma do vírus significam.</text:p>
            <text:p/>
            <text:p>Lucy Van Dorp, coautora do estudo da UCL, diz que a análise de um grande número de genomas de vírus pode ser algo "inestimável para os esforços de desenvolvimento de medicamentos".</text:p>
            <text:p/>
            <text:p>No entanto, diz ela à BBC, "existe um limite para o que os genomas podem ajudar a explicar".</text:p>
            <text:p/>
          </table:table-cell>
          <table:table-cell office:value-type="string" calcext:value-type="string">
            <text:p>sensacionalista</text:p>
          </table:table-cell>
          <table:table-cell table:number-columns-repeated="146"/>
        </table:table-row>
        <table:table-row table:style-name="ro1">
          <table:table-cell office:value-type="string" calcext:value-type="string">
            <text:p>O número de mortos por dia de covid-19 já é maior do que a média diária de mortos de tuberculose, a doença infecciosa mais letal do mundo.</text:p>
            <text:p/>
            <text:p>Na quarta-feira, 1º de abril, foram mais de 4,6 mil mortos, segundo dados do Centro Europeu de Prevenção e Controle de Doenças (ECDC, na sigla em inglês), compilados pela plataforma The World On Data, da Universidade de Oxford, no Reino Unido. Nesta quinta-feira, 2 de abril, esse número já havia ultrapassado a marca de 5 mil mortos por dia.</text:p>
            <text:p/>
            <text:p>Segundo a Organização Mundial da Saúde (OMS), a tuberculose matou cerca de 1,5 milhão de pessoas no mundo, ou 4,1 mil por dia, em 2018, os últimos dados disponíveis.</text:p>
            <text:p/>
            <text:p>É preciso ressalvar, no entanto, que a covid-19 é uma doença nova e cuja real letalidade só será conhecida ao fim da pandemia.</text:p>
            <text:p/>
            <text:p>Atualmente, de acordo com a OMS, a tuberculose é a doença infecciosa mais letal do mundo.</text:p>
            <text:p/>
            <text:p>Germes no ar</text:p>
            <text:p/>
            <text:p>Todos os anos, aproximadamente 10 milhões de pessoas são infectadas pela doença, causada pela bactéria Mycobacterium tuberculosis, que afeta principalmente os pulmões.</text:p>
            <text:p/>
            <text:p>Segundo a OMS, a tuberculose é "curável e evitável". Apesar disso, doença é uma das dez que mais matam no mundo e a mais letal quando se trata de um "agente infeccioso único".</text:p>
            <text:p/>
            <text:p>Um coquetel de antibióticos é a medicação mais usada para tratar a enfermidade.</text:p>
            <text:p/>
            <text:p>"A tuberculose é transmitida de pessoa para pessoa através do ar. Quando as pessoas com tuberculose pulmonar tossem, espirram ou cospem, elas lançam os germes da tuberculose no ar. Uma pessoa precisa inalar apenas alguns desses germes para se infectar", diz a OMS.</text:p>
            <text:p/>
            <text:p>"Cerca de um quarto da população do mundo tem tuberculose latente, ou seja, essas pessoas foram infectadas pela bactéria, mas ainda não estão doentes e não podem transmiti-la", acrescenta.</text:p>
            <text:p/>
            <text:p>No entanto, alerta a OMS, "quando uma pessoa desenvolve a tuberculose, os sintomas (tais como tosse, febre, suores noturnos ou perda de peso) podem ser leves e durar muitos meses. Isso pode levar a atrasos em buscar ajuda médica e resultar na transmissão da bactéria para outros".</text:p>
            <text:p/>
            <text:p>A tuberculose normalmente afeta adultos em idade ativa. No entanto, todas as faixas etárias podem contrair a doença. Mais de 95% dos casos e mortes estão em países em desenvolvimento.</text:p>
            <text:p/>
            <text:p>Em 2018, os 30 países do mundo com a maior incidência da doença foram responsáveis por 87% dos casos. Oito países respondem por dois terços desse total: Índia, China, Indonésia, Filipinas, Paquistão, Nigéria, Bangladesh e África do Sul.</text:p>
            <text:p>Casos no Brasil</text:p>
            <text:p/>
            <text:p>No Brasil, em 2019, foram registrados 73.864 mil novos casos da tuberculose, segundo o Ministério da Saúde. Cerca de 5 mil pessoas morreram.</text:p>
            <text:p/>
            <text:p>De acordo com a pasta, "apesar de ter cura, o abandono do tratamento é o principal motivo para a tuberculose ainda continuar fazendo vítimas fatais".</text:p>
            <text:p/>
            <text:p>"No Brasil, de cada 10 pessoas que iniciam o tratamento, pelo menos uma abandona o uso dos medicamentos", diz o Ministério da Saúde.</text:p>
            <text:p/>
            <text:p>"O tratamento oferecido no Sistema Único de Saúde (SUS) dura, em média, seis meses. Apesar da melhora dos sintomas já nas primeiras semanas após início, a cura só é garantida ao final da terapia", acrescenta o órgão.</text:p>
            <text:p/>
            <text:p>No Dia Mundial da Tuberculose (24 de março), a OMS destacou que a importância de garantir "que serviços e operações essenciais de saúde continuem protegendo a vida das pessoas com tuberculose e outras doenças ou condições de saúde".</text:p>
            <text:p/>
            <text:p>"A COVID-19 está revelando quão vulneráveis as pessoas com doenças pulmonares e sistemas imunológicos debilitados podem ser. O mundo se comprometeu a acabar com a tuberculose até 2030; melhorar a prevenção é essencial para que isso aconteça", disse em nota o diretor-geral da OMS, Tedros Adhanom Ghebreyesus.</text:p>
            <text:p/>
            <text:p>O fim da epidemia de tuberculose até 2030 está entre as metas de saúde dos Objetivos de Desenvolvimento Sustentável da ONU.</text:p>
            <text:p/>
            <text:p>O novo coronavírus já infectou quase 1 milhão de pessoas e causou cerca de 40 mil mortes em todo o mundo.</text:p>
            <text:p/>
          </table:table-cell>
          <table:table-cell office:value-type="string" calcext:value-type="string">
            <text:p>sensacionalista</text:p>
          </table:table-cell>
          <table:table-cell table:number-columns-repeated="146"/>
        </table:table-row>
        <table:table-row table:style-name="ro1">
          <table:table-cell office:value-type="string" calcext:value-type="string">
            <text:p>A nova edição do periódico médico Lancet trará neste sábado (9) resultados "animadores" de testes clínicos com uma combinação tripla das substâncias interferon beta 1-b, lopinavir-ritonavir e ribavirin em 127 pacientes adultos diagnosticados com covid-19 e tratados em seis hospitais públicos de Hong Kong.</text:p>
            <text:p/>
            <text:p>Por ser um estudo do tipo clínico randomizado controlado; por já envolver testes com humanos; e por ter passado pelo peer review (uma revisão independente por especialistas que não são os mesmos a assinar o artigo), trata-se de uma publicação com critérios de excelência na pesquisa científica.</text:p>
            <text:p/>
            <text:p>O artigo, assinado por mais de 40 cientistas liderados pelo professor da Universidade de Hong Kong Kwok-Yung Yuen, mostra que a combinação tripla eliminou o coronavírus em média sete dias após o início do tratamento — tempo significativamente menor do que o grupo controle, que foi tratado apenas com lopinavir-ritonavir e precisou de 12 dias para que o vírus não pudesse mais ser detectado em teste molecular RT-PCR.</text:p>
            <text:p/>
            <text:p>O grupo que recebeu a combinação interferon beta 1-b, lopinavir-ritonavir e ribavirin tinha 86 pacientes; e o grupo controle, 41.</text:p>
            <text:p/>
            <text:p>Os autores também perceberam melhores resultados da combinação tripla no tempo para desaparecimento de sintomas (quatro dias, versus oito no grupo controle); e para alta do hospital (nove dias versus 14,5).</text:p>
            <text:p/>
            <text:p>Cautela com os resultados</text:p>
            <text:p/>
            <text:p>Os pacientes envolvidos tinham casos leves e moderados de covid-19 e receberam tratamento por 14 dias. Os efeitos adversos foram considerados leves e semelhantes nos dois grupos (relatado por cerca de metade dos participantes de cada grupo), incluindo principalmente diarreia, febre e náuseas.</text:p>
            <text:p/>
            <text:p>Os efeitos adversos foram considerados leves e semelhantes nos dois grupos (relatado por cerca de metade dos participantes de cada grupo), incluindo principalmente diarreia, febre e náuseas.</text:p>
            <text:p/>
            <text:p>"Apesar destes resultados animadores, precisamos confirmar em uma fase mais ampla, a 3, que o interferon beta-1b sozinho ou em combinação com outros medicamentos é eficaz em doentes mais graves", afirmou Kwok-Yung Yuen em comunicado à imprensa.</text:p>
            <text:p/>
            <text:p>Os resultados divulgados agora correspondem ao que é classificado como fase 2 de estudos clínicos, envolvendo algumas centenas de pacientes doentes com a patologia para a qual se busca tratamento.</text:p>
            <text:p/>
            <text:p>Ele também é caracterizado como um estudo randomizado controlado porque as pessoas testadas foram divididas aleatoriamente em um grupo que recebe o tratamento em questão; e um grupo controle, que recebe outro tratamento — neste caso, a combinação lopinavir-ritonavir, apenas.</text:p>
            <text:p/>
            <text:p>Os pacientes são recrutados aleatoriamente para evitar que haja um viés de confirmação (uma tendência de interpretar ou orientar os resultados de modo que confirme a hipótese inicial ou as certezas do pesquisador).</text:p>
            <text:p/>
            <text:p>Outra característica deste estudo é que ele foi open label, ou seja, tanto os pesquisadores quanto participantes tinham conhecimento dos tratamentos recebidos e não havia um grupo recebendo placebo — isto é considerado uma limitação pelos próprios autores.</text:p>
            <text:p/>
            <text:p>Os 127 pacientes envolvidos foram diagnosticados com covid-19 através de testes e foram internados entre 10 de fevereiro e 20 de março — em Hong Kong, toda pessoa que tem resultado positivo para o novo coronavírus é hospitalizada.</text:p>
            <text:p/>
            <text:p>O grupo teste recebeu uma combinação de lopinavir-ritonavir (400mg/100mg) e ribavirin (400mg) a cada 12 horas, além de três doses injetadas de interferon beta-1b em dias alternados; já o grupo controle recebeu apenas o lopinavir-ritonavir a cada 12 horas.</text:p>
            <text:p/>
            <text:p>Neste período, eles continuaram recebendo tratamento padrão para covid-19, como ventilação, diálise e antibióticos.</text:p>
            <text:p/>
            <text:p>Diferente de outras síndromes respiratórias, como Sars e Mers, em que antivirais podem combater o vírus antes do pico dos sintomas (entre 7 a 10 dias após o início), na covid-19, o aumento da carga viral coincide com a piora dos sintomas, logo nos primeiros dias da doença.</text:p>
            <text:p/>
            <text:p>Isso é semelhante ao que ocorre com a influenza, sobre a qual já se sabe que uma combinação medicamentosa, em vez de apenas um medicamento, por ser mais eficaz. Por isso a aposta na combinação tripla interferon beta 1-b, lopinavir-ritonavir e ribavirin.</text:p>
            <text:p/>
            <text:p>No surto de SARS em 2003, a combinação lopinavir-ritonavir (normalmente usada contra o HIV) e o ribavirin (usado contra a hepatite C) reduziu significativamente a ocorrência de insuficiência respiratória e mortes em pacientes hospitalizados. Já o interferon beta 1-b, desenvolvido para tratar da esclerose múltipla, também levou a redução da carga viral e melhora nos pulmões em testes com animais para MERS.</text:p>
            <text:p/>
            <text:p>"Estas descobertas sugerem que o interferon beta 1-b pode ser um componente essencial desta combinação de tratamentos e válido investigá-lo mais no tratamento da covid-19", diz a coautora Jenny Lo, do Hospital Ruttonjee, em Hong Kong.</text:p>
            <text:p/>
            <text:p>"Os interferons são proteínas que ocorrem naturalmente, produzidas em reação a uma infecção viral. A esperança é que o interferon beta-1b aumente a capacidade do organismo de combater o novo coronavírus"</text:p>
            <text:p/>
            <text:p>Fora da equipe responsável pela publicação no Lancet, Sarah Shalhoub, pesquisadora da Universidade Ocidental do Canadá, enviou por escrito à imprensa um comentário sobre o artigo.</text:p>
            <text:p/>
            <text:p>"A maioria dos estudos publicados até agora foram do tipo retrospectivos ou observacionais. Portanto, esse estudo controlado e randomizado, com objetivo prospectivo, agrega um valor significativo ao acúmulo de evidências sobre tratamentos, eliminando uma série de limitações inerentes aos estudos retrospectivos. "</text:p>
            <text:p/>
            <text:p>"No entanto, como os autores reconhecem, são necessários estudos futuros para examinar a eficácia do interferon beta-1b sozinho ou em combinação com outros medicamentos para tratar pacientes graves com covid-19, além de uma comparação com placebo."</text:p>
            <text:p/>
          </table:table-cell>
          <table:table-cell office:value-type="string" calcext:value-type="string">
            <text:p>sensacionalista</text:p>
          </table:table-cell>
          <table:table-cell table:number-columns-repeated="146"/>
        </table:table-row>
        <table:table-row table:style-name="ro1">
          <table:table-cell office:value-type="string" calcext:value-type="string">
            <text:p>Unicef</text:p>
            <text:p/>
            <text:p>O Corona vírus é maior do que o normal; o diâmetro da célula é de 400 a 500 mícrons e, por esse motivo, qualquer máscara impede a sua entrada no organismo.</text:p>
            <text:p/>
            <text:p>O vírus não se propaga no ar.</text:p>
            <text:p/>
            <text:p>O coronavírus, quando cai sobre uma superfície de metal, permanece vivo durante 12 horas. Lavar as mãos com água e sabão é suficiente para o destruir.</text:p>
            <text:p/>
            <text:p>O corona vírus quando cai sobre num tecido, permanece vivo durante 9 horas, portanto, lavar a roupa ou colocá-la ao sol durante 2 horas, será suficiente para o eliminar.</text:p>
            <text:p/>
            <text:p>O vírus só vive nas mãos durante 10 minutos. Assim, usar um desinfetante em gel também o eliminará.</text:p>
            <text:p/>
            <text:p>O vírus exposto a uma temperatura de 26 a 27 ° C morre.</text:p>
            <text:p/>
            <text:p>A água que esteja exposta ao sol poderá ser consumida sem qualquer perigo.</text:p>
            <text:p/>
            <text:p>Evitar comer gelados ou pratos frios; os alimentos quentes são mais seguros, visto que o calor elimina o vírus.</text:p>
            <text:p/>
            <text:p>Gargarejar com água morna ou salgada mata os vírus que se alojem nas amígdalas e evita que passem para os pulmões.</text:p>
            <text:p/>
            <text:p>Estas medidas são suficientes para evitar a ocorrência e propagação do vírus em qualquer parte do mundo.</text:p>
            <text:p/>
            <text:p>UNICEF</text:p>
            <text:p/>
          </table:table-cell>
          <table:table-cell office:value-type="string" calcext:value-type="string">
            <text:p>não sensacionalista</text:p>
          </table:table-cell>
          <table:table-cell table:number-columns-repeated="146"/>
        </table:table-row>
        <table:table-row table:style-name="ro1">
          <table:table-cell office:value-type="string" calcext:value-type="string">
            <text:p>O novo coronavírus ainda vai ficar por muito tempo "à solta", alertou a Organização Mundial da Saúde (OMS).</text:p>
            <text:p/>
            <text:p>Em todo o mundo, mais de 4,2 milhões de pessoas já foram infectadas, das quais 300 mil morreram.</text:p>
            <text:p/>
            <text:p>Os especialistas não sabem ao certo quando o contágio pode ser interrompido e agora dizem que o vírus pode nunca desaparecer.</text:p>
            <text:p/>
            <text:p>"O coronavírus pode se tornar outro vírus endêmico em nossas comunidades e nunca desaparecer", disse Michael Ryan, diretor-executivo da OMS.</text:p>
            <text:p/>
            <text:p>"Acho importante sermos realistas e não me parece que alguém possa prever quando a doença desaparecerá", acrescentou.</text:p>
            <text:p/>
            <text:p>Mas o que é um vírus endêmico?</text:p>
            <text:p/>
            <text:p>A definição pode ser encontrada no site do Centro de Controle e Prevenção de Doenças (CDC) dos Estados Unidos.</text:p>
            <text:p/>
            <text:p>Endêmica "refere-se à presença constante e/ou prevalência habitual de uma doença ou agente infeccioso em uma população de uma área geográfica", explica o CDC.</text:p>
            <text:p/>
            <text:p>Eles também incluem o termo "hiperendêmico", que se refere a níveis altos e persistentes de ocorrência da doença.</text:p>
            <text:p/>
            <text:p>Nas palavras de Rosalind Eggo, especialista em doenças infecciosas da Escola de Higiene e Medicina Tropical de Londres, "a infecção endêmica está presente em uma área permanentemente, o ano todo, o tempo todo, ano após ano".</text:p>
            <text:p/>
            <text:p>No Brasil, a dengue é um exemplo de uma doença endêmica, pois acontece em determinadas regiões todos os anos.</text:p>
            <text:p/>
            <text:p>A existência de um vírus endêmico não deve ser confundida com a de uma epidemia ou pandemia.</text:p>
            <text:p/>
            <text:p>Apesar do Sars-CoV-2 ter potencial para se tornar um vírus endêmico, isso não significa que seja incontrolável , disse Ryan, da OMS.</text:p>
            <text:p/>
            <text:p>E ele mencionou o caso do HIV, o vírus que pode causar a Aids, em seu discurso.</text:p>
            <text:p/>
            <text:p>"O HIV não desapareceu, mas encontramos uma maneira de conviver com o vírus. Encontramos tratamentos e métodos de prevenção. As pessoas não se sentem assustadas como no início e podemos garantir a vida de quem vive com o vírus", explicou ele.</text:p>
            <text:p/>
            <text:p>O HIV é conhecido há quatro décadas e ainda não existe uma vacina para combatê-lo.</text:p>
            <text:p/>
            <text:p>Segundo dados da OMS, até 2018 a Aids havia matado mais de 32 milhões de pessoas e cerca de 40 milhões viviam com o vírus.</text:p>
            <text:p/>
            <text:p>Apesar de "continuar sendo um dos maiores problemas de saúde pública do mundo", diz a OMS, "a infecção pelo HIV se tornou um problema de saúde crônico suportável que permite que as pessoas que tenham o vírus levem uma vida longa e saudável".</text:p>
            <text:p/>
            <text:p>Isso ocorre porque a medicina conseguiu desenvolver diagnósticos precoces e tratamentos paliativos. No entanto, não há cura.</text:p>
            <text:p/>
            <text:p>Aqui, citamos outros exemplos de infecções endêmicas mencionados pelo especialista da Escola de Higiene e Medicina Tropical de Londres.</text:p>
            <text:p/>
            <text:p>Varicela</text:p>
            <text:p/>
            <text:p>Uma doença causada por um vírus endêmico que existe há séculos é a varicela, que se espalha na população por meio da disseminação do vírus contagioso varicela-zoster (VZV).</text:p>
            <text:p/>
            <text:p>"A varicela pode ser grave, especialmente em bebês, adolescentes, adultos e pessoas com sistema imunológico enfraquecido", explica o CDC.</text:p>
            <text:p/>
            <text:p>Pessoas que nunca tiveram a doença, ou que não foram vacinadas para preveni-la, são os receptores do vírus e frequentemente o contraem ao tocar ou inalar partículas de bolhas de varicela.</text:p>
            <text:p/>
            <text:p>Isso porque o doente desenvolve 250 a 500 bolhas que causam muita coceira. Ao coçá-las, essas partículas são liberadas.</text:p>
            <text:p/>
            <text:p>Os países com recursos insuficientes, carentes de ampla vacinação, são os mais afetados pelos surtos endêmicos do vírus.</text:p>
            <text:p/>
            <text:p>Malária (ou paludismo)</text:p>
            <text:p/>
            <text:p>O paludismo - comumente conhecido como malária - é outra doença endêmica há décadas e para a qual uma vacina amplamente eficaz ainda está em desenvolvimento.</text:p>
            <text:p/>
            <text:p>Sua transmissão ocorre por parasitas do gênero plasmódio, que se espalham pela picada do mosquito fêmea Anopheles.</text:p>
            <text:p/>
            <text:p>Em 2018, houve 228 milhões de casos de malária em todo o mundo, dos quais mais de 400 mil resultaram na morte da pessoa infectada, segundo a OMS.</text:p>
            <text:p/>
            <text:p>67% das fatalidades foram em menores de cinco anos.</text:p>
            <text:p/>
            <text:p>O principal método de prevenção tem sido a fumigação contra mosquitos, principalmente na África, onde a maioria dos casos está concentrada.</text:p>
            <text:p/>
            <text:p>Também são utilizados antimaláricos, um deles cloroquina (e seu derivado, hidroxicloroquina), drogas que estão sendo investigadas para a covid-19 e cujo uso tem sido controverso.</text:p>
            <text:p/>
            <text:p>Em 2015 foi desenvolvida a primeira vacina para combater esta doença, mas ela oferece apenas proteção parcial às crianças.</text:p>
            <text:p/>
            <text:p>A primeira distribuição em larga escala da vacina ocorreu em 2019, segundo a OMS.</text:p>
            <text:p/>
          </table:table-cell>
          <table:table-cell office:value-type="string" calcext:value-type="string">
            <text:p>não sensacionalista</text:p>
          </table:table-cell>
          <table:table-cell table:number-columns-repeated="146"/>
        </table:table-row>
        <table:table-row table:style-name="ro1">
          <table:table-cell office:value-type="string" calcext:value-type="string">
            <text:p>Responsável pelas defesas naturais do nosso organismo, o sistema imunológico virou o centro das atenções em tempos de coronavírus.</text:p>
            <text:p/>
            <text:p>Isso porque, como ainda não temos medicamentos ou vacinas para nos proteger desse novo vírus, combatê-lo depende inicialmente da capacidade de resposta de cada indivíduo à doença, conhecida como covid-19.</text:p>
            <text:p/>
            <text:p>Sendo assim, mesmo que não impeça ninguém de contrair a doença, ter uma imunidade em dia é vital para ajudar na luta contra a infecção e na recuperação do doente, dizem especialistas ouvidos pela BBC News Brasil.</text:p>
            <text:p/>
            <text:p>Segundo eles, são quatro os pilares de uma "boa imunidade": praticar exercícios físicos regularmente, reduzir o estresse, dormir bem e ter uma alimentação balanceada.</text:p>
            <text:p/>
            <text:p>Mas, antes de tudo, os especialistas alertam para outro tipo de combate, contra a "desinformação".</text:p>
            <text:p/>
            <text:p>O principal mito é a suposição de que podemos "elevar nossa imunidade", dizem.</text:p>
            <text:p/>
            <text:p>"Não existe essa história de imunidade alta. Existe imunidade normal ou imunidade baixa por algum problema que a pessoa tenha, como doenças ou uso de medicamentos imunossupressores (que reduzem a atividade ou eficiência do sistema imunológico, usados, por exemplo, quando o paciente recebe um órgão transplantado). Imunidade alta não existe, não tem como elevar a imunidade", explica o infectologista Alberto Chebabbo, vice-presidente da Sociedade Brasileira de Infectologia e diretor-médico do Hospital Universitário Clementino Fraga Filho, no Rio de Janeiro.</text:p>
            <text:p/>
            <text:p>"Ou seja, quem tem imunidade normal, tem o risco de contrair a doença e desenvolver os sintomas. Quem tem imunidade baixa, inclusive os idosos, porque seu sistema imunológico já envelheceu, tende a apresentar os sintomas mais graves da doença", acrescenta.</text:p>
            <text:p/>
            <text:p>Ana Caetano Faria, professora titular de Imunologia da Universidade Federal de Minas Gerais (UFMG) e especialista da Sociedade Brasileira de Imunologia, concorda.</text:p>
            <text:p/>
            <text:p>"O que ocorre é que nosso estilo de vida faz com que nossa imunidade caia. Ou seja, existem formas de restabelecer a normalidade de nosso sistema imunológico, mas não elevá-lo", diz.</text:p>
            <text:p/>
            <text:p>Importância dos quatro pilares</text:p>
            <text:p/>
            <text:p>Por que esses quatro pilares são tão importantes?</text:p>
            <text:p/>
            <text:p>Segundo Faria, cada um deles tem um impacto diferente no funcionamento do sistema imunológico.</text:p>
            <text:p/>
            <text:p>Mas, para isso, é preciso entender o que é o sistema imunológico e como ele funciona.</text:p>
            <text:p/>
            <text:p>Em linhas gerais, ele é um conjunto complexo de células, tecidos, órgãos e moléculas que cumprem funções específicas em uma resposta coordenada para neutralizar vírus, bactérias, fungos e parasitas — antes que sejam fatais.</text:p>
            <text:p/>
            <text:p>Diante de uma nova ameaça, o corpo tem de partir do zero e construir as defesas necessárias. Mas, no caso de um vírus, este processo costuma ser mais demorado do que a velocidade com que este tipo de microrganismo se multiplica e infecta células.</text:p>
            <text:p/>
            <text:p>"É uma corrida, em que o adversário avança mais rápido do que o sistema imunológico é capaz de desenvolver mecanismos de ação para combatê-lo", afirma o imunologista Renato Astray, pesquisador do Instituto Butantan.</text:p>
            <text:p/>
            <text:p>Isso não significa, no entanto, que a batalha esteja perdida. O sistema imunológico encontra com o tempo formas de acabar com a ameaça, como vem ocorrendo nesta epidemia de coronavírus.</text:p>
            <text:p/>
            <text:p>Como funciona o sistema imunológico</text:p>
            <text:p/>
            <text:p>O corpo tem barreiras para impedir a entrada de patógenos, como são chamados os microrganismos que afetam nossa saúde.</text:p>
            <text:p/>
            <text:p>Elas podem ser mecânicas, como a pele, microbiológicas — por exemplo, a flora de bactérias do intestino —, ou químicas, como as enzimas presentes na saliva ou o suco gástrico do estômago.</text:p>
            <text:p/>
            <text:p>Se um corpo estranho consegue superar essas barreiras, cabe ao sistema imunológico nos proteger.</text:p>
            <text:p/>
            <text:p>Todas as pessoas nascem com defesas naturais contra invasores. Esta é a chamada resposta imunológica inata, que é acionada automaticamente quando células detectam que foram infectadas e enviam sinais químicos para avisar que o corpo está sob ataque.</text:p>
            <text:p/>
            <text:p>Isso faz com que outras células acionem mecanismos para se tornarem menos suscetíveis à infecção e ativem o sistema imunológico, que vai pôr em ação células específicas para combater o invasor.</text:p>
            <text:p/>
            <text:p>Essas células são fabricadas continuamente pela medula óssea, a partir de células-tronco, que estão em um estágio inicial de desenvolvimento e tem o potencial de se transformar, em um processo de diferenciação, para cumprir funções específicas.</text:p>
            <text:p/>
            <text:p>Desta forma, as células-tronco se tornam leucócitos — ou glóbulos brancos —, que atuam em nosso sistema imunológico. Uma elevação na quantidade de leucócitos no exame de sangue é indício de uma infecção. Se estiver abaixo do normal, o sistema imunológico está enfraquecido.</text:p>
            <text:p/>
            <text:p>Os neutrófilos são o tipo de leucócito mais numeroso e atuam como a primeira linha de defesa do organismo. Eles envolvem e eliminam o invasor por meio da fagocitose, produzindo enzimas digestivas que destroem o patógeno.</text:p>
            <text:p/>
            <text:p>Também liberam sinais químicos que recrutam mais células para atacar a ameaça. Isso gera uma inflamação na região onde está o invasor. Esta área é irrigada com sangue, que traz consigo mais leucócitos para auxiliar no combate.</text:p>
            <text:p/>
            <text:p>Outro tipo de glóbulo branco, o linfócito conhecido como natural killer (assassino natural, em inglês), age principalmente contra tumores e vírus. Ele libera grânulos de proteína ao redor do alvo que fazem o patógeno se autodestruir.</text:p>
            <text:p/>
            <text:p>Um terceiro tipo de leucócito, o macrófago, também atua neste estágio fagocitando invasores, mas cumpre outra função importante no próximo estágio da resposta imune.</text:p>
            <text:p>A resposta imune adquirida</text:p>
            <text:p/>
            <text:p>Quando um invasor é agressivo, resistente ou está presente em maior quantidade, isso exige outro tipo de reação do organismo.</text:p>
            <text:p/>
            <text:p>A resposta imune adquirida é desenvolvida pelo corpo após entrar em contato com um patógeno. Ela envolve a ação dos linfócitos, células especializadas capazes de combater microrganismos e de nos proteger da mesma ameaça por mais tempo.</text:p>
            <text:p/>
            <text:p>Os linfócitos ficam armazenados em órgãos como os linfonodos e o baço, à espera de sinais de que devem entrar em ação.</text:p>
            <text:p/>
            <text:p>Um dos principais alertas é dado pelos macrófagos, que capturam um microrganismo ou parte dele e o transportam até os linfócitos, dando início à resposta imune adquirida. "Os macrófagos atuam como uma ponte entre as duas respostas imunes", explica Astray.</text:p>
            <text:p/>
            <text:p>Os linfócitos começam então a produzir milhões de cópias de si mesmos e reforçam o sistema imunológico ao gerar anticorpos, proteínas capazes de neutralizar um patógeno. Os anticorpos têm a capacidade de reconhecer e se unir ao invasor, impedindo que ele infecte novas células e se reproduza.</text:p>
            <text:p/>
            <text:p>Os linfócitos também marcam alvos para neutrófilos, macrófagos e natural killers. "Os linfócitos são como maestros do sistema imunológico, ao fazer com que as células imunes se aglutinem em torno de uma ameaça", diz Portela.</text:p>
            <text:p/>
            <text:p>Ao final deste processo, a maioria dos linfócitos é destruída, mas alguns se diferenciam e permanecem em nosso corpo por vários anos, formando uma memória imunológica que tornará mais ágil o combate ao patógeno se ele nos infectar novamente.</text:p>
            <text:p/>
            <text:p>As células imunes se multiplicam mais rapidamente ao detectar a mesma ameaça, o que acaba com aquela desvantagem do sistema imunológico na corrida inicial contra um invasor após a infecção. "Isso nos impede de ficar doentes ou faz com que os sintomas sejam mais leves", afirma Astray.</text:p>
            <text:p/>
            <text:p>Por este motivo, não contraímos mais de uma vez algumas doenças, como catapora, caxumba, rubéola ou sarampo. Mas isso não impede que tenhamos novas gripes, por exemplo, porque o vírus que a causa, o influenza, sofre mutações facilmente, o que torna a memória imunológica inútil contra suas novas versões.</text:p>
            <text:p>Como nossa imunidade é afetada</text:p>
            <text:p/>
            <text:p>Sendo assim, Faria, da UFMG, diz que, quando dormimos pouco ou nos alimentamos mal, isso afeta o funcionamento de nosso sistema imunológico de diferentes maneiras. O mesmo ocorre quando deixamos de praticar atividades físicas ou sofremos estresse.</text:p>
            <text:p/>
            <text:p>"Todos esses pilares são importantes, mas destaco a necessidade de dormimos bem. É durante o sono que temos maior produção de células de defesa pela medula óssea. Estudos mostram que dormir menos de cinco horas por noite aumenta em quatro vezes a chance de desenvolver infecções respiratórias, como gripes e resfriados", diz.</text:p>
            <text:p/>
            <text:p>"Portanto, se você não está dormindo suficientemente, não está dando ao corpo a chance de se recuperar."</text:p>
            <text:p/>
            <text:p>Já ao praticarmos atividade física de intensidade moderada, liberamos hormônios que ajudam a regular nosso sistema imunológico. Por outro lado, quando não nos estressamos, nosso corpo deixa de produzir substâncias que o prejudicam. Por fim, ao seguirmos uma dieta balanceada, ajudamos a fornecer energia para o bom funcionamento de nossas células de defesa, resume Faria.</text:p>
            <text:p/>
            <text:p>Mas o que é uma dieta balanceada?</text:p>
            <text:p/>
            <text:p>A BBC News Brasil ouviu a nutricionista Julia Granje. Ela alerta "que não existe nenhum alimento ou vitamina que combata o novo coronavírus. Mas, obviamente, quando o sistema imune está ativo e saudável, vai ajudar a lutar a combatê-lo". Confira as dicas dela:</text:p>
            <text:p/>
            <text:p>• Monte um "prato colorido"</text:p>
            <text:p/>
            <text:p>Granje recomenda comer dez porções de 80 gramas por dia, sete de legumes e verduras e três de frutas, de cores diferentes. "Cada cor dos alimentos reflete o tipo de micronutrientes que têm neles". "Desafio meus pacientes a colocar pelo menos cinco cores no prato".</text:p>
            <text:p/>
            <text:p>Em relação aos micronutrientes, ela destaca o zinco e o selênio.</text:p>
            <text:p/>
            <text:p>"O zinco é encontrado nas carnes vermelhas e no fígado de frango. Também nas ostras, que são muito ricas em zinco."</text:p>
            <text:p/>
            <text:p>Ela acrescenta que o zinco também está presente nos vegetais, "mas em menor quantidade", como no feijão.</text:p>
            <text:p/>
            <text:p>"A quantidade de zinco que encontramos no feijão é a metade da de uma carne vermelha. Isso é um alerta importante para quem é vegetariano", assinala.</text:p>
            <text:p/>
            <text:p>Já o selênio é encontrado na castanha do Pará. "Duas castanhas por dia já são suficientes. A farinha de trigo também é fonte de selênio".</text:p>
            <text:p/>
            <text:p>Granje também recomenda comer menos carboidratos simples, como massas, arroz branco, pães e bolos. Prefira os carboidratos "complexos", ou seja, aqueles integrais, recomenda.</text:p>
            <text:p/>
            <text:p>"Não gosto de vilanizar os carboidratos. O problema é que o brasileiro come muito pouca fibra. E sabemos que carboidratos simples, quando ingeridos em excesso, tendem a induzir uma resposta inflamatória do nosso corpo, o que pode ser prejudicial se você já está combatendo uma infecção", acrescenta.</text:p>
            <text:p/>
            <text:p>• Não esqueça das "vitaminas antioxidantes"</text:p>
            <text:p/>
            <text:p>Segundo Granje, vitaminas A, C, D e E são muito importantes. Ela ressalva, contudo, que muitos brasileiros vêm se "superssuplementando" de vitamina D.</text:p>
            <text:p/>
            <text:p>"Não adianta tomar vitamina D sem ter a exposição ao sol. Porque o que ativa a vitamina D é essa exposição ao sol. Como se trata de uma vitamina lipossolúvel, se você toma em excesso, nosso corpo não a excreta. É diferente da vitamina C, que as pessoas também tomam em excesso, mas isso é excretado pela urina", explica.</text:p>
            <text:p/>
            <text:p>• Cuide de seu intestino</text:p>
            <text:p/>
            <text:p>Granje destaca que pesquisas mostram a influência da nossa microbiota intestinal em nossa imunidade — nossos intestinos são habitados por 100 trilhões de bactérias de diferentes espécies. Neste sentido, ela reforça a importância do consumo de fibras.</text:p>
            <text:p/>
            <text:p>"Infelizmente, não prestamos muita atenção a isso."</text:p>
            <text:p/>
            <text:p>Um imenso estudo conduzido nos Estados Unidos, o Estudo Americano do Intestino, sugere que aqueles cujas dietas incluem mais alimentos à base de plantas têm um microbioma mais diversificado, diz Daniel McDonald, diretor-científico do projeto.</text:p>
            <text:p/>
            <text:p>• Baixo consumo de álcool e sódio</text:p>
            <text:p/>
            <text:p>O álcool e o sal em excesso podem ser prejudiciais para o sistema imunológico. Seu consumo deve ser feito com moderação.</text:p>
            <text:p/>
            <text:p>Segundo pesquisa da Escola Médica da Universidade de Massachusetts (EUA), o consumo exagerado de álcool prejudica a capacidade do organismo de combater infecções virais, especialmente do sistema respiratório, inibindo o funcionamento de proteínas responsáveis pela regulação do sistema imune.</text:p>
            <text:p/>
          </table:table-cell>
          <table:table-cell office:value-type="string" calcext:value-type="string">
            <text:p>não sensacionalista</text:p>
          </table:table-cell>
          <table:table-cell table:number-columns-repeated="146"/>
        </table:table-row>
        <table:table-row table:style-name="ro1">
          <table:table-cell office:value-type="string" calcext:value-type="string">
            <text:p>Algumas pessoas estão testando positivo mais de uma vez em exames do novo coronavírus, explica a Organização Mundial da Saúde (OMS), agregando que isso não significa necessariamente que elas voltaram a adoecer da covid-19.</text:p>
            <text:p/>
            <text:p>"O que estamos vendo em algumas pessoas é que, depois de ter dado positivo para covid-19, passada uma semana ou duas, ou até mesmo mais tempo, elas testam positivo de novo", explica à BBC a médica Maria Van Kerkhove, epidemiologista da OMS. "O que acontece na verdade é que, enquanto os pulmões se curam, algumas células mortas do pulmão são expulsas. São esses fragmentos de pulmão que levam ao teste positivo."</text:p>
            <text:p/>
            <text:p>Os testes de reação em cadeia da polimerase — com os quais se "amplificam" ou copiam pequenos segmentos de DNA — são os recomendados pela OMS para confirmar os casos de covid-19, uma vez que detectam diretamente o ácido ribonucleico (RNA), ou seja, o material genético do vírus, nas amostras tiradas de secreções respiratórias do paciente.</text:p>
            <text:p/>
            <text:p>Assim, o resultado positivo em segundos exames, mesmo depois que o paciente estiver recuperado da covid-19, "não é (sinal da presença do) vírus infeccioso, não é uma reinfecção, não é uma reativação (da doença), mas sim parte do processo de cura do corpo, que é registrado na amostra que dá positivo", explicou Van Kerkhove no programa da BBC The Andrew Marr Show.</text:p>
            <text:p/>
            <text:p>A grande dúvida: uma pessoa pode pegar o vírus mais de uma vez?</text:p>
            <text:p/>
            <text:p>Ao ser questionada se um paciente recuperado da covid-19 pode voltar a se contaminar com o novo coronavírus, a técnica da OMS apontou que essa é uma das perguntas ainda sem resposta definitiva.</text:p>
            <text:p/>
            <text:p>"O que sabemos até agora é que, quando uma pessoa pega a covid-19 desenvolve anticorpos e tem uma resposta imune entre uma e três semanas depois da infecção", descreveu.</text:p>
            <text:p/>
            <text:p>"O que estamos tentando entender agora é essa resposta do sistema imunológico: quer dizer que (o paciente) ganha imunidade? Quer dizer que ele tem uma proteção mais forte contra uma reinfecção? E, se for esse o caso, quanto tempo dura essa proteção?"</text:p>
            <text:p/>
          </table:table-cell>
          <table:table-cell office:value-type="string" calcext:value-type="string">
            <text:p>não sensacionalista</text:p>
          </table:table-cell>
          <table:table-cell table:number-columns-repeated="146"/>
        </table:table-row>
        <table:table-row table:style-name="ro1">
          <table:table-cell office:value-type="string" calcext:value-type="string">
            <text:p>Equipes de hospitais e universidade no Reino Unido acreditam que a droga, um anti-inflamatório e também um analgésico, pode tratar particularmente as dificuldades respiratórias decorrentes da infecção pelo coronavírus.</text:p>
            <text:p/>
            <text:p>Equipes da universidade King's College e dos hospital Guy's e St. Thomas estão recrutando participantes para um teste que vai verificar se o ibuprofeno contribui para o tratamento de pessoas hospitalizadas com a covid-19.</text:p>
            <text:p/>
            <text:p>Os cientistas acreditam que a droga, um anti-inflamatório e também um analgésico, pode tratar particularmente as dificuldades respiratórias decorrentes da infecção pelo coronavírus.</text:p>
            <text:p/>
            <text:p>A esperança é que o tratamento, considerado de baixo custo, possa evitar que pacientes precisem de ventilação mecânica.</text:p>
            <text:p/>
            <text:p>No experimento, chamado Liberate, metade dos pacientes receberá o ibuprofeno, além dos cuidados usuais. Mas a droga será usada em uma formulação especial, em vez dos comprimidos padrão normalmente comprados por pessoas nas farmácias, por exemplo para tratar artrite.</text:p>
            <text:p/>
            <text:p>Estudos em animais sugerem que o ibuprofeno pode tratar a síndrome do desconforto respiratório agudo, uma das complicações graves da doença causada pelo novo coronavírus.</text:p>
            <text:p/>
            <text:p>Mitul Mehta, membro da equipe do King's College London, disse que é preciso "fazer os testes para verificar se as evidências realmente correspondem ao que esperamos que aconteça".</text:p>
            <text:p/>
            <text:p>No início da pandemia, havia preocupações de que o ibuprofeno pudesse ser prejudicial para pacientes, caso tivessem o vírus com sintomas leves. </text:p>
            <text:p/>
            <text:p>O temor piorou quando o ministro da Saúde da França, Oliver Veran, disse que tomar medicamentos anti-inflamatórios não esteroides, como o ibuprofeno, poderia agravar a infecção.</text:p>
            <text:p/>
            <text:p>Mas uma análise da Comissão de Medicamentos Humanos logo concluiu que o ibuprofeno era seguro em caso de sintomas de coronavírus — ajudando a diminuir a temperatura corporal e aliviando sintomas semelhantes aos da gripe.</text:p>
            <text:p/>
            <text:p>Ainda assim, o ibuprofeno apresenta mais efeitos colaterais para alguns grupos de pessoas do que o paracetamol — recomendado por autoridades de saúde britânicas em casos leves de covid-19 —, devendo ser evitado, por exemplo, por pessoas com úlcera no estômago.</text:p>
            <text:p/>
          </table:table-cell>
          <table:table-cell office:value-type="string" calcext:value-type="string">
            <text:p>não sensacionalista</text:p>
          </table:table-cell>
          <table:table-cell table:number-columns-repeated="146"/>
        </table:table-row>
        <table:table-row table:style-name="ro1">
          <table:table-cell office:value-type="string" calcext:value-type="string">
            <text:p>O Brasil deve ser atingido por uma "tempestade perfeita" nos próximos dois meses. Isso porque parte do país deve enfrentar um aumento da incidência de três doenças: a covid-19, causada pelo novo coronavírus, a gripe comum e a dengue.</text:p>
            <text:p/>
            <text:p>A expressão, "tempestade perfeita", foi usada na semana passada por Wanderson Oliveira, secretário nacional de Vigilância em Saúde, quando alertou, em entrevista coletiva, que "vamos ter o coronavírus, que é novo, vamos ter a influenza [gripe], que é rotina todo ano, e também vamos ter o pico da dengue... Estamos com três epidemias simultâneas".</text:p>
            <text:p/>
            <text:p>O aumento dessas três doenças pode impactar ainda mais o sistema de saúde brasileiro. A tendência é que subam os números de atendimentos e internações por quadros graves, pressionando os recursos do sistema de saúde pública.</text:p>
            <text:p/>
            <text:p>Se, por um lado, as infecções por coronavírus estão aumentando — já são 240 mortes e mais de 6,8 mil casos confirmados até quarta-feira, segundo o Ministério da Saúde —, por outro, a incidência de dengue, transmitida pelo velho conhecido mosquito Aedes aegypti, também tem registrado um crescimento preocupante.</text:p>
            <text:p/>
            <text:p>O último boletim epidemiológico do Ministério da Saúde diz que o Brasil já registrou, até 21 de março deste ano, pouco mais de 441 mil casos prováveis de dengue — aqueles que são notificados à pasta pelos Estados, mas ainda precisam de confirmação por meio de resultados de exames.</text:p>
            <text:p/>
            <text:p>Ao menos 120 pessoas morreram da doença no período — é possível que esse número de mortos seja maior, pois há dezenas de casos suspeitos que ainda necessitam de confirmação.</text:p>
            <text:p/>
            <text:p>Isso significa uma média, no Brasil, de 209 casos prováveis de dengue por 100 mil habitantes — um crescimento de 59% em relação ao mesmo período do ano passado (a comparação entre boletins de diferentes anos, entretanto, deve ser feita com cautela, já que há muitas alterações e atualizações de números depois que eles são publicados pela primeira vez).</text:p>
            <text:p/>
            <text:p>Segundo o Ministério da Saúde, historicamente o pico de registros de doenças transmitidas pelo Aedes aegypti, como dengue, zika e chikungunya, ocorre nos meses de abril e maio.</text:p>
            <text:p/>
            <text:p>Ou seja, se o cenário já parece ruim, ele tende a piorar nos próximos 60 dias, coincidindo com a provável alta de casos de covid-19 e de influenza, que também costuma crescer e causar mortes conforme a média da temperatura diminui em vários Estados.</text:p>
            <text:p/>
            <text:p>A própria influenza costuma causar centenas de vítimas no país. No ano passado, o Brasil registrou 1.122 mortes pelos três tipos de influenza, segundo o Ministério da Saúde.</text:p>
            <text:p>Acúmulo de doenças</text:p>
            <text:p/>
            <text:p>Para Adriano Massuda, médico sanitarista e professor de saúde coletiva da Fundação Getúlio Vargas, o acúmulo de epidemias concomitantes é "uma situação grave, que pode produzir uma sobrecarga no sistema de saúde."</text:p>
            <text:p/>
            <text:p>"É um cenário que vai ficar ainda mais complexo. Apesar de alguns sintomas serem até parecidos, como dores no corpo e febre, precisa haver a linha de cuidados para pacientes respiratórios, como influenza e covid-19, e outro para a dengue, pois os tratamentos são diferentes", afirmou à BBC News Brasil, por telefone.</text:p>
            <text:p/>
            <text:p>"É possível até que exista uma confusão para descobrir quem está com dengue, com gripe ou covid-19. Isso pode atrapalhar ainda mais o sistema de saúde", diz.</text:p>
            <text:p/>
            <text:p>Massuda ressalta, no entanto, que medidas como o isolamento social — tomadas para diminuir a proliferação do coronavírus — podem ajudar a diminuir a incidência de gripe comum, que é transmitida basicamente da mesma forma: pelo contato com pessoas já infectadas.</text:p>
            <text:p/>
            <text:p>Já André Périssé, pesquisador da Escola Nacional de Saúde Pública da Fiocruz, acredita que as internações por covid-19 serão em maior número, pois a taxa de doentes graves diagnosticados com dengue é bem menor.</text:p>
            <text:p/>
            <text:p>"A letalidade da dengue é parecida com a influenza sazonal (de 0,01% até 0,08% dos casos). Já a covid-19, apesar da letalidade não ser alta (de 1% a 3,5%), demanda um tratamento mais complexo, muitas vezes com internação", diz Périssé.</text:p>
            <text:p/>
            <text:p>"Mas não há dúvidas que acúmulo dessas doenças vai pressionar o sistema de saúde. E isso sem falarmos de outros problemas, pois o hipertenso não vai deixar ser hipertenso por causa da pandemia, o mesmo ocorre com o diabético. Por isso, nesse momento, a boa gestão da saúde e dos recursos disponíveis vai ser importantíssima", afirma.</text:p>
            <text:p>Dengue e coronavírus no Paraná</text:p>
            <text:p/>
            <text:p>Nesse ano, o Paraná vem sendo o Estado do país mais afetado pela dengue, seguido por Mato Grosso do Sul e Acre. Segundo a secretaria estadual de Saúde, já são mais de 87 mil casos confirmados da doença na área.</text:p>
            <text:p/>
            <text:p>Dados do boletim epidemiológico do Ministério da Saúde, que usa notificações (ainda à espera de exames de confirmação), a incidência da doença no Paraná chegou a 1.231 casos por 100 mil habitantes — alta de 1.737% em comparação com o mesmo período do ano passado.</text:p>
            <text:p/>
            <text:p>Como comparação, a taxa de dengue por 100 mil habitantes no Rio de Janeiro é de 14 casos; em Pernambuco é 37; e no Acre, 465.</text:p>
            <text:p/>
            <text:p>O governo paranaense afirma que 69 pessoas morreram de dengue no Estado desde agosto do ano passado — 12 delas apenas na última semana.</text:p>
            <text:p/>
            <text:p>Por outro lado, o Paraná contabilizou, até essa quarta-feira, 229 casos confirmados de infecções por coronavírus, com três mortes.</text:p>
            <text:p/>
            <text:p>Para Beto Preto, secretário estadual de Saúde, os casos de covid-19 vão crescer no Estado, pois o vírus tem transmissibilidade alta. Mas ele espera que, ao mesmo tempo, o ritmo aumento da dengue diminua na outra ponta.</text:p>
            <text:p/>
            <text:p>"Quando a covid-19 apertar, esperamos ter menos casos de dengue, para que não haja um colapso (no sistema de saúde). Nesse ano, nós concentramos todo nosso esforço para conter a dengue, mas ela continuou crescendo. É uma lástima", disse Beto Preto à BBC News Brasil, por telefone. "Com a temperatura baixando, esperamos que os focos de mosquitos diminuam."</text:p>
            <text:p/>
            <text:p>Segundo ele, o Paraná tem se preparado para o avanço da covid-19 com as contratações de novos leitos e profissionais, além de investimentos sociais para ajudar a população a manter o isolamento social.</text:p>
            <text:p/>
            <text:p>No norte do Estado, a cidade de Londrina também tem enfrentado os dois problemas: o município já teve 26 casos confirmados de covid-19 e mais de 6,5 mil de dengue — 15 pessoas morreram da doença no município desde janeiro.</text:p>
            <text:p/>
            <text:p>Há poucas semanas, Londrina chegou a cancelar cirurgias eletivas no SUS por 10 dias e isolar um hospital para tratar apenas pacientes com dengue — depois ele voltou ao funcionamento normal. Agora, o município planeja fechar outra unidade para o tratamento de coronavírus.</text:p>
            <text:p/>
            <text:p>"Quando a dengue deu sinais de que estava caindo em Londrina, chegou a covid", diz Felippe Machado, secretário municipal de Saúde.</text:p>
            <text:p/>
            <text:p>Segundo ele, a cidade tem aumentado o número de leitos nas redes pública e privada, além de ter reservado uma verba extra para construir um hospital de campanha.</text:p>
            <text:p/>
            <text:p>"A contenção da dengue coube no nosso orçamento de saúde. Mas, agora, precisamos de um reforço. Vamos contratar 500 novos profissionais, ao custo de R$ 2 milhões por mês", diz Machado.</text:p>
            <text:p>Por que a dengue tem aumentado?</text:p>
            <text:p/>
            <text:p>Mas, além da pandemia do novo coronavírus, que tem consumido a atenção de autoridades e da população, por que a dengue, uma velha conhecida dos brasileiros, continua avançando no país?</text:p>
            <text:p/>
            <text:p>Uma das características da doença é que ela se comporta como uma espécie de onda — cresce em alguns anos e diminui em outros.</text:p>
            <text:p/>
            <text:p>Uma das explicações para esse comportamento é a alteração do tipo do vírus circulante entre a população. Existem 4 sorotipos do vírus da dengue, uma classificação que corresponde à resposta de diferentes anticorpos no infectado. Os sintomas da doença não se alteram.</text:p>
            <text:p/>
            <text:p>Quando uma pessoa contrai dengue do tipo 1, por exemplo, ela fica imunizada para esse tipo específico. Porém, quando o sorotipo muda para o 2, ela volta a ficar suscetível a ser infectada.</text:p>
            <text:p/>
            <text:p>Especialistas acreditam que, em parte, essa é uma das causas para a alta de dengue em alguns Estados nesse ano — uma mudança gradual do tipo 1 para o 2 vem ocorrendo há alguns anos.</text:p>
            <text:p/>
            <text:p>De fato, segundo informações enviadas pelo Ministério da Saúde à BBC News Brasil, a participação do sorotipo 2 no número de casos de dengue cresceu nos últimos cinco anos no país, chegando em 2019 ao maior percentual: 65,6% dos casos, seguido pelo sorotipo 1 (30,4%) e sorotipo 4 (3,9%).</text:p>
            <text:p/>
            <text:p>No Paraná, de 2010 ao ano passado, a grande maioria das pessoas que teve dengue foi infectada pelo tipo 1 da doença. Já a partir de agosto de 2019, o sorotipo 2 foi responsável por 87% das infecções no Estado.</text:p>
            <text:p/>
            <text:p>Mas essa é só uma das explicações. Há também condições meteorológicas particulares nos últimos meses, queda de investimentos públicos em prevenção e no programa Saúde da Família, além de características culturais e comportamentais da população.</text:p>
            <text:p/>
            <text:p>Em entrevista recente à BBC News Brasil, Ivana Belmonte, coordenadora de vigilância ambiental da Secretaria de Saúde do Paraná, citou a falta de uma cultura de eliminação de criadouros do mosquito no país. "Esse hábito ainda é pequeno no Brasil. É preciso sensibilizar ainda mais a população de que o risco é real, de que você ou um parente pode morrer de dengue", explica.</text:p>
            <text:p/>
            <text:p>Para o sanitarista Adriano Massuda, professor da Fundação Getúlio Vargas, medidas preventivas contra o Aedes aegypti têm falhado não apenas por descuido da população, mas também do poder público.</text:p>
            <text:p/>
            <text:p>"Nos últimos anos, temos visto cada vez a diminuição do financiamento de programas de prevenção à dengue e da Saúde da Família. Muitas vezes se investiu em projetos equivocados, que não deram em nada, como a vacinação que ocorreu no Paraná. Agora é correr atrás do prejuízo", diz.</text:p>
            <text:p/>
            <text:p>De fato, em 2016, o governo do Paraná gastou R$ 95 milhões para vacinar parte da população contra a dengue. Porém, a vacina não era recomendada pela Agência Nacional de Vigilância Sanitária (Anvisa) nem pela Organização Mundial de Saúde (OMS).</text:p>
            <text:p/>
            <text:p>Para o atual secretário de Saúde do Estado, Beto Preto, o "projeto falhou". "Inegavelmente, essa vacinação não deu certo", diz ele, que não era o titular da pasta na ocasião.</text:p>
            <text:p/>
            <text:p>Já André Périssé, da Fiocruz, acredita que a solução do problema da dengue passa por outras áreas para além da saúde pública.</text:p>
            <text:p/>
            <text:p>"A dengue extrapola a área da saúde, depende de uma integração de vários setores. A solução envolve política habitacional e de desenvolvimento urbano. Costumo citar o caso da fronteira do México com os Estados Unidos. Do lado mexicano, menos desenvolvido, há muito mais casos que o lado americano, onde quase não há dengue", explica.</text:p>
            <text:p/>
            <text:p>Em nota, o Ministério da Saúde afirma que "regularizou a distribuição dos insumos necessários para o controle do Aedes, com distribuição de inseticidas".</text:p>
            <text:p/>
            <text:p>Além disso, diz, a pasta "regularizou a entrega dos kits de diagnósticos para doença, estando todos os Estados abastecidos com o insumo."</text:p>
            <text:p/>
            <text:p>"O Ministério da Saúde também oferece, continuamente aos Estados e Municípios, apoio técnico e insumos para o combate ao vetor. Para estas ações, o Governo Federal tem garantido orçamento crescente aos estados e municípios", diz.</text:p>
            <text:p/>
          </table:table-cell>
          <table:table-cell office:value-type="string" calcext:value-type="string">
            <text:p>não sensacionalista</text:p>
          </table:table-cell>
          <table:table-cell table:number-columns-repeated="146"/>
        </table:table-row>
        <table:table-row table:style-name="ro1">
          <table:table-cell office:value-type="string" calcext:value-type="string">
            <text:p>NÃO É MEU ESTE TEXTO MÁS É IMPORTANTE QUE VOCÊ LEIA!</text:p>
            <text:p/>
            <text:p>NOVA O. MUNDIAL - ELA PRECISA SER DESTRUÍDA!</text:p>
            <text:p/>
            <text:p>GRAVE, gravíssima esta informação:</text:p>
            <text:p>Jfigueiredon</text:p>
            <text:p/>
            <text:p>Veja estas INFORMAÇÕES com urgência. Para você e seus filhos. Porque na televisão não sai.</text:p>
            <text:p>Muitas pessoas dizem que NÃO serão vacinadas, mas NUNCA farão qualquer coisa para evitá-la, porque se muitas pessoas aceitarem a VACINAÇÃO por NÃO ter INFORMAÇÕES, a maioria será vacinada ou deixará de existir para a sociedade: elas não poderão viajar sem uma vacina, não poderão ir ao cinema e, no futuro, não poderão sair de casa etc. etc.</text:p>
            <text:p>Isso já está acontecendo em algumas cidades da CHINA. E a ESPANHA é o país de teste piloto, juntamente com a Argentina e os países latinos.</text:p>
            <text:p>TUDO DEPENDERÁ DA CIRCULAÇÃO DESTA INFORMAÇÃO</text:p>
            <text:p>Tudo já foi ativado em todas as empresas e na mídia para vacinação em massa ...</text:p>
            <text:p>Dois componentes desta futura vacina são classificados como defesa secreta ...</text:p>
            <text:p/>
            <text:p>COVID-19 significa CERTIFICADO DE IDENTIFICAÇÃO DE VACINAÇÃO COM INTELIGÊNCIA ARTIFICIAL, e 19 para o ano de 2019 em que foi criado.</text:p>
            <text:p/>
            <text:p>COVID-19 não é o nome do vírus, mas o nome do PLANO INTERNACIONAL DE CONTROLE E REDUÇÃO DE POPULAÇÕES, que se desenvolveu ao longo de décadas e foi lançado em janeiro de 2020.</text:p>
            <text:p/>
            <text:p>NÃO O SEGUIMOS!</text:p>
            <text:p>O que REATIVA o vírus é o meio imunológico enfraquecido da vacinação. O que eles pretendem injetar (7 vacinas mais terríveis que as outras) é uma verdadeira descida ao inferno, com o objetivo de um despovoamento maciço de mais de 80% ...</text:p>
            <text:p/>
            <text:p>NÃO TESTAR, OS TESTES NÃO SÃO CONFIÁVEIS</text:p>
            <text:p>Os fabricantes dizem que nenhum dos testes é capaz de detectar o vírus SARS-COV 2, mas apenas uma infinidade de pequenos vírus inofensivos ou detritos celulares que naturalmente fazem parte da nossa microbiota.</text:p>
            <text:p/>
            <text:p>As pessoas testadas parecerão cada vez mais positivas nos testes, cerca de 90%. ESTE É O SEU OBJETIVO!</text:p>
            <text:p/>
            <text:p>É por esse motivo que eles começaram a testar com crianças (seus filhos podem ser os próximos mais tarde), porque ainda não podem impor o teste em adultos.</text:p>
            <text:p/>
            <text:p>Em 11 de maio na França, exames de massa foram impostos em todas as escolas (700.000 / semana). O exposto acima nunca foi publicado na mídia. Bem, os proprietários supremos da mídia são os chamados "Elite Masters".</text:p>
            <text:p/>
            <text:p>Então ... Uma vez que seu filho for rastreado, ele forçará toda a família e contatos imediatos a serem rastreados, RECONFIGURADOS</text:p>
            <text:p/>
            <text:p>LEMBRE-SE DISSO...</text:p>
            <text:p>Não estamos doentes, apenas portadores saudáveis ​​... Mas eles parecerão positivos nos testes.</text:p>
            <text:p/>
            <text:p>Tudo o que eles precisam é o seguinte: TODOS ACREDITAM QUE ESTÁ DOENTE.</text:p>
            <text:p/>
            <text:p>Ser positivo significa ser rotulado como prejudicial como judeu.</text:p>
            <text:p/>
            <text:p>Recusar a detecção é a única chave para evitar a vacinação ...</text:p>
            <text:p/>
            <text:p>Uma vez vacinados, todos ficaremos doentes, enfraquecidos ... E você sabe o resto ...</text:p>
            <text:p/>
            <text:p>A única maneira de salvar nossa humanidade é fazer as pessoas entenderem que NÃO devem ser testadas. Não teste a si mesmo, não dê a eles o que está faltando, não caia na armadilha deles.</text:p>
            <text:p/>
            <text:p>Pelo menos você não pode dizer que NÃO FOI AVISADO!</text:p>
            <text:p>Compartilhe o mais amplamente possível e o mais rápido possível, pois o processo JÁ ESTÁ EM ANDAMENTO</text:p>
            <text:p/>
          </table:table-cell>
          <table:table-cell office:value-type="string" calcext:value-type="string">
            <text:p>sensacionalista</text:p>
          </table:table-cell>
          <table:table-cell table:number-columns-repeated="146"/>
        </table:table-row>
        <table:table-row table:style-name="ro1">
          <table:table-cell office:value-type="string" calcext:value-type="string">
            <text:p>Nova orientação do Ministério da Saúde está alinhada com a OMS e o CTAI, após comprovação da eficácia da vacina contra tuberculose em crianças que não ficam com cicatriz</text:p>
            <text:p/>
            <text:p>Crianças que não apresentarem cicatriz vacinal após receberem dose da vacina contra tuberculose (BCG) não precisam ser revacinadas. A nova recomendação do Ministério da Saúde está alinhada com a Organização Mundial da Saúde (OMS) e Comitê Técnico Assessor de Imunizações (CTAI) após estudos comprovarem a eficácia do imunobiológico também em crianças que não ficam com cicatriz depois da vacina. A orientação foi encaminhada aos estados e municípios na última sexta-feira (1º/2).</text:p>
            <text:p/>
            <text:p>“Seguimos a recomendação da OMS com relação a BCG porque a ausência da cicatriz vacinal não significa que a criança não está protegida contra a doença. Essa medida vai facilitar ainda mais o calendário de vacinação das crianças que conta, atualmente, com 14 vacinas, diminuindo uma dose que não traria benefícios adicionais para a criança ”, explicou a coordenadora do Programa Nacional de Imunizações do Ministério da Saúde, Carla Domingues.</text:p>
            <text:p/>
            <text:p>A medida foi discutida com especialistas em 2018, durante reunião do Comitê Técnico Assessor de Imunizações (CTAI) com base no último Position Paper da OMS, publicado no ano passado. Instituído em 1991, o CTAI é integrado por representações de várias instituições ou organizações reconhecidas nacional e internacionalmente, como a Sociedade Brasileira de Imunizações (SBIm); Sociedade Brasileira de Infectologia (SBI); Sociedade Brasileira de Pediatria (SBP); Sociedade Brasileira de Imunologia (SBI); Federação Brasileira de Ginecologia e Obstetrícia (Febrasgo); Organização Pan-Americana da Saúde (Opas); Associação Brasileira de Saúde Coletiva (Abrasco); entre outros.</text:p>
            <text:p/>
            <text:p>A principal maneira de prevenir a tuberculose em crianças é com a vacina BCG, ofertada gratuitamente no SUS. Ela deve ser dada às crianças ao nascer nas maternidades, ou na primeira visita da criança no serviço de saúde, o mais precocemente possível. A vacina também está disponível na rotina dos serviços para crianças menores de cinco anos de idade. A vacina, que necessita de apenas uma dose, protege as crianças das formas mais graves da doença, como a tuberculose miliar e a meníngea.</text:p>
            <text:p/>
            <text:p>Cobertura vacinal contra a Tuberculose</text:p>
            <text:p/>
            <text:p>A vacinação é a forma mais eficaz de prevenir doenças, por isso o Ministério da Saúde tem alertado periodicamente a população sobre a importância de manter a vacinação em dia.</text:p>
            <text:p/>
            <text:p>A vacina BCG é uma das vacinas com maior adesão. Em 2017 registrou 96,2% de cobertura vacinal em todo o país, acima do preconizado pelo Ministério da Saúde que é de, pelo menos, 90%. Em anos anteriores a taxa da cobertura vacinal ultrapassada os 100%, sendo: 2011 (107,94%); 2012 (105,7%); 2013 (107,42%); 2014 (107,28%); 2015 (105,08%); 2016 (95,55%). Os gestores têm até o mês de abril para atualizar no Sistema de Informação do Programa Nacional de Imunização (SIPNI) a situação vacinal local, mas dados preliminares já indicam uma cobertura em 2018 de 87,5%.</text:p>
            <text:p/>
            <text:p>“Não podemos descansar com relação à vacinação. Só com altas coberturas vacinais é que conseguimos manter bem longe das nossas crianças doenças como a tuberculose, que pode até matar”, enfatiza Carla Domingues.</text:p>
            <text:p/>
            <text:p>O Ministério da Saúde oferta gratuitamente nas mais de 36 mil salas de vacinação do SUS todas as vacinas recomendadas pela OMS no Calendário Nacional de Vacinação. Atualmente, são cerca de 300 milhões de doses de imunobiológicos, por ano, para combater mais de 20 doenças, em todas as faixas etárias. Há ainda vacinas especiais para grupos em condições clínicas específicas, como portadores de HIV, disponíveis nos Centros de Referência para Imunobiológicos Especiais (CRIE).</text:p>
            <text:p/>
          </table:table-cell>
          <table:table-cell office:value-type="string" calcext:value-type="string">
            <text:p>não sensacionalista</text:p>
          </table:table-cell>
          <table:table-cell table:number-columns-repeated="146"/>
        </table:table-row>
        <table:table-row table:style-name="ro1">
          <table:table-cell office:value-type="string" calcext:value-type="string">
            <text:p>Dr. Gupta diz: Ninguém deve morrer de câncer, exceto por descuido; (1). O primeiro passo é parar toda a ingestão de açúcar, sem açúcar em seu corpo, a célula cancerosa morrem..</text:p>
            <text:p>"Dr. Guruprasad Reddy B V, UNIVERSIDADE MÉDICA DO ESTADO DE OSH MOSCOVO, RÚSSIA</text:p>
            <text:p>Incentivei cada pessoa a receber este boletim informativo para encaminhá-lo para outras dez pessoas, certamente pelo menos uma vida será salva ... Eu fiz a minha parte, espero que você possa ajudar a fazer a sua parte. obrigado!</text:p>
            <text:p>Beber água quente de limão pode prevenir o câncer. Não adicione açúcar. A água quente de limão é mais benéfica do que a água fria de limão.</text:p>
            <text:p>Tanto a batata-doce amarela quanto a roxa têm boas propriedades de prevenção do câncer.</text:p>
            <text:p>01. Muitas vezes, jantar tarde da noite pode aumentar a chance de câncer de estômago</text:p>
            <text:p>02. Nunca pegue mais de 4 ovos por semana</text:p>
            <text:p>03. Comer as costas do frango pode causar câncer de estômago</text:p>
            <text:p>04. Nunca coma frutas depois da refeição. Frutas devem ser comidas antes das refeições</text:p>
            <text:p>05. Não tome chá durante o período de menstruação.</text:p>
            <text:p>06. Tome menos leite de soja, sem adição de açúcar ou ovo ao leite de soja</text:p>
            <text:p>07. Não coma tomate com estômago vazio</text:p>
            <text:p>08. Beber um copo de água pura todas as manhãs antes da comida para evitar pedras na vesícula biliar</text:p>
            <text:p>09. Sem comida 3 horas antes do horário de dormir</text:p>
            <text:p>10. Beber menos bebida alcoólica ou evitar, sem propriedades nutricionais, mas pode causar diabetes e hipertensão</text:p>
            <text:p>11.  Não coma pão torrado quando estiver quente no forno ou na torradeira</text:p>
            <text:p>12. Não carregue seu handphone ou qualquer dispositivo próximo a você quando estiver dormindo</text:p>
            <text:p>13. Beba 10 copos de água por dia para prevenir o câncer de bexiga</text:p>
            <text:p>14.  Beba mais água durante o dia, menos à noite</text:p>
            <text:p>15. Não beba mais de 2 xícaras de café por dia, pode causar insônia e</text:p>
            <text:p>16. Coma menos comida oleosa. Demora 5-7 horas para digeri-los, faz você se sentir cansado</text:p>
            <text:p>17. Após as 5 da tarde, coma menos</text:p>
            <text:p>18. Seis tipos de comida que te fazem feliz: banana, grapefruit, espinafre, abóbora, pêssego.</text:p>
            <text:p>19. Dormir menos de 8 horas por dia pode deteriorar nossa função cerebral. Tomar o descanso da Tarde por meia hora pode manter nossa aparência jovem.</text:p>
            <text:p>20. O tomate cozido tem melhores propriedades curativas do que o tomate cru.</text:p>
            <text:p>Água quente de limão pode sustentar a sua saúde e fazer você viver mais tempo!</text:p>
            <text:p>Água quente de limão mata as células cancerosas</text:p>
            <text:p>Adicione a água quente a 2-3 fatias de limão. Faça uma bebida diária</text:p>
            <text:p>A amargura na água quente de limão é a melhor substância para matar as células cancerígenas.</text:p>
            <text:p>A água fria de limão só tem vitamina C, sem prevenção de câncer.</text:p>
            <text:p>A água quente de limão pode controlar o crescimento do tumor.</text:p>
            <text:p>Testes clínicos comprovaram que a água quente de limão funciona.</text:p>
            <text:p>Este tipo de tratamento com extrato de limão destruirá apenas as células malignas, não afetando as células saudáveis.</text:p>
            <text:p>Em seguida ... ácido cítrico e polifenol limão no suco de limão, pode ajudar a reduzir a pressão arterial elevada,  prevenção eficaz de trombose venosa profunda, melhorar a circulação sanguínea e reduzir coágulos sanguíneos.</text:p>
            <text:p>Não importa o quão ocupado você esteja, por favor, encontre tempo para ler isso e depois peça aos outros que espalhem o amor!</text:p>
            <text:p>Depois de ler, compartilhe com os outros para espalhar o amor! Para cuidar bem da própria saúde!</text:p>
            <text:p/>
          </table:table-cell>
          <table:table-cell office:value-type="string" calcext:value-type="string">
            <text:p>não sensacionalista</text:p>
          </table:table-cell>
          <table:table-cell table:number-columns-repeated="146"/>
        </table:table-row>
        <table:table-row table:style-name="ro1">
          <table:table-cell office:value-type="string" calcext:value-type="string">
            <text:p>Tumor é o segundo mais comum em homens e mulheres no Brasil; tabagismo é a principal causa, mas exposição à poluição também é um risco</text:p>
            <text:p/>
            <text:p>O câncer de pulmão é o segundo mais comum em homens e mulheres no Brasil e o primeiro no mundo desde 1985, segundo o Instituto Nacional de Câncer (Inca), que estima 31.270 novos casos em 2018. Dados do Sistema de Informações sobre Mortalidade (2017) indicam 27.931 mortes pela doença, que tem relação muito forte com tabagismo, além de exposições ambientais e ocupacionais a substâncias cancerígenas.</text:p>
            <text:p/>
            <text:p>A apresentadora Ana Maria Braga, de 70 anos, revelou nesta segunda-feira, 27, que foi diagnosticada novamente com câncer de pulmão. Ela afirmou que já teve dois pequenos tumores no mesmo órgão e que, desta vez, trata-se de um caso mais agressivo, sem possibilidade de fazer cirurgia ou radioterapia.</text:p>
            <text:p/>
            <text:p>O pneumologista Gustavo Prado, coordenador da Comissão Científica de Câncer de Pulmão da Sociedade Brasileira de Pneumologia e Tisiologia (SBPT), explica que o tabagismo é responsável por cerca de 75% a 85% de todos os casos de câncer de pulmão. Os processos de queima da cana-de-açúcar, extração de minérios e instalação de telhas de amianto, por exemplo, também oferecem riscos de inalação de partículas cancerígenas.</text:p>
            <text:p>Fatores de risco para câncer de pulmão</text:p>
            <text:p/>
            <text:p>Além do tabagismo, a doença pode ocorrer devido a infecções pulmonares de repetição, deficiência ou excesso de vitamina A, enfisema pulmonar e bronquite crônica. O Inca informa que a mortalidade por câncer de pulmão entre fumantes é cerca de 15 vezes maior do que entre pessoas que nunca fumaram. Entre ex-fumantes, a probabilidade é cerca de quatro vezes maior.</text:p>
            <text:p/>
            <text:p>Fatores genéticos e histórico familiar influenciam no risco de desenvolvimento do tumor e a idade também é levada em consideração: a maior parte dos casos ocorre em pessoas entre 50 e 70 anos. Quem se expõe a substâncias químicas ou físicas — como asbesto, sílica, urânio e água potável contendo arsênico — também tem risco aumentado.</text:p>
            <text:p>Sintomas do câncer de pulmão</text:p>
            <text:p/>
            <text:p>Os principais sintomas da doença envolvem o próprio aparelho respiratório e pode haver tosse, falta de ar e dor no peito. De acordo com o Inca, os sinais não ocorrem até que o tumor esteja avançado, mas, em estágio inicial, as pessoas podem apresentar escarro com sangue, rouquidão, pneumonia recorrente ou bronquite.</text:p>
            <text:p/>
            <text:p>Outros indícios são perda de peso, de apetite e fraqueza. Em cerca de 15% dos casos, o tumor é diagnosticado por acaso, quando a pessoa realiza exames por outros motivos. Nos fumantes, o ritmo habitual da tosse é alterado e aparecem crises em horários incomuns.</text:p>
            <text:p>Diagnóstico do câncer de pulmão</text:p>
            <text:p/>
            <text:p>A partir dos sintomas indicativos da doença, o diagnóstico pode ser feito por meio de exames clínicos, laboratoriais ou radiológicos. O Inca afirma que não há evidência científica de que o rastreamento do tumor (exames periódicos sem sintomas) na população geral traga mais benefícios do que riscos e, portanto, até o momento, não é recomendado.</text:p>
            <text:p/>
            <text:p>A ideia de rastreio é controversa porque, de um lado, identificar tumores na fase inicial permitiria que eles fossem tratados antes que se propaguem. De outro, há a questão do falso positivo, que é quando o exame dá positivo para câncer, mas na verdade a pessoa não está doente. Mesmo quando o exame está correto, o tumor diagnosticado poderia não afetar a vida do paciente.</text:p>
            <text:p>Tratamento do câncer de pulmão</text:p>
            <text:p/>
            <text:p>Uma equipe multidisciplinar, composta por oncologista, pneumologista, radioterapeuta, enfermeiro e nutricionista, por exemplo, vai garantir que o tratamento ocorra da melhor forma possível. Existem diversas modalidades para tratar o câncer, que inclui cirurgia, quimioterapia, radioterapia e terapia-alvo.</text:p>
            <text:p/>
            <text:p>Ana Maria Braga explicou que o primeiro tumor que teve no pulmão foi tratado com cirurgia e o segundo, com radiocirurgia. Esse último método não invasivo é eficaz em casos recomendados e tem 89% de pacientes curados. Desta vez, a apresentadora está fazendo sessões que combinam quimioterapia (mais moderna que não fará cair o cabelo) e imunoterapia, que atua no sistema imunológico a fim de fortalecê-lo para combater a doença.</text:p>
            <text:p>Prevenção do câncer de pulmão</text:p>
            <text:p/>
            <text:p>Gustavo Prado, da SBPT, afirma que é importante adotar uma alimentação saudável, manter o peso adequado e praticar atividades física regularmente. A recomendação é válida para essa e outros tipos de doenças. A alimentação deve incluir produtos de origem vegetal, não os processados e ultraprocessados produzidos a partir de proteínas animais.</text:p>
            <text:p/>
            <text:p>O médico destaca que o diagnóstico não deve desencorajar uma modificação de hábitos de vida pela crença de que não haveria benefícios após a percepção de um "dano instalado". "Parar de fumar, cuidar da alimentação e do sono, praticar atividades físicas são algumas das medidas que não apenas reduzem os riscos de complicações dos tratamentos como também previnem o desenvolvimento ou progressão de outras doenças", afirma.</text:p>
            <text:p/>
          </table:table-cell>
          <table:table-cell office:value-type="string" calcext:value-type="string">
            <text:p>não sensacionalista</text:p>
          </table:table-cell>
          <table:table-cell table:number-columns-repeated="146"/>
        </table:table-row>
        <table:table-row table:style-name="ro1">
          <table:table-cell office:value-type="string" calcext:value-type="string">
            <text:p>O câncer não é uma doença, mas um negócio.</text:p>
            <text:p/>
            <text:p>A palavra “câncer” não é mais do que uma mentira.</text:p>
            <text:p>No mundo moderno, o câncer se espalhou tanto que afetou idosos, jovens, bebês e todos. Você sabia que o livro “Um mundo sem câncer” impediu que ele fosse traduzido para muitos idiomas até o momento?</text:p>
            <text:p/>
            <text:p>Você merece saber disso: não há doença chamada câncer. O câncer é nada mais do que uma deficiência de vitamina B17</text:p>
            <text:p/>
            <text:p>Então, por que não evitar quimioterapia, cirurgia ou tomar medicamentos com efeitos colaterais fortes, para tratar algo que não é uma doença, mas uma deficiência de vitamina B17? Lembre-se de um exemplo do passado: muitos marinheiros perderam a vida devido a uma doença chamada escorbuto, uma doença tirou a vida de muitas pessoas e muitas pessoas obtiveram grandes lucros com ela. Então descobriu-se que o escorbuto era apenas deficiência de vitamina C; o que significa que não era uma doença.</text:p>
            <text:p>O câncer também é simplesmente algo assim: o mundo colonizador e os inimigos da humanidade estabeleceram a indústria do câncer e transformaram-na em um negócio do qual obtêm milhões de dólares em lucros. A indústria do câncer floresceu após a Segunda Guerra Mundial. Para combater o câncer, você não precisa de todos esses atrasos, detalhes e despesas enormes. Tudo isso só vai para os bolsos dos proprietários dos laboratórios; especialmente desde que a cura para essa condição foi encontrada há muito tempo.</text:p>
            <text:p>Bem, em vez de preferir tratamentos tão caros para o câncer, quais alternativas deve escolher? A prevenção e a cura do câncer podem ser obtidas simplesmente pelas seguintes estratégias: aqueles que têm câncer devem primeiro tentar aprender o que é o câncer. Não tenha medo; Em vez disso, investigue e documente essa condição. Hoje, você já ouviu falar de alguém que morreu de uma doença chamada escorbuto? Não, porque cura.</text:p>
            <text:p/>
            <text:p>Uma vez que o câncer é apenas deficiência de vitamina B17, é suficiente comer diariamente 15 a 20 sementes de damasco ou pêssego; comer rebentos de trigo; o broto de trigo é uma medicina milagrosa contra o câncer, é uma rica fonte de oxigênio líquido e o mais forte contra o câncer, chamado Laetril (substância derivada de tonsilar); Esta substância está presente na semente de maçã, pêssego ou damasco e é a forma extraída de vitamina B17, também conhecida como amígdala. A indústria médica americana começou a incentivar a lei a proibir a produção de Laetril. Este medicamento está sendo fabricado no México e contrabandeado para os Estados Unidos. Dr. Harold W. Manner, no livro “A morte do câncer”, afirmou que o sucesso do tratamento com Laetril contra o câncer é superior a 90%.</text:p>
            <text:p/>
            <text:p>Vamos ver algumas fontes de amígdalina ou vitamina B17:</text:p>
            <text:p/>
            <text:p>1. O osso ou a semente de frutos. Isto contém a maior quantidade de vitamina B17 na natureza; Isso inclui maçã, damasco, pêssego, pera e ameixa ou ameixas secas.</text:p>
            <text:p>2. Feijões, feijões que incluem feijão, brotos de lentilhas, feijões e ervilhas.</text:p>
            <text:p>3. As sementes de amêndoa amarga e amêndoa indiana são a maior fonte de vitamina B17 na natureza.</text:p>
            <text:p>4. Mouros. Você pode consumir quase todas as amoras, como amora preta, mirtilos, framboesas e morangos.</text:p>
            <text:p>*5.*Sementes como o gergelim e a linhaça. *</text:p>
            <text:p>6. Grãos de aveia, cevada, arroz integral, grumos de trigo integral, linhaça, milheto e centeio. Além disso, a vitamina B17 também é encontrada em grãos e sementes de damasco, pêssego, fermento de cerveja, arroz com cascas, arroz com abóbora; brotos ou sementes de maçã, cerejas, sabugueiro, amoras, mirtilos, alforjón, sorgo, milheto, caju, nozes de macadâmia e brotos de feijão. Todos os itens acima são a maior fonte de vitamina B17 absorvível.</text:p>
            <text:p/>
            <text:p>Agora que você conhece o segredo</text:p>
            <text:p>COMPARTILHE-O ...</text:p>
            <text:p/>
          </table:table-cell>
          <table:table-cell office:value-type="string" calcext:value-type="string">
            <text:p>sensacionalista</text:p>
          </table:table-cell>
          <table:table-cell table:number-columns-repeated="146"/>
        </table:table-row>
        <table:table-row table:style-name="ro1">
          <table:table-cell office:value-type="string" calcext:value-type="string">
            <text:p>Tempero, também chamado de açafrão-da-terra, teria o potencial de defender o DNA das células frente à doença</text:p>
            <text:p/>
            <text:p>A curcumina, substância que dá a cor alaranjada ao açafrão-da-terra (ou cúrcuma), virou destaque numa revisão científica focada em ingredientes com capacidade de reduzir o risco de cânceres gástricos. “Ela age nas histonas, proteínas que formam um núcleo em torno do qual o DNA se enrola”, diz a biomédica Danielle Calcagno, da Universidade Federal do Pará, que assina o artigo junto com colegas da Universidade Federal de São Paulo.</text:p>
            <text:p/>
            <text:p>Na prática, significa que a substância pode ativar ou silenciar genes, alguns relacionados ao aparecimento do tumor. Segundo Danielle, como os dados vêm de experimentos feitos em laboratório, não é possível estabelecer no momento qual a quantidade do tempero propiciaria os benefícios.</text:p>
            <text:p>Outras substâncias que exibiram ação anticâncer</text:p>
            <text:p/>
            <text:p>Resveratrol: o componente é encontrado em uvas, amoras, morangos e no vinho tinto.</text:p>
            <text:p/>
            <text:p>Colecalciferol: é a forma da vitamina D obtida de peixes gordurosos, como atum e salmão.</text:p>
            <text:p/>
            <text:p>Quercetina: é um flavonoide presente em abundância em maçãs, brócolis, cebolas etc.</text:p>
            <text:p/>
            <text:p>Garcinol: esse é isolado de cascas de uma fruta conhecida como kokum, originária da Índia.</text:p>
            <text:p/>
          </table:table-cell>
          <table:table-cell office:value-type="string" calcext:value-type="string">
            <text:p>não sensacionalista</text:p>
          </table:table-cell>
          <table:table-cell table:number-columns-repeated="146"/>
        </table:table-row>
        <table:table-row table:style-name="ro1">
          <table:table-cell office:value-type="string" calcext:value-type="string">
            <text:p>Os idosos e aqueles com condições de saúde subjacentes, incluindo demência, já estão em maior risco de doenças graves e morte por vírus. Agora, pesquisa mostra que uma mutação genética ligada à demência pode aumentar o risco de uma pessoa ter doenças graves por causa do COVID-19.</text:p>
            <text:p/>
            <text:p>Pesquisadores da Faculdade de Medicina da Universidade de Connecticut, nos Estados Unidos, analisaram dados do Biobank do Reino Unido, um banco de dados de informações de saúde de 500.000 voluntários com idade entre 48 e 86 anos. Os pesquisadores se concentraram em pessoas de ascendência europeia que possuem o gene ApoE, cuja variante, chamada "e4", é conhecida por aumentar o risco de demência.</text:p>
            <text:p/>
            <text:p>Os pesquisadores descobriram que 9.022 de quase 383.000 pessoas com ascendência europeia tinham duas cópias da variante e4, enquanto outros 223.000 tinham duas cópias de uma variante chamada e3. Aqueles com e4 têm um risco 14 vezes maior de demência do que aqueles com e3.</text:p>
            <text:p/>
            <text:p>A equipe então analisou os testes positivos para o Covid-19 entre 16 de março e 26 de abril, quando os testes para o coronavírus foram realizados em grande parte em hospitais, sugerindo que os casos eram graves. Entre aqueles que testaram positivo para COVID-19 entre essas datas, 37 tiveram duas cópias da variante e4 de ApoE, enquanto 401 tiveram duas cópias da variante e3.</text:p>
            <text:p/>
            <text:p>Os pesquisadores também levaram em consideração vários fatores, incluindo idade e sexo, eles descobriram que aqueles com duas variantes e4 tinham mais que o dobro do risco de COVID-19 grave do que aqueles com duas variantes e3.</text:p>
            <text:p/>
            <text:p>Os resultados são os mais recentes a relatar uma possível associação entre genética e risco de mau prognóstico com a doença causada pelo novo coronavírus, SARS-CoV-2. Residentes de instalações de vida assistida e lar de idosos foram responsáveis ??por aproximadamente metade das quase 100.000 mortes de COVID-19 nos Estados Unidos, de acordo com uma análise realizada pela Kaiser Family Foundation. Aproximadamente metade dos residentes dessas instituições sofre com demência, com base em estimativas da Alzheimer's Association.</text:p>
            <text:p/>
          </table:table-cell>
          <table:table-cell office:value-type="string" calcext:value-type="string">
            <text:p>não sensacionalista</text:p>
          </table:table-cell>
          <table:table-cell table:number-columns-repeated="146"/>
        </table:table-row>
        <table:table-row table:style-name="ro1">
          <table:table-cell office:value-type="string" calcext:value-type="string">
            <text:p>Toda vez que se fala em má formação em bebês devido ao Aedes aegypti logo se imagina a microcefalia, causada pelo vírus da zika. Mas a novidade científica é que a dengue, transmitida pelo mesmo vetor e velha conhecida dos brasileiros, pode aumentar em 50% as chances de a criança nascer com problemas neurológicos. Estas conclusões fazem parte das investigações de pesquisadores do Centro de Integração de Dados e Conhecimentos para Saúde (Cidacs) da Fiocruz Bahia, do Instituto de Saúde Coletiva (ISC) da Universidade Federal da Bahia (UFBA) e da London School of Hygiene and Tropical Medicine (LSHTM).</text:p>
            <text:p/>
            <text:p>Observando os registros de 16 milhões de nascidos vivos, entre 2006 e 2012, os pesquisadores encontraram uma taxa de 6 crianças com má formação congênita a cada 100 mil nascidos. Contudo, quando a mãe apresentou quadro de dengue durante a gestação as chances de a criança apresentar má-formação neurológica foi 50% maior do que aquelas mães que não tiveram dengue. O achado foi divulgado no artigo Symptomatic Dengue during Pregnancy and Congenital Neurologic Malformations, publicado na edição de setembro da revista Emerging Infectious Diseases, do Center for Diseases Controls and Prevention (CDC).</text:p>
            <text:p/>
            <text:p>A epidemiologista Enny Paixão, que lidera a investigação, frisa que as anomalias neurológicas durante a gestação são consideradas raras, ocorrendo em apenas 0.08% dos nascimentos da amostra. E é justamente por serem eventos bastante raros, que esses desfechos somente puderam ser observados agora, com estudos de grande volume de dados. O estudo observou que má-formações da medula espinhal e do cérebro foram quatro vezes mais frequentes em mulheres com dengue durante a gestação. Entretanto, não foi observado associação com microcefalia.</text:p>
            <text:p/>
            <text:p>Estudos anteriores</text:p>
            <text:p/>
            <text:p>Este grupo de pesquisadores publicaram recentemente outros dois estudos sobre as consequências da dengue na gestação. Publicado na Scientific Reports, um dos achados mostra que a dengue pode aumentar em quatro vezes as chances de morte materna (mulheres que estão desde a gestação até a 42 dias após o parto). Os pesquisadores mostraram que em quadros com dengue hemorrágica as chances de morte chegam a ser 450 vezes maior.</text:p>
            <text:p/>
            <text:p>No estudo anterior, o grupo identificou que a dengue durante a gestação quase dobra a probabilidade de um bebê nascer morto ou morrer durante o parto, enquanto a dengue severa aumentaria em cinco vezes as chances de um natimorto.</text:p>
            <text:p/>
            <text:p>Sobre o Cidacs</text:p>
            <text:p/>
            <text:p>O Centro de Integração de Dados e Conhecimentos para Saúde (Cidacs) é uma instituição de estudos e pesquisas baseada em projetos interdisciplinares originados na integração de grande volume de dados. Com auxílio de recursos computacionais de alto desempenho e do conhecimento já acumulado pelos pesquisadores associados, o Cidacs contribui para a produção de conhecimentos científicos inovadores para ampliar o entendimento dos determinantes e das políticas sociais e ambientais sobre a saúde da população, além de apoiar tomadas de decisões em políticas públicas, em benefício da sociedade.</text:p>
            <text:p/>
          </table:table-cell>
          <table:table-cell office:value-type="string" calcext:value-type="string">
            <text:p>não sensacionalista</text:p>
          </table:table-cell>
          <table:table-cell table:number-columns-repeated="146"/>
        </table:table-row>
        <table:table-row table:style-name="ro1">
          <table:table-cell office:value-type="string" calcext:value-type="string">
            <text:p>Há seis anos, a advogada Ana Paula Crispim Cavalheiro, de 44 anos, e o marido, o comerciante Fernando Coelho Cavalheiro, de 49 anos, notaram algumas mudanças no comportamento da filha mais nova, Caroline, hoje com 11 anos.</text:p>
            <text:p/>
            <text:p>"Ela estava sempre cansada, perdendo peso, não conseguia segurar o xixi e bebia bastante água", recorda a mãe. Por sugestão de uma amiga, representante de um laboratório que comercializa aparelhos medidores de glicose (glicosímetros), utilizou um para verificar o nível de açúcar no sangue da filha.</text:p>
            <text:p/>
            <text:p>"Deu 372 mg/dl, quando o normal é menos de 100 mg/dl. Na mesma hora corremos para o hospital, e lá veio a comprovação: ela estava com diabetes tipo 1", relata Ana Paula, acrescentando que Caroline teve de ficar nove dias internada, cinco deles na UTI.</text:p>
            <text:p/>
            <text:p>A história de Pedro Henrique, de 9 anos, é bem parecida. Em 2016, seus pais também perceberam que ele estava fazendo muito xixi e tomando mais água do que o habitual.</text:p>
            <text:p/>
            <text:p>"Como era verão, não fiquei tão preocupada assim, achei que era por causa do calor. Fora que uma semana antes tínhamos ido ao pediatra e estava tudo bem", conta a mãe, a representante de vendas Erika Crapino Lopes, de 47 anos.</text:p>
            <text:p/>
            <text:p>O menino, então, começou a perder peso. "Foi aí que vimos que tinha, sim, alguma coisa errada. No hospital, quando mediram a glicemia, ela estava 415 mg/dl. Ele fez outros exames e o médico nos informou que o diagnóstico era diabetes tipo 1 e que precisaria de internação. Foram sete dias na UTI e mais três no quarto", complementa.</text:p>
            <text:p/>
            <text:p>Crianças e adolescentes diabéticos</text:p>
            <text:p/>
            <text:p>Caroline e Pedro Henrique fazem parte de uma turma que só cresce no mundo, o de crianças e adolescentes diabéticos.</text:p>
            <text:p/>
            <text:p>O 9º IDF Diabetes Atlas, divulgado recentemente pela Federação Internacional da Diabetes (a IDF, organização que congrega associações especializadas na doença em 168 países), aponta que 1,1 milhão de meninos e meninas com menos de 20 anos têm o tipo 1 da doença no mundo, e a estimativa é de que o aumento anual global de casos seja em torno de 3%.</text:p>
            <text:p/>
            <text:p>Na América Latina, 127,2 mil convivem com a diabetes, e o país com mais registros é o Brasil: 95,5 mil casos. No ranking global, o país só perde em número de casos para os Estados Unidos e a Índia - os números, no entanto, não demonstram maior incidência da doença entre os brasileiros; de acordo com a IDF, a posição do país entre os primeiros do ranking se deve ao tamanho de sua população.</text:p>
            <text:p/>
            <text:p>Segundo o relatório da IDF, cerca de 98,2 mil crianças e adolescentes com menos de 15 anos são diagnosticados com diabetes tipo 1 a cada ano - o número sobe para 128,9 mil quando a faixa etária se estende até os 20 anos.</text:p>
            <text:p/>
            <text:p>"Nos últimos 10 anos, a prevalência de diabetes tipo 1 aumentou 14 vezes em crianças e adolescentes. Nesse grupo, é a doença crônica endocrinológica mais frequente e a segunda ou a terceira doença crônica pediátrica, dependendo da população, mais frequente", afirma Raphael Del Roio Liberatore Júnior, endocrinologista pediátrico e professor da Faculdade de Medicina de Ribeirão Preto da USP.</text:p>
            <text:p/>
            <text:p>Segundo o IDF, há evidências de que o diabetes tipo 2, que é mais frequente em adultos, também esteja aumentando entre crianças e adolescentes. Não há, entretanto, dados estatísticos confiáveis que confirmem isso.</text:p>
            <text:p/>
            <text:p>Razões do crescimento</text:p>
            <text:p/>
            <text:p>Mas por que a diabetes infantil está crescendo tanto, e no mundo todo?</text:p>
            <text:p/>
            <text:p>Em seu relatório anual, o IDF diz que esse fenômeno "é motivado por uma complexa interação entre fatores socioeconômicos, demográficos, ambientais e genéticos".</text:p>
            <text:p/>
            <text:p>Liberatore Júnior diz que as causas exatas ainda não são totalmente conhecidas, mas existem teorias. "A principal é o aumento do peso da população", comenta o médico.</text:p>
            <text:p/>
            <text:p>Para se ter uma ideia, no Brasil, a Pesquisa de Vigilância de Fatores de Risco e Proteção para Doenças Crônicas por Inquérito Telefônico (Vigitel), de 2018, do Ministério da Saúde, revela que a obesidade cresceu 67,8% nos últimos treze anos, saltando de 11,8% da população em 2006 para 19,8% em 2018.</text:p>
            <text:p/>
            <text:p>Em se tratando de crianças com idade entre 5 e 9 anos, os dados apontam que 3 a cada 10 delas estão acima do peso.</text:p>
            <text:p/>
            <text:p>"A obesidade é o fator de risco mais importante para o diabetes tipo 2 porque gera uma situação de resistência à ação da insulina, ou seja, o corpo não consegue usá-la para controlar adequadamente os níveis de açúcar no sangue", explica o endocrinologista.</text:p>
            <text:p/>
            <text:p>No caso do tipo 1 da doença, esclarece Karla Melo, doutora em endocrinologia e membro da diretoria da Sociedade Brasileira de Diabetes (SBD), a ação do excesso de peso se dá de forma indireta.</text:p>
            <text:p/>
            <text:p>"Em uma criança que já tenha predisposição genética para a enfermidade, o excesso de peso pode deflagar a reação imune à insulina ou de forma mais precoce ou mais intensa", explica a médica.</text:p>
            <text:p/>
            <text:p>Ainda sobre o diabetes tipo 1, mais uma explicação para a sua maior prevalência, de acordo com Liberatore Júnior, é a teoria (ou hipótese) da higiene.</text:p>
            <text:p/>
            <text:p>Apresentada pelo médico inglês David Strachan, em 1989, ela sugere que meninos e meninas que não têm seus sistemas imunológicos estimulados desde cedo, por não entrarem em contato com micro-organismos presentes na natureza e viverem em ambientes extremamente limpos e estéreis, são mais propensos a desenvolver algumas patologias.</text:p>
            <text:p/>
            <text:p>"Isso faz com que se contraiam menos doenças infecciosas e se produzam menos anticorpos contra o meio externo. Aí, como o sistema imune não tem inimigos fora, ele começa a destruir a parte de dentro, atacando o próprio organismo", complementa o endocrinologista pediátrico.</text:p>
            <text:p>Diabetes tipo 1 e tipo 2</text:p>
            <text:p/>
            <text:p>O diabetes é uma doença crônica causada pela produção insuficiente ou pela má absorção de insulina, hormônio que regula a glicose no sangue e garante energia para o organismo, tendo como consequência a elevação do nível de açúcar no corpo - o normal, para uma pessoa saudável e em jejum, é abaixo de 100 mg/dl.</text:p>
            <text:p/>
            <text:p>Quando esse quadro prossegue por longos períodos, pode causar danos graves em diversos órgãos, vasos sanguíneos e nervos.</text:p>
            <text:p/>
            <text:p>Na lista de complicações estão doenças cardiovasculares, insuficiência renal crônica, potenciais amputações dos membros inferiores, problemas na visão, acometimento dos nervos (neuropatia periférica) e cetoacidose diabética - quando processo do corpo para compensar a ausência de insulina acaba por deixar o sangue ácido. O risco de morte também é grande.</text:p>
            <text:p/>
            <text:p>Os tipos de diabetes que acometem crianças e adolescentes são o 1 e o 2. O 1, de acordo com a SBD, se dá quando o próprio sistema imunológico ataca as células do pâncreas que produzem insulina, fazendo com que pouca ou nenhuma quantidade do hormônio seja liberada para o corpo.</text:p>
            <text:p/>
            <text:p>Seus principais sintomas são sede constante, vontade de urinar diversas vezes ao dia, alterações no apetite, perda de peso (mesmo comendo mais), fraqueza e fadiga.</text:p>
            <text:p/>
            <text:p>O tratamento é feito com insulina, medicamentos, planejamento alimentar e atividades físicas.</text:p>
            <text:p/>
            <text:p>O tipo 2, por sua vez, ocorre quando o corpo não consegue aproveitar adequadamente a insulina produzida ou não a produz em quantidade suficiente para controlar a taxa de glicemia.</text:p>
            <text:p/>
            <text:p>Os sintomas, apesar de menos perceptíveis, são basicamente os mesmos do anterior, acrescido de formigamento nos pés e nas mãos, infecções frequentes na bexiga, nos rins e na pele, feridas que demoram para cicatrizar e visão embaçada.</text:p>
            <text:p/>
            <text:p>Normalmente, o controle se dá com atividade física e planejamento alimentar. Casos mais graves exigem o uso de insulina e/ou outros medicamentos.</text:p>
            <text:p/>
            <text:p>Embora não exista cura, Denise Reis Franco, diretora da ONG ADJ Diabetes Brasil, destaca que vários progressos ocorreram nos últimos anos.</text:p>
            <text:p/>
            <text:p>"Foram desenvolvidas, por exemplo, insulinas mais modernas e eficazes e novos aparelhos domiciliares para medição de glicose e aplicação de insulina. Aos poucos, o diabético está tendo mais opções, que facilitam o tratamento, e isso é importantíssimo porque o maior desafio ainda é o controle do índice glicêmico, sobretudo entre os adolescentes", diz.</text:p>
            <text:p/>
            <text:p>Apesar disso, a especialista explica que o mais importante é prevenir o diabetes, com a adoção de hábitos saudáveis.</text:p>
            <text:p/>
            <text:p>"Isso inclui controle do peso, dieta equilibrada, rica em verduras, legumes e frutas e com redução de sal, açúcar e gorduras, e a prática regular de atividade física, de acordo com cada faixa etária", finaliza.</text:p>
            <text:p/>
            <text:p>Caroline e Pedro Henrique: vigilância diária</text:p>
            <text:p/>
            <text:p>Lidando com o diabetes tipo 1 há alguns anos, Caroline e Pedro Henrique fazem tratamento com insulina e precisam checar a glicemia todos os dias.</text:p>
            <text:p/>
            <text:p>Para a medição, ambos usam um sistema de monitoramento contínuo de glicose (um pequeno sensor descartável inserido na pele). Já para a aplicação, ela utiliza a bomba de infusão e ele, a caneta de insulina.</text:p>
            <text:p/>
            <text:p>Parte fundamental da terapia é uma dieta saudável. Nas refeições, Caroline também precisa fazer a contagem de carboidratos, para saber a quantidade exata de insulina que deve ser utilizada.</text:p>
            <text:p/>
            <text:p>No caso de Pedro Henrique, por ainda estar na chamada fase de "lua de mel da diabetes" - quando é possível controlar os níveis de açúcar no sangue apenas com o tratamento com insulina -, isso, por enquanto, não é necessário.</text:p>
            <text:p/>
            <text:p>Apesar de todo o controle, as mães revelam que de vez em quando permitem que os filhos comam algumas guloseimas, especialmente em festas de aniversário.</text:p>
            <text:p/>
            <text:p>"Em certas ocasiões, a Caroline come um pedaço de bolo, um brigadeiro, uma fatia de pizza... mas depois precisamos fazer a correção com a insulina. Por isso, temos de saber exatamente tudo o que ela consome todos os dias e o dia todo", conta Ana Paula.</text:p>
            <text:p/>
            <text:p>Erika diz que evita proibições: "O meu medo é eu não deixar e o Pedro comer escondido. Prefiro ensiná-lo a se alimentar corretamente e saber o que ele coloca na boca".</text:p>
            <text:p/>
            <text:p>Depois do baque inicial com a notícia da doença, as duas famílias tiveram de se adaptar ao tratamento e à nova rotina, mas, atualmente, afirmam que conseguem conviver relativamente bem o problema.</text:p>
            <text:p/>
            <text:p>"É uma luta diária, mas fazemos de tudo para que a nossa filha tenha a vida mais normal possível. E para que ela não se sinta sozinha, participamos de vários grupos e eventos sobre diabetes e incentivamos que ela tenha contato com outras crianças diabéticas", conta Ana Paula.</text:p>
            <text:p/>
            <text:p>"O Pedro, num primeiro momento, não lidou bem com o diagnóstico, aí o levei para a terapia", relata Erika. "Hoje, ele é bem consciente e entende o que acontece no seu corpo. Claro que não dá para esquecer que ele tem uma doença, mas precisamos seguir a vida. A minha esperança é que no futuro descubram a cura ou, ao menos, uma terapia que maltrate menos as crianças."</text:p>
            <text:p/>
          </table:table-cell>
          <table:table-cell office:value-type="string" calcext:value-type="string">
            <text:p>não sensacionalista</text:p>
          </table:table-cell>
          <table:table-cell table:number-columns-repeated="146"/>
        </table:table-row>
        <table:table-row table:style-name="ro1">
          <table:table-cell office:value-type="string" calcext:value-type="string">
            <text:p>Desde que começou a ser estudada, a microbiota intestinal vem sendo associada a diversas funções do organismo. Recentemente, um estudo realizado pela Fiocruz Minas em parceria com outras instituições mostrou que este conjunto composto por cerca de 100 trilhões de micro-organismos pode ajudar a evitar uma doença que afeta aproximadamente 300 milhões de pessoas em todo o mundo: o diabetes tipo 2. A pesquisa foi publicada recentemente na Nature Communications, uma das mais influentes revistas científicas.</text:p>
            <text:p/>
            <text:p>Segundo o estudo, a Akkermansia muciniphila, bactéria presente na microbiota intestinal, pode auxiliar na transformação da glicose em energia para o corpo, diminuindo a concentração de açúcar no sangue. Entretanto, a Akkermansia seria impedida de realizar essa atividade pelo Interferon-gama, uma proteína liberada pelo próprio organismo, sempre que precisa se proteger contra infecções virais e de alguns protozoários e bactérias.</text:p>
            <text:p/>
            <text:p>“Algumas pesquisas consideram o diabetes tipo 2 como uma doença inflamatória crônica, que faz com que o Interferon-gama seja constantemente liberado, conforme ocorre com as doenças autoimunes. Por meio desse trabalho, constatamos que o Interferon atrapalha o papel modulador da Akkermansia, levando ao excesso de açúcar no sangue” , explica o pesquisador do Grupo de Informática de Biossistemas e Genômica da Fiocruz Minas Gabriel Fernandes.</text:p>
            <text:p/>
            <text:p>Para chegar aos resultados, os pesquisadores observaram a ação da Akkermansia no organismo de camundongos, incapazes de produzir o Interferon-gama. Para isso, eles alimentaram os animais e avaliaram o índice de queda da glicose somente pela ação da insulina. Depois, os cientistas introduziram a bactéria (Akkermansia) no intestino dos ratos e constataram que o nível de glicose caía ainda mais. Já em uma terceira etapa, o Interferon foi introduzido no organismo dos camundongos e, com isso, os efeitos benéficos da Akkermansia não foram mais observados.</text:p>
            <text:p/>
            <text:p>Em uma fase subsequente desse estudo, verificou-se que também em humanos existe essa correlação entre a abundância de Akkermansia muciniphila e o nível de glicose no sangue.  Ou seja, quanto maior a quantidade dessa bactéria maior a capacidade de metabolização e consequente diminuição de açúcar no sangue. Foram avaliadas as microbiotas de 268 pacientes, bem como dados bioquímicos e antropométricos.</text:p>
            <text:p/>
            <text:p>“Fizemos o sequenciamento da microbiota de cada um deles. Em seguida, por meio de análise estatística, avaliamos uma série de fatores, como quantidade de glicose, marcadores inflamatórios presentes, resistência à insulina, entre outros. Assim, verificamos que a Akkermansia e o Interferon seriam fatores determinantes da capacidade de metabolismo de glicose”, explica Fernandes.</text:p>
            <text:p/>
            <text:p>Segundo o pesquisador, o estudo abre possibilidades para novas pesquisas voltadas para o tratamento do diabetes tipo 2. “Se você tem um paciente com resistência à insulina, é possível oferecer a ele nutrientes que favoreçam a Akkemansia e neutralize a ação do Interferon diante dessa bactéria. Um possível tratamento natural seria por meio de uso de prebióticos”, avalia.</text:p>
            <text:p/>
            <text:p>Diabetes tipo 2</text:p>
            <text:p>Segundo a Sociedade Brasileira de Diabetes, no Brasil, há mais de 13 milhões de pessoas vivendo com diabetes, o que representa 6,9% da população. Desse total, cerca de 90% têm o diabetes tipo 2. Um dos principais problemas enfrentados é que, muitas vezes, o diagnóstico demora, favorecendo o aparecimento de complicações.</text:p>
            <text:p/>
            <text:p>Diferentemente do que ocorre com o tipo 1, os indivíduos com diabetes tipo 2 produzem insulina. Entretanto, muitas pessoas desenvolvem resistência a esse hormônio e, com isso, a insulina não consegue cumprir seu papel de transportar a glicose para dento das células, para que ela seja transformada em energia para o corpo. Também pode acontecer de a pessoa não produzir insulina suficiente para suprir as demandas do organismo e, assim, o hormônio insuficiente não consegue carregar todo o açúcar, que acaba se acumulando no sangue.</text:p>
            <text:p/>
            <text:p>Em boa parte dos casos, a diabetes tipo 2 pode ser controlado com atividade física e planejamento alimentar. Em outras situações, exige o uso de insulina e/ou outros medicamentos para controlar a glicose.</text:p>
            <text:p/>
          </table:table-cell>
          <table:table-cell office:value-type="string" calcext:value-type="string">
            <text:p>não sensacionalista</text:p>
          </table:table-cell>
          <table:table-cell table:number-columns-repeated="146"/>
        </table:table-row>
        <table:table-row table:style-name="ro1">
          <table:table-cell office:value-type="string" calcext:value-type="string">
            <text:p>Pacientes com HPN passam a contar no SUS com transplante de células-tronco, vacina que reduz complicações no tratamento e exame para diagnóstico oportuno</text:p>
            <text:p/>
            <text:p>Hemoglobinúria Paroxística Noturna (HPN) é o nome dado a uma doença rara que afeta o sistema sanguíneo e que acomete cerca de uma pessoa a cada um milhão, geralmente entre 30 e 50 anos de idade. Para cuidar bem dos brasileiros com esta doença, o Ministério da Saúde produziu um documento que orienta profissionais de saúde sobre o diagnóstico e tratamento ofertado no Sistema Único de Saúde (SUS). Este documento prevê a realização do exame de citometria de fluxo para o diagnóstico da doença, a realização de transplante de células-tronco hematopoiéticas (que pode levar à cura) e a administração de vacina para prevenção de doenças meningocócicas que podem surgir após o início do uso do medicamento eculizumabe (soliris) – indicado para interromper a evolução da HPN.</text:p>
            <text:p/>
            <text:p>O documento traz informações a profissionais de saúde, gestores do SUS e pacientes sobre a doença, critérios para o diagnóstico e como deve ser realizado o tratamento e acompanhamento de pessoas com HPN, incluindo as opções terapêuticas hoje existentes no SUS para reduzir complicações, como corticoides, transfusão sanguínea, medicamentos imunossupressores (para evitar rejeição de órgãos após transplante) e anticoagulantes (que impedem a formação de coágulos no sangue). Além disso, apresenta a indicação e formas de uso do medicamento eculizumabe, incorporado no SUS em dezembro de 2018 para os pacientes com Hemoglobinúria Paroxística Noturna, o que iniciou a construção do Protocolo Clínico e Diretrizes Terapêuticas (PCDT) da doença.</text:p>
            <text:p/>
            <text:p>Elaborado pela Comissão Nacional de Incorporação de Tecnologia no Sistema Único de Saúde (Conitec), o documento passou por consulta pública para que pesquisadores, associações, pacientes e interessados no tema pudessem contribuir para a sua formulação.</text:p>
            <text:p/>
            <text:p>INCORPORAÇÃO DE NOVAS TECNOLOGIAS NO SUS</text:p>
            <text:p/>
            <text:p>O exame de Citometria de Fluxo ajudará no diagnóstico preciso da doença. Trata-se de um método utilizado para contagem, classificação e análise das células. A literatura internacional aponta que este exame é considerado padrão em outros países do mundo para o diagnóstico laboratorial da HPN e para o monitoramento da evolução da doença.</text:p>
            <text:p/>
            <text:p>Já o transplante de células-tronco hematopoiéticas é uma técnica utilizada no tratamento de várias doenças do sangue. O procedimento consiste em fornecer ao paciente as células-tronco que podem ser retiradas do próprio paciente, de um doador compatível ou até mesmo de células do cordão umbilical. Assim, as células-tronco doadas, que são saudáveis, vão se abrigar na medula óssea, estimulando a produção de novas células sanguíneas normais. Estudos apontam que o transplante tem alto potencial de cura para os pacientes com HPN.</text:p>
            <text:p/>
            <text:p>Já a incorporação da vacina Meningocógica ACWY para pacientes tratados com eculizumabe, usado no tratamento da HPN, se deve ao fato do uso do medicamento estar associado a um risco aumentado de infecções meningocócicas, causadas pela bactéria meningococos, que pode levar a meningite. A vacina contempla os sorotipos mais prevalentes no país.</text:p>
            <text:p/>
          </table:table-cell>
          <table:table-cell office:value-type="string" calcext:value-type="string">
            <text:p>não sensacionalista</text:p>
          </table:table-cell>
          <table:table-cell table:number-columns-repeated="146"/>
        </table:table-row>
        <table:table-row table:style-name="ro1">
          <table:table-cell office:value-type="string" calcext:value-type="string">
            <text:p>A glândula da próstata e seu efeito sobre nós (somente homens).</text:p>
            <text:p/>
            <text:p>A MATÉRIA É LONGA, POREM PODE ALONGAR A SUA VIDA, PORTANTO LEIA PORQUE É EXTREMAMENTE :</text:p>
            <text:p/>
            <text:p>Útil para todos os homens com mais de 40 anos:</text:p>
            <text:p>Um artigo / conversa útil sobre Hiperplasia benigna da próstata (BPH) ou, em termos simples, próstata aumentada.</text:p>
            <text:p>A dieta é a parte mais importante dessa conversa, que é algo que está sob nosso controle; e funciona.</text:p>
            <text:p>TEXTO COMPLETO DA CONFERÊNCIA DE SAÚDE DA PRÓSTATA</text:p>
            <text:p>Os homens devem ler</text:p>
            <text:p>Eu estou aqui para falar com você sobre a próstata. O tópico é enganoso.</text:p>
            <text:p>A próstata é estritamente para homens? Sim, apenas homens têm próstata e apenas homens com mais de 40 anos, mas a iluminação da saúde é para todos. Não há mulher que não conheça um homem de 40 anos e acima, pai, tio, irmão, filho, amigo, vizinho, colega…</text:p>
            <text:p>Essencialmente o que vou fazer hoje é a promoção da saúde. A promoção responsável da saúde deve fornecer três coisas:</text:p>
            <text:p>1. Informação</text:p>
            <text:p>2. Garantia</text:p>
            <text:p>3. Um plano de acção.</text:p>
            <text:p/>
            <text:p>Deixe-me começar com um histórico sobre a saúde da próstata.</text:p>
            <text:p>D é a LAWMA (empresa de gestão de resíduos) do seu corpo. Todos os dias seu sangue passa pelo rim várias vezes para ser filtrado. Como o sangue é filtrado, a urina é formada e armazenada em um tanque de armazenamento temporário chamada bexiga urinária. Se não houvesse bexiga urinária, à medida que um homem caminha na estrada, a urina cairia.</text:p>
            <text:p>Agora pense no trabalho de canalizacao em sua casa. Pense na bexiga urinária como o tanque de armazenamento suspenso. Do tanque de armazenamento, um bom encanador ou canalizador vai levar canos para outras partes da casa, incluindo a cozinha. Deus em Sua sabedoria correu canos de nossa bexiga urinária até a ponta do pênis. O tubo é chamado a uretra. Logo abaixo da bexiga e em torno da uretra há um pequeno órgão chamado próstata.</text:p>
            <text:p>A próstata é do tamanho de uma noz e pesa cerca de 20 gramas. Seu trabalho é fazer o fluido seminal que é armazenado na vesícula seminal. Durante a relação sexual, o fluido seminal desce pela uretra e se mistura com os espermatozóides produzidos nos testículos para formar o sémen. Então, sémen tecnicamente não é esperma. É espermatozóide + fluido seminal. O fluido seminal lubrifica o esperma.</text:p>
            <text:p>Depois dos 40 anos, por razões que podem ser hormonais, a próstata começa a aumentar. De 20 gramas pode crescer para quase 100 gramas. À medida que aumenta, aperta a uretra e o homem começa a notar mudanças no modo como urina.</text:p>
            <text:p>Se você tem um filho com menos de 10 anos, se ele tiver um pouco de travessura como todos nós fizemos nessa idade, quando ele sair para urinar, ele pode atingir o teto e o jacto atingirá o alvo. Chame seu pai para fazer o mesmo, wahala dey.</text:p>
            <text:p>Sua corrente de urina é fraca, não pode percorrer longas distâncias e às vezes pode descer directamente sobre suas pernas. Então, ele pode precisar ficar em posição desconfortável para urinar.</text:p>
            <text:p>Não há muitos homens preocupados com o fluxo de urina que não atinge o teto. Banheiros estão no chão e não no teto. Mas outros sintomas começam a aparecer.</text:p>
            <text:p>1. GOTEJAMENTO TERMINAL:</text:p>
            <text:p>O homem começa a notar que depois de urinar e reembalar, a urina ainda cai em suas calças. Esta é a razão pela qual depois que um homem mais velho urina, ele tem que tocar campainha. Um homem mais novo simplesmente desce até a última gota e se afasta. Basta ver um homem mais velho vindo do banheiro. Às vezes ele pode apertar o jornal de pe 2. HESISTÊNCIA</text:p>
            <text:p>Nesse ponto, você espera mais tempo para que o fluxo de urina comece. Existem 2 válvulas que devem abrir para você urinar – os esfíncteres internos e externo. Ambas abertas, mas devido a obstruções na uretra, você espera mais tempo para o fluxo começar.</text:p>
            <text:p>3. Vazamento INCOMPLETO</text:p>
            <text:p>Você tem esse sentimento imediatamente depois de urinar que ainda resta alguma coisa. Como todas estas coisas acontecem, a bexiga começa a trabalhar mais para compensar a obstrução na uretra. A frequência de micção aumenta. Urgência se estabelece. Às vezes você tem que praticamente correr para o banheiro.</text:p>
            <text:p>A noite também se torna comum. Você acorda mais de 2 vezes à noite para urinar. Sua esposa começa a reclamar. Homens que são homens não podem falar com ninguém, mesmo neste momento. Então as complicações mais sérias começam.</text:p>
            <text:p>i. A urina armazenada é infectada e pode haver sensação de ardor ao urinar.</text:p>
            <text:p>ii. A urina armazenada forma cristais. Os cristais se juntam para formar pedras na bexiga ou no rim.</text:p>
            <text:p>iii. As pedras podem bloquear a uretra.</text:p>
            <text:p>iv. A retenção urinária crónica se instala.</text:p>
            <text:p>v. A bexiga armazena mais e mais urina.</text:p>
            <text:p>vi. O tamanho da bexiga é 40 – 60cl. Uma garrafa de coca é 50cl. Como a bexiga armazena mais urina, pode aumentar até 300cl.</text:p>
            <text:p>vii. Uma bexiga cheia demais pode vazar e isso leva a humedecimento / incontinência urinária. Além disso, o volume pode pressionar o rim e causar danos nos rins.</text:p>
            <text:p>O que provavelmente pode levar o homem ao hospital é a retenção urinária aguda. Ele acorda um dia e não consegue urinar.</text:p>
            <text:p>Tudo o que descrevi acima está associado ao aumento da próstata, tecnicamente chamado de hiperplasia benigna da próstata.</text:p>
            <text:p/>
            <text:p>Existem outras doenças da próstata como:</text:p>
            <text:p>1. Prostatite – inflamação da próstata</text:p>
            <text:p>2. Câncer de próstata – câncer de próstata.</text:p>
            <text:p>Esta discussão é sobre o aumento da próstata. Eu tenho más notícias e boas notícias.</text:p>
            <text:p> A má notícia é que todo homem terá o aumento da próstata se ele viver o suficiente.</text:p>
            <text:p> A boa notícia é que existem mudanças no estilo de vida que podem ajudar o homem após 40 anos a manter a saúde da próstata.</text:p>
            <text:p>NUTRIÇÃO</text:p>
            <text:p>Olhe o que você come. 33% de todos os cânceres, de acordo com o Instituto Nacional de Câncer dos EUA, estão relacionados ao que comemos.</text:p>
            <text:p>Carne vermelha todos os dias triplica suas chances de doença da próstata. Leite todos os dias dobra seu risco. Não tomar frutas / legumes diariamente quadruplica seu risco.</text:p>
            <text:p>Tomates são muito bons para os homens. Se essa é a única coisa que sua esposa pode apresentar à noite, coma-a com alegria. Tem muito licopeno.</text:p>
            <text:p>O licopeno é o antioxidante natural mais potente. Alimentos ricos em zinco também são bons para os homens. Recomendamos sementes de abóbora (ugbogulu). O zinco é o elemento mais essencial para a sexualidade masculina e fertilidade.</text:p>
            <text:p>Os homens precisam de mais zinco que as mulheres. Toda vez que um homem ejacula ele perde 15mg de zinco. O zinco também é importante para o metabolismo do álcool. Seu fígado precisa de zinco para metabolizar o álcool.</text:p>
            <text:p>CONSUMO DE ÁLCOOL</text:p>
            <text:p>Como os homens começam a ter sintomas urinários associados ao aumento da próstata, é importante que eles olhem para o consumo de álcool. Mais fluido significa mais fluido. Beber menos e devagar.</text:p>
            <text:p/>
            <text:p>EXERCÍCIO</text:p>
            <text:p>O exercício ajuda a construir o tônus muscular. Todo homem deveria se exercitar Homens com mais de 40 anos devem evitar exercícios de alto impacto como jogging. Isso coloca pressão nos joelhos. Andar de bicicleta é uma má notícia para a próstata. Recomendamos uma caminhada rápida.</text:p>
            <text:p>Maneira de SENTAr</text:p>
            <text:p>Quando nos sentamos, dois terços do nosso peso repousa sobre os ossos pélvicos. Homens que se sentam mais são mais propensos a sintomas da próstata. Não se sente por longas horas. Caminhe sempre que puder. Sente-se em cadeiras confortáveis. Recomendamos uma cadeira de sela dividida se você precisar ficar sentado por muitas horas.</text:p>
            <text:p>VESTUARIO</text:p>
            <text:p>Os homens devem evitar roupas íntimas apertadas. Isso afecta a circulação ao redor da virilha e aquece um pouco. Enquanto a temperatura fisiológica é de 37 graus, a virilha tem uma temperatura ideal de cerca de 33 graus. Calça é um não – não para os homens. Use boxers. Use roupas respiráveis.</text:p>
            <text:p>FUMAR</text:p>
            <text:p>Evite fumar pois afecta os vasos sanguíneos e afecta a circulação ao redor da virilha.</text:p>
            <text:p>SEXO</text:p>
            <text:p>Sexo regular é bom para a próstata.</text:p>
            <text:p>Os celibatos são mais propensos à doença da próstata. Enquanto o celibato é uma decisão moral, não é uma adaptação biológica. Sua próstata é projectada para esvaziar seu conteúdo regularmente.</text:p>
            <text:p>Pensei:</text:p>
            <text:p>Quando alguém compartilha algo de valor consigo e que te beneficie, lembre que tens a obrigação moral de compartilhá-lo com outras pessoas porque alguém em sua lista de amigos pode ser salvo.</text:p>
            <text:p>“Pedaços de limão em um copo de água quente podem salvá-lo para o resto de sua vida”, diz o professor Chen Horin, diretor-executivo do Hospital Militar de Pequim. Mesmo se você estiver ocupado, você deve olhar para esta mensagem e passá-la para os outros!</text:p>
            <text:p>Limões quentes podem matar células cancerígenas!</text:p>
            <text:p>a. Corte o limão em três pedaços e coloque-o em um copo, em seguida, despeje a água quente, ele se tornará (água alcalina) e beba todos os dias certamente irá beneficiar a todos.</text:p>
            <text:p>b. Limões quentes podem mais uma vez liberar uma droga anti-câncer.</text:p>
            <text:p>c. Suco de limão quente tem um efeito sobre tumores cancerígenos e tem mostrado tratamento para todos os tipos de câncer.</text:p>
            <text:p>d. O tratamento com este extracto destruirá apenas as células malignas e não afectará as células saudáveis.</text:p>
            <text:p>Segundo: Os ácidos e o ácido monocarboxílico no suco de limão podem regular a hipertensão e proteger as artérias estreitas, ajustar a circulação sanguínea e reduzir a coagulação sanguínea.</text:p>
            <text:p>Depois de ler, fale com outra pessoa e passe-a para alguém que você ama e cuide da sua saúde pessoal.</text:p>
            <text:p/>
            <text:p>Conselho:</text:p>
            <text:p>O professor Chen Horin indica que qualquer um que tenha recebido esta carta tem pelo menos a garantia de salvar a vida de alguém…</text:p>
            <text:p>Eu fiz a minha parte, espero que você me ajude a espalhá-la também.</text:p>
            <text:p/>
          </table:table-cell>
          <table:table-cell office:value-type="string" calcext:value-type="string">
            <text:p>sensacionalista</text:p>
          </table:table-cell>
          <table:table-cell table:number-columns-repeated="146"/>
        </table:table-row>
        <table:table-row table:style-name="ro1">
          <table:table-cell office:value-type="string" calcext:value-type="string">
            <text:p>Vamos ficar atentos!</text:p>
            <text:p>O fenômeno do Equinócio nos afetará nos próximos 5 dias. Permaneça dentro e mantenha os animais dentro de casa ou protegidos especialmente a partir das 11h. 16h todos os dias. A temperatura irá flutuar e pode atingir 40 graus Celsius. Isso pode causar desidratação e insolação facilmente. Este fenômeno é devido ao fato de que o sol está diretamente acima do equador.</text:p>
            <text:p>Por favor, fique hidratado. Todos devem consumir cerca de 3 litros de líquido todos os dias. Controle da pressão arterial. Muitos podem sofrer uma insolação.</text:p>
            <text:p>Tome banhos frios o mais freqüente possível. Reduza a carne e aumente frutas e legumes.</text:p>
            <text:p>A onda de calor não é uma piada! Coloque uma vela nova não utilizada fora da área da casa ou da área exposta. Se a vela pode derreter, está em um nível perigoso.</text:p>
            <text:p>Coloque sempre um balde ou 2 água pela metade na sala de estar e em cada sala para manter a temperatura baixa.</text:p>
            <text:p>A insolação não apresenta sintomas indicativos. Uma vez desmaiado, é grave e perigoso, já que a falha de um órgão é ativada.</text:p>
            <text:p>Sempre verifique seus lábios e veja se seus olhos estão afundados por desidratação.</text:p>
            <text:p>Por favor, informe os outros...</text:p>
            <text:p/>
          </table:table-cell>
          <table:table-cell office:value-type="string" calcext:value-type="string">
            <text:p>sensacionalista</text:p>
          </table:table-cell>
          <table:table-cell table:number-columns-repeated="146"/>
        </table:table-row>
        <table:table-row table:style-name="ro1">
          <table:table-cell office:value-type="string" calcext:value-type="string">
            <text:p>Crianças desobedientes, adolescentes rebeldes e até mesmo adultos cabeça-dura provavelmente já ouviram alguém dizer que eles estão provocando cabelos brancos nos outros. Agora, essas pessoas apontadas como irritantes podem ser "acusadas" com base científica.</text:p>
            <text:p/>
            <text:p>Cientistas do Centro de Pesquisa em Doenças Inflamatórias, da Fapesp, em parceria com pesquisadores de Harvard revelaram nesta quarta-feira (22/01) que o processo de despigmentação capilar pode ocorrer de maneira acelerada em pessoas sob condições de estresse ou depois de passar por um grande trauma.</text:p>
            <text:p/>
            <text:p>O estudo, que durou cerca de três anos, passou por diversos testes laboratoriais e foi publicado na revista científica Nature.</text:p>
            <text:p/>
            <text:p>O cientista Thiago Mattar Cunha afirmou que chegou à conclusão desse estudo graças a uma série de fatores imprevistos.</text:p>
            <text:p/>
            <text:p>"O nosso laboratório é sobre dor. Então injetamos uma toxina que gerava muita dor em camundongos sem saber para onde ir. A partir disso, vimos que eles ficavam com pelos brancos depois de quatro semanas. Foi inesperado. Quando fui fazer um sabático em Harvard, falei para um supervisor sobre esse achado e eles disseram que também estavam fazendo algo nessa linha e nos chamaram para colaborar", conta o cientista brasileiro à BBC News Brasil.</text:p>
            <text:p/>
            <text:p>A maior parte dos testes foi feita na universidade americana, coordenada pela professora de biologia regenerativa Ya-Chieh Hsu. A outra foi realizada nos laboratórios da USP de Ribeirão Preto, no interior de São Paulo.</text:p>
            <text:p/>
            <text:p>Os pesquisadores identificaram que o sistema nervoso simpático tem uma ligação muito próxima com o estresse.</text:p>
            <text:p/>
            <text:p>Responsável por controlar as respostas do organismo em situações de perigo por meio de uma onda de adrenalina e cortisol, ele faz o coração bater mais rápido, a pressão arterial subir, a respiração acelerar e as pupilas dilatarem.</text:p>
            <text:p/>
            <text:p>Tudo isso para que o corpo se prepare o mais rápido porssível para uma luta, esquiva ou fuga. A partir disso, eles passaram a tentar identificar possíveis formas de bloquear isso.</text:p>
            <text:p>Problema e solução</text:p>
            <text:p/>
            <text:p>Os cientistas brasileiros identificaram a ligação entre estresse e o surgimento de cabelos brancos após injetarem uma substância chamada resiniferatoxin — extraída da planta Euphorbia resinifera, parecida com um cacto, que causa uma forte dor e, consequentemente, um grande estresse em camundongos com pelos pretos.</text:p>
            <text:p/>
            <text:p>A aplicação foi feita com uma dose considerada alta pelos cientistas durante três dias consecutivos.</text:p>
            <text:p/>
            <text:p>"Cerca de quatro semanas após a injeção sistêmica da toxina, um aluno de doutorado observou que os animais estavam com os pelos completamente brancos. Aparecia em cerca de 30% a 40% dos pelos. Quanto maior o estresse, mais pelos brancos", afirmou o cientista brasileiro.</text:p>
            <text:p/>
            <text:p>Para o cientista Thiago Cunha, a grande importância desse estudo é demonstrar que há uma base científica por trás de uma crença popular. Historiadores relatam, inclusive, que um grande volume de cabelos brancos surgiu na cabeça da rainha Maria Antonieta durante a Revolução Francesa, em 1793, quando ela soube que seria guilhotinada.</text:p>
            <text:p/>
            <text:p>Mas os cientistas descobriram uma maneira de impedir esse surgimento dos pelos brancos. Eles identificaram que o estresse associado à dor causava o "amadurecimento" das células-tronco melanocíticas dentro do bulbo capilar, responsáveis pela produção de melanina, o pigmento que colore os fios.</text:p>
            <text:p/>
            <text:p>"Então tratamos os animais com guanetidina, um anti-hipertensivo capaz de inibir a neurotransmissão pelas fibras simpáticas e observamos que o processo de embranquecimento capilar foi bloqueado", afirmou Cunha.</text:p>
            <text:p/>
            <text:p>Em outro teste, essa neurotransmissão foi interrompida por uma cirurgia de retirada das fibras simpáticas. Isso também bloqueou o branqueamento capilar mesmo após a aplicação da injeção para indução da dor.</text:p>
            <text:p/>
            <text:p>"Esses e outros experimentos conduzidos demonstraram a participação da inervação simpática no processo de embranquecimento capilar e confirmaram que a dor atua, nesse modelo, como um potente estressor", afirmou.</text:p>
            <text:p/>
            <text:p>O cientista diz que não há uma pesquisa no sentido de criação de um medicamento que evitaria o embranquecimento do cabelo. Até porque as tinturas disponíveis hoje já resolvem a questão estética e não possuem efeitos colaterais que um medicamento pode causar.</text:p>
            <text:p/>
            <text:p>Para o pesquisador, é "bem provável" que outros sistemas do organismo sofram efeitos semelhantes ao identificado no bulbo capilar sob uma condição de estresse intenso.</text:p>
            <text:p/>
            <text:p>"A grande questão a partir de agora é avaliar se o branqueamento imediato pelo envelhecimento também possui esse mesmo mecanismo. Esse seria um dos desdobramentos a serem estudados a partir de alterações em células-tronco causadas pelo estresse, como alterações no intestino, medula óssea etc. Isso abre uma perspectiva de analisar o impacto do estresse em outras doenças."</text:p>
            <text:p/>
          </table:table-cell>
          <table:table-cell office:value-type="string" calcext:value-type="string">
            <text:p>não sensacionalista</text:p>
          </table:table-cell>
          <table:table-cell table:number-columns-repeated="146"/>
        </table:table-row>
        <table:table-row table:style-name="ro1">
          <table:table-cell office:value-type="string" calcext:value-type="string">
            <text:p/>
            <text:p/>
            <text:p>A dengue coloca um quarto da população mundial sob riscos de saúde, de acordo com a Organização Mundial da Saúde (OMS). Um estudo indica que atenção à mulher grávida infectada com dengue deve ser ainda maior, devido ao risco de morte ser três vezes maior do que em gestantes sem a doença. O risco de óbito materno chega a ser 450 vezes maior quando a mulher possui dengue hemorrágica, a forma mais grave da infecção.</text:p>
            <text:p/>
            <text:p>O artigo tem como principal autora a epidemiologista Enny Paixão, pesquisadora do Centro de Integração de Dados e Conhecimento para Saúde (Cidacs/Fiocruz Bahia), e foi publicado com o título Dengue in pregnancy and maternal mortality: a cohort analysis using routine data no periódico Scientific Reports, da Nature.</text:p>
            <text:p/>
            <text:p>O estudo faz parte da tese de doutorado de Paixão, realizado na London School Hygiene of Tropical Medicine, sob a orientação da professora Laura Rodrigues. No ano passado, a pesquisa conduzida por Paixão já havia relacionado à dengue durante a gestação com o aumento do risco de óbito fetal. Além do Cidacs/Fiocruz Bahia, da London School, a pesquisa foi feita com a participação também de pesquisadores do Instituto de Saúde Coletiva (ISC) da Universidade Federal da Bahia (Ufba).</text:p>
            <text:p/>
            <text:p>Metodologia</text:p>
            <text:p/>
            <text:p>Para obter essas evidências, a pesquisa usou dados obtidos de bases governamentais, os chamados dados administrativos, dos Sistema de Informação sobre Nascidos Vivos (Sinasc), o Sistema de Informação de Agravos de Notificação (Sinan) e Sistema de Informação sobre Mortalidade (SIM). O estudo foi realizado por meio de técnica denominada linkage probabilístico, em que as informações (como nome e data de nascimento) de diferentes bases são cruzadas com o intuito de encontrar o mesmo indivíduo.</text:p>
            <text:p/>
            <text:p>No período entre 1º de janeiro de 2007 e 31 de dezembro de 2012, houve 10.259 registros de óbitos maternos por diferentes causas. Para compor a amostra estudada, foram excluídas os registros de mulheres com diagnóstico de aborto ou com os óbitos fetais (pois o grupo de comparação eram nascidos vivos), os óbitos de mulheres que não foram associadas nem com os óbitos fetais, nem com os nascidos vivos,  e aqueles que não havia como atribuir a situação de dengue ou não. Assim ao final foram utilizados 4.053 mortes maternas e 17.391.826 nascidos vivos como grupo comparação.</text:p>
            <text:p/>
            <text:p>Relevância</text:p>
            <text:p/>
            <text:p>Os resultados encontrados no estudo demonstram a importância de priorizar os exames de diagnóstico de dengue durante o periodo gestacional. Quando a dengue foi diagnosticada por análise dos sintomas, esse grupo revelou três vezes mais riscos de morte. Já quando o diagnóstico foi confirmado por exame laboratorial, esse risco aumentou em oito vezes.</text:p>
            <text:p/>
            <text:p>Já quando a paciente apresentou o quadro de dengue hemorrágica confirmado por análise laboratorial, houve o aumento de mortalidade materna em 450 vezes. Os autores destacam que mudanças fisiológicas na gestação podem mascarar sintomas de dengue hemorrágica, dificultando o diagnóstico. Isso implica que, provavelmente, há casos de dengue hemorrágica que chegaram ao óbito sem serem diagnosticados.</text:p>
            <text:p/>
            <text:p>O estudo também observou que pré-eclâmpsia e eclâmpsia, complicações associadas ao descontrole da pressão arterial na gravidez, eram mais frequentes no grupo com dengue. “No nosso estudo achamos que a frequência dessas complicações foi maior no grupo com dengue do que no grupo comparação, mas outros estudos precisam ser feitos para verificar essa relação”, afirmou a pesquisadora Enny Paixão. “Quando a infecção for diagnosticada, a paciente deve ser acompanhada de perto para se evitar o óbito”, diz.</text:p>
            <text:p/>
            <text:p>Mortes maternas</text:p>
            <text:p/>
            <text:p>Para o estudo, foi utilizada a definição da 10ª revisão da Classificação Internacional de Doença (CID-10) em que é considerada morte materna “a morte de uma mulher durante a gestação ou dentro de um período de 42 dias após o término da gestação, independentemente da duração ou da localização da gravidez, devida a qualquer causa relacionada com ou agravada pela gravidez ou por medidas em relação a ela, porém não devida a causas acidentais ou incidentais”, em conformidade com a OMS.</text:p>
            <text:p/>
            <text:p>Reduzir a mortalidade materna é um Objetivos de Desenvolvimento do Milênio (ODM). No Brasil, de acordo com a publicação Saúde Brasil: 2017 – Uma análise da situação de saúde e os desafios para o alcance dos Objetivos de Desenvolvimento Sustentável, houve um aumento na vigilância de houve um aumento na investigação da morte materna o percentual de incremento de óbitos maternos entre a notificação do óbito e a classificação obtida após a investigação tem se mostrado inconstante entre as unidades da Federação ao longo dos anos. No Brasil, em 2015, o incremento foi de 28%, sendo os maiores incrementos observados na Região Sudeste (35%) e Nordeste (28%).</text:p>
            <text:p/>
          </table:table-cell>
          <table:table-cell office:value-type="string" calcext:value-type="string">
            <text:p>não sensacionalista</text:p>
          </table:table-cell>
          <table:table-cell table:number-columns-repeated="146"/>
        </table:table-row>
        <table:table-row table:style-name="ro1">
          <table:table-cell office:value-type="string" calcext:value-type="string">
            <text:p>Um grupo de mais de mil cientistas montou a base de dados mais completa já compilada até hoje sobre o câncer.</text:p>
            <text:p/>
            <text:p>Segundo eles, o câncer é como um quebra-cabeças de 100 mil peças e ainda faltavam "99% dessas peças".</text:p>
            <text:p/>
            <text:p>Os novos estudos, publicados na revista científica Nature, compõem um quadro quase completo de todos os tipos de câncer,</text:p>
            <text:p/>
            <text:p>As informações podem ajudar a criar tratamentos individualizados para os tumores específicos de cada paciente e a encontrar novas formas de detectar o câncer precocemente.</text:p>
            <text:p/>
            <text:p>O código genético completo de 2.658 tipos de câncer foi analisado pelo grupo de cientistas, reunidos no Pan-Cancer Analysis of Whole Genomes Consortium (Consórcio para Análise dos Genomas Completos de Todos os Cânceres, em tradução livre).</text:p>
            <text:p/>
            <text:p>O 1%</text:p>
            <text:p/>
            <text:p>Um câncer é uma versão corrompida de nossas próprias células saudáveis, que sofrem mutações no DNA e ocasionalmente passam a crescer e se multiplicar sem controle.</text:p>
            <text:p/>
            <text:p>Grande parte de nosso entendimento desse processo vem de conjuntos de instruções genéticas para a fabricação das proteínas do nosso corpo.</text:p>
            <text:p/>
            <text:p>"Isso representava somente 1% de todo o genoma (do câncer)", afirma o pesquisador Lincoln Stein, do Instituto de Pesquisas sobre o Câncer de Ontario, no Canadá.</text:p>
            <text:p/>
            <text:p>Segundo ele, os médicos ficavam "no escuro" ao tratar cerca de um terço dos pacientes, já que era impossível dizer por que suas células se tornaram cancerosas.</text:p>
            <text:p/>
            <text:p>A descoberta dos 99% restantes demandou o trabalho de equipes de cientistas em 37 países ao longo de mais de uma década.</text:p>
            <text:p/>
            <text:p>O trabalho, descrito em 22 artigos científicos, mostra que o câncer é uma doença extremamente complexa, com milhares de combinações de mutações diferentes capazes de causá-lo.</text:p>
            <text:p>'Mutações condutoras'</text:p>
            <text:p/>
            <text:p>O projeto descobriu que os cânceres das pessoas contêm, na média, entre quatro e cinco mutações fundamentais que levam ao crescimento celular anormal.</text:p>
            <text:p/>
            <text:p>Esses são potenciais pontos-fracos do câncer, que podem ser explorados com tratamentos que ataquem essas "mutações condutoras".</text:p>
            <text:p/>
            <text:p>"Em última instância, o que queremos fazer é usar essas tencologias para identificar tratamentos sob medida para cada paciente", disse Peter Campbell, do britânico Instituto Wellcome Sanger.</text:p>
            <text:p/>
            <text:p>Apesar disso, 5% dos tipos de câncer parecem não ter nenhuma mutação condutora, o que mostra que ainda há muito trabalho pela frente.</text:p>
            <text:p/>
            <text:p>Os pesquisadores também desenvolveram uma maneira de datar as mutações. Eles mostraram que mais de um quinto delas havia ocorrido anos ou mesmo décadas antes de o câncer ser detectado.</text:p>
            <text:p/>
            <text:p>"Nós desenvolvemos as primeiras linhas do tempo de mutações genéticas relacionadas ao espectro de tipos de câncer", disse Peter Van Loo, do Instituto Francis Crick, no Reino Unido.</text:p>
            <text:p/>
            <text:p>"A revelação desses padrões significa que deveria ser possível desenvolver novos testes para diagnósticos, para detectar sinais de câncer muito mais precocemente", afirmou.</text:p>
            <text:p/>
            <text:p>O desafio, agora, será indentificar também quais dessas mutações se transformarão num câncer e quais poderiam ser ignoradas com segurança.</text:p>
            <text:p/>
          </table:table-cell>
          <table:table-cell office:value-type="string" calcext:value-type="string">
            <text:p>não sensacionalista</text:p>
          </table:table-cell>
          <table:table-cell table:number-columns-repeated="146"/>
        </table:table-row>
        <table:table-row table:style-name="ro1">
          <table:table-cell office:value-type="string" calcext:value-type="string">
            <text:p>Os próprios mosquitos transmissores dos vírus zika, dengue, chikungunya ou febre amarela podem atuar no controle de surtos epidêmicos dessas doenças, aponta estudo de pesquisadores da Fiocruz Amazônia. Os ensaios foram realizados em Manacapuru (AM), durante dois anos -  de fevereiro de 2014 a janeiro de 2016. O resultado foi surpreendente, pois em 15 dias ficaram evidentes as mudanças na população de mosquitos de toda a cidade.</text:p>
            <text:p/>
            <text:p>No estudo, os pesquisadores Fernando Abad-Franch, Elvira Zamora-Perea e Sérgio Luiz Bessa Luz, do Instituto Leônidas &amp; Maria Deane/Fiocruz Amazônia, verificaram a capacidade de utilização dos próprios mosquitos para disseminar o larvicida Pyriproxyfen em criadouros aquáticos, por meio de uma espécie de armadilha, chamada de estação disseminadora de larvicida. A conclusão foi de que, mesmo sob cenários adversos, a estratégia pode tornar-se uma importante ferramenta para melhorar a saúde pública global, sinalizando novos caminhos na prevenção de doenças transmitidas por mosquitos. A pesquisa foi publicada recentemente na PLOS Medicine, intitulado Mosquito-Disseminated Insecticide for Citywide Vector Control and Its Potential to Block Arbovirus Epidemics: Entomological Observations and Modeling Results from Amazonian Brazil.</text:p>
            <text:p/>
            <text:p>Metodologia</text:p>
            <text:p/>
            <text:p>Para a pesquisa foram selecionadas 100 habitações em Manacapuru, distribuídas uniformemente pela cidade, para a vigilância de mosquitos, como criadouros sentinela, monitorando as populações locais de mosquitos, por um ano. Depois, foram distribuídas por toda a cidade mil estações disseminadoras de larvicida – recipientes com as paredes cobertas por um pano preto, tratado com pó de Pyriproxyfen. As estações disseminadoras continham um pouco de água para atrair as fêmeas dos mosquitos.</text:p>
            <text:p/>
            <text:p>As mudanças na população de mosquitos foram percebidas 15 dias após a distribuição das estações disseminadoras. O número de larvas de Aedes nos criadouros sentinela caiu em 80-90%, e a mortalidade das larvas aumentou para 80-90% durante a disseminação de Pyriproxyfen. O número de mosquitos adultos emergindo dos criadouros despencou em mais de 95% na cidade inteira, de forma que a emergência de fêmeas de Aedes caiu de 500-600 por mês antes da intervenção, para um mínimo de uma única fêmea no sexto mês de disseminação.</text:p>
            <text:p/>
            <text:p>Por fim, os pesquisadores usaram modelos matemáticos para investigar o impacto potencial desta drástica redução da emergência de fêmeas de Aedes na cidade. O número de fêmeas de Aedes na localidade simplesmente não seria suficiente para manter a transmissão do vírus, e o surto desapareceria rapidamente, sem alcançar dimensões de epidemia.</text:p>
            <text:p/>
            <text:p>Política pública</text:p>
            <text:p/>
            <text:p>Os autores do trabalho destacam que novos testes devem ser feitos, incluindo cidades maiores e cenários ecológicos e socioeconômicos diversos. É também essencial medir diretamente o impacto da intervenção na transmissão de doenças, para comprovar se as predições dos modelos matemáticos se ajustam à realidade.</text:p>
            <text:p/>
            <text:p>Portanto, novos ensaios ocorrerão ainda em 2017, com pesquisadores da Fiocruz trabalhando em parceria e com financiamento do Ministério da Saúde - por meio do Departamento de Ciência e Tecnologia, e do Programa Nacional de Controle da Dengue (Decit &amp; PNCD) -, do Banco Nacional de Desenvolvimento Econômico e Social (BNDES), da Organização Pan-Americana da Saúde-Organização Mundial da Saúde (Opas-OMS) e com apoio de secretarias municipais e estaduais de Saúde, em diferentes regiões do Brasil.</text:p>
            <text:p/>
            <text:p>Com isso, as estações de disseminação de larvicida serão usadas em seis cidades da Amazônia: Boa Vista (RR), Tabatinga (AM), Tefé (AM), Parintins (AM), São Gabriel da Cachoeira (AM) e Borba (AM). Da mesma forma, cinco capitais e um munícipio de São Paulo também receberão as Estações Disseminadoras: Natal, Fortaleza, Recife, Belo Horizonte, Rio de Janeiro e Marília. Se estes ensaios em larga escala confirmarem os resultados obtidos até agora, a estratégia (simples e de baixa complexidade tecnológica) do “autocontrole” dos mosquitos, por meio do Pyriproxyfen, poderá se transformar numa ferramenta crucial para a melhora da saúde pública global.</text:p>
            <text:p/>
            <text:p>Para o pesquisador Sérgio Luz, o resultado da pesquisa foi animador, mas a oportunidade de transformar o conhecimento obtido com o estudo em política pública, é o principal ganho do trabalho. “Estamos muito contentes com todas essas conquistas, principalmente por termos desenhado, desenvolvido e executado essa pesquisa por meio da Fiocruz Amazônia”, comenta.</text:p>
            <text:p/>
            <text:p>A pesquisa realizada em Manacapuru (AM) contou com recursos da Fundação Oswaldo Cruz (Fiocruz) e apoio da Fundação de Vigilância em Saúde do Amazonas (FVS), da Prefeitura e Secretaria Municipal de Saúde de Manacapuru, e da Fundação de Amparo à Pesquisa do Amazonas (Fapeam).</text:p>
            <text:p/>
          </table:table-cell>
          <table:table-cell office:value-type="string" calcext:value-type="string">
            <text:p>não sensacionalista</text:p>
          </table:table-cell>
          <table:table-cell table:number-columns-repeated="146"/>
        </table:table-row>
        <table:table-row table:style-name="ro1">
          <table:table-cell office:value-type="string" calcext:value-type="string">
            <text:p>Com pouco mais de 360 mil habitantes, a Islândia tem adotado a estratégia de realizar testes em massa para combater a covid-19. A ação começou no dia 31 de janeiro, cerca de um mês antes de as autoridades locais registrarem o primeiro caso da doença.</text:p>
            <text:p/>
            <text:p>Até agora, foram feitos 38.204 testes, atingindo cerca de 10% da população. São 109,5 mil exames por milhão de habitantes, taxa que coloca a nação no topo do ranking de avaliações per capita. No Brasil, são apenas 296 testes por milhão.</text:p>
            <text:p/>
            <text:p>Na última semana, um estudo divulgado na prestigiada publicação científica New England Journal of Medicine mostra os resultados da operação islandesa.</text:p>
            <text:p/>
            <text:p>Realizado pela deCODE genetics, subsidiaria da biofarmacêutica Amgen, em parceria com a Diretoria de Saúde da Islândia e o National University Hospital, ele aponta que aproximadamente 0,8% da população local está infectada com várias cepas do vírus.</text:p>
            <text:p/>
            <text:p>Até o momento, pelos dados do governo islandês, foram 1.739 registros positivos, sendo que oito pessoas morreram. O país tem 587 indivíduos em isolamento, 1.800 em quarentena, 34 hospitalizados por conta da doença e oito recebendo cuidados intensivos. Os considerados curados somam 1.144.</text:p>
            <text:p/>
            <text:p>Com essa pesquisa, o objetivo da deCODE genetics e do governo islandês é fornecer uma visão o mais abrangente possível de como o vírus se espalha em uma população, e como a implementação precoce de medidas agressivas de teste, rastreamento e isolamento são fundamentais para conter a epidemia.</text:p>
            <text:p/>
            <text:p>Segundo Tatiana Castello Branco, diretora médica da Amgen Brasil, um ponto importante é que o estudo possibilitou colocar em quarentena cidadãos que estavam infectados e não sabiam, por não apresentarem sintomas.</text:p>
            <text:p/>
            <text:p>"Cada pessoa, mesmo assintomática, potencialmente tem capacidade para infectar mais três. Ao identificá-las, as autoridades da Islândia rapidamente implementaram mais ações preventivas e ainda conseguiram detectar quem tinha tido contato com esses indivíduos e também isolá-los", avalia.</text:p>
            <text:p>Metodologia do estudo</text:p>
            <text:p/>
            <text:p>O teste direcionado começou em 31 de janeiro e incluiu pessoas que apresentavam sintomas de infecção por coronavírus (tosse, febre, dores no corpo e falta de ar), que retornavam à Islândia de países ou regiões classificadas pelas autoridades de saúde como de alto risco (áreas montanhosas da China e dos Alpes na Áustria, Itália e Suíça) e que tiveram contato com alguém com a doença.</text:p>
            <text:p/>
            <text:p>Nessa etapa, foram realizados 9.199 exames, com 1.221 resultados positivos (13,3%). Para complementar, em 13 de março, a deCODE iniciou a aplicação de testes em voluntários, com sintomas ou não, que se inscreveram para uma triagem gratuita.</text:p>
            <text:p/>
            <text:p>Em 1º de abril, 10.797 fizeram o exame, sendo que 87 (0,8%) estavam infectados. Nos quatro dias seguintes, mais 2.283 indivíduos selecionados aleatoriamente foram analisados, e em 13 (0,6%) foi constatada a presença do vírus.</text:p>
            <text:p/>
            <text:p>Todos os casos confirmados foram isolados e, seus contatos, identificados e colocados em quarentena doméstica por 14 dias.</text:p>
            <text:p>Sequenciamento do vírus</text:p>
            <text:p/>
            <text:p>Com o estudo, a deCODE genetics conseguiu sequenciar o vírus de 643 cidadãos islandeses e desenhou uma árvore genealógica dos diferentes haplótipos (cadeias de variantes de sequência) encontrados.</text:p>
            <text:p/>
            <text:p>A análise de dados revelou que os haplótipos detectados nos primeiros testes orientados eram quase inteiramente do clado A2, originário da Áustria e da Itália, e entraram na Islândia com pessoas retornando de férias em estações de esqui.</text:p>
            <text:p/>
            <text:p>Já os casos identificados nos testes mais recentes e na triagem populacional mostraram que vários haplótipos do clado A1, dominantes em países como o Reino Unido, se tornaram mais comuns e que, agora, existe uma ampla e crescente variedade de haplótipos presentes na população do país.</text:p>
            <text:p/>
            <text:p>"Isso sugere que o vírus entrou na Islândia proveniente de muitos países, incluindo aqueles que, no início, eram considerados de baixo risco, e mostra para a comunidade científica que não dá para focar em apenas em um aspecto e o quão importante é considerar a quarentena na população geral", analisa Castello Branco.</text:p>
            <text:p/>
            <text:p>A diretora médica da Amgen Brasil destaca que a uma das utilidades do sequenciamento do vírus é que ele permite identificar os contatos e as infecções adicionais provenientes de casos confirmados.</text:p>
            <text:p>Principais resultados</text:p>
            <text:p/>
            <text:p>Segundo a pesquisa, nos primeiros testes, 65% dos participantes que apresentaram resultado positivo haviam viajado para fora do país, e, na fase posterior, 15,5%. Na triagem populacional, foram 23%.</text:p>
            <text:p/>
            <text:p>Dentre os que participaram da etapa inicial do teste direcionado, 40,1% dos testados positivamente relataram ter tido contato com uma pessoa infectada conhecida, em comparação com 60,2% na fase posterior.</text:p>
            <text:p/>
            <text:p>No grupo de triagem populacional, o índice foi de 6,9%, provavelmente porque as pessoas infectadas e seus contatos já estavam isolados e, portanto, não eram elegíveis para fazer o exame.</text:p>
            <text:p/>
            <text:p>Os sintomas da doença foram informados por 93% dos componentes do grupo de testes direcionados e por 57% dos do grupo de rastreamento populacional.</text:p>
            <text:p/>
            <text:p>Na análise combinada dos resultados, também foi constatado que crianças e mulheres são, em geral, menos suscetíveis à infecção do que adolescentes e homens adultos.</text:p>
            <text:p/>
            <text:p>Na triagem direcionada, a porcentagem de pessoas do sexo masculino que deram positivo foi 16,7% e a do feminino, 11%. Na populacional, a diferença relativa foi semelhante: 0,9% e 0,6%, respectivamente.</text:p>
            <text:p/>
            <text:p>Das 564 crianças com menos de 10 anos do grupo alvo de testes, 38 (6,7%) apresentaram resultados positivos. Acima dessa idade, foram 1.183 (13,7%).</text:p>
            <text:p/>
            <text:p>No grupo de triagem populacional, a diferença foi ainda mais acentuada: nenhuma das 848 crianças menores de 10 anos foi diagnosticada com a doença, em comparação com 100 de 12.232 pessoas (0,8%) acima de 10 anos.</text:p>
            <text:p>Ações adotadas pelo governo islandês</text:p>
            <text:p/>
            <text:p>Além de massificar os testes para o coronavírus precocemente e isolar as pessoas que tiveram testes positivos, bem como as que tiveram contato com elas, o governo da Islândia tomou uma série de outras medidas para evitar a disseminação do vírus.</text:p>
            <text:p/>
            <text:p>Inicialmente, proibiu aglomerações com mais de 100 pessoas — depois o número diminuiu para 20 —, tanto em espaços públicos quanto privados, e determinou distanciamento social de, pelo menos, 2 metros. Também fechou faculdades; somente creches e escolas primárias continuam abertas.</text:p>
            <text:p/>
            <text:p>Para proteger os idosos e outros grupos com maior risco de doenças graves da covid-19, promoveu o autoisolamento e cancelou visitas a casas de repouso e hospitais.</text:p>
            <text:p/>
            <text:p>As autoridades islandesas não restringiram as viagens internacionais, mas exigiram que os islandeses que retornassem de outros países entrassem em quarentena. Em 19 de março, todas as viagens para fora da Islândia foram designadas como de alto risco.</text:p>
            <text:p/>
            <text:p>Nas empresas e outros locais de trabalho, mais de 20 pessoas não devem ocupar o mesmo espaço simultaneamente. Isso inclui transporte público e atividades similares.</text:p>
            <text:p/>
            <text:p>Mercearias e farmácias estão isentas dessa regra, podendo receber até 100 clientes por vez, desde que a distância interpessoal de 2 metros seja garantida.</text:p>
            <text:p/>
            <text:p>Piscinas, academias, bares, casas noturnas e museus estão fechados. E atividades e serviços que exijam contato interpessoal próximo, proibidos — isso inclui atividades esportivas e salões de beleza.</text:p>
            <text:p/>
            <text:p>Com essas medidas, o objetivo do governo islandês, como informa a Diretoria de Saúde e o Departamento de Proteção Civil e Gerenciamento de Emergências, não é apenas evitar a disseminação do vírus, mas também aliviar a carga sobre o sistema de saúde ao longo do tempo.</text:p>
            <text:p/>
            <text:p>Isso significa que o país prefere uma carga mais baixa por um tempo maior do que uma carga mais alta por um período mais curto, para que os hospitais não sejam sobrecarregados e toda a população seja atendida.</text:p>
            <text:p>Anticorpos neutralizantes</text:p>
            <text:p/>
            <text:p>Com base no estudo e no banco de dados da deCode genetics, a Amgen e a Adaptive Biotechnologies anunciaram uma colaboração para ajudar a combater a pandemia da covid-19.</text:p>
            <text:p/>
            <text:p>Nesse sentido, as empresas combinarão seus aprendizados para descobrir e desenvolver anticorpos neutralizantes totalmente humanos direcionados ao vírus.</text:p>
            <text:p/>
            <text:p>Como explica Castello Branco, eles protegem células saudáveis, interferindo na função biológica de um vírus invasor, e podem ser usados terapêutica e preventivamente.</text:p>
            <text:p/>
            <text:p>"O próximo passo será identificar os anticorpos dos islandeses que se recuperaram totalmente da covid-19 para escolher aqueles que neutralizam o vírus. Obtendo resultados positivos, será iniciada a sua produção", completa a diretora médica.</text:p>
            <text:p/>
          </table:table-cell>
          <table:table-cell office:value-type="string" calcext:value-type="string">
            <text:p>não sensacionalista</text:p>
          </table:table-cell>
          <table:table-cell table:number-columns-repeated="146"/>
        </table:table-row>
        <table:table-row table:style-name="ro1">
          <table:table-cell office:value-type="string" calcext:value-type="string">
            <text:p>Pesquisadores retiram do ar pesquisa com 96 mil pacientes que mostrava riscos cardíacos da droga contra o novo coronavírus; cientistas dizem não poder garantir a veracidade da base de dados utilizada</text:p>
            <text:p/>
            <text:p>O controverso estudo publicado em 22 de maio na revista 'The Lancet' com mais de 96 mil pacientes internados que havia concluído que o uso da cloroquina ou da hidroxicloroquina em pacientes com o novo coronavírus, mesmo quando associados a outros antibióticos, aumenta o risco de morte e de arritmia cardíaca nos infectados pela covid-19, foi retirado de circulação nesta quinta-feira, 4, por três de seus quatro autores.</text:p>
            <text:p/>
            <text:p>O estudo havia motivado a suspensão, por parte da Organização Mundial de Saúde, de uma pesquisa mundial com a drogas, mas uma série de suspeitas foi levantada sobre a base de dados, o que fez a OMS retomar nesta quarta os testes clínicos com a substância. Ainda na terça, a 'Lancet' havia divulgado um "manifesto de preocupação" a respeito do estudo. E agora os cientistas se manifestaram publicamente afirmando que não tiveram condições de confirmar a veracidade dos dados apresentados.</text:p>
            <text:p/>
            <text:p>A pesquisa publicada na 'Lancet' tinha sido apresentada como a maior já realizada sobre os efeitos que essas substâncias têm no tratamento do coronavírus, de modo observacional. Ela foi feita a partir de uma base de dados da Surgisphere Corporation, uma pequena empresa americana que apresentou informações de diversos hospitais de vários países. O fundador da empresa, Sapan Desai, apareceu como co-autor do trabalho.</text:p>
            <text:p/>
            <text:p>Os outros três autores, Mandeep Mehra, Frank Ruschitza e Amit Patel, afirmam en nota divulgada nesta quinta pela 'Lancet', que lançaram uma revisão independente, por uma terceira parte dos dados da Surgisphere, com o consentimento de Desai, "para avaliar a origem dos elementos da base de dados, para confirmar que estavam completos e também para replicar as análises apresentadas no estudo."</text:p>
            <text:p/>
            <text:p>Na nota, os pesquisadores dizem que os revisores informaram que a Surgisphere não transferiria toda a base de dados e os contratos dos clientes porque isso "violaria os acordos de confidencialidade". Sendo assim, dizem que não foi possível "conduzir uma revisão independente e privada" e que os revisores iam se retirar do processo.</text:p>
            <text:p/>
            <text:p>"Sempre desejamos realizar nossa pesquisa de acordo com as mais altas diretrizes éticas e profissionais. Nunca podemos nos esquecer da responsabilidade que temos, como pesquisadores, de garantir escrupulosamente que nós nos calçamos em bases de dados que aderem aos nossos altos padrões. Com base nesse desenvolvimento, não podemos mais garantir a veracidade das fontes de dados primárias. Devido a esse desenvolvimento infeliz, os autores solicitam a retirada do artigo", escreveu o trio.</text:p>
            <text:p/>
            <text:p>"Todos nós entramos nessa colaboração para contribuir de boa fé e em um momento de grande necessidade durante a pandemia de covid-19. Lamentamos profundamente a vocês, editores e leitores da revista por qualquer constrangimento ou inconveniência que isso possa ter causado." </text:p>
            <text:p/>
          </table:table-cell>
          <table:table-cell office:value-type="string" calcext:value-type="string">
            <text:p>não sensacionalista</text:p>
          </table:table-cell>
          <table:table-cell table:number-columns-repeated="146"/>
        </table:table-row>
        <table:table-row table:style-name="ro1">
          <table:table-cell office:value-type="string" calcext:value-type="string">
            <text:p>Medicamento proibido</text:p>
            <text:p>URGENTE – RISCO DE MORTE</text:p>
            <text:p>Por favor, divulguem. O Ministério da Saúde através da Agência Nacional de Vigilância Sanitária, suspendeu por meio da Resolução 96, a fabricação, distribuição, manipulação, comercialização e armazenagem de medicamentos com o principio ativo denominado FENILPROPALAMINA.</text:p>
            <text:p>A medida foi tomada depois que a ‘Food and Drug Administration’, (FDA), dos Estados Unidos, constatou que a substância vinha provocando adversos FATAIS em usuários americanos (hemorragia cerebral). No Brasil a suspensão é preventiva, uma vez que não existem casos relatados. Solicito, pois, a todos que estejam utilizando qualquer medicamento da lista acima, que suspendam a medicação e procurem o seu médico para maiores detalhes.</text:p>
            <text:p/>
            <text:p>Atenciosamente,</text:p>
            <text:p/>
            <text:p>MAURICI ARAGÃO TAVARES</text:p>
            <text:p>Médico do Trabalho</text:p>
            <text:p>CRM.SP.33006</text:p>
            <text:p/>
            <text:p>POR FAVOR, REPASSEM</text:p>
            <text:p/>
          </table:table-cell>
          <table:table-cell office:value-type="string" calcext:value-type="string">
            <text:p>sensacionalista</text:p>
          </table:table-cell>
          <table:table-cell table:number-columns-repeated="146"/>
        </table:table-row>
        <table:table-row table:style-name="ro1">
          <table:table-cell office:value-type="string" calcext:value-type="string">
            <text:p>A doença é grave e causa danos no sistema respiratório e digestivo, por isso exige uma rotina de cuidados e tratamento de diversas especialidades, como nutrição, gastro e pneumologia</text:p>
            <text:p/>
            <text:p>Tosse que não passa, suor mais salgado que o normal, pneumonia de repetição, diarreia e dificuldade para ganhar peso e estatura. Se esses sintomas aparecerem com frequência, pode indicar fibrose cística. A doença, também conhecida como mucoviscidose, é uma doença genética crônica que afeta principalmente os pulmões, pâncreas e o sistema digestivo. O Sistema Único de Saúde (SUS) oferece tratamento integral e gratuito para pacientes nas unidades de saúde da rede pública.</text:p>
            <text:p/>
            <text:p>A fibrose cística atinge cerca de 70 mil pessoas em todo mundo, e é a doença genética grave mais comum da infância. No Brasil, estimativas do Ministério da Saúde apontam que uma em cada 25 pessoas carregam o gene da doença. Este fato é compatível com uma frequência observada de, aproximadamente, um em cada 2,5 mil recém-nascidos.</text:p>
            <text:p/>
            <text:p>A doença ocorre porque um gene defeituoso e a proteína produzida por ele fazem com que o corpo produza muco de 30 a 60 vezes mais espesso que o usual. O muco espesso leva ao acúmulo de bactérias e germes nas vias respiratórias, podendo causar inchaço, inflamações e infecções como pneumonia e bronquite, trazendo danos aos pulmões.</text:p>
            <text:p/>
            <text:p>Esse muco também pode bloquear o sistema digestivo e o pâncreas, o que impede que os órgãos funcionem normalmente. Sem o funcionamento correto, o corpo não absorve os nutrientes dos alimentos, essencial para o desenvolvimento e saúde do ser humano.</text:p>
            <text:p/>
            <text:p>SINTOMAS DA DOENÇA</text:p>
            <text:p/>
            <text:p>Os sintomas da fibrose cística e sua gravidade são diferentes para cada pessoa. Pesquisas recentes mostram que parte dos sintomas está baseado no tipo de defeito genético ou mutação que o gene tem. Há mais de mil tipos diferentes de mutação para esse gene. Via de regra, os sintomas estão ligados ao que a secreção mais espessa causa no organismo.</text:p>
            <text:p>DIAGNÓSTICO E TRATAMENTO</text:p>
            <text:p/>
            <text:p>Diante de uma doença com um prognóstico tão grave e cujos sintomas aparecem, geralmente, nos primeiros anos de vida, o acompanhamento neonatal, durante e após a gravidez, é de importância fundamental para o cuidado adequado. A fibrose cística pode ser identificada através do Teste do Pezinho e diagnosticada através de exames genéticos. O teste deve ser realizado em amostras colhidas em até 30 dias de vida do recém-nascido. O exame confirmatório dos casos suspeitos é a dosagem de cloretos no suor “Teste de Suor”.</text:p>
            <text:p/>
            <text:p>A doença ainda não tem cura, mas, se diagnosticada precocemente, pode ser tratada diminuindo bastante seus efeitos sobre o organismo. Os exercícios físicos devem fazer parte do tratamento, de acordo com as possibilidades do paciente. Eles contribuem para a melhora da função respiratória, ajudam no ganho de massa muscular, controlam a diabetes relacionada à fibrose cística e previnem a osteoporose, além de atuar na correção de alguns vícios de postura adquiridos por conta dos problemas respiratórios.</text:p>
            <text:p/>
          </table:table-cell>
          <table:table-cell office:value-type="string" calcext:value-type="string">
            <text:p>não sensacionalista</text:p>
          </table:table-cell>
          <table:table-cell table:number-columns-repeated="146"/>
        </table:table-row>
        <table:table-row table:style-name="ro1">
          <table:table-cell office:value-type="string" calcext:value-type="string">
            <text:p>Hábitos saudáveis podem dar às mulheres dez anos "extras" de vida sem câncer, problemas no coração ou diabetes tipo 2.</text:p>
            <text:p/>
            <text:p>Para os homens, o benefício de uma rotina sem cigarros, com uma dieta balanceada e exercícios regulares pode chegar a 7 anos a mais livres dessas doenças.</text:p>
            <text:p/>
            <text:p>As conclusões fazem parte de uma pesquisa assinada por 13 cientistas e publicada nesta semana no periódico médico britânico BMJ.</text:p>
            <text:p/>
            <text:p>O levantamento foi feito sobre duas bases de dados, uma americana e outra britânica, que compilam informações sobre cerca de 111 mil indivíduos acompanhados por duas décadas.</text:p>
            <text:p/>
            <text:p>Para Frank Hu, da Escola de Saúde Pública de Harvard, um dos autores, o estudo traz "uma mensagem positiva para as pessoas".</text:p>
            <text:p/>
            <text:p>"Melhorando seus hábitos cotidianos, elas podem ganhar não apenas mais anos de vida, mas bons anos, com qualidade."</text:p>
            <text:p>O que são hábitos saudáveis?</text:p>
            <text:p/>
            <text:p>Os dados mostram quantos dos participantes, quando completavam 50 anos, se encaixavam em pelo menos quatro de cinco critérios:</text:p>
            <text:p/>
            <text:p>- Nunca havia fumado;</text:p>
            <text:p/>
            <text:p>- Seguiam uma dieta balanceada;</text:p>
            <text:p/>
            <text:p>- Faziam pelo menos 30 minutos de atividade física de moderada a intensa todos os dias;</text:p>
            <text:p/>
            <text:p>- Tinham Índice de Massa Corpórea (IMC) entre 18,5 e 24,9;</text:p>
            <text:p/>
            <text:p>- Não consumiam mais de uma taça pequena de vinho por dia, no caso das mulheres, ou de 500 ml de cerveja, no caso dos homens.</text:p>
            <text:p/>
            <text:p>As mulheres que se encaixavam em quatro dos cinco critérios viveram em média 34 anos sem o surgimento de câncer, problemas cardiovasculares, como ataque cardíaco ou derrame, e diabetes tipo 2 — dez anos a mais do que as mulheres que estavam fora desse grupo.</text:p>
            <text:p/>
            <text:p>Já os homens com hábitos considerados saudáveis viveram 31 anos em média livres dessas doenças, sete anos mais que os colegas que não se encaixavam nos critérios.</text:p>
            <text:p>Por que existe uma diferença entre homens e mulheres?</text:p>
            <text:p/>
            <text:p>A disparidade entre os gêneros pode ser explicada pelo fato de que as mulheres, em geral, já vivem mais que os homens.</text:p>
            <text:p/>
            <text:p>Homens que fumavam mais de 15 cigarros por dia e homens e mulheres obesos (com IMC superior a 30) estavam entre os perfis que apresentaram menor expectativa de vida, ainda de acordo com o estudo.</text:p>
            <text:p/>
            <text:p>Para ambos os sexos, um estilo de vida mais saudável não apenas reduziu o risco de aparecimento das três doenças, mas também aumentou as chances de sobrevivência nos casos em que elas foram diagnosticadas.</text:p>
            <text:p>Por que o estudo se concentrou nessas três áreas?</text:p>
            <text:p/>
            <text:p>Câncer, doenças cardiovasculares e diabetes tipo 2 são os males que mais acometem as pessoas à medida que envelhecem. E são também as que têm maior relação com os hábitos dos pacientes.</text:p>
            <text:p/>
            <text:p>Pesquisas mostram que obesidade e sobrepeso, por exemplo, estão ligadas a 13 tipos diferentes de câncer, incluindo o de mama, de intestino, de rim, de fígado e de esôfago.</text:p>
            <text:p/>
            <text:p>A Cancer Research UK, instituição sem fins lucrativos baseada no Reino Unido e dedicada à pesquisa do câncer, calcula que quatro em cada 10 casos da doença podem ser prevenidos com mudanças no estilo de vida dos pacientes, como diminuir o consumo de carne processada, aumentar a ingestão de fibras e proteger a pele dos raios ultra-violetas.</text:p>
            <text:p/>
            <text:p>Como se trata de um estudo de observação, as conclusões não implicam uma relação causal, ou seja, que os hábitos saudáveis sejam diretamente responsáveis pelo atraso no aparecimento das doenças.</text:p>
            <text:p/>
            <text:p>Ele aponta uma correlação.</text:p>
            <text:p/>
            <text:p>Além disso, está baseado em informações fornecidas pelos próprios participantes — sobre os hábitos alimentares e de exercícios, peso e altura — e que, por isso, podem não ser rigorosamente precisos.</text:p>
            <text:p/>
            <text:p>A pesquisa procurou ainda levar em conta outros fatores além dos hábitos cotidianos, como o histórico médico familiar dos participantes, etnia e idade, que também podem ter tido impacto nos resultados.</text:p>
            <text:p/>
          </table:table-cell>
          <table:table-cell office:value-type="string" calcext:value-type="string">
            <text:p>não sensacionalista</text:p>
          </table:table-cell>
          <table:table-cell table:number-columns-repeated="146"/>
        </table:table-row>
        <table:table-row table:style-name="ro1">
          <table:table-cell office:value-type="string" calcext:value-type="string">
            <text:p>ACABOU...!!!</text:p>
            <text:p>ITALIA FOI A CURA PARA O CORONAVIRUS</text:p>
            <text:p>Os médicos italianos desobedecem à lei mundial da saúde da OMS, para não realizar autópsias em pessoas que morreram de coronavírus, descobrindo que NÃO é um VÍRUS, mas sim uma BACTÉRIA, que causa a morte. Isso causa a formação de coágulos sanguíneos e causa a morte do paciente.</text:p>
            <text:p>A Itália derrota o chamado Covid-19, que nada mais é do que "Coagulação intravascular disseminada" (trombose)</text:p>
            <text:p>E a maneira de combatê-lo, ou seja, sua cura, é com os "antibióticos, anti-inflamatórios e anticoagulantes". ASPIRINA, indicando que esta doença foi mal tratada. Esta notícia sensacional para o mundo, foi produzida por médicos italianos, realizando autópsias em cadáveres produzidos pelo Covid-19.</text:p>
            <text:p>Algo mais, de acordo com patologistas italianos. "Os ventiladores e a unidade de terapia intensiva nunca foram necessários."</text:p>
            <text:p>Portanto, na Itália, começou a mudança de protocolos.</text:p>
            <text:p>Na ITÁLIA, a pandemia global tão conhecida é revelada e já levantada pela OMS. Essa cura já era conhecida pelos chineses que não a relataram</text:p>
            <text:p/>
            <text:p>Partilha pra o mundo saber</text:p>
            <text:p>Partilha</text:p>
            <text:p/>
          </table:table-cell>
          <table:table-cell office:value-type="string" calcext:value-type="string">
            <text:p>sensacionalista</text:p>
          </table:table-cell>
          <table:table-cell table:number-columns-repeated="146"/>
        </table:table-row>
        <table:table-row table:style-name="ro1">
          <table:table-cell office:value-type="string" calcext:value-type="string">
            <text:p>Limão na água quente</text:p>
            <text:p/>
            <text:p>"O tema é muito importante:"</text:p>
            <text:p>Por favor publiquem a mensagem de forma ampla:</text:p>
            <text:p>O professor Tchen Horin, diretor geral do hospital do exército em Pequim, fala: "A limonada quente, pode te salvar por toda a vida"</text:p>
            <text:p>Mesmo se você estiver ocupado, deve dar uma olhada nesta mensagem e passá-la para os outros!</text:p>
            <text:p>O limão quente pode matar as células cancerígenas!</text:p>
            <text:p>Corte um limão em cruz, coloque-o em um copo e despeje água quente (essa água, se torna alcalina ) . Beba diariamente.</text:p>
            <text:p>O limão quente pode liberar uma substância contra as células cancerígenas.</text:p>
            <text:p>A limonada do Hawthorn é apenas uma vitamina C.</text:p>
            <text:p>O suco de limão quente tem um efeito sobre os tumores e as bolsas cancerosas... é a cura para todos os tipos de câncer .</text:p>
            <text:p>O tratamento com este extrato só destruirá as células malignas e não afetará as células saudáveis.</text:p>
            <text:p>Em segundo lugar : Os ácidos e o ácido monoalcólico que estão presentes no suco de limão podem regular a pressão alta e proteger as artérias para não ficarem estreitas, ajustar a circulação sanguínea e reduzir a coagulação do sangue .</text:p>
            <text:p>Depois de ler esta mensagem, conte a alguém sobre isto e passe-a para aqueles que você ama e cuida.</text:p>
            <text:p>O professor diz que quem repassa esta informação sabe que salva a vida de alguém.</text:p>
            <text:p/>
          </table:table-cell>
          <table:table-cell office:value-type="string" calcext:value-type="string">
            <text:p>sensacionalista</text:p>
          </table:table-cell>
          <table:table-cell table:number-columns-repeated="146"/>
        </table:table-row>
        <table:table-row table:style-name="ro1">
          <table:table-cell office:value-type="string" calcext:value-type="string">
            <text:p>Um novo estudo investigando a origem da doença de Parkinson jogou células do cérebro de pacientes em um verdadeiro "túnel do tempo".</text:p>
            <text:p/>
            <text:p>O objetivo foi identificar, especificamente em pacientes com manifestação precoce do Parkinson — diagnosticados entre os 21 a 50 anos de idade —, o que pode ter dado "errado" nestas células em sua formação. Pessoas diagnosticadas com Parkinson nesta faixa etária correspondem de 5 a 10% do total de pacientes com a doença.</text:p>
            <text:p/>
            <text:p>Em geral, o Parkinson ocorre quando neurônios que produzem a dopamina, substância que participa da coordenação de movimentos musculares, morrem ou têm funcionamento deteriorado. Com isso, sintomas começam a aparecer — geralmente a partir dos 60 anos — e a piorar, como rigidez nos músculos, lentidão nos movimentos corporais, tremores e perda de equilíbrio. Não existe hoje tratamento que cure a doença, mas sim terapias que contribuem para amenizar sintomas e desacelerar o progresso do quadro.</text:p>
            <text:p/>
            <text:p>Mas ainda não está satisfatoriamente respondido o que leva a essas falhas — estima-se que cerca de 10% dos casos são causados por mutações em genes específicos, e sabe-se também, de forma incipiente, que pode haver uma combinação de fatores ambientais e genéticos.</text:p>
            <text:p/>
            <text:p>Por isso, uma equipe do Centro Médico Cedars-Sinai, em Los Angeles, EUA, resolveu justamente investigar os casos de jovens pacientes com Parkinson sem histórico familiar da doença e também sem mutações associadas ao Parkinson.</text:p>
            <text:p/>
            <text:p>Para tal, os cientistas geraram as chamadas células-tronco pluripotente induzidas (iPSCs, na sigla em inglês). Estas são geradas levando células adultas ao seu estado primitivo embrionário. Assim, as células-tronco pluripotente induzidas podem produzir qualquer tipo de célula do corpo humano, e geneticamente idêntica às células do paciente em si.</text:p>
            <text:p/>
            <text:p>No caso deste estudo, publicado no periódico Nature Medicine, os autores coletaram células do sangue dos pacientes, geraram iPSCs e então neurônios produtores de dopamina (neurônios dopaminérgicos). Estes então foram observados em laboratório. A primeira etapa do estudo envolveu três pacientes com Parkinson precoce e três pessoas em um grupo controle; depois, houve uma nova rodada de checagem com mais pacientes.</text:p>
            <text:p/>
            <text:p>"Nossa técnica nos forneceu uma janela no tempo para ver como os neurônios dopaminérgicos podem ter funcionado desde o início da vida de um paciente", explicou Clive Svendsen, líder do estudo, pesquisador e professor do Cedars-Sinai, em um comunicado à imprensa.</text:p>
            <text:p/>
            <text:p>No laboratório, a equipe detectou duas anormalidades importantes nestes neurônios: o acúmulo de uma proteína chamada alfa-sinucleína, presente na maioria das manifestações de Parkinson; e lisossomos defeituosos, estruturas celulares que funcionam como "latas de lixo" para decomposição e descarte de proteínas e material celular. Justamente esse mau funcionamento pode levar ao acúmulo da alfa-sinucleína.</text:p>
            <text:p/>
            <text:p>"Parece que os neurônios dopaminérgicos podem continuar a manipular a alfa-sinucleína por um período de 20 ou 30 anos, causando então o surgimento dos sintomas de Parkinson".</text:p>
            <text:p/>
            <text:p>Os pesquisadores dizem esperar que, com estas descobertas, um dia possa ser possível detectar — e tratar — o Parkinson preventivamente, inclusive em jovens. No presente estudo, eles também testaram o efeito de alguns medicamentos nos neurônios, observando que alguns foram capazes de reduzir os níveis de alfa-sinucleína na célula.</text:p>
            <text:p/>
            <text:p>Agora, os autores do artigo na Nature Medicine querem verificar com a mesma técnica se também há anormalidades detectadas nas células de pacientes com outros perfis, como aqueles com mais de 50 anos de idade.</text:p>
            <text:p/>
          </table:table-cell>
          <table:table-cell office:value-type="string" calcext:value-type="string">
            <text:p>não sensacionalista</text:p>
          </table:table-cell>
          <table:table-cell table:number-columns-repeated="146"/>
        </table:table-row>
        <table:table-row table:style-name="ro1">
          <table:table-cell office:value-type="string" calcext:value-type="string">
            <text:p>As regiões Sul e Sudeste do país sinalizam circulação do vírus da febre amarela em macacos, o que aumenta o risco de transmissão em humanos. População deve se vacinar neste verão</text:p>
            <text:p/>
            <text:p>Com a chegada do verão, período de maior ocorrência de doenças transmitidas por mosquitos, como a febre amarela, o Ministério da Saúde alerta a população para tomar a vacina contra a doença. O recado é focado principalmente para a população que mora nas regiões Sul e Sudeste do país devido à confirmação de 38 mortes de macacos (epizootia) nos estados do Paraná (34), São Paulo (3) e Santa Catarina (1). No total, 1.087 notificações de mortes suspeitas de macacos foram registradas no país. Os dados são do último boletim epidemiológico publicado nesta quarta-feira (15) pelo Ministério da Saúde, que apresenta o monitoramento da doença de julho de 2019 a 8 de janeiro deste ano. O alerta se dá porque as regiões possuem grande contingente populacional e baixo número de pessoas vacinadas, o que contribui diretamente para os casos da doença.</text:p>
            <text:p/>
            <text:p>O público-alvo para vacinação são pessoas a partir de nove meses de vida e 59 anos de idade que não tenham comprovação de vacinação. Em 2020, as crianças passaram a ter um reforço aos quatro anos de idade. O secretário substituto de Vigilância em Saúde do Ministério da Saúde, Julio Croda, destaca que todas as pessoas da faixa etária devem buscar os serviços de saúde para se vacinarem. “Não adianta vacinar um grupo e outro não, já que a febre amarela é uma doença transmitida por um mosquito infectado e ele pode picar qualquer pessoa”, afirmou.</text:p>
            <text:p/>
            <text:p>Em relação aos casos em humanos, no mesmo período, 327 casos suspeitos de febre amarela foram notificados, destes, 50 permanecem em investigação e um foi confirmado. A vítima, residente do estado do Pará, veio à óbito. Atualmente, o Brasil tem registros apenas de febre amarela silvestre, ou seja, transmitida por mosquitos que vivem no campo e florestas. Os últimos casos de febre amarela urbana (transmitida pelo Aedes aegypti) foram registrados em 1942, no Acre.</text:p>
            <text:p/>
            <text:p>O vírus da febre amarela se mantém naturalmente em um ciclo silvestre de transmissão, que envolve macacos e mosquitos silvestres. O Ministério da Saúde realiza a vigilância de epizootias desde 1999 com objetivo de verificar e antecipar a ocorrência da doença. Assim é possível fazer a intervenção oportuna para evitar casos humanos, por meio da vacinação das pessoas e também evitar a urbanização da doença, ou seja, a transmissão por mosquitos urbanos, por meio do controle de vetores nas cidades. O macaco, principal hospedeiro e vítima da febre amarela, funciona como sentinela, indicando se o vírus está presente em determinada região.</text:p>
            <text:p/>
            <text:p>MUDANÇA NO CALENDÁRIO DE VACINAÇÃO 2020</text:p>
            <text:p/>
            <text:p>A vacina contra febre amarela é ofertada no Calendário Nacional de Vacinação e distribuída mensalmente aos estados. Em 2019, mais de 16 milhões de doses da vacina contra a febre amarela foram distribuídas para todo o país. Apesar dessa disponibilidade, há uma baixa procura da população pela vacinação. Para 2020, a pasta adquiriu 71 milhões de doses da vacina, suficiente para atender o país por mais de três anos.</text:p>
            <text:p/>
            <text:p>Em 2020, o Ministério da Saúde vai ampliar, gradativamente, a vacinação contra febre amarela para 1.101 municípios dos estados do Nordeste que ainda não faziam parte da área de recomendação de vacinação. Dessa forma, todo o país passa a contar com a vacina contra a febre amarela na rotina dos serviços.</text:p>
            <text:p/>
            <text:p>Outra mudança no calendário foi que as crianças passaram a ter um reforço da vacina aos quatro anos de idade. A decisão ocorreu porque estudos científicos recentes demonstraram uma diminuição na resposta imunológica da criança que é vacinada muito cedo, aos 9 meses, como previa o Calendário Nacional de Vacinação da criança. Desde 2017, o Ministério da Saúde seguia as orientações da Organização Mundial da Saúde (OMS) de ofertar apenas uma dose da vacina de febre amarela durante toda a vida.</text:p>
            <text:p/>
          </table:table-cell>
          <table:table-cell office:value-type="string" calcext:value-type="string">
            <text:p>não sensacionalista</text:p>
          </table:table-cell>
          <table:table-cell table:number-columns-repeated="146"/>
        </table:table-row>
        <table:table-row table:style-name="ro1">
          <table:table-cell office:value-type="string" calcext:value-type="string">
            <text:p>Vacinação inicia em 16 de abril em aldeias de todo Brasil</text:p>
            <text:p/>
            <text:p>Em função da vulnerabilidade dos povos indígenas, o Ministério da Saúde decidiu antecipar a vacinação contra Influenza para o dia 16 de Abril. Os indígenas receberão as equipes de vacinação em suas aldeias que adotarão todas as medidas de prevenção e controle do novo coronavírus já estabelecidas pelo Ministério da Saúde. A vacina Influenza Trivalente que será utilizada na campanha tem a seguinte composição: Influenza Tipo A (H1N1)pdm09, Influenza Tipo A (H3N2) e Influenza Tipo B (Victoria).</text:p>
            <text:p/>
            <text:p>Em todos os 34 Distritos Sanitários Especiais Indígenas (DSEI) do país as vacinas seguirão até as aldeias de carro, de barco ou de avião, sempre observando as recomendações de conservação da temperatura e de armazenamento das doses. O esforço atende a determinação do Ministério da Saúde para aumentar a cobertura da vacina contra Influenza que causa significativos problemas de saúde aos povos indígenas. Apesar de não proteger contra o Coronavírus, a vacina contra Influenza tem o objetivo de diminuir a ocorrência de casos graves, que podem levar a hospitalizações e óbitos.</text:p>
            <text:p/>
            <text:p>“As Equipes Multidisciplinares de Saúde Indígena em todo o Brasil já estão a postos para iniciar a vacinação. Todos os indígenas aldeados a partir de 06 meses de idade serão vacinados. Nosso empenho é para que todos sejam imunizados adequadamente” explicou Robson Silva, Secretário Especial de Saúde Indígena. Desta forma, além dos cuidados relativos à vacinação, todos os protocolos e notas técnicas relativas à COVID-19 serão observados.</text:p>
            <text:p/>
          </table:table-cell>
          <table:table-cell office:value-type="string" calcext:value-type="string">
            <text:p>não sensacionalista</text:p>
          </table:table-cell>
          <table:table-cell table:number-columns-repeated="146"/>
        </table:table-row>
        <table:table-row table:style-name="ro1">
          <table:table-cell office:value-type="string" calcext:value-type="string">
            <text:p>Atualmente, Roraima e Amazonas apresentam surto de sarampo. O Ministério da Saúde presta assistência aos dois Estados</text:p>
            <text:p/>
            <text:p>O Ministério da Saúde atualizou, nesta quarta-feira (09), as informações repassadas pelas secretarias estaduais de saúde sobre a situação do sarampo no país. Desde o início de 2018, até 8 de janeiro deste ano, foram confirmados 10.274 casos no Brasil. Atualmente, o país enfrenta dois surtos de sarampo: no Amazonas com 9.778 casos confirmados e, em Roraima, com 355 casos. Três estados apresentaram óbitos pela doença: quatro em Roraima, seis no Amazonas e dois no Pará.</text:p>
            <text:p/>
            <text:p>Os surtos ocorridos no ano passado estão relacionados à importação, já que o genótipo do vírus (D8), que está circulando no Brasil, é o mesmo que circula na Venezuela, país com surto da doença desde 2017.  Alguns casos isolados, e também relacionados à importação, foram identificados nos estados de São Paulo (3), Rio de Janeiro (19); Rio Grande do Sul (45); Rondônia (2), Bahia (2), Pernambuco (4), Pará (61), Distrito Federal (1) e Sergipe (4). O Ministério da Saúde permanece acompanhando a situação e prestando o apoio necessário aos estados. Cabe esclarecer que as medidas de bloqueio de vacinação, mesmo em casos suspeitos, estão sendo realizadas em todos os estados.</text:p>
            <text:p/>
            <text:p>Os casos confirmados no Amazonas são resultado de uma força-tarefa realizada no final de 2018 em Manaus/AM. Mais de sete mil casos que estavam em investigação foram concluídos. Nas últimas semanas, houve diminuição na notificação de casos novos em Amazonas e em Roraima. No Amazonas, a concentração de casos desta semana se deu nos meses de julho e agosto. No estado de Roraima, o pico da doença ocorreu entre fevereiro e março de 2018. Em ambos os estados, no momento, a curva de novos casos é decrescente.</text:p>
            <text:p/>
            <text:p>No Amazonas, para acelerar o encerramento dos casos notificados desde o início do surto, em fevereiro de 2018, uma equipe composta por técnicos do Ministério da Saúde e profissionais da Fundação de Vigilância em Saúde do Amazonas (FVS-AM), avaliaram os resultados laboratoriais e a situação epidemiológica da doença. A ação faz parte do Plano de Enfrentamento do Sarampo.</text:p>
            <text:p/>
            <text:p>O Ministério da Saúde vem prestando toda a assistência ao estado e também ao município de Manaus no enfrentamento da doença, desde o início do surto. Desde o início do surto, houve o envio de técnicos para apoiar os gestores na vigilância epidemiológica, nas medidas de imunização e de laboratório in loco. Também houve apoio com equipes de investigação de campo (EpiSUS); realizações de videoconferências, audioconferência com gestores e técnicos; elaboração de notas técnicas informativas; realização de capacitações; repasse de apoio financeiro; envio de kits laboratoriais e envio de vacinas.</text:p>
            <text:p>IMUNIZAÇÃO SARAMPO</text:p>
            <text:p/>
            <text:p>De janeiro de 2018 até janeiro deste ano, o Ministério da Saúde encaminhou aos Estados de Rondônia, Amazonas, Roraima, Pará, Rio de Janeiro, São Paulo, Rio Grande do Sul, Pernambuco, Sergipe e Distrito Federal o quantitativo de 15,5 milhões de doses da vacina tríplice viral para atender a demanda dos serviços de rotina e a realização de ações de bloqueio, além da intensificação e campanha de vacinação para prevenção de novos casos de sarampo. É importante frisar que todos os estados brasileiros recebem doses para vacinação de rotina contra sarampo, que é ofertada nos postos de saúde de todo o país pelo Sistema Único de Saúde (SUS).</text:p>
            <text:p/>
          </table:table-cell>
          <table:table-cell office:value-type="string" calcext:value-type="string">
            <text:p>não sensacionalista</text:p>
          </table:table-cell>
          <table:table-cell table:number-columns-repeated="146"/>
        </table:table-row>
        <table:table-row table:style-name="ro1">
          <table:table-cell office:value-type="string" calcext:value-type="string">
            <text:p>Pagamento pela manutenção desses leitos é para garantir o atendimento de pacientes graves ou críticos do coronavírus, em caráter excepcional, por 90 dias, nos estados do ES, SP e MG</text:p>
            <text:p/>
            <text:p>O Ministério da Saúde habilitou nesta quinta-feira (16) mais 82 leitos de UTI e 10 de enfermaria voltados exclusivamente para pacientes graves ou críticos de coronavírus. A medida contempla os estados do Espírito Santo, São Paulo e Minas Gerais. Os novos leitos terão garantidos recursos federais, na ordem de R$ 4,7 milhões, para manutenção e custeio. O valor será repassado aos estados e municípios.</text:p>
            <text:p/>
            <text:p>Em São Paulo, o Hospital Municipal Universitário de Taubaté está habilitando 14 leitos, sendo 10 adultos e 4 pediátricos. No caso de Minas Gerais, o Hospital Manoel Gonçalves, no município de Itaúna, está recebendo 10 leitos de enfermaria de retaguarda com custeio federal, sendo 5 novos leitos e 5 qualificações de leitos que já existiam. Espírito Santo terá 68 novos leitos em três municípios.</text:p>
            <text:p/>
            <text:p>Com essa publicação, são 312 leitos habilitados em todo o Brasil essa semana, sendo 220 na quarta-feira (15), contemplando a população do Rio de Janeiro, São Paulo, Rio Grande do Sul, Minas Gerais, Bahia, Espírito Santo e Piauí. Esse é mais um reforço do Governo Federal aos estados no enfrentamento da pandemia do coronavírus.</text:p>
            <text:p/>
            <text:p>A garantia do repasse dos recursos é dada por meio de habilitação concedida pela pasta, em caráter excepcional, por um prazo de 90 dias, podendo ser prorrogada enquanto houver emergência em saúde pública no país decorrente da COVID-19. Por cada leito serão pagos R$ 1,6 mil reais por diária do leito de UTI.</text:p>
            <text:p/>
            <text:p>O pedido de habilitação para o custeio é feito pelos municípios com a anuência do estado, que garantem a estrutura para funcionamento dos leitos e o Ministério da Saúde repassa o valor que é destinado a manutenção dos serviços.</text:p>
            <text:p/>
            <text:p>Além dos recursos de custeio, os estados receberão, em parcela única, mais R$ 11,8 milhões, que somam-se aos R$ 35,1 milhões liberados na quarta-feira (15). Esses recursos são repassados, em parcela única, para que os estados tenham condições de se preparar e fortalecer o sistema de saúde para receber os pacientes. Recentemente, a pasta estabeleceu recurso no valor de R$ 3 bilhões para custeio de ações e serviços relacionados à assistência ambulatorial e hospitalar decorrente da COVID 19.</text:p>
            <text:p/>
            <text:p>Para habilitação de novos leitos nos estados, os gestores dos estabelecimentos de saúde devem solicitar a pasta federal da saúde, conforme orienta documento publicado no Diário Oficial da União. Os hospitais, sejam eles públicos ou privados, devem informar ao Ministério da Saúde todas as internações em caso de suspeitas e/ou confirmados com Covid-19. Essas informações subsidiarão na avaliação e tomadas de decisão da pasta para atender as solicitações de acordo com o cenário epidemiológico e capacidade instalada de cada município e assim aumentar ainda mais a oferta no SUS.</text:p>
            <text:p/>
            <text:p>Custeio diário dobrado</text:p>
            <text:p/>
            <text:p>No início do mês o Ministério da Saúde publicou a Portaria nº 568, de 26 de março de 2020 que dobrou o valor do custeio diário dos leitos UTI Adulto e Pediátrico de R$ 800 para R$ 1,6 mil, em caráter excepcional, exclusivamente para o atendimento dos pacientes com coronavírus. Com isso, esses 312 primeiros leitos habilitados temporariamente já começam a receber o valor diferenciado do incentivo.</text:p>
            <text:p/>
          </table:table-cell>
          <table:table-cell office:value-type="string" calcext:value-type="string">
            <text:p>não sensacionalista</text:p>
          </table:table-cell>
          <table:table-cell table:number-columns-repeated="146"/>
        </table:table-row>
        <table:table-row table:style-name="ro1">
          <table:table-cell office:value-type="string" calcext:value-type="string">
            <text:p>Dados apontam que 73% dos casos de HIV ocorrem em homens. Campanha visa conscientizar e estimular o uso do preservativo para prevenção de doenças</text:p>
            <text:p/>
            <text:p>“Pare, pense e use camisinha”. Esse é o slogan da Campanha de Carnaval lançada nessa sexta-feira (22) pelo ministro da Saúde, Luiz Henrique Mandetta, em Salvador (BA). A ação visa conscientizar os foliões que irão pular Carnaval por todo país. A ideia é estimular o uso do preservativo, principalmente entre os homens na faixa etária de 15 a 39 anos. Entre as novidades para esse ano, está a apresentação da nova embalagem da camisinha a distribuída no Sistema Único de Saúde (SUS). O Ministério da Saúde irá distribuir 12 milhões de camisinhas com a nova identidade visual durante os dias de Carnaval. O novo conceito é mais moderno e dialoga diretamente com o público jovem, que é o mais atingido por novas infecções nos últimos anos. A escolha do design foi feita a partir de concurso cultural entre 210 estudantes universitários, em 2017, em parceria com a Unesco Brasil.</text:p>
            <text:p/>
            <text:p>“Os números do HIV no Brasil, que demonstram aumento entre jovens, são muito importantes para a conscientização do grande desafio que temos na saude pública, que é uma mudança no comportamento. Precisamos cada vez mais estimular o uso do preservativo, para que o Carnaval seja sempre uma memória feliz. Vamos fazer um Carnaval e um ano inteiro de consciência em relação à responsabilidade sobre o seu corpo e o da pessoa que você ama”, destacou o ministro Luiz Henrique Mandeta.</text:p>
            <text:p/>
            <text:p>Neste ano, o embaixador da Campanha para o Carnaval é o cantor Gabriel Diniz, intérprete da música Jenifer, que promete ser o hit dos blocos no Brasil. As peças serão veiculadas na TV, internet, rádio, jornal, aeroportos, outdoor e jornal, entre os dias 22 de fevereiro e 05 de março, para a população em geral. As ações de prevenção são realizadas nos carnavais de rua em Salvador, Recife, Olinda e Rio de Janeiro.</text:p>
            <text:p/>
            <text:p>Esse ano, o Ministério da Saúde distribuiu 130 milhões de preservativos masculinos aos estados, 22% a mais que o quantitativo enviado em 2018 (106 milhões). Além disso, foram entregues também 9,9 milhões de sachês de gel lubrificante para todos os estados. Dados do último boletim epidemiológico do HIV/Aids mostram que 73% (30.659) dos novos casos de HIV em 2017 ocorreram no sexo masculino. Um em cada cinco novos casos de HIV estão entre homens de 15 a 24 anos (2017). Entre homens na faixa etária de 20 a 24 anos a taxa de detecção de aids cresceu 133% entre 2007 a 2017, passando de 15,6 para 36,2.</text:p>
            <text:p/>
            <text:p>Os jovens têm sido foco de campanhas de prevenção nos últimos anos. O Ministério da Saúde desenvolve, em conjunto com as secretarias estaduais e municipais de saúde, ações e campanhas regionais e municipais por ocasião de eventos específicos destinados à juventude, como shows e festas regionais. Pesquisas apontam que o uso do preservativo não é consistente entre os mais jovens, embora o nível de informação seja elevado em relação à forma de prevenção ao HIV.</text:p>
            <text:p/>
            <text:p>Por isso, o Ministério da Saúde tem feito esforços crescentes para estar mais próximo deste público. A Pesquisa de Conhecimentos, Atitudes e Práticas na População Brasileira (PCAP 2013), de 2013, aponta que 45% dos entrevistados disseram não ter recorrido ao preservativo naquele ano. A mesma pesquisa mostra que 94% dos brasileiros sabem que a camisinha é a melhor forma de evitar as Infecções Sexualmente Transmissíveis.</text:p>
            <text:p/>
            <text:p>CASOS DE HIV NO PAÍS</text:p>
            <text:p/>
            <text:p>Estima-se que 866 mil pessoas vivem com o HIV no Brasil. De acordo com o Boletim Epidemiológico de HIV e Aids divulgado no final do ano passado, a epidemia no Brasil está estabilizada, com taxa de detecção de casos de aids em torno de 18,3 casos a cada 100 mil habitantes, em 2017. Isso representa 40,9 mil casos novos, em média, nos últimos cinco anos.</text:p>
            <text:p/>
            <text:p>Nos últimos quatro anos, a taxa de mortalidade pela doença passou de 5,7 óbitos/100 mil habitantes em 2014 para 4,8 óbitos/100 mil habitantes em 2017.  A redução é resultado da garantia do tratamento para todos - lançada em 2013 -, aliada à melhoria do diagnóstico, além da ampliação do acesso à testagem e redução do tempo entre o diagnóstico e o início do tratamento.</text:p>
            <text:p/>
            <text:p>AÇÕES</text:p>
            <text:p/>
            <text:p>Em relação à prevenção, o Brasil vem diversificando as ações dentro de um conceito de prevenção combinada (uso de vários métodos), que inclui a distribuição de preservativos masculinos e femininos, gel lubrificante, ações educativas e ampliação do acesso a novas tecnologias, como testagem rápida (incluindo fluido oral), profilaxia pós-exposição e profilaxia pré-exposição.</text:p>
            <text:p/>
            <text:p>O Governo Federal financia o tratamento para o HIV/aids no país. Desde 2013, o país adotou o tratamento para todos, independentemente da quantidade de vírus e da situação imunológica do paciente. Desde então, até dezembro de 2018, 593 mil pessoas com HIV/aids estavam em tratamento no país. A maioria (87%) faz uso do dolutegravir, um dos melhores medicamentos do mundo, que está disponível gratuitamente no SUS. O medicamento aumenta em 42% a chance de supressão viral (que é diminuição da carga viral do HIV no sangue) entre adultos, quando comparado ao tratamento anterior, usando o efavirenz.</text:p>
            <text:p/>
            <text:p>Como ação de prevenção da doença, o Ministério da Saúde oferta, desde 2018, a Profilaxia Pré-Exposição (PrEP). A terapia está disponível em 109 serviços de 90 municípios em 22 estados e no Distrito Federal. Desde a implantação da prevenção, cerca de oito mil pessoas já fizeram uso da prevenção ao menos uma vez. Atualmente, mais de seis mil pessoas fazem uso da PreP.</text:p>
            <text:p/>
          </table:table-cell>
          <table:table-cell office:value-type="string" calcext:value-type="string">
            <text:p>não sensacionalista</text:p>
          </table:table-cell>
          <table:table-cell table:number-columns-repeated="146"/>
        </table:table-row>
        <table:table-row table:style-name="ro1">
          <table:table-cell office:value-type="string" calcext:value-type="string">
            <text:p>Povos indígenas de todo o Brasil terão sua vacinação antecipada já para a segunda fase da Campanha Nacional de Vacinação, que começa nesta quinta-feira (16/04) no país</text:p>
            <text:p/>
            <text:p>O Ministério da Saúde superou a meta de vacinar 90% dos idosos no país contra a influenza. Até o início desta segunda-feira (13), 18,9 milhões de idosos (90,66%) já tinham sido vacinados contra a gripe no país. Nessa primeira fase também foram vacinados 3,8 milhões (75,5% da meta) de trabalhadores da saúde. A segunda fase da Campanha Nacional de Vacinação contra a Gripe começa nesta quinta-feira (16/4) para cerca de 15,6 milhões de pessoas. Os povos indígenas tiveram sua vacinação antecipada para agora pela vulnerabilidade para adoecimento e complicações por gripe. Assim como os motoristas e cobradores de transporte coletivo, que somam quase 700 mil profissionais no Brasil, e também serão vacinados a partir da próxima quinta.</text:p>
            <text:p/>
            <text:p>O transporte e a entrega de cargas são serviços essenciais durante a pandemia da COVID-19. Por isso, caminhoneiros, motoristas e cobradores de transportes coletivo, além de trabalhadores portuários se juntam ao grupo prioritário da segunda fase da campanha. Essas três categorias de profissionais devem buscar a vacina em qualquer serviço público de vacinação do país, independente do seu estado de residência, pois transitam em todo o Brasil. Recomenda-se a apresentação de algum documento comprobatório, como carteira de trabalho, contracheque com documento de identidade, carteira de sócio (a) dos sindicatos de transportes, carteira de habilitação (categorias C ou E).</text:p>
            <text:p/>
            <text:p>Também integram o público da segunda fase, doentes crônicos e profissionais das forças de segurança e salvamento. A coordenadora do Programa Nacional de Imunização do Ministério da Saúde, Francielli Fontana, reforça “que essa vacina não protege contra o coronavírus e sim contra a influenza. Mas poderá auxiliar os profissionais de saúde na exclusão do diagnóstico, uma vez que os sintomas são parecidos entre as duas doenças, além de minimizar o impacto sobre os serviços de saúde”. Até o momento, o Ministério da Saúde já enviou 35,1 milhões de doses para os estados para atender o público prioritário das duas primeiras fases.</text:p>
            <text:p/>
            <text:p>A Campanha Nacional de Vacinação contra a Gripe segue até 22 de maio e a meta é vacinar, pelo menos, 90% de cada um desses grupos.</text:p>
            <text:p/>
            <text:p>Fases da Campanha</text:p>
            <text:p/>
            <text:p/>
            <text:p>Público-alvo</text:p>
            <text:p/>
            <text:p>1ª fase (a partir de 23 de março)</text:p>
            <text:p/>
            <text:p/>
            <text:p>- Idosos com 60 anos ou mais</text:p>
            <text:p/>
            <text:p>- Trabalhadores da saúde</text:p>
            <text:p/>
            <text:p>2ª fase (a partir de 16 abril)</text:p>
            <text:p/>
            <text:p/>
            <text:p>- Profissionais das forças de segurança e salvamento</text:p>
            <text:p/>
            <text:p>- Doentes crônicos</text:p>
            <text:p/>
            <text:p>- Caminhoneiros, profissionais de transporte coletivo (motoristas e cobradores) e portuários</text:p>
            <text:p/>
            <text:p>- Povos indígenas</text:p>
            <text:p/>
            <text:p>- Adolescentes e jovens de 12 a 21 anos sob medidas socioeducativas</text:p>
            <text:p/>
            <text:p>- População privada de liberdade</text:p>
            <text:p/>
            <text:p>- Funcionários do sistema prisional</text:p>
            <text:p/>
            <text:p>3ª fase (de 09 a 22 de maio)</text:p>
            <text:p/>
            <text:p/>
            <text:p>- Pessoas com deficiência</text:p>
            <text:p/>
            <text:p>- Professores</text:p>
            <text:p/>
            <text:p>- Crianças de 6 meses a menores de 6 anos</text:p>
            <text:p/>
            <text:p>- Grávidas</text:p>
            <text:p/>
            <text:p>- Mães no pós-parto</text:p>
            <text:p/>
            <text:p>- Pessoas acima de 55 anos</text:p>
            <text:p/>
            <text:p>DOSES ENVIADAS</text:p>
            <text:p/>
            <text:p>Todos os estados estão abastecidos para iniciar a Campanha Nacional de Vacinação contra a Gripe. Para isso, o Ministério da Saúde investiu R$ 1 bilhão na aquisição total de 75 milhões de doses da vacina para as três fases. A vacina, composta por vírus inativado, protege contra os três vírus que mais circularam no hemisfério sul no ano passado: Influenza A (H1N1), Influenza B e Influenza A (H3N2).</text:p>
            <text:p/>
            <text:p>Toda semana, o Ministério da Saúde envia novas remessas de lotes da vacina aos estados, conforme entrega do laboratório parceiro, o Instituto Butantan, que antecipou em um mês sua produção, para que o país iniciasse a vacinação da população contra a gripe. Os estados são responsáveis por fazer a distribuição aos municípios.</text:p>
            <text:p/>
            <text:p>Neste ano, a campanha de comunicação divulgada pelo Ministério da Saúde traz o conceito “Gripe. Tem que vacinar”. Também voltada para as outras duas fases da campanha, as peças destacam as datas de início da vacinação para cada grupo e chamam a atenção para a importância de se respeitar o calendário para que todos sejam vacinados. A mensagem será transmitida por filme para redes e TV, spot de rádio, anúncio, cartazes, peças online, entre outras mídias, no período entre 21 de março a 22 de maio.</text:p>
            <text:p>CASOS DE INFLUENZA NO BRASIL</text:p>
            <text:p/>
            <text:p>O Ministério da Saúde mantém a vigilância da influenza no Brasil por meio da vigilância sentinela de Síndrome Gripal (SG) e de Síndrome Respiratória Aguda Grave (SRAG) em pacientes hospitalizados. São 167 unidades distribuídas em todas as regiões geográficas do País e tem como objetivo principal identificar os vírus respiratórios circulantes, permitir o monitoramento da demanda de atendimento dos casos hospitalizados e óbitos.</text:p>
            <text:p/>
            <text:p>Em 2020, até o dia 6 de abril, foram registrados 853 casos de influenza (gripe) em todo o país, com 100 mortes. Do total de casos que já tiveram a subtipagem identificada, 334 foram casos de influenza A (H1N1), com 41 óbitos; 29 casos e 4 óbitos por influenza A (H3N2), 180 de influenza A não subtipado, com 25 mortes; e 310 casos e 30 óbitos por influenza B.</text:p>
            <text:p/>
          </table:table-cell>
          <table:table-cell office:value-type="string" calcext:value-type="string">
            <text:p>não sensacionalista</text:p>
          </table:table-cell>
          <table:table-cell table:number-columns-repeated="146"/>
        </table:table-row>
        <table:table-row table:style-name="ro1">
          <table:table-cell office:value-type="string" calcext:value-type="string">
            <text:p>Método inovador utiliza uma bactéria para reduzir a capacidade do Aedes aegypti de transmitir o vírus da dengue, zika e chikungunya</text:p>
            <text:p/>
            <text:p>O ministro da Saúde, Luiz Henrique Mandetta, participou nesta segunda-feira (2), da liberação dos chamados mosquitos do “bem” em Niterói (RJ). A tecnologia já se mostrou promissora no combate às doenças transmitidas pelo Aedes aegypti (dengue, zika e chikungunya). Nos primeiros resultados, os insetos infectados com a bactéria Wolbachia reduziram em 75% os casos de chikungunya, em 33 bairros da região. A tecnologia inibe a transmissão de doenças que atingem o ser humano. A ação aconteceu na área externa da Clínica Comunitária da Família, Dr. Antônio Peçanha, em Niterói.</text:p>
            <text:p/>
            <text:p>“A partir desse ano, após estudos, decidimos levar o método para mais cinco biomas, para ver como a Wolbachia vai se comportar. A expansão será para Belo Horizonte, Petrolina, Fortaleza, Manaus, Campo Grande e Foz do Iguaçu. Além disso, é muito importante que todos continuem o dever de casa, não deixando água parada. Temos que redobrar a atenção, porque quando uma epidemia atinge um país, todos sofrem”, ressaltou o ministro da Saúde,Luiz Henrique Mandetta.</text:p>
            <text:p/>
            <text:p>Também participaram da ação, o secretário de Vigilância em Saúde, Wanderson de Oliveira; a presidente da Fiocruz, Nisia Trindade; a secretária municipal de Saúde de Niterói, Maria Célia; e o pesquisador da Fiocruz e líder do World Mosquito Program no Brasil, Luciano Moreira.</text:p>
            <text:p/>
            <text:p>Nesta etapa, o conjunto de bairros contemplados são Fonseca, Engenhoca, Cubango, Santana e São Lourenço, todos em Niterói. Após a soltura dos mosquitos, o ministro da Saúde visita o laboratório World Mosquito Program (WMP), da Fiocruz, onde são desenvolvidas todas as fases de produção dos insetos, desde a produção de ovos até a preparação para liberação nos locais em que o projeto acontece.</text:p>
            <text:p/>
            <text:p>A metodologia é inovadora, autossustentável e complementar às demais ações de prevenção ao mosquito. A Wolbachia é uma bactéria intracelular que, quando presente nos mosquitos, impede que os vírus da dengue, zika e chikungunya se desenvolvam dentro destes insetos. Não há qualquer modificação genética, nem da bactéria, nem do mosquito. A Wolbachia está naturalmente presente na maioria dos insetos, mas não é encontrada nos mosquitos Aedes aegypti.</text:p>
            <text:p/>
            <text:p>Até o momento, o método Wolbachia já foi aplicado em 28 bairros do Rio de Janeiro e 33 de Niterói, beneficiando 1,3 milhão de pessoas. Também faz parte do projeto a realização de ações prévias de engajamento e comunicação junto às comunidades locais e profissionais de saúde sobre a segurança do método e seu impacto no ecossistema. Esse processo de mobilização já se iniciou em Campo Grande (MS), Petrolina (PE) e Belo Horizonte (MG), sendo que a soltura dos mosquitos será iniciada nas três localidades no próximo ano, com o apoio do Ministério da Saúde.</text:p>
            <text:p/>
            <text:p>Além dos três estados, está programada uma nova expansão do Wolbachia em 2020 para: Fortaleza/CE, Foz do Iguaçu/PR e Manaus/AM. Somente em 2019, o Ministério da Saúde investiu R$ 21,7 milhões na tecnologia.</text:p>
            <text:p/>
            <text:p>As liberações dos mosquitos são realizadas semanalmente, durante 16 semanas, em grupos de bairros. Durante o monitoramento, é verificada a necessidade de realizar novas solturas pontuais. Em áreas onde é possível trafegar, a Fiocruz utiliza veículo para realizar a ação. Em áreas onde não é possível, as liberações são feitas por agentes das prefeituras.</text:p>
            <text:p>WOLBACHIA NO BRASIL</text:p>
            <text:p/>
            <text:p>Desde 2011, o Ministério da Saúde, juntamente com a Fundação Bill &amp; Melinda Gates e National Institutes of Health, já investiu R$ 31,5 milhões no método Wolbachia. As primeiras liberações dos mosquitos contendo Aedes aegypti com Wolbachia no Brasil ocorreram em 2015 nos bairros de Jurujuba em Niterói e Tubiacanga na Ilha do Governador ambos no estado do Rio de Janeiro. Em 2016 a ação foi ampliada em larga escala em Niterói e em 2017 no município do Rio de Janeiro.</text:p>
            <text:p/>
            <text:p>Além do Brasil, também desenvolvem ações do programa países como: Austrália, Colômbia, Índia, Indonésia, Sri Lanka, Vietnã, e as ilhas do oceano pacífico Fiji, Kiribati e Vanuatu.</text:p>
            <text:p>PREVENÇÃO</text:p>
            <text:p/>
            <text:p>Durante o período de seca, a população pode realizar ações de prevenção, basta tirar 10 minutos do dia para verificar se existe algum tipo de depósito de água no quintal ou dentro de casa, por exemplo. Uma vez por semana, lavar com água, sabão e esfregar com escova os pequenos depósitos móveis, como vasilha de água do animal de estimação e vasos de plantas.</text:p>
            <text:p/>
            <text:p>Além disso, é preciso descartar o lixo em local adequado, não acumular no quintal ou jogar em praças e terrenos baldios. Limpar as calhas, retirando as folhas que se acumularam no inverno também é importante para evitar pequenas poças de água.</text:p>
            <text:p/>
            <text:p>Cada pessoa pode ser um vigilante permanente de atenção à saúde, com isso não teremos dengue, zika e chikungunya.</text:p>
            <text:p/>
          </table:table-cell>
          <table:table-cell office:value-type="string" calcext:value-type="string">
            <text:p>não sensacionalista</text:p>
          </table:table-cell>
          <table:table-cell table:number-columns-repeated="146"/>
        </table:table-row>
        <table:table-row table:style-name="ro1">
          <table:table-cell office:value-type="string" calcext:value-type="string">
            <text:p>Potencial contaminação em relações sexuais ainda precisa ser investigada. Grupo da Faculdade de Medicina da USP que realizou análises prepara criação de banco de tecidos para estudos da covid-19</text:p>
            <text:p/>
            <text:p>A Faculdade de Medicina da USP (FMUSP) tem um grupo de pesquisa que desenvolve um protocolo de coleta de tecido das vítimas da covid-19 durante a necropsia. Com isso, será criado um biobanco compartilhado entre pesquisadores, que possibilitará o estudo das manifestações sistêmicas da doença.</text:p>
            <text:p/>
            <text:p>O professor Paulo Saldiva, do Departamento de Patologia da FMUSP, diz que o grupo já tem em torno de 22 necropsias sendo analisadas. Com os estudos, foi possível identificar que o vírus tem uma alta capacidade de disseminação para outros órgãos, inclusive testículos e glândulas salivares, o que incluiria uma potencial contaminação em relações sexuais e através da saliva – algo que ainda precisa ser investigado. Ele ressalta que, quando envolve doenças infecciosas, esse tipo de análise demanda diversas precauções para evitar a contaminação da equipe envolvida.</text:p>
            <text:p/>
            <text:p>Nesta entrevista ao Jornal da USP no Ar, o médico fala também sobre a discrepância nas taxas de mortalidade por coronavírus na cidade de São Paulo. O vírus continua sendo o mesmo, diz ele, o que muda nas regiões do município são as formas de viver de cada um, a organização, os tipos de moradias e, principalmente, a capacidade que cada pessoa tem de fazer sua restrição de movimento. Para Saldiva, isso transformou a cidade em um laboratório natural para entender a vulnerabilidade social e outros fatores que ultrapassam as questões biológicas do vírus.</text:p>
            <text:p/>
            <text:p>O professor, que também é colunista da Rádio USP, aproveita ainda para deixar claras as diferenças entre o novo coronavírus e o H1N1. As semelhanças ficam apenas na transmissão aérea e na grande eficácia de contaminação. E as principais diferenças se dão na fase de transmissão assintomática, bem mais extensa no caso da covid-19 – além do novo coronavírus acabar sendo bem mais agressivo ao tecido respiratório, pois há um tempo maior de efetividade da infecção.</text:p>
            <text:p/>
          </table:table-cell>
          <table:table-cell office:value-type="string" calcext:value-type="string">
            <text:p>não sensacionalista</text:p>
          </table:table-cell>
          <table:table-cell table:number-columns-repeated="146"/>
        </table:table-row>
        <table:table-row table:style-name="ro1">
          <table:table-cell office:value-type="string" calcext:value-type="string">
            <text:p>Informações mais urgentes, muito sérias e importantes</text:p>
            <text:p>A notificação de emergência do Ministério da Saúde ao público de que o surto de influenza de Coronavírus neste momento é muito grave e fatal. Não há cura quando você está infectado.</text:p>
            <text:p>Esta se espalhando da China para vários países</text:p>
            <text:p>O método de prevenção agora é manter a garganta úmida, não deixe a garganta secar. Portanto, não segure sua sede, porque depois que a membrana da garganta estiver seca, o vírus invadirá seu corpo dentro de 10 minutos. Beba 50-80cc de água morna, 30-50cc para crianças, de acordo com a idade. Sempre que sentir a garganta seca, não espere, mantenha a água na mão. Não beba bastante de uma vez, pois isso não ajuda; em vez disso, continue a manter a garganta úmida. Até o final de março, não vá a lugares lotados, use máscara conforme necessário, especialmente em trem ou transporte público.</text:p>
            <text:p/>
            <text:p>Evite alimentos fritos ou picantes e carregue vitamina C. Os sintomas / descrição são: 1. Febre alta repetida. 2. Tosse prolongada após febre. 3. As crianças são mais propensas. 4. Os adultos geralmente se sentem desconfortáveis, com dor de cabeça e principalmente com doenças respiratórias. Esta doença é altamente contagiosa.</text:p>
            <text:p/>
          </table:table-cell>
          <table:table-cell office:value-type="string" calcext:value-type="string">
            <text:p>sensacionalista</text:p>
          </table:table-cell>
          <table:table-cell table:number-columns-repeated="146"/>
        </table:table-row>
        <table:table-row table:style-name="ro1">
          <table:table-cell office:value-type="string" calcext:value-type="string">
            <text:p>Uma nova doença de transmissao sexual mais pergosa do que HIV sida surgiu no Japao, ela expande se rapidamente por todo corpo e danifica a pessoa antes d sua morte. Nao tem cura nem mecanismos d defesa, mesmo usando preservativo adiquire se. Os medicos japoneses ainda estao a investigar a sua origem e o nome. 40% dos japoneses estao afectados. Brevemente podera chegar na Africa, como é sabido somos vitimas. Espalhe a informaçao.</text:p>
            <text:p/>
          </table:table-cell>
          <table:table-cell office:value-type="string" calcext:value-type="string">
            <text:p>não sensacionalista</text:p>
          </table:table-cell>
          <table:table-cell table:number-columns-repeated="146"/>
        </table:table-row>
        <table:table-row table:style-name="ro1">
          <table:table-cell office:value-type="string" calcext:value-type="string">
            <text:p>Uma nova forma de editar o código genético humano pode corrigir até 89% de erros no DNA que causam doenças, dizem cientistas americanos.</text:p>
            <text:p/>
            <text:p>A tecnologia, conhecida como "prime editing" ("edição de qualidade", em tradução livre), foi descrita como uma espécie de "editor de texto genético" capaz de reescrever o DNA com precisão.</text:p>
            <text:p/>
            <text:p>Em teste de laboratórios, a nova tecnologia foi usada para corrigir mutações que causam doenças. Uma das mutações que a técnica conseguiu corrigir foi a da anemia falciforme.</text:p>
            <text:p/>
            <text:p>O método foi desenvolvido pela equipe do Instituto Broad, ligado à universidade de Harvard e ao MIT (Massachusetts Institute of Technology) nos Estados Unidos. A equipe de cientistas afirma que a tecnologia é "muito versátil e precisa", mas destaca que a pesquisa está apenas começando.</text:p>
            <text:p>Já podemos editar DNA?</text:p>
            <text:p/>
            <text:p>O DNA é o "manual de instruções" para a construção e o desenvolvimento de cada corpo humano. Ele está presente em quase todas as nossas células.</text:p>
            <text:p/>
            <text:p>A capacidade de alterar o DNA através da edição de genes promete revolucionar a medicina — mas traz também novos questionamentos morais e éticos, como a polêmica criação de bebês geneticamente modificados para terem proteção contra o HIV.</text:p>
            <text:p/>
            <text:p>O "prime editing" é o mais novo avanço no campo da engenharia genética, que está se desenvolvendo em ritmo acelerado.</text:p>
            <text:p/>
            <text:p>Uma das técnicas mais revolucionárias nesse campo — e que chamou grande atenção — foi a Crispr-Cas9, desenvolvida há sete anos.</text:p>
            <text:p/>
            <text:p>Ela escaneia o DNA em busca do lugar certo para cortá-lo e permitir sua edição, ou seja, que um gene seja deletado ou inserido. O problema é que as edições nem sempre são perfeitas e os cortes no DNA podem ser feitos no lugar errado.</text:p>
            <text:p/>
            <text:p>Isso limita o uso dessa tecnologia na medicina.</text:p>
            <text:p/>
            <text:p>O avanço trazido pelo "prime editing" é justamente a precisão.</text:p>
            <text:p>Como o 'prime editing' funciona?</text:p>
            <text:p/>
            <text:p>Uma pesquisa publicada nesta semana na revista científica Nature mostra como os cientistas usaram o método para inserir ou deletar seções de DNA. O "prime editing" também é capaz de corrigir seções menores, como uma única "letra" das três bilhões que formam o código genético humano.</text:p>
            <text:p/>
            <text:p>"Você pode imaginar os 'prime editors' como processadores de palavras, capazes de procurar por um alvo entre as sequências de DNA e substituí-lo com precisão", afirma o bioquímico David Liu, um dos pesquisadores.</text:p>
            <text:p/>
            <text:p>"Os 'prime editors' oferecem mais flexibilidade para encontrar um alvo e maior precisão na edição."</text:p>
            <text:p/>
            <text:p>O método pode ser ilustrado comparando-o com a edição de texto no computador: é algo como pressionar Ctrl-F para encontrar uma parte do texto que você quer mudar e depois pressionar Crtl-V para colar o texto novo que você quer inserir.</text:p>
            <text:p/>
            <text:p>A tecnologia usa uma sequência de código genético feita em laboratório. Essa sequência tem duas funções: uma, é encontrar a parte do DNA que você quer editar, e a outra, é introduzir as mudanças que você quer fazer.</text:p>
            <text:p/>
            <text:p>Essa sequência é combinada com uma enzima chamada transcriptase reversam, que "copia" as edições para o DNA.</text:p>
            <text:p>Como o método pode curar doenças?</text:p>
            <text:p/>
            <text:p>O DNA tem quatro componentes básicos, as bases nitrogenadas: adenina, citosina, guanina e tiamina. Elas são conhecidas por suas letras A, C, G e T.</text:p>
            <text:p/>
            <text:p>Três bilhões dessas letras formam o nosso DNA, ou seja, o "manual completo" para desenvolvimento e funcionamento do corpo. Mas erros minúsculos causam doenças e transtornos.</text:p>
            <text:p/>
            <text:p>A forma mais comum de anemia falciforme (doença hereditária causada pela alteração anatômica dos glóbulos vermelhos), por exemplo, é causada por uma mutação que torna um A específico em um T.</text:p>
            <text:p/>
            <text:p>A doença de Tay-Sachs, que afeta os nervos e é fatal, com frequência é causada por uma mutação que adiciona quatro letras extras de código no DNA.</text:p>
            <text:p/>
            <text:p>O "prime editing" foi usado com sucesso para corrigir esses dois erros genéticos em experimentos feitos em células humanas no laboratório.</text:p>
            <text:p/>
            <text:p>Existem cerca de 75 mil mutações que causam doenças nos seres humanos. David Liu estima que o "prime editing" tem o potencial para corrigir 89% delas.</text:p>
            <text:p/>
            <text:p>Os outros 11% incluem situações em que a pessoa tem cópias demasiadas de um gene (uma seção de DNA responsável por uma instrução específica) ou quando um gene inteiro está faltando.</text:p>
            <text:p/>
            <text:p>"O 'prime editing' é o começo, em vez do fim da longa aspiração das ciências que lidam com vida molecular por serem capazes de fazer qualquer mudança no DNA em qualquer posição em uma célula viva ou um organismo, incluindo, em potencial, pacientes humanos com doenças genéticas", diz Liu.</text:p>
            <text:p>Quanto tempo até a tecnologia estar disponível?</text:p>
            <text:p/>
            <text:p>O grande desafio agora é conseguir viabilizar que o maquinário molecular capaz de fazer essas edições possa acessar corretamente as partes certas do corpo humano de forma segura.</text:p>
            <text:p/>
            <text:p>É provável que as primeiras aplicações sejam feitas em doenças em que seja possível retirar células do corpo, editá-las, garantir que elas são seguras, e colocá-las de volta.</text:p>
            <text:p/>
            <text:p>Isso é aplicável no tratamento de doenças do sangue, como anemia falciforme e as talassemias, em que a medula óssea pode ser removida e colocada de volta.</text:p>
            <text:p/>
            <text:p>"Nós somos capazes de 'corrigir' mutações humanas associadas com doenças, mas a habilidade de fazer isso no tipo certo de célula e de uma forma que seja aplicável em um tratamento clínico vai demorar algum tempo", diz a bióloga molecular Hilary Sheppard, da Universidade de Auckland.</text:p>
            <text:p>Qual foi a repercussão dessa pesquisa?</text:p>
            <text:p/>
            <text:p>O professor Robin Lovell-Badge, do instituto Francis Crick, em Londres, elogiou o estudo.</text:p>
            <text:p/>
            <text:p>"Como a vasta maioria das doenças genéticas humanas são resultado de tipos de mutação que podem ser corrigidos pelo 'prime editing', o método deve ser útil em terapias para esses tipos de doenças."</text:p>
            <text:p/>
            <text:p>"Claro que será necessário muito mais trabalho para otimizar o método e encontrar formas de entregar os componentes eficientemente antes de que eles possam ser usados para tratar pacientes. Mas com certeza tem muito potencial."</text:p>
            <text:p/>
            <text:p>A geneticista Helen O'Neill, da University College London, diz que os resultados são impressionantes.</text:p>
            <text:p/>
            <text:p>"A pesquisa foi feita in vitro em células humanas com exemplos de 175 edições, incluindo algumas das doenças mais difíceis de tratar."</text:p>
            <text:p/>
          </table:table-cell>
          <table:table-cell office:value-type="string" calcext:value-type="string">
            <text:p>não sensacionalista</text:p>
          </table:table-cell>
          <table:table-cell table:number-columns-repeated="146"/>
        </table:table-row>
        <table:table-row table:style-name="ro1">
          <table:table-cell office:value-type="string" calcext:value-type="string">
            <text:p>Mais simples e barata que as disponíveis atualmente, técnica criada por cientistas da USP possibilitou também a análise da agressividade do tumor</text:p>
            <text:p/>
            <text:p>Um estudo produzido pelo Laboratório de Investigação Médica da Disciplina de Urologia (LIM 55) da Faculdade de Medicina (FM) da USP, em parceria com o Instituto de Ciências Biomédicas (ICB) da USP, conseguiu identificar pacientes com câncer de próstata a partir do exame de amostras de urina. Além de permitir o diagnóstico de modo não invasivo, a técnica também possibilitou a análise da agressividade do tumor, fundamental para determinar o melhor tratamento.</text:p>
            <text:p/>
            <text:p>Agora, o próximo passo é a validação das descobertas. Os pesquisadores buscam financiamento para um novo projeto de pesquisa que terá como objetivo comprovar se os resultados encontrados se repetem em uma população diferente da estudada até então.</text:p>
            <text:p/>
            <text:p>Caso validadas, as descobertas poderão contribuir como uma opção mais prática e barata de exame. Apesar de já existirem testes semelhantes disponíveis comercialmente, estes são mais complexos e protegidos por patente, o que resulta em alto custo e baixa disponibilidade. “Por isso, é bastante desejável que consigamos disponibilizar esse exame, validar e talvez disponibilizar na prática”, afirma a professora Kátia Leite, professora da FMUSP e chefe do LIM 55.</text:p>
            <text:p/>
            <text:p>Atualmente, os dois principais modos de analisar a suspeita do câncer são o toque retal, que busca identificar uma zona de endurecimento na próstata relacionada à presença da doença, e o exame dos níveis de Antígeno Prostático Específico (PSA) no sangue. Apesar de menos invasivo, este último não elimina a necessidade da biópsia, explica a professora.</text:p>
            <text:p/>
            <text:p>“O PSA é um marcador interessante, pois é específico da próstata. Mas não é específico do câncer de próstata, pois também pode aumentar na hiperplasia prostática benigna e na prostatite, por exemplo”, diz a professora, que também é coautora do estudo. “O que  precisamos é de melhores indicadores para fazer uma biópsia de maneira segura e em um número menor de pacientes.”</text:p>
            <text:p/>
            <text:p>Marcadores genéticos</text:p>
            <text:p/>
            <text:p>O estudo começou em 2014, com um projeto do LIM 55 que tinha como objetivo a identificação de marcadores genéticos para prognóstico e diagnóstico do câncer de próstata. A pesquisa foi feita com homens que já tinham suspeita de câncer e, por isso, tinham indicação de biópsia para diagnóstico definitivo. Destes pacientes foi coletado um fragmento da biópsia, para estudo molecular, e também uma amostra de urina, da qual foi possível sequenciar uma série de gene.</text:p>
            <text:p/>
            <text:p>Foi então que o professor Giuseppe Palmisano, do ICB, se juntou à pesquisa. Ele propôs que a partir da urina coletada fosse caracterizado um perfil de proteína, por meio da espectrometria de massa (técnica que mede a massa e a estrutura química das moléculas). Como apontou o estudo, a urina pode conter elementos que reflitam os processos bioquímicos relacionados ao desenvolvimento de um tumor.</text:p>
            <text:p/>
            <text:p>O estudo foi realizado com 12 pacientes, sendo seis com a doença e os outros com hiperplasia benigna. Os resultados indicaram que um painel de 56 glicoproteínas (tipo de proteína ligado a um carboidrato) nas amostras de urina alcançou uma precisão de 100% no diagnóstico do câncer de próstata.</text:p>
            <text:p/>
            <text:p>Maior precisão</text:p>
            <text:p/>
            <text:p>A pesquisa também mostrou que o exame via urina é capaz de indicar a existência e agressividade do tumor com maior precisão do que o PSA sozinho. Como explica a professora Kátia, o câncer de próstata é um dos tipos mais comuns entre os homens, mas em parte dos casos não apresenta ameaça grave à saúde. Alguns deles são caracterizados como “câncer indolente”: pouco agressivos e sem necessidade de intervenção imediata.</text:p>
            <text:p/>
            <text:p>“Hoje existe uma conduta chamada de active surveillance [vigilância ativa], na qual o paciente não é tratado, e sim observado. Se o tumor muda de característica e fica com um padrão maior de agressividade, aí sim é feito o tratamento curativo”, diz. “No painel, conseguimos identificar um perfil de expressão de gene que caracterizava um tumor mais ou menos agressivo, ajudando nessa decisão de tratar ou observar.”</text:p>
            <text:p/>
          </table:table-cell>
          <table:table-cell office:value-type="string" calcext:value-type="string">
            <text:p>não sensacionalista</text:p>
          </table:table-cell>
          <table:table-cell table:number-columns-repeated="146"/>
        </table:table-row>
        <table:table-row table:style-name="ro1">
          <table:table-cell office:value-type="string" calcext:value-type="string">
            <text:p>A Organização Mundial da Saúde (OMS) afirmou, na sexta-feira, 24, que ainda não há evidências científicas suficientes para afirmar que pessoas que se recuperaram do novo coronavírus estão imunes à doença. O comunicado se refere especialmente a governantes que têm defendido a criação de um "passaporte da imunidade" ou "certificado de risco zero" para que ex-pacientes recuperados sejam excluídos de medidas de restrição de mobilidade durante a pandemia da COVID-19.</text:p>
            <text:p/>
            <text:p>Essa medida já foi citada pelo ministro da Economia, Paulo Guedes, como forma de retomar atividades não essenciais nos locais que adotaram medidas de isolamento social.</text:p>
            <text:p/>
            <text:p>"As pessoas que assumem que estão imunes a uma segunda infecção porque receberam um resultado positivo no teste podem ignorar os conselhos de saúde pública. O uso de tais certificados pode, portanto, aumentar os riscos de transmissão continuada", ressalta a organização.</text:p>
            <text:p/>
            <text:p>A agência lembra que o desenvolvimento da imunidade contra uma doença através de uma infecção natural é um processo de várias etapas, que geralmente ocorre de uma a duas semanas. Ela pondera contudo, que, até 24 de abril, nenhum estudo concluiu que a presença de anticorpos confere imunidade ao novo coronavírus em humanos.</text:p>
            <text:p/>
            <text:p>"A OMS continua revisando as evidências da respostas de anticorpos à infecção por SARS-CoV-2 (vírus da COVID-19). A maioria desses estudos mostra que as pessoas que se recuperaram da infecção têm anticorpos para o vírus", diz o comunicado. "No entanto, algumas dessas pessoas têm níveis muito baixos de anticorpos neutralizantes no sangue, sugerindo que a imunidade celular também pode ser crítica para a recuperação."</text:p>
            <text:p/>
            <text:p>"Testes de laboratório que detectam anticorpos para SARS-CoV-2 em pessoas, incluindo testes rápidos de imunodiagnóstico, precisam de validação adicional para determinar sua precisão e confiabilidade", pontua a OMS.</text:p>
            <text:p/>
            <text:p>"Os testes imunodiagnósticos imprecisos podem categorizar falsamente as pessoas de duas maneiras. A primeira é que eles podem rotular falsamente as pessoas que foram infectadas como negativas e, a segunda, é que as pessoas que não foram infectadas são falsamente rotuladas como positivas. Ambos os erros têm sérias conseqüências e afetarão os esforços de controle."</text:p>
            <text:p/>
            <text:p>A OMS ressalta, ainda, que os testes precisam distinguir o SARS-CoV-2 dos outros seis coronavírus humanos conhecidos (dos quais, quatro causam o resfriado comum e têm ampla circulação mundial, enquanto os outros dois causam a Síndrome Respiratória no Oriente Médio e a Síndrome Respiratória Aguda Grave). "Pessoas infectadas por qualquer um desses vírus podem produzir anticorpos que reagem de maneira cruzada com anticorpos produzidos em resposta à infecção por SARS-CoV-2."</text:p>
            <text:p/>
            <text:p>A organização também afirma apoiar as iniciativas de diversos países de testagem de anticorpos do novo coronavírus na população, por ajudar a entender a extensão da pandemia e os fatores de risco associados à doença, mas faz uma ressalva: "Esses estudos fornecerão dados sobre a porcentagem de pessoas com anticorpos da COVID-19 detectáveis, mas a maioria não foi projetada para determinar se essas pessoas são imunes a infecções secundárias."</text:p>
            <text:p/>
          </table:table-cell>
          <table:table-cell office:value-type="string" calcext:value-type="string">
            <text:p>não sensacionalista</text:p>
          </table:table-cell>
          <table:table-cell table:number-columns-repeated="146"/>
        </table:table-row>
        <table:table-row table:style-name="ro1">
          <table:table-cell office:value-type="string" calcext:value-type="string">
            <text:p>Um amplo estudo clínico para testar um medicamento de imunoterapia mostrou que a droga pode ser eficaz em alguns homens com câncer de próstata avançado.</text:p>
            <text:p/>
            <text:p>Os pacientes que participaram da pesquisa tinham parado de responder às principais opções de tratamento.</text:p>
            <text:p/>
            <text:p>E o estudo, publicado na revista científica Journal of Clinical Oncology, mostrou que uma pequena parcela dos participantes permaneceu bem mesmo após o término dos testes, apesar de ter recebido um prognóstico pessimista antes do tratamento.</text:p>
            <text:p/>
            <text:p>Na semana passada, foi divulgado que o mesmo medicamento se mostrou eficaz no tratamento de câncer de cabeça e pescoço avançado.</text:p>
            <text:p/>
            <text:p>O que é imunoterapia?</text:p>
            <text:p/>
            <text:p>A imunoterapia usa nosso próprio sistema imunológico para reconhecer e atacar células cancerígenas.</text:p>
            <text:p/>
            <text:p>Já é usada como tratamento padrão para alguns tipos de câncer, como melanomas — e está sendo testada também como medicamento para muitas outras formas de câncer.</text:p>
            <text:p/>
            <text:p>O tratamento parte da premissa de que o desenvolvimento de um câncer promove uma redução da atividade do sistema imunológico, uma vez que as células tumorais não são reconhecidas por ele e começam a crescer de forma descontrolada.</text:p>
            <text:p/>
            <text:p>Para superar isso, pesquisadores descobriram maneiras de reverter o processo, ou seja, de ajudar o sistema imunológico a reconhecer as células tumorais e, ao mesmo tempo, aumentar sua resposta, causando a morte das "invasoras".</text:p>
            <text:p>O que o estudo descobriu?</text:p>
            <text:p/>
            <text:p>A pesquisa mostrou que um em cada 20 homens com câncer de próstata avançado respondeu ao medicamento pembrolizumabe — seus tumores diminuíram ou desapareceram por completo.</text:p>
            <text:p/>
            <text:p>Embora o número seja relativamente pequeno, o estudo constatou que alguns pacientes ganharam anos extras de vida.</text:p>
            <text:p/>
            <text:p>Outros 19% apresentaram alguma evidência de melhora.</text:p>
            <text:p/>
            <text:p>Mas a maioria dos pacientes do estudo viveu em média oito meses usando o medicamento.</text:p>
            <text:p/>
            <text:p>O ensaio clínico de fase II, conduzido pelo Institute of Cancer Research e pela fundação Royal Marsden, ambos no Reino Unido, contou com a participação de 258 homens com câncer de próstata avançado que não respondiam mais a outras opções de tratamento.</text:p>
            <text:p/>
            <text:p>Qual o próximo passo?</text:p>
            <text:p/>
            <text:p>As respostas mais satisfatórias foram observadas em pacientes cujos tumores apresentavam mutações nos genes envolvidos na reparação do DNA.</text:p>
            <text:p/>
            <text:p>Os pesquisadores estão investigando agora se esse grupo pode se beneficiar mais da imunoterapia em um ensaio clínico mais amplo.</text:p>
            <text:p/>
            <text:p>Mas, antes de tudo, será necessário realizar um teste para identificar que pacientes responderão melhor à medicação.</text:p>
            <text:p>O que os especialistas dizem?</text:p>
            <text:p/>
            <text:p>"A imunoterapia apresentou enormes benefícios para alguns pacientes com câncer, e é uma notícia fantástica saber que, até no caso do câncer de próstata, em que não vemos muita atividade imunológica, uma proporção de homens tenha respondido bem ao tratamento", diz o professor Paul Workman, diretor-executivo do Institute of Cancer Research.</text:p>
            <text:p/>
            <text:p>"Uma limitação da imunoterapia é que não existe um teste ideal para selecionar aqueles com maior probabilidade de resposta (ao tratamento)."</text:p>
            <text:p/>
            <text:p>"É encorajador saber que testes para mutações na reparação do DNA podem identificar pacientes com maior probabilidade de responder (ao tratamento). Estou ansioso para ver como será o estudo mais amplo que vai ser realizado com esse grupo de pacientes", acrescenta.</text:p>
            <text:p/>
            <text:p>O professor Johann de Bono, oncologista da fundação Royal Marsden, do sistema de saúde público do Reino Unido (NHS, na sigla em inglês), foi um dos responsáveis ​​pelo estudo.</text:p>
            <text:p/>
            <text:p>"Não vemos muita atividade do sistema imunológico em tumores da próstata, por isso muitos oncologistas pensavam que a imunoterapia não funcionaria para esse tipo de câncer", diz Bono.</text:p>
            <text:p/>
            <text:p>"Mas nosso estudo mostra que uma pequena proporção de homens com câncer em estágio final responde (à imunoterapia) e, essencialmente, que alguns desses homens se saíram muito bem de fato."</text:p>
            <text:p/>
            <text:p>"Descobrimos que homens com mutações nos genes de reparação do DNA respondem especialmente bem à imunoterapia, incluindo dois pacientes meus que agora estão tomando o medicamento há mais de dois anos", completa.</text:p>
            <text:p/>
            <text:p>Na semana passada, um outro estudo mostrou que o mesmo medicamento manteve sob controle o câncer de cabeça e pescoço em estágio avançado de alguns pacientes por uma média de dois anos — cinco vezes mais que a quimioterapia.</text:p>
            <text:p/>
            <text:p>Ambos os estudos fazem parte de um campo de pesquisa em ascensão que sugere que a imunoterapia pode oferecer esperança a um número cada vez maior de pacientes com câncer.</text:p>
            <text:p>O que é a próstata?</text:p>
            <text:p/>
            <text:p>A próstata é uma glândula do tamanho de uma bola de pingue-pongue, localizada dentro da virilha, entre a base do pênis e o reto.</text:p>
            <text:p/>
            <text:p>Sua principal função é fornecer o líquido prostático ou seminal que se mistura com o esperma nos testículos, para que os espermatozoides possam sobreviver e serem expulsos durante a ejaculação.</text:p>
            <text:p>E o câncer de próstata?</text:p>
            <text:p/>
            <text:p>O câncer de próstata se desenvolve quando ocorre crescimento e reprodução anormais de células da glândula.</text:p>
            <text:p/>
            <text:p>Uma vez que o tumor se desenvolve, se alimenta dos hormônios masculinos.</text:p>
            <text:p/>
            <text:p>No Brasil, é o segundo tipo de câncer mais comum entre os homens, segundo o Instituto Nacional de Câncer (Inca) — ficando atrás apenas do câncer de pele não-melanoma.</text:p>
            <text:p/>
            <text:p>O número de pessoas diagnosticadas com a doença tem crescido nos últimos anos.</text:p>
            <text:p/>
            <text:p>Isso se deve parcialmente ao aumento da expectativa de vida e à evolução dos exames de rotina para diagnosticar o tumor.</text:p>
            <text:p/>
            <text:p>Cerca de 30% dos homens com câncer de próstata avançado ou estágio 4 sobrevivem por cinco anos ou mais após o diagnóstico.</text:p>
            <text:p>Exames de rotina</text:p>
            <text:p/>
            <text:p>Ao se aproximar dos 50 anos — ou a partir dos 40, se houver histórico familiar da doença — todos os homens devem começar a fazer exames de rotina para a detecção de câncer de próstata.</text:p>
            <text:p/>
            <text:p>De acordo com a Prostate Cancer Foundation, há dois tipos simples e relativamente indolores: o exame retal, em que o médico insere um dedo lubrificado e protegido por uma luva no reto para verificar se a glândula tem um crescimento ou forma irregular; e a coleta de sangue, usada para medir níveis de uma proteína produzida pela próstata — se estiverem elevados, pode ser um sinal de câncer.</text:p>
            <text:p/>
          </table:table-cell>
          <table:table-cell office:value-type="string" calcext:value-type="string">
            <text:p>não sensacionalista</text:p>
          </table:table-cell>
          <table:table-cell table:number-columns-repeated="146"/>
        </table:table-row>
        <table:table-row table:style-name="ro1">
          <table:table-cell office:value-type="string" calcext:value-type="string">
            <text:p>Um poderoso antibiótico capaz de matar algumas das bactérias mais resistentes e perigosas do mundo foi descoberto por uma equipe de pesquisadores que usa inteligência artificial.</text:p>
            <text:p/>
            <text:p>É a primeira vez que um antibiótico é encontrado dessa maneira e, de acordo com especialistas, a descoberta é um avanço na luta contra o crescente problema de bactérias resistentes a esse tipo de medicamento.</text:p>
            <text:p/>
            <text:p>Para encontrá-lo, foi utilizado um poderoso algoritmo que analisou mais de 100 milhões de compostos químicos em questão de dias.</text:p>
            <text:p/>
            <text:p>O composto descoberto foi capaz de matar 35 tipos de bactérias capazes de matar, segundo os pesquisadores.</text:p>
            <text:p/>
            <text:p>Nos últimos anos, as infecções resistentes a antibióticos aumentaram. Estima-se que cerca de 700 mil pessoas morrem no mundo todos os anos por problemas diretamente relacionados a esse tipo de bactéria.</text:p>
            <text:p/>
            <text:p>Se os antibióticos forem tomados de maneira inadequada, as bactérias nocivas que vivem dentro do nosso corpo podem se tornar resistentes a eles — e isso significa que os medicamentos podem não funcionar quando realmente precisamos deles.</text:p>
            <text:p/>
            <text:p>No entanto, encontrar novos antibióticos é um grande desafio.</text:p>
            <text:p/>
            <text:p>Nova era</text:p>
            <text:p/>
            <text:p>"Em termos de descoberta de antibióticos, isso é absolutamente pioneiro", disse Regina Barzilay, pesquisadora principal do projeto do Instituto de Tecnologia de Massachusetts (MIT).</text:p>
            <text:p/>
            <text:p>A descoberta foi feita usando um algoritmo inspirado na arquitetura do cérebro humano.</text:p>
            <text:p/>
            <text:p>Os pesquisadores o treinaram para analisar a estrutura de 2.500 medicamentos e outros compostos para encontrar aqueles que tinham as melhores características antibacterianas contra a bactéria Escherichia coli.</text:p>
            <text:p/>
            <text:p>Então eles selecionaram 100 candidatos para testá-los fisicamente e, assim, descobriram uma substância chamada halicina.</text:p>
            <text:p/>
            <text:p>"Acho que este é um dos antibióticos mais poderosos já descobertos", disse James Collins, bioengenheiro da equipe do MIT.</text:p>
            <text:p/>
            <text:p>"Queríamos desenvolver uma plataforma que nos permitisse aproveitar o poder da inteligência artificial para marcar o início de uma nova era de descoberta de antibióticos".</text:p>
            <text:p/>
            <text:p>Peter Bannister, presidente do painel de assistência médica da Instituição de Engenharia e Tecnologia, disse que o método usado já estava "bem estabelecido" na pesquisa médica.</text:p>
            <text:p/>
            <text:p>"A mesma abordagem ganhou popularidade no desenvolvimento de novas terapias, como produtos farmacêuticos, e, no caso desta pesquisa, em antibióticos nos quais o reconhecimento de padrões pode ajudar a classificá-los entre um grande número de moléculas", disse Bannister à BBC News.</text:p>
            <text:p/>
            <text:p>"Este estudo vai além da simulação teórica e apresenta resultados pré-clínicos, que são essenciais, juntamente com ensaios clínicos subsequentes, para demonstrar claramente a eficácia e a segurança desses novos medicamentos 'descobertos pela inteligência artificial</text:p>
            <text:p/>
            <text:p>Os pesquisadores acrescentam que o uso de máquinas para acelerar a descoberta de medicamentos pode ajudar a reduzir o custo de gerar novos antibióticos no futuro.</text:p>
            <text:p>Avanços</text:p>
            <text:p/>
            <text:p>O estudo foi publicado algumas semanas depois da descoberta de molécula por inteligência artificial — ela se tornou a primeira desse tipo a ser usada em testes com humanos.</text:p>
            <text:p/>
            <text:p>Ela será usada para tratar pacientes com transtorno obsessivo-compulsivo (TOC).</text:p>
            <text:p/>
            <text:p>O uso da tecnologia de inteligência artificial no campo da assistência médica ainda está engatinhando, mas grandes avanços estão sendo feitos.</text:p>
            <text:p/>
            <text:p>Recentemente, um estudo afirmou que a inteligência artificial é mais precisa do que os médicos ao diagnosticar o câncer de mama com mamografias.</text:p>
            <text:p/>
            <text:p>Uma equipe internacional, que inclui pesquisadores do Google Health (serviço centralizado de informações pessoais focado na saúde) e do Imperial College, de Londres, projetou e treinou um modelo de computador com raios-X de cerca de 29 mil mulheres.</text:p>
            <text:p/>
            <text:p>O algoritmo foi melhor que seis radiologistas na interpretação de mamografias.</text:p>
            <text:p/>
          </table:table-cell>
          <table:table-cell office:value-type="string" calcext:value-type="string">
            <text:p>sensacionalista</text:p>
          </table:table-cell>
          <table:table-cell table:number-columns-repeated="146"/>
        </table:table-row>
        <table:table-row table:style-name="ro1">
          <table:table-cell office:value-type="string" calcext:value-type="string">
            <text:p>Pular, cantar, dançar, beijar — talvez.</text:p>
            <text:p/>
            <text:p>Aproveitar festas como o carnaval que se aproxima pedem muita energia, e há um produto na prateleira de mercado mais próxima que promete entregar isso com alguns goles: as bebidas energéticas.</text:p>
            <text:p/>
            <text:p>Só que, nos últimos anos, a bebida, associada na publicidade aos esportes, a atividades saudáveis e à vitalidade, vem sendo estudada por seus possíveis impactos negativos justamente na saúde. Autoridades pelo mundo também estão atentas ao tema — como no Reino Unido, onde o governo abriu uma consulta pública em 2018 e ainda analisa a possibilidade de proibição da venda dos energéticos a pessoas menores que determinada idade, possivelmente 16 ou 18 anos.</text:p>
            <text:p/>
            <text:p>Os defensores do banimento apontam para aquilo que vem sendo alvo de estudos e preocupações: os efeitos de dois dos principais componentes destas bebidas, o açúcar e a cafeína. Há grupos considerados especialmente vulneráveis, como os mais jovens, cujos organismos são mais suscetíveis a altas doses dessas substâncias e que não têm maiores impedimentos para comprar os energéticos.</text:p>
            <text:p/>
            <text:p>"Todos temos a responsabilidade de proteger as crianças de produtos que afetam sua saúde e educação, e sabemos que bebidas repletas de cafeína e, muitas vezes, açúcar, estão se tornando um item comum na dieta delas", argumentou na época Steve Brine, subsecretário para Saúde Pública no Reino Unido.</text:p>
            <text:p/>
            <text:p>Ao mesmo tempo, representantes da indústria reclamam que uma medida do tipo discrimina um único produto, entre muitos que também carregam esses ingredientes.</text:p>
            <text:p/>
            <text:p>Em dezembro de 2018, uma avaliação técnica do Comitê de Ciência e Tecnologia do Parlamento britânico relatório concluiu não haver evidências científicas suficientes para sustentar um banimento.</text:p>
            <text:p/>
            <text:p>"O consumo de bebidas energéticas tem correlação com pessoas jovens adotando comportamentos de risco, como beber álcool e fumar, mas não é possível determinar se há uma causalidade nisso", diz o relatório da comissão. "Do nosso ponto de vista, não há evidências suficientes sobre se os hábitos de consumo das crianças são significativamente diferentes para bebidas energéticas em comparação com outros produtos com cafeína, como chá e café."</text:p>
            <text:p/>
            <text:p>No Brasil, segundo dados da consultoria Kantar, do volume de energéticos consumidos em 2019, 1% ficou na faixa dos 11 a 17 anos; 26% de 18 a 29 anos; 18% de 30 a 39 anos; 28% de 40 a 49 anos; e 28% na parcela de pessoas com mais de 50 anos.</text:p>
            <text:p/>
            <text:p>Com o carnaval se aproximando no país, a reportagem consultou especialistas e levantou dados sobre os efeitos para a saúde dos energéticos — que de acordo com levantamento da consultoria Kantar, é o terceiro tipo de bebida que mais cresce em penetração (percentual de indivíduos que consomem o produto) no consumo fora do lar no Brasil, atrás da cerveja e água de coco.</text:p>
            <text:p/>
            <text:p>Spoiler: com doses relativamente altas de açúcar e cafeína, é o consumo excessivo destas bebidas — como várias latas em uma noite ou latas contendo quantidades grandes de líquido — que mais preocupa, e isso para pessoas mais velhas também. A realidade de ingestão dos energéticos também acende o alerta: eles muitas vezes são combinados com o álcool, cenário que gera preocupações extras (entenda abaixo).</text:p>
            <text:p/>
            <text:p>Confira também, no final da matéria, o posicionamento da associação que representa as marcas de bebidas energéticas no Brasil.</text:p>
            <text:p/>
            <text:p>O papel de velhos conhecidos: açúcar e cafeína</text:p>
            <text:p/>
            <text:p>Tecnicamente, a "energia" prometida por estas bebidas, como em qualquer alimento, viria das calorias — ou seja, dos chamados macronutrientes, como as gorduras, os açúcares e proteínas, que são como combustível para o nosso corpo. Portanto, nos energéticos, a principal fonte de energia é mesmo o açúcar, explicou à BBC News Brasil Ellen Cristini de Freitas, pós-doutora em ciências médicas e professora da Universidade de São Paulo (USP) em Ribeirão Preto na área de nutrição e educação física.</text:p>
            <text:p/>
            <text:p>O açúcar normalmente está nestas bebidas em doses de 10 a 30 g por cerca de 250 ml, a depender da marca — a reportagem consultou os rótulos de várias delas comercializadas no Brasil, considerando as do tipo padrão, ou seja, excluindo as versões com redução de açúcar ou sugar free.</text:p>
            <text:p/>
            <text:p>Em geral, um produto com mais de 15 gramas de açúcar por 100 gramas é considerado como de alto teor de açúcar.</text:p>
            <text:p/>
            <text:p>Em 2015, a Organização Mundial de Saúde (OMS) estabeleceu a recomendação de consumo diário de açúcar para uma dieta saudável a 5% do total de calorias ingeridas. O limite máximo é de 10%. Assim, considerando também a recomendação genérica de que uma pessoa adulta consuma aproximadamente 2 mil calorias por dia, o limite máximo de 10% corresponde a 50 g de açúcar diários; e o limite considerado ideal, de 5%, a 25 g. O açúcar que está presente naturalmente em frutas, verduras, legumes e leite fresco não deve ser considerados nestes números.</text:p>
            <text:p/>
            <text:p>Os problemas para a saúde do excesso de açúcar são bem sabidos: danos aos dentes, sobrepeso e obesidade, problemas cardíacos, alguns tipos de câncer e diabetes.</text:p>
            <text:p/>
            <text:p>Se o açúcar dá "energia", a cafeína é a responsável pelo "estímulo" trazido por estas bebidas, explica Ellen Cristini de Freitas. Há também a taurina (um aminoácido naturalmente presente no nosso corpo e em peixes e frutos do mar ingeridos) — mas em quantidades (nos energéticos) que, para Freitas, não são relevantes o suficiente para gerar os efeitos positivos ou negativos tipicamente associados a ela.</text:p>
            <text:p/>
            <text:p>"Tanto a taurina quanto a cafeína são conhecidas como drogas psicoativas, ou seja, estimulantes diretos do sistema nervoso central — especialmente a cafeína. Nos 45 minutos iniciais, há um pico (da substância) na circulação, deixando o indivíduo mais alerta, atento, concentrado. Reduz-se o cansaço, a fadiga mental. Depois, o efeito da cafeína começa a cair e vem o efeito do açúcar", explica a pesquisadora.</text:p>
            <text:p/>
            <text:p>Nos energéticos, há aproximadamente 80 a 90 mg de cafeína para cada 250 ml de bebida. O consumo recomendado de cafeína para adultos é de até 400 mg por dia. Já crianças com menos de 12 anos não devem consumir cafeína; e, dos 12 e 18 anos, o consumo não deve passar de 100 mg por dia, de acordo com a Academia Americana de Pediatria.</text:p>
            <text:p/>
            <text:p>Assim, mais uma vez, é a dosagem ingerida que preocupa — principalmente por seus efeitos de curto prazo, como irritabilidade, aumento da pressão arterial e da frequência cardíaca e piora no sono. Já o impacto da cafeína em problemas crônicos, como a hipertensão, ainda não têm tanta sustentação científica assim.</text:p>
            <text:p/>
            <text:p>O cardiologista Roberto Kalil, professor da Faculdade de Medicina da USP e diretor do Centro de Cardiologia do Hospital Sírio-Libanês, destaca que ainda é preciso entender melhor os desdobramentos da combinação entre taurina e cafeína, "combo" que alguns estudos já mostraram potencializar os efeitos da última.</text:p>
            <text:p/>
            <text:p>"Sabemos que o excesso destes estimulantes promove a liberação de hormônios de excitação, como a adrenalina e noradrenalina, que favorecem o aumento da pressão arterial, da frequência cardíaca e promovem a vasoconstricção dos vasos", escreveu à BBC News Brasil Kalil, que também é presidente do Instituto do Coração (inCor/HCFMUSP).</text:p>
            <text:p/>
            <text:p>"Assim, as principais complicações cardiovasculares decorrentes do uso em excesso dos energéticos são as arritmias (aumento desordenado da frequência cardíaca) e os picos hipertensivos. Em casos extremos, podem causar infarto agudo do miocárdio."</text:p>
            <text:p>Quanto há de cafeína em:</text:p>
            <text:p/>
            <text:p>- Uma caneca de café solúvel: 100 mg</text:p>
            <text:p/>
            <text:p>- Uma caneca de café filtrado: 140 mg</text:p>
            <text:p/>
            <text:p>- Uma caneca de chá preto: 75 mg</text:p>
            <text:p/>
            <text:p>- Uma lata de Coca-Cola: 35 mg</text:p>
            <text:p/>
            <text:p>- Uma lata de 250ml de energético: entre 80 e 90 mg</text:p>
            <text:p/>
            <text:p>- Uma barra de chocolate puro: cerca de 25 mg</text:p>
            <text:p/>
            <text:p>- Uma barra de chocolate ao leite: menos de 10 mg</text:p>
            <text:p>A mistura com o álcool</text:p>
            <text:p/>
            <text:p>Se a cafeína nos energéticos tem o papel de colocar o pé no "acelerador", o álcool, que muitas vezes se junta na forma de vodca ou uísque, por exemplo, seria como colocar o pé no "freio" ao mesmo tempo.</text:p>
            <text:p/>
            <text:p>Essa é a analogia escolhida por Erica Siu, coordenadora do Centro de Informações sobre Saúde e Álcool (CISA), para falar dos problemas de se misturar energético com álcool, combo frequente nas noites.</text:p>
            <text:p/>
            <text:p>Ela explica que as drogas são classificadas em três grupos: as depressoras do sistema nervoso central (cujo principal órgão é o cérebro); as estimulantes; e as perturbadoras. As primeiras reduzem funções cognitivas como memória e concentração; as estimulantes, o contrário. Já as perturbadoras alteram a percepção dos sentidos e produzem alucinações.</text:p>
            <text:p/>
            <text:p>"A cafeína é um estimulante e o álcool, um depressor. E é justamente esse contraponto que as pessoas tentam fazer: tomar um estimulante para contrapor os efeitos depressores do álcool, como o sono, para, por exemplo, durar mais na noite", aponta Siu, com formação em biomedicina e especialização em dependência química.</text:p>
            <text:p/>
            <text:p>"Você pode até mascarar os efeitos depressores do álcool, o problema é que a mistura não corta os efeitos do álcool em si, mas sim a percepção da embriaguez. Tem vários estudos mostrando que a mistura leva a comportamentos de risco mais intensos, como beber maior quantidade de álcool e ter comportamento sexual de risco."</text:p>
            <text:p/>
            <text:p>Ela destaca também que a mistura muitas vezes é feita para adocicar o gosto do álcool — não à toa, em uma pesquisa de mercado da Kantar, os consumidores apontaram o sabor dos energéticos como o principal motivador para seu consumo.</text:p>
            <text:p/>
            <text:p>Além disso, tanto a cafeína presente nos energéticos quanto o álcool são diuréticos, ou seja, aumentam o fluxo urinário e, com isso, podem levar mais facilmente à desidratação. Por isso, Siu recomenda, primeiro, que não se faça a mistura álcool e energéticos; e, quando houver o consumo desses produtos, que seja acompanhado da hidratação e alimentação.</text:p>
            <text:p/>
            <text:p>Kalil também alerta para os efeitos da combinação na saúde cardiovascular.</text:p>
            <text:p/>
            <text:p>"A associação da cafeína com bebida alcoólica pode se tornar uma bomba relógio no sistema cardiovascular, mesmo nos mais jovens. Se a pessoa já tem doença cardiovascular, como arritmias cardíacas e doença das coronárias, o cuidado tem que ser redobrado", alerta.</text:p>
            <text:p/>
            <text:p>"O álcool em excesso, por si só, já acelera o coração e faz subir a pressão arterial. Logo, com energético, os efeitos são potencializados. Sintomas como tremores e dor de cabeça também podem acontecer."</text:p>
            <text:p/>
            <text:p>Como produto ultraprocessado, energéticos deveriam sofrer restrições, diz organização</text:p>
            <text:p/>
            <text:p>Para além dos impactos fisiológicos, Paula Johns, diretora da organização ACT Promoção da Saúde — que nasceu motivada pela agenda antitabaco — alerta também para as ações publicitárias e de marketing desses produtos.</text:p>
            <text:p/>
            <text:p>"Eles são propagandeados como bons para a saúde, associados a atividades esportivas... Mas os energéticos trazem mais danos do que benefícios. Eles estão absolutamente dentro da categoria de ultraprocessados", afirmou Johns à BBC News Brasil, referindo-se ao grupo de alimentos cujo consumo não é recomendado por ter altos níveis de sal, açúcar e gordura, além de uma lista de muitos ingredientes, boa parte deles artificiais.</text:p>
            <text:p/>
            <text:p>"Sendo uma bebida açucarada, os energéticos devem estar submetidos às políticas que defendemos para os ultraprocessados: primeiro, serem sobretaxados; segundo, não deveria ser permitida sua publicidade; terceiro, deveriam vir com rótulos frontais informando sobre a quantidade de açúcar e outros componentes nocivos", defende.</text:p>
            <text:p/>
            <text:p>Hoje, as latas de energéticos trazem em seu verso a recomendação de que "crianças, gestantes, nutrizes, idosos e portadores de enfermidades" devem "consultar o médico antes de consumir o produto". Além disso, há a advertência de que "não é recomendado o consumo com bebida alcoólica".</text:p>
            <text:p/>
            <text:p>Mas as restrições pelo poder público mais explícitas talvez se limitem a regras da Agência Nacional de Vigilância Sanitária (Anvisa) que determinam as quantidades de cafeína e taurina nestas bebidas — respectivamente 35 mg por 100 ml; e 400 mg por 100 ml.</text:p>
            <text:p>O que dizem os produtores de energéticos</text:p>
            <text:p/>
            <text:p>Em documento enviado à BBC News Brasil, a Associação Brasileira das Indústrias de Refrigerantes e de Bebidas não Alcoólicas (ABIR), que representa o segmento, afirmou que a "venda de bebidas energéticas ocorre em mais de 165 países, estando em conformidade com as melhores e mais aprimoradas regulações internacionais".</text:p>
            <text:p/>
            <text:p>"A ABIR informa ainda que diversas pesquisas e literaturas nacionais e internacionais comprovam e atestam que as bebidas energéticas não são prejudiciais à saúde e/ou relacionadas a ocorrências de doenças, se consumidas com segurança".</text:p>
            <text:p/>
            <text:p>"Além disso, importante frisar que a quantidade dos componentes presentes nessas bebidas não tem qualquer efeito maléfico à saúde, podendo, inclusive, serem encontrados em alimentos habitualmente consumidos pela população em geral."</text:p>
            <text:p/>
            <text:p>A associação cita ainda pareceres da Autoridade Europeia para a Segurança dos Alimentos (EFSA) e do Committee on Toxicity of Chemicals in Food, Consumer Products and the Environment (COT) afirmando que não há indicação de que as bebidas energéticas tenham qualquer efeito específico, positivo ou negativo, quando combinadas com bebidas alcoólicas.</text:p>
            <text:p/>
            <text:p>A ABIR evoca ainda uma pesquisa do Hospital de Clínicas de Porto Alegre, publicada em 2016 no periódico Jama Internal Medicine, que descartou os efeitos nocivos da cafeína para pacientes que sofrem de arritmia.</text:p>
            <text:p/>
          </table:table-cell>
          <table:table-cell office:value-type="string" calcext:value-type="string">
            <text:p>não sensacionalista</text:p>
          </table:table-cell>
          <table:table-cell table:number-columns-repeated="146"/>
        </table:table-row>
        <table:table-row table:style-name="ro1">
          <table:table-cell office:value-type="string" calcext:value-type="string">
            <text:p>Os humanos são os únicos seres vivos que bebem o leite de outra espécie. A maioria dos animais para de tomar leite ainda filhotes, quando começam a precisar de alimentos mais complexos.</text:p>
            <text:p/>
            <text:p>Por que com os humanos é diferente?</text:p>
            <text:p/>
            <text:p>As pessoas que vivem em partes do mundo onde as vacas foram domesticadas - começando no sudoeste da Ásia e se espalhando pela Europa - só passaram a serem capazes de digerir a lactose cerca de 10 mil anos atrás.</text:p>
            <text:p/>
            <text:p>O resultado é que apenas cerca de 30% da população mundial continua produzindo lactase, a enzima necessária para ser capaz de digerir lactose até a idade adulta. O restante reduz sua produção após a fase de desmame da infância.</text:p>
            <text:p/>
            <text:p>A maioria das pessoas torna-se intolerante à lactose, tornando os europeus que bebem leite, junto com algumas populações africanas, do Oriente Médio e do sul da Ásia, a exceção - e não a regra.</text:p>
            <text:p/>
            <text:p>Mesmo aqueles que conseguem digeri-la podem querer reduzir a ingestão de leite por causa de outras preocupações, como saúde e os custos ambientais da pecuária, que têm impulsionado o crescimento do consumo de alternativas ao leite de vaca.</text:p>
            <text:p/>
            <text:p>Mas existem benefícios para a saúde de trocar o leite de vaca por outra bebida, ou o leite de vaca fornece nutrientes vitais que não podemos obter de outras fontes? E o leite realmente agrava a intolerância à lactose da maioria das pessoas?</text:p>
            <text:p/>
            <text:p>O leite de vaca é uma boa fonte de proteína e cálcio, além de nutrientes, incluindo vitamina B12 e iodo. Ele também contém magnésio, que é importante para o desenvolvimento ósseo e para a função muscular, e soro e caseína, que desempenham um papel importante na redução da pressão arterial.</text:p>
            <text:p/>
            <text:p>O Serviço Nacional de Saúde do Reino Unido recomenda que crianças entre um e três anos consumam 350 miligramas de cálcio por dia, o que significa pouco mais de meio litro de leite.</text:p>
            <text:p/>
            <text:p>Mas quando se trata de adultos, as pesquisas sobre o efeito do leite de vaca são conflitantes.</text:p>
            <text:p/>
            <text:p>Embora o cálcio seja necessário para manter os ossos saudáveis, não está claro se uma dieta rica em cálcio aumenta a resistência a fraturas, por exemplo.</text:p>
            <text:p/>
            <text:p>Vários estudos não encontraram redução significativa no risco de fratura por beber leite, enquanto alguns indicam que o leite pode, na verdade, aumentar a probabilidade.</text:p>
            <text:p/>
            <text:p>Uma pesquisa realizada na Suécia descobriu que mulheres que bebiam mais de 200 mililitros de leite por dia - menos de um copo - apresentavam maior risco de fraturas. Nesse caso, entretanto, os autores ponderaram que as descobertas não necessariamente indicavam uma relação de causalidade. Pode ser que pessoas mais propensas a fraturas tendam a beber mais leite, alertam.</text:p>
            <text:p/>
            <text:p>Mas o cálcio é crucial durante a adolescência para o desenvolvimento da força óssea, diz Ian Givens, especialista em nutrição da Universidade de Reading, na Inglaterra.</text:p>
            <text:p/>
            <text:p>"Se você não tem o desenvolvimento ósseo correto na adolescência, corre um risco maior de ter fraqueza óssea mais adiante na vida, principalmente mulheres após a menopausa, quando perdem os benefícios do estrogênio", diz Givens.</text:p>
            <text:p>Preocupações com a saúde</text:p>
            <text:p/>
            <text:p>Outra preocupação com o leite nas últimas décadas são os hormônios que ele tem.</text:p>
            <text:p/>
            <text:p>As vacas são ordenhadas durante a gravidez, quando seus níveis de estrogênio aumentam 20 vezes. Embora um estudo tenha vinculado esses níveis de estrogênio ao câncer de mama, de ovário e uterino, Laura Hernandez, que estuda biologia da lactação na Universidade de Wisconsin, nos EUA, diz que a ingestão de hormônios através do leite de vaca não é motivo de preocupação.</text:p>
            <text:p/>
            <text:p>Afinal, "o leite humano também contém hormônios - faz parte de ser um mamífero", diz ela.</text:p>
            <text:p/>
            <text:p>Uma revisão mais recente de estudos que investigam se a quantidade de estrogênio consumida via leite é prejudicial não encontrou motivo para preocupação.</text:p>
            <text:p/>
            <text:p>Os pesquisadores descobriram que os níveis de estrogênio só começam a afetar os sistemas reprodutivos dos ratos quando estão presentes em 100 vezes os níveis encontrados no leite de vaca. Os pesquisadores só detectaram um aumento nos níveis de estrogênio em camundongos fêmeas e uma diminuição dos níveis de testosterona em camundongos machos após a dosagem atingir mil vezes os níveis normais.</text:p>
            <text:p/>
            <text:p>É muito improvável que os humanos sejam mil vezes mais sensíveis aos níveis de estrogênio no leite do que os ratos, diz o autor do estudo, Gregor Majdic, pesquisador do Centro de Genômica Animal da Universidade de Liubliana, na Eslovênia.</text:p>
            <text:p/>
            <text:p>Estudos também descobriram uma ligação entre a ingestão de leite e doenças cardíacas, devido ao conteúdo de gordura saturada. Mas o leite integral contém apenas cerca de 3,5% de gordura, o semidesnatado, em torno de 1,5% e o leite desnatado, 0,3%. As bebidas sem açúcar feitas de soja, amêndoa, cânhamo, coco, aveia e arroz têm níveis mais baixos de gordura que o leite integral.</text:p>
            <text:p/>
            <text:p>Em um estudo, os pesquisadores dividiram os participantes em quatro grupos com base na quantidade de leite que consumiam e descobriram que apenas aqueles que bebiam mais - quase um litro por dia - tinham um risco aumentado de doença cardíaca. A associação pode ser porque aqueles que bebem tanto leite não têm uma dieta saudável, diz Jyrkia Virtanen, epidemiologista nutricional da Universidade do Leste da Finlândia.</text:p>
            <text:p/>
            <text:p>"Apenas uma ingestão muito alta de leite pode ser ruim, não há pesquisas sugerindo que a ingestão moderada seja prejudicial", diz ele.</text:p>
            <text:p/>
            <text:p>Também é possível que aqueles com intolerância à lactose possam beber pequenas quantidades de leite de vaca. Alguns especialistas argumentam que sintomas adversos - como inchaço e cólicas estomacais - são uma resposta ao acúmulo de lactose no corpo, e cada indivíduo tem um limiar diferente antes de sentir os sintomas.</text:p>
            <text:p/>
            <text:p>Christopher Gardner, cientista de nutrição do Stanford Prevention Research Center, na Califórnia, realizou um estudo comparando os sintomas de pessoas com intolerância à lactose quando bebiam duas xícaras de leite de soja, leite cru ou leite comum todos os dias. Ele descobriu que muitos deles não apresentavam sintomas graves.</text:p>
            <text:p/>
            <text:p>"Descobrimos que a intolerância à lactose é menos uma dicotomia do que uma coisa gradual, e que muitas pessoas podem tolerar quantidades modestas de laticínios", diz ele.</text:p>
            <text:p/>
            <text:p>A crescente demanda por alternativas</text:p>
            <text:p/>
            <text:p>Embora existam muitas pesquisas analisando os efeitos do leite de vaca em nossa saúde, há menos pesquisas sobre alternativas ao leite.</text:p>
            <text:p/>
            <text:p>Uma olhada no corredor de leite de qualquer supermercado sugere uma demanda crescente por essas alternativas, feitas com soja, amêndoas, castanha de caju, avelã, coco, macadâmia, arroz, aveia ou cânhamo. O ingrediente principal é processado e diluído com água e outros ingredientes, incluindo estabilizadores, como goma de gelana e goma de alfarroba.</text:p>
            <text:p/>
            <text:p>O leite de soja é o melhor substituto para o leite de vaca em termos de proteína, pois é o único com conteúdo de proteína comparável. Mas as proteínas em bebidas alternativas podem não ser proteínas "verdadeiras", diz Givens.</text:p>
            <text:p/>
            <text:p>"Pode ser uma proteína de qualidade substancialmente mais baixa que o leite, que é um ponto crítico para crianças e idosos em particular, que têm uma necessidade absoluta de proteína de alta qualidade para o desenvolvimento ósseo", diz ele.</text:p>
            <text:p/>
            <text:p>Não há pesquisas que sugiram que possamos obter muita nutrição dos principais ingredientes dessas bebidas, diz Sina Gallo, cientista em nutrição do departamento de estudos nutricionais e alimentares da George Mason University, na Virgínia, EUA. Eles podem conter outros micronutrientes, ela acrescenta, mas você não obtém os mesmos benefícios de uma bebida de amêndoa que obteria se comesse amêndoas.</text:p>
            <text:p>Direito de imagem Alamy</text:p>
            <text:p/>
            <text:p>As alternativas ao leite geralmente são enriquecidas com os nutrientes que ocorrem naturalmente no leite de vaca, como o cálcio. Mas os cientistas não sabem se vitaminas e minerais enriquecidos nos dão os mesmos benefícios à saúde que os que ocorrem naturalmente no leite de vaca e afirmam que são necessárias mais pesquisas para estabelecer as consequências da adição de cálcio.</text:p>
            <text:p/>
            <text:p>Nos EUA, no entanto, o leite de vaca é enriquecido com vitamina D, e as pesquisas sugerem que isso pode ter efeitos benéficos semelhantes ao obter a vitamina naturalmente da exposição ao sol.</text:p>
            <text:p/>
            <text:p>No entanto, especialistas recomendam que não acreditemos que essas alternativas sejam iguais para crianças, diz a nutricionista Charlotte Stirling-Reed - mesmo quando fortificadas. "O leite de vaca é um alimento muito denso em nutrientes, e o leite vegetal enriquecido nem sempre cobre todos os nutrientes", diz ela.</text:p>
            <text:p/>
            <text:p>Stirling-Reed argumenta que precisamos de orientações de saúde pública sobre se bebidas alternativas podem ser usadas como substituto do leite de vaca para crianças e idosos.</text:p>
            <text:p/>
            <text:p>"Mudar as crianças do leite de vaca para outras bebidas pode gerar um problema de saúde pública, mas ainda não temos muita pesquisa sobre isso."</text:p>
            <text:p/>
            <text:p>Também há preocupações sobre o que as alternativas ao leite contêm e o que elas não têm. Embora o leite de vaca contenha lactose, um açúcar que ocorre naturalmente, as alternativas ao leite geralmente contêm açúcar adicionado, o que é mais prejudicial à nossa saúde.</text:p>
            <text:p/>
            <text:p>Decidir beber leite de vaca ou uma das muitas alternativas pode nos deixar confusos - em parte porque existem muitas opções. Escolher sua alternativa ao leite deve envolver analisar as informações nutricionais de cada uma e decidir qual bebida é melhor para você individualmente.</text:p>
            <text:p/>
            <text:p>Alguém que não é intolerante à lactose, com alto risco de desenvolver osteoporose ou doença cardíaca, por exemplo, pode escolher o leite de vaca com baixo teor de gordura, enquanto alguém que se preocupa com o meio ambiente pode escolher aquele com o menor custo ambiental.</text:p>
            <text:p/>
            <text:p>"Você pode decidir qual bebida combina com você e continuar a refinar sua dieta e tomar as decisões certas para o seu contexto", diz Gardner.</text:p>
            <text:p/>
            <text:p>Qualquer que seja sua decisão, você não estará perdendo nutrientes vitais se seguir uma dieta equilibrada. Na maioria dos casos, um substituto pode ser usado no lugar do leite. "Embora não seja necessário evitar o leite, também não é necessário que bebamos leite", diz Virtanen.</text:p>
            <text:p/>
            <text:p>"Ele pode ser substituído por outros produtos - não há um componente alimentar ou alimento absolutamente necessário para a nossa saúde."</text:p>
            <text:p/>
          </table:table-cell>
          <table:table-cell office:value-type="string" calcext:value-type="string">
            <text:p>não sensacionalista</text:p>
          </table:table-cell>
          <table:table-cell table:number-columns-repeated="146"/>
        </table:table-row>
        <table:table-row table:style-name="ro1">
          <table:table-cell office:value-type="string" calcext:value-type="string">
            <text:p>O governo japonês decidiu se livrar de todos os fornos de microondas do país antes do final do ano. Todos os cidadãos e organizações que não cumpram este requisito enfrentam penas de prisão de 5 a 15 anos, dependendo da gravidade do crime.</text:p>
            <text:p>A razão para a proibição de microondas na terra do sol nascente é uma pesquisa realizada por cientistas da Universidade de Hiroshima, que descobriu que as ondas radioativas causaram mais danos à saúde dos cidadãos durante os 20 anos com o uso do forno de microondas que o bombardeamento nuclear de aviões americanos em setembro de 1945.</text:p>
            <text:p>De acordo com os resultados dos especialistas, os alimentos aquecidos em um forno de microondas apresentam vibrações adversas, em desacordo com os ritmos universais.</text:p>
            <text:p>Todos os principais fabricantes de fornos de microondas no Japão já fecharam suas instalações de fabricação. Em 2021, a fabricação de fornos de microondas será anunciada na Coréia do Sul. A China planeja abandonar esse tipo de tecnologia em 2023.</text:p>
            <text:p>Envie para as pessoas que você ama.</text:p>
            <text:p>Faça isso, porque bondade não custa nada</text:p>
            <text:p/>
          </table:table-cell>
          <table:table-cell office:value-type="string" calcext:value-type="string">
            <text:p>não sensacionalista</text:p>
          </table:table-cell>
          <table:table-cell table:number-columns-repeated="146"/>
        </table:table-row>
        <table:table-row table:style-name="ro1">
          <table:table-cell office:value-type="string" calcext:value-type="string">
            <text:p>No mesmo mês em que o Brasil confirmou seu primeiro caso de paciente com um novo tipo de coronavírus surgido na China, um velho conhecido dos brasileiros deu sinais de que vai infectar ainda mais pessoas em 2020: o vírus da dengue, transmitido pelo mosquito Aedes aegypti.</text:p>
            <text:p/>
            <text:p>O mais recente boletim epidemiológico do Ministério da Saúde com dados sobre a dengue aponta que o número de casos prováveis da doença — aqueles que são notificados à pasta pelos Estados — cresceram 19% nas cinco primeiras semanas do ano em comparação com o mesmo período de 2019.</text:p>
            <text:p/>
            <text:p>Foram notificados 94.149 casos prováveis até a quinta semana do ano (mais precisamente de 29/12/2019 a 01/02/2020), ante 79.131 no mesmo período no ano passado.</text:p>
            <text:p/>
            <text:p>Neste início de 2020, há a confirmação de que pelo menos 14 pessoas morreram por dengue no país. A comparação de óbitos com 2019 ainda é incerta, já que os números ainda podem mudar bastante conforme chegam os resultados de análises laboratoriais e à medida que os Estados e municípios enviam seus informes ao ministério. Os dados do boletim atual, por exemplo, ainda não computam os casos e as mortes registrados a nível local em fevereiro.</text:p>
            <text:p/>
            <text:p>Mas o ministério já trabalha com um cenário de aumento de casos de dengue para este ano, e alguns municípios e Estados pelo país decretaram alerta para uma epidemia de dengue — que é definida quando há uma taxa de 300 casos confirmados de doença para cada 100 mil habitantes.</text:p>
            <text:p/>
            <text:p>Hoje, o país tem em média uma incidência de 44,8 casos prováveis para cada 100 mil habitantes, valor que também é maior do que o registrado no boletim de mesmo período do ano passado (26,3 casos por 100 mil; a comparação entre boletins de diferentes anos deve ser feita com cautela, já que há muitas alterações e atualizações de números depois que eles são publicados).</text:p>
            <text:p/>
            <text:p>A situação varia drasticamente dentro do país, e três Estados já dispararam com mais de 200 casos por 100 mil habitantes: Acre (taxa de 281,65/100 mil); Mato Grosso do Sul (249,98/100 mil) e Paraná (220,75/100 mil).</text:p>
            <text:p/>
            <text:p>No entanto, a tendência de alta da dengue neste ano só poderá ser confirmada nos próximos meses — historicamente, o número de doentes cresce a partir de março.</text:p>
            <text:p/>
            <text:p>Especialistas e representantes de governos entrevistados pela BBC News Brasil atribuem a tendência de alta da dengue em 2020 a uma combinação de fatores: primeiro e talvez mais importante, um novo ciclo poderoso de circulação do sorotipo 2 ( existem 4 sorotipos do vírus da dengue, uma classificação que corresponde à resposta de diferentes anticorpos no infectado); soma-se a isso condições meteorológicas particulares nos últimos meses e fatores culturais e comportamentais da população.</text:p>
            <text:p/>
            <text:p>Mais 8 mil doentes em uma semana no Paraná</text:p>
            <text:p/>
            <text:p>Mapas de casos da doença deixam claro o destaque em uma faixa do país que começa no Acre, passa pelo Centro-Oeste e por parte do Sudeste, terminando no Paraná. Estados do Nordeste, como Paraíba e Pernambuco, tiveram poucos casos em comparação com unidades de outras regiões.</text:p>
            <text:p/>
            <text:p>No Paraná, os dados do crescimento da dengue impressionam. Em fevereiro do ano passado, o Ministério da Saúde apontou que o Estado tinha 14 doentes por 100 mil habitantes; já hoje, esse número chega a 220,7 — alta de 1.471% na incidência na comparação entre boletins dos dois períodos.</text:p>
            <text:p/>
            <text:p>Desde agosto, quando o Estado passou a contar um novo período epidemiológico, foram confirmados quase 35 mil casos da doença. Só na última semana, foram 8,2 mil novos doentes. Ainda de acordo com o governo estadual, 14 pessoas morreram de dengue neste ano — por serem fornecidos pelo Estado, esses dados são mais atualizados do que os compilados pelo Ministério da Saúde.</text:p>
            <text:p/>
            <text:p>"Nesse momento, estamos com um quadro de curva ascendente da doença. A tendência é de uma situação de piora impactante, pois o período de maior incidência ainda vai começar em março", diz Ivana Belmonte, coordenadora de vigilância ambiental da Secretaria de Saúde do Paraná.</text:p>
            <text:p/>
            <text:p>Segundo ela, a alteração do tipo de vírus circulante é uma das explicações para o aumento da dengue no Estado e em boa parte do Brasil. De 2010 ao ano passado, a grande maioria das pessoas que teve dengue no Paraná foi infectada pelo tipo 1 da doença. Já a partir de agosto de 2019, o sorotipo 2 foi responsável por 83% das infecções por dengue no Estado.</text:p>
            <text:p/>
            <text:p>Uma pessoa pode ter os quatro sorotipos da doença, mas uma vez ocorrida a infecção por um deles, adquire-se imunidade permanente para este tipo.</text:p>
            <text:p/>
            <text:p>"Quando você pega o tipo 1, fica imunizado contra ele. Por isso que, depois de uma alta, o número de casos tende a diminuir por um período. Porém, quando o sorotipo circulante se altera para o 2, as pessoas não estão imunizadas e acabam contraindo a doença. É isso o que está acontecendo no Paraná e em outros lugares", explica Belmonte.</text:p>
            <text:p>Sorotipo 2 da dengue avança no país</text:p>
            <text:p/>
            <text:p>De fato, segundo informações enviadas pelo Ministério da Saúde à BBC News Brasil, a participação do sorotipo 2 no número de casos de dengue cresceu nos últimos cinco anos no país, chegando em 2019 ao maior percentual: 65,6% dos casos, seguido pelo sorotipo 1 (30,4%) e sorotipo 4 (3,9%). Os dados para 2019 são preliminares e, para 2020, não estão disponíveis ainda.</text:p>
            <text:p/>
            <text:p>"No fim de 2018, o tipo 2 do vírus da dengue voltou a circular depois de 10 anos e vem encontrando populações suscetíveis à doença desde então", explicou o ministério em nota enviada à reportagem.</text:p>
            <text:p/>
            <text:p>A bióloga Denise Valle, pesquisadora do Laboratório de Biologia Molecular de Flavivírus do Instituto Oswaldo Cruz (IOC/Fiocruz) e idealizadora da campanha "10 minutos contra o Aedes", explica que, em 2019, o sorotipo 2 já puxou para o alto o número de casos de dengue em vários Estados. No entanto, para vários outros lugares, a chegada deste tipo de vírus é uma novidade e, por isso, os números para 2020 devem ser altos também.</text:p>
            <text:p/>
            <text:p>"Em 2019, o sorotipo 2 circulou muito, mas não circulou em todas as regiões do Brasil. Além disso, estamos tendo um verão muito molhado, com bastante chuva — o que também colabora para aumentar a quantidade de criadouros", aponta.</text:p>
            <text:p/>
            <text:p>Valle explica que o país é "hiperendêmico para a dengue, com períodos epidêmicos" — o que significa, com "endêmico", que as infecções ocorrem o ano todo, apesar de crescerem no verão; e, com "hiper", que há mais de um sorotipo circulando. A pesquisadora destaca também que, por ter dimensões continentais, o país tem padrões diferentes de contaminação por Estado e até dentro de uma mesma cidade.</text:p>
            <text:p/>
            <text:p>Mas, para a bióloga, é digno de nota o que vem sendo observado no Sul nos últimos anos, simbolizado neste 2020 com a presença do Paraná entre os Estados brasileiros com mais casos.</text:p>
            <text:p/>
            <text:p>"O Brasil tem dengue o tempo todo, mas o Sul, com clima mais frio, Índice de Desenvolvimento Humano (IDH) maior e cidades melhor estruturadas, vinha atrasando a instalação do Aedes aegypti. Hoje vemos uma consolidação da instalação da dengue na região Sul também", aponta Valle.</text:p>
            <text:p>'Não dá para ficar esperando o poder público limpar o seu quintal'</text:p>
            <text:p/>
            <text:p>Apesar de apontar para a importância do saneamento e da urbanização no controle do mosquito Aedes aegypti — que também transmite zika e chicungunha —, Valle chama a atenção para o papel das pessoas no combate à dengue e outras doenças.</text:p>
            <text:p/>
            <text:p>"O Aedes é um mosquito doméstico. De cada 10 criadouros, 8 estão dentro da casa das pessoas", destaca.</text:p>
            <text:p/>
            <text:p>Ivana Belmonte também menciona questões climáticas, como o aumento das chuvas em determinadas regiões, além de questões culturais para explicar o avanço da dengue no Paraná neste ano.</text:p>
            <text:p/>
            <text:p>"A cultura da eliminação de criadouros do mosquito ainda é pequena no Brasil. É preciso sensibilizar ainda mais a população de que o risco é real, de que você ou um parente pode morrer de dengue", explica.</text:p>
            <text:p/>
            <text:p>Segundo ela, municípios do Paraná têm feito mutirões para verificar e eliminar criadouros do Aedes aegypti, mas, mesmo assim, os dados de contágio têm subido.</text:p>
            <text:p/>
            <text:p>"Os servidores fazem checagens a cada dois meses em residências, mas isso precisa partir das pessoas também. Não dá para você ficar esperando o poder público limpar o seu quintal", diz.</text:p>
            <text:p/>
            <text:p>Santa Catarina, embora ainda não tenha tido um aumento significativo dos casos de dengue em 2020, já projeta uma alta nos próximos meses. O número de focos do mosquito — quando as cidades identificam criadouros do Aedes aegypti — cresceu 54% até 15 de fevereiro, chegando a mais de 7.600 pontos. O último boletim epidemiológico também aponta que 100 dos 295 municípios de Santa Catarina enfrentam uma "infestação" de Aedes aegypti.</text:p>
            <text:p/>
            <text:p>"Pela proximidade com o Paraná e a circulação de turistas, enxergamos um cenário de crescimento da dengue", diz Tharine Dal Cim, bióloga da Secretaria de Saúde de Santa Catarina. "Nós tivemos verões mais quentes e invernos menos rigorosos. Normalmente, o inverno mais frio controla a proliferação do mosquito. Mas as temperaturas mais amenas, e o fato de o Aedes estar se adaptando a essas condições, têm feito aumentar os focos no Estado".</text:p>
            <text:p/>
            <text:p>Para a bióloga, parte da região Sul ainda não está acostumada a enfrentar a dengue, pois, no imaginário da população, Estados mais frios são livres da doença — a temperatura alta de fato é um fator importante na proliferação dos mosquitos, mas isso não blinda a região Sul do país.</text:p>
            <text:p/>
            <text:p>"As pessoas pensam que aqui não tem dengue, que ela só atinge o Sudeste e Nordeste. Então, acaba existindo um descuido com a proliferação do mosquito", diz Dal Cim.</text:p>
            <text:p/>
          </table:table-cell>
          <table:table-cell office:value-type="string" calcext:value-type="string">
            <text:p>não sensacionalista</text:p>
          </table:table-cell>
          <table:table-cell table:number-columns-repeated="146"/>
        </table:table-row>
        <table:table-row table:style-name="ro1">
          <table:table-cell office:value-type="string" calcext:value-type="string">
            <text:p>Ministério da Saúde publicou documento que orienta profissionais de saúde de todo o país a diagnosticarem e tratarem pessoas com a doença genética rara mucopolissacaridose tipos IV A e VI. Tratamento adequado deve reduzir complicações</text:p>
            <text:p/>
            <text:p>A partir de agora, pacientes com a doença rara mucopolissacaridose (MPS) tipos IV A e VI passam a contar com tratamento específico no Sistema Único de Saúde (SUS). Na última semana, o Ministério da Saúde publicou documentos que orientam profissionais de saúde no diagnóstico e tratamento dos dois tipos da doença (IV A e VI), incluindo desde medicamentos a cuidados auditivos, dentários, ortopédicos e cirúrgicos, se necessários. A estimativa é de que haja no Brasil 183 pessoas com o tipo VI e cerca de 153 com o tipo IV A da doença, que consiste em um distúrbio genético que provoca malformações e dificuldades motoras, auditivas e visuais.</text:p>
            <text:p/>
            <text:p>Profissionais de saúde de todo o país e pacientes podem acessar os protocolos para os tipos IV A e VI. Os documentos também trazem informações sobre sintomas, como a doença se manifesta, incidência, como diagnosticar e, ainda, orientam a oferta e o acesso do tratamento pelo SUS.</text:p>
            <text:p/>
            <text:p>Os pacientes com o tipo IV A terão disponível no SUS o medicamento Alfaelosulfase. E aqueles com o tipo VI poderão contar com o Galsulfase. Os fármacos já haviam sido incorporados no SUS no final do ano passado. Por isso, a necessidade da elaboração dos Protocolos Clínicos e Diretrizes Terapêuticas (PCDTs) com orientações sobre o uso, incluindo a dosagem, que varia de acordo com o peso corporal. A administração dos medicamentos deve ser feita em centros de referência para atendimento de doenças raras por se tratar de infusão intravenosa (injeção de agulha).</text:p>
            <text:p/>
            <text:p>Esses medicamentos auxiliam no controle da doença, que não tem cura, por meio da injeção de enzimas deficitárias no organismo de pacientes com mucopolissacaridose. Trata-se da chamada Terapia de Reposição Enzimática. As enzimas são substâncias (proteínas) que participam de reações químicas no organismo, como produção de energia e digestão de alimentos, processos fundamentais para a vida.</text:p>
            <text:p/>
            <text:p>A Comissão Nacional de Incorporação de Tecnologia no Sistema Único de Saúde (Conitec) elaborou ambos os protocolos, que foram submetidos à consulta pública para contribuições de pesquisadores, associações, pacientes e interessados no tema.</text:p>
            <text:p>TRATAMENTO PARA A DOENÇA RARA</text:p>
            <text:p/>
            <text:p>O diagnóstico da doença é feito por exames bioquímicos e/ou genéticos ofertados no SUS. O tratamento para os dois tipos da doença (IV A e VI) envolve equipe multidisciplinar para cuidados, intervenções específicas, como a Terapia de Reposição Enzimática, e cirurgias para correção de alterações esqueléticas.</text:p>
            <text:p/>
            <text:p>Além desses dois tipos, a doença apresenta outros quatro estágios. Em junho do ano passado, o Ministério da Saúde já havia incorporado os medicamentos Laronidase e Idursulfase Alfa para o tratamento de mucopolissacaridose tipos I e II.</text:p>
            <text:p>MUCOPOLISSACARIDOSES - DOENÇA GENÉTICA RARA</text:p>
            <text:p/>
            <text:p>As mucopolissacaridoses são doenças causadas pela falta ou deficiência de enzimas que auxiliam em reações químicas do organismo e, com a falta delas, há alterações no funcionamento dos órgãos, resultando em limitações no desenvolvimento motor como, por exemplo, dificuldades para ver e ouvir, desalinhamento dos joelhos, alterações faciais e baixa estatura, além de outras complicações gastrointestinais e cardiovasculares.</text:p>
            <text:p/>
            <text:p>A doença não tem cura, mas, quando tratada adequadamente, é possível não só reduzir as complicações e sintomas, mas também impedir o agravamento.</text:p>
            <text:p/>
            <text:p>A mucopolissacaridose tipo IV A, conhecida também como Síndrome de Mórquio, se manifesta nos primeiros anos de vida e causa diversas alterações ósseas nos pacientes, como baixa estatura desproporcionada (tronco curto) e alterações articulares bilaterações (rigidez, dor, contraturas). Estes quadros geram limitações no desenvolvimento motor que podem, inclusive, evoluir para tetraplegia. Diferentemente de outras MPS, a Síndrome de Mórquio não causa alterações no sistema nervoso central.</text:p>
            <text:p/>
            <text:p>O tipo VI da doença é também conhecido como Síndrome de Maroteaux-Lamy. Pacientes portadores desse tipo são saudáveis no nascimento, mas, ao longo do crescimento, passam a apresentar alterações motoras e oculares. Entre os sintomas estão perda auditiva, mãos em garra, alterações esqueléticas (limitação da amplitude de movimento).</text:p>
            <text:p/>
          </table:table-cell>
          <table:table-cell office:value-type="string" calcext:value-type="string">
            <text:p>não sensacionalista</text:p>
          </table:table-cell>
          <table:table-cell table:number-columns-repeated="146"/>
        </table:table-row>
        <table:table-row table:style-name="ro1">
          <table:table-cell office:value-type="string" calcext:value-type="string">
            <text:p>Pesquisadores da Universidade de Genebra, na Suíça, e de uma rede de hospitais universitários investigam uma vacina contra o novo coronavírus, que utilizaria a tecnologia de encapsulamento celular e poderia imunizar de forma mais rápida e prolongada.</text:p>
            <text:p/>
            <text:p>A informação foi divulgada nesta terça-feira (2) por meio de comunicado emitido pelo grupo de cientistas, que estão recebendo colaboração da universidade canadense de Laval e da companhia suíça de biotecnologia MaxiVAX.</text:p>
            <text:p/>
            <text:p>De acordo com os pesquisadores, a nova vacina será testada em ratos na próxima semana, mais tarde, podendo ser liberada para ensaios com humanos, caso os resultados preliminares sejam positivos.</text:p>
            <text:p/>
            <text:p>Por meio do encapsulamento celular, que até agora estava sendo avaliado em hospitais universitários de Genebra, em terapias contra o câncer, se implanta uma vacina que inclui um estimulador do sistema imunológico e contém a informação contra as proteínas, em forma de coroa, que identifica o vírus.</text:p>
            <text:p/>
            <text:p>A tecnologia envolve as células em uma membrana semipermeável, antes de serem injetadas no paciente, com o fim de protegê-las no sistema imunológico do paciente e prevenir a rejeição pelo organismo, sem que seja necessário usar imunossupressores, conclui o comunicado.</text:p>
            <text:p/>
          </table:table-cell>
          <table:table-cell office:value-type="string" calcext:value-type="string">
            <text:p>não sensacionalista</text:p>
          </table:table-cell>
          <table:table-cell table:number-columns-repeated="146"/>
        </table:table-row>
        <table:table-row table:style-name="ro1">
          <table:table-cell office:value-type="string" calcext:value-type="string">
            <text:p>Relações familiares, hábitos de vida e consequências físicas e emocionais sofreram alterações na vida dos sobreviventes da doença, apontou estudo do INCA</text:p>
            <text:p/>
            <text:p>“Sem chão”. Esse foi o primeiro sentimento que a servidora pública, Osmarina Gomes, de 55 anos, e sua família tiveram após ser diagnosticada com câncer de mama, em 2001. Mas, após receber o apoio da família e realizar todo o tratamento no Sistema Único de Saúde (SUS), hoje é uma das sobreviventes do câncer. Casos semelhantes ao de Osmarina foram o objeto da pesquisa “Compreendendo a Sobrevivência ao Câncer na América Latina: os casos do Brasil”, divulgada pelo Ministério da Saúde e o Instituto Nacional de Câncer (INCA), nesta segunda-feira (04/02), na sede do INCA, no Rio de Janeiro, durante cerimônia em alusão ao Dia Mundial do Câncer.</text:p>
            <text:p/>
            <text:p>Com o crescimento do número de casos novos e as atuais taxas de sobrevida para o câncer no Brasil, o número de pessoas que sobrevive à doença tem aumentado significativamente, tornando o acompanhamento desse grupo um grande desafio para a rede de saúde. Desta forma, o estudo apresentado tem uma abordagem qualitativa e aprofundou temas ligados à sobrevivência em entrevistas com pacientes e familiares.</text:p>
            <text:p/>
            <text:p>De acordo com a diretora do Departamento de Atenção Especializada e Temática, do Ministério da Saúde, Maria Inez Gadelha, o levantamento é importante para identificar que a população é a principal aliada na prevenção da doença. “O controle do câncer exige muito mais que acesso, organização de serviço, diagnóstico e tratamento. Ele exige uma população atenta, consciente de que ela tem o maior ativo nesse controle. Se nós adotarmos hábitos saudáveis de vida, combater o sedentarismo e o tabagismo, poderíamos evitar cerca de 70 mil mortes por câncer”, pontuou dra. Maria Inez Gadelha.</text:p>
            <text:p/>
            <text:p>Para o estudo, foram entrevistados 47 indivíduos diagnosticados há pelo menos 12 meses com câncer de próstata, mama, colo de útero ou Leucemia Linfoblástica Aguda (LLA) e 12 familiares/cuidadores, em hospitais públicos e privados, nas capitais Rio de Janeiro (RJ) e Fortaleza (CE) em 2014 e 2015.</text:p>
            <text:p/>
            <text:p>A maioria dos entrevistados já havia sido submetida ao tratamento e estava na fase de acompanhamento oncológico, que pode durar até cinco anos. Outros entrevistados ainda estavam na fase final do tratamento ou no período de tempo entre 5 e 18 anos após o diagnóstico. De acordo com o INCA, estudos apontam que, a sobrevida mediana estimada, com base em registros de câncer, para o câncer de mama é de 75%, para o câncer de próstata, de 92%, para o câncer do colo do útero, de 60% e para LLA na infância, 66%.</text:p>
            <text:p/>
            <text:p>A pesquisa “Compreendendo a Sobrevivência ao Câncer na América Latina” se baseou em três vertentes: consequências físicas, emocionais e socioeconômicas do tratamento; mudanças no estilo de vida; e atendimento pela rede de atenção oncológica pública e privada. Entre alguns dos resultados, foi apontada a importância de se ter suporte emocional não só para os pacientes como também para os familiares, que também sofrem no processo. Outra constatação foi que a doença estreitou laços afetivos e atraiu a manifestação de apoio e solidariedade vindos de grupos familiares, religiosos, colegas de trabalho e também dos profissionais de saúde.</text:p>
            <text:p/>
            <text:p>A pesquisa trouxe o relato dos pacientes e de familiares que apontaram a necessidade de alterações nas atividades do dia a dia, após o tratamento da doença. Eles citam, por exemplo, o retorno às atividades laborais, alguns agora com restrições físicas e emocionais importantes. Ainda nos relatos, os familiares, em função do cuidado intensivo que alguns indivíduos com câncer passam a demandar, destacaram a necessidade de adaptar horários de trabalho e lazer.</text:p>
            <text:p/>
            <text:p>Ainda durante a cerimônia no Inca, foi lançada a Campanha “Eu sou e eu vou”, da União Internacional para o Controle do Câncer (UICC), da qual a diretora-geral do INCA, Ana Cristina Pinho, é integrante. A ação tem o objetivo de fazer um apelo ao compromisso pessoal e representar o poder que uma ação individual tomada no momento presente tem de impactar o futuro. Além disso, a campanha tem o intuito de informar ao indivíduo que ele tem o poder de reduzir o impacto do câncer na sua vida, na vida das pessoas com quem convive e no mundo. A campanha terá duração de três anos (2019-2021).</text:p>
            <text:p/>
            <text:p>"A campanha é importante porque nos faz compreender nosso papel na sociedade em relação à doença. E mostra que podemos mudar nossos hábitos, nos informar, ter um papel de destaque, com relação à prevenção da doença", destacou a diretora-geral do Instituto Nacional de Câncer (INCA), Ana Cristina Pinho.</text:p>
            <text:p/>
            <text:p>HÁBITOS SAUDÁVEIS CONTRIBUEM NO TRAMENTO DO CÂNCER</text:p>
            <text:p/>
            <text:p>Estimular o consumo de alimentos frescos e ricos em nutrientes, reduzir o sedentarismo, além de evitar o uso abusivo de álcool e o tabagismo, por exemplo, podem contribuir na mudança dos comportamentos de risco para doenças crônicas, como o câncer. Por isso, o Ministério da Saúde trata esses temas como prioridade.</text:p>
            <text:p/>
            <text:p>Desde 2011, os municípios recebem recursos financeiros para implantar o programa Academia da Saúde. Atualmente, o programa conta com mais 3.800 polos habilitados. Nesses locais, a população pode contar com uma infraestrutura e equipamentos adequados; e profissionais qualificados para promover práticas corporais e atividade física, promoção da alimentação saudável e educação em saúde. Além disso, a pasta adotou internacionalmente metas para frear o crescimento do excesso de peso e obesidade no país.</text:p>
            <text:p/>
            <text:p>Outra ação para a promoção da alimentação saudável é o Guia Alimentar para a População Brasileira, do Ministério da Saúde. Em parceria com a Associação Brasileira das Indústrias da Alimentação (ABIA), o Ministério também conseguiu retirar mais de 17 mil toneladas de sódio dos alimentos processados em quatro anos.</text:p>
            <text:p/>
            <text:p>PREVENÇÃO E TRATAMENTO</text:p>
            <text:p/>
            <text:p>O Sistema Único de Saúde oferta exames preventivos, como mamografia e papanicolau, e tratamento integral e gratuito para todos os tipos de câncer, seja paliativo, medicamentoso, cirurgias oncológicas, radioterapia e quimioterapia. Todos os hospitais do SUS, habilitados em oncologia, recebem mensalmente recursos federais para a compra e oferta de medicamentos. Em 2018, o Ministério da Saúde destinou R$ 5 bilhões para essas unidades.</text:p>
            <text:p/>
            <text:p>O Ministério da Saúde também oferece gratuitamente outros sete medicamentos: a talidomida para o tratamento do mieloma múltiplo, do mesilato de imatinibe para a quimioterapia do tumor do estroma gastrointestinal (GIST), da leucemia mieloide crônica e da leucemia linfoblástica aguda cromossoma Philadelphia positivo; o trastuzumabe, para a quimioterapia do carcinoma de mama inicial e locorregionalmente avançado; o rituximabe, para a quimioterapia do linfoma difuso de grandes células B e do linfoma folicular; e o dasatinibe e onilotinibe para a quimioterapia da leucemia mieloide crônica de adultos.</text:p>
            <text:p/>
            <text:p>Para o Brasil, foram estimados para 2018 e válidos para 2019, 417.010 novos casos de câncer (excluindo câncer de pele não melanoma). O de próstata ocupa o primeiro lugar geral e o primeiro entre os homens, com 68.220 novos casos. O de mama é o segundo total e o primeiro entre as mulheres com 59.700 novos casos. O do colo do útero ocupa o sexto lugar geral e o terceiro entre as mulheres, com 16.370 novos casos, enquanto as leucemias estão em nono lugar, com 10.800 novos casos, de acordo com o INCA.</text:p>
            <text:p/>
          </table:table-cell>
          <table:table-cell office:value-type="string" calcext:value-type="string">
            <text:p>não sensacionalista</text:p>
          </table:table-cell>
          <table:table-cell table:number-columns-repeated="146"/>
        </table:table-row>
        <table:table-row table:style-name="ro1">
          <table:table-cell office:value-type="string" calcext:value-type="string">
            <text:p>O verão é o período de maior risco para aparecimento do animal. Limpeza do ambiente e adoção de medidas simples podem prevenir picadas</text:p>
            <text:p/>
            <text:p>Os animais peçonhentos, como os escorpiões, aranhas e lagartas, estão cada vez mais presentes no meio urbano, adaptados ao ambiente do homem devido ao crescimento acelerado dos grandes centros. Por isso, é preciso que toda a população, inclusive das grandes cidades, saiba quais medidas adotar para evitar acidentes e mortes por envenenamento.</text:p>
            <text:p/>
            <text:p>O período do verão, de dezembro a março, exige maior cuidado em relação aos acidentes com escorpiões, pois o clima úmido e quente é ideal para o aparecimento destes animais, que se abrigam em esgotos e entulhos. Os escorpiões que habitam o meio urbano se alimentam principalmente de baratas, portanto são comuns também em locais próximos a áreas com acúmulo de lixo. A adoção de hábitos simples é fundamental para prevenir acidentes.</text:p>
            <text:p/>
            <text:p>No ambiente urbano, para evitar a entrada dos escorpiões nas casas e apartamentos, a recomendação é de usar telas em ralos de chão, pias e tanques, além de vedar as frestas nas paredes e colocar soleiras nas portas. Outra medida é afastar as camas e berços das paredes, e ainda vistoriar as roupas e calçados antes de usá-los.</text:p>
            <text:p/>
            <text:p>Nas áreas externas, as principais dicas são manter jardins e quintais livres de entulhos, folhas secas e lixo doméstico. Também é importante manter todo o lixo da residência em sacos plásticos bem fechados para evitar baratas, que servem de alimento e, portanto, atraem os escorpiões. Nas casas que possuem gramado, ele deve ser mantido aparado. Outra recomendação é não colocar a mão em buracos, embaixo de pedras ou em troncos apodrecidos e usar luvas e botas de raspas de couro para realizar atividades que representem certo risco, como manusear entulhos e materiais de construção, e nas atividades de jardinagem.</text:p>
            <text:p/>
            <text:p>Nas áreas rurais, além de todas essas medidas, é essencial preservar os inimigos naturais dos escorpiões, como lagartos, sapos e as aves de hábitos noturnos, como a coruja. Estes são os principais predadores dos escorpiões.</text:p>
            <text:p/>
            <text:p>O Ministério da Saúde não recomenda a utilização de produtos químicos (pesticidas) para o controle de escorpiões. Estes produtos, além de não possuírem, até o momento, eficácia comprovada para o controle do animal em ambiente urbano, podem fazer com que eles deixem seus esconderijos, aumentando a chance de acidentes.</text:p>
            <text:p/>
            <text:p>Saiba quais são as espécies de escorpiões mais comuns nas regiões brasileiras</text:p>
            <text:p/>
            <text:p>POPULAÇÕES MAIS EXPOSTAS</text:p>
            <text:p/>
            <text:p>Os grupos considerados mais vulneráveis são os trabalhadores da construção civil, crianças e pessoas que permanecem maiores períodos dentro de casa ou nos arredores e quintais. Ainda nas áreas urbanas, estão sujeitos os trabalhadores de madeireiras, transportadoras e distribuidoras de hortifrutigranjeiros, por manusearem objetos e alimentos onde os escorpiões podem estar alojados.</text:p>
            <text:p/>
            <text:p>A grande maioria dos acidentes com escorpiões é leve e o quadro local tem início rápido e duração limitada. Os acidentados apresentam dor imediata, vermelhidão e inchaço leve por acúmulo de líquido, piloereção (pelos em pé) e sudorese (suor) localizadas, cujo tratamento é sintomático.</text:p>
            <text:p/>
            <text:p>As crianças abaixo de sete anos apresentam maior risco de apresentar sintomas longe do local da picada, como vômito e diarreia, principalmente nas picadas por escorpião-amarelo, que podem levar a casos graves e requerem a aplicação do soro em tempo adequado.</text:p>
            <text:p>O QUE FAZER EM CASO DE ACIDENTE?</text:p>
            <text:p/>
            <text:p>A recomendação é ir imediatamente ao hospital de referência mais próximo. Se possível, levar o animal ou uma foto para identificação da espécie, permitindo assim uma avaliação mais eficaz sobre a gravidade do acidente.</text:p>
            <text:p/>
            <text:p>É importante lembrar que não é em todo caso de acidente que o soro será indicado, e apenas o profissional de saúde poderá fazer essa avaliação. O antiveneno é indicado em casos moderados ou graves. Limpar o local da picada com água e sabão pode ser uma medida auxiliar, desde que não atrase a ida ao serviço de saúde.</text:p>
            <text:p/>
            <text:p>ONDE ENCONTRAR O SORO</text:p>
            <text:p/>
            <text:p>Os casos leves, que não necessitam da aplicação do antiveneno, representam cerca de 87% do total de acidentes. Desta forma, o soro antiescorpiônico é disponibilizado apenas nos hospitais de referência do Sistema Único de Saúde (SUS). As ampolas são enviadas pela pasta aos estados, que são responsáveis pela distribuição aos municípios e pela definição estratégica das unidades de referência para o atendimento destes casos. Essa logística deve ser feita de acordo com a situação epidemiológica de cada região e os estados possuem também autonomia para remanejar o soro de uma cidade para outra quando necessário. Os soros também não são disponibilizados na rede particular de saúde.</text:p>
            <text:p>CASOS E AÇÕES DE PREVENÇÃO DE ACIDENTES</text:p>
            <text:p/>
            <text:p>No Brasil, a espécie de escorpião que causa mais acidentes, Tityus serrulatus, tem se expandido para um número maior de cidades, onde até então não era encontrada. Esta espécie possui facilidade para se reproduzir e colonizar novos ambientes.</text:p>
            <text:p/>
            <text:p>Os acidentes escorpiônicos ocorrem em todo o Brasil. Desde 2009, o Ministério da Saúde realiza capacitações de identificação, manejo e controle de escorpiões nos estados brasileiros, em cooperação com as secretarias estaduais de saúde. O objetivo é que cada estado multiplique as informações recebidas a todas as suas regionais de saúde e municípios.</text:p>
            <text:p/>
            <text:p>O Ministério da Saúde registrou, em 2018, 141,4 mil casos de acidentes com escorpiões em todo o país. Em 2017, foram 125 mil registros de acidentes. Esses dados ainda são preliminares e serão revisados, portanto estão sujeitos a alteração. Em 2016, foram 91,7 mil casos. Em relação às mortes, em 2016 foram registrados 115 óbitos em todo o país e, em 2017, 88.</text:p>
            <text:p/>
          </table:table-cell>
          <table:table-cell office:value-type="string" calcext:value-type="string">
            <text:p>não sensacionalista</text:p>
          </table:table-cell>
          <table:table-cell table:number-columns-repeated="146"/>
        </table:table-row>
        <table:table-row table:style-name="ro1">
          <table:table-cell office:value-type="string" calcext:value-type="string">
            <text:p>Para conter a pandemia do novo coronavírus, um terço da população mundial vive hoje sob medidas de isolamento, que fecharam lojas, aeroportos, empresas, atividades culturais e esportivas ou obrigaram as pessoas a ficar em suas casas.</text:p>
            <text:p/>
            <text:p>Isso é inédito na história recente e não foi visto nem quando o mundo enfrentou outra pandemia devastadora pouco tempo atrás.</text:p>
            <text:p/>
            <text:p>A gripe suína também era causada por um novo vírus que passou por uma mutação em animais e começou a infectar humanos, em quem causa uma doença que pode ser grave.</text:p>
            <text:p/>
            <text:p>Entre 2009 e 2010, mais de 200 países tiveram casos confirmados da primeira pandemia do século 21.</text:p>
            <text:p/>
            <text:p>Mas o H1N1 não colocou cidades ou nações inteiras em quarentena. Em alguns países, viajantes passaram por triagens, casos suspeitos foram isolados, e aulas chegaram a ser suspensas, mas a disseminação daquele vírus não chegou a praticamente paralisar algumas das maiores economias do mundo como vemos agora.</text:p>
            <text:p/>
            <text:p>China, França, Espanha, Itália, Índia e Reino Unido tomaram medidas drásticas para frear o avanço do Sars-Cov-2, nome oficial do novo coronavírus. O governo brasileiro se recusou até agora aseguir pelo mesmo caminho — na verdade, vem atuando na contramão.</text:p>
            <text:p/>
            <text:p>O presidente Jair Bolsonaro pediu em um pronunciamento o fim da quarentena que Estados brasileiros implemetaram e afirmou que o impacto econômico delas será pior que o da própria pandemia.</text:p>
            <text:p/>
            <text:p>Também criticou as medidas adotadas ao redor do mundo e, referindo-se à pandemia de H1N1, disse: "Tivemos uma crise semelhante no passado. A reação não foi nem sequer perto dessa do que está acontecendo hoje em dia".</text:p>
            <text:p/>
            <text:p>Afinal, essas respostas drásticas ao novo coronavírus se justificam? Ou há um exagero?</text:p>
            <text:p/>
            <text:p>Médicos, virologistas e economistas ouvidos pela BBC News Brasil dizem que elas são necessárias no momento, porque o Sars-Cov-2 tem características diferentes do H1N1 — e causou uma pandemia mais grave, contra a qual não temos outras armas até agora além do isolamento social. Entenda a seguir por quê.</text:p>
            <text:p>O novo coronavírus é mais transmissível do que o H1N1...</text:p>
            <text:p/>
            <text:p>Em abril de 2009, o H1N1, um subtipo inédito de vírus influenza, que causam a gripe, foi identificado no México e nos Estados Unidos. Quatro meses depois, ele havia se disseminado para mais de 120 países e deixado dezenas de milhares de pessoas doentes.</text:p>
            <text:p/>
            <text:p>Assim como o Sars-Cov-2, o novo H1N1 era transmitido por meio de tosse e espirros ou pelo contato direto com uma pessoa infectada e com secreções respiratórias.</text:p>
            <text:p/>
            <text:p>Mas o H1N1 era duas vezes menos transmissível do que o novo coronavírus. A Organização Mundial da Saúde (OMS) aponta que uma pessoa com H1N1 era capaz de infectar de 1,2 a 1,6 pessoas.</text:p>
            <text:p/>
            <text:p>O índice para o Sars-Cov-2 varia bastante de local para local. Mas um estudo recente, usado como referência pelo Centro de Controle e Prevenção de Doenças da Europa, revisou 12 pesquisas sobre o tema e apontou uma taxa intermediária de 2,79.</text:p>
            <text:p/>
            <text:p>No entanto, sua rápida disseminação tem levado epidemiologistas a revisar o índice e a sugerir que ele é maior do que 3, disse o cientista Neil Ferguson, do Imperial College London, no Reino Unido.</text:p>
            <text:p/>
            <text:p>"Isso fornece ainda mais evidências que apoiam medidas de distanciamento social mais intensas", afirmou Ferguson à revista New Scientist.</text:p>
            <text:p>... e mais letal também</text:p>
            <text:p/>
            <text:p>A OMS estima a taxa de letalidade do Sars-Cov-2 em 3,4% (do total de doentes). Fernando Spilki, presidente da Sociedade Brasileira de Virologia (SBV), diz que ela é ainda maior em algumas regiões do mundo.</text:p>
            <text:p/>
            <text:p>"Em Bergamo, na Itália, fica na faixa de 12%. Se pensarmos que, com a gripe comum, temos de 1% a 2% entre pacientes com idade mais avançada, o que já é alto, isso que estamos vendo agora é assustador", diz ele.</text:p>
            <text:p/>
            <text:p>No entanto, cientistas alertam que esse valor pode ser menor, porque só uma minoria da população tem sido testada. Muitas pessoas assintomáticas ou com sintomas leves não estariam entrando para as estatísticas oficiais de casos confirmados, o que produziria uma taxa de letalidade maior do que a real.</text:p>
            <text:p/>
            <text:p>Consultores científicos do governo britânico apontam, por exemplo, que essa taxa está provavelmente entre 0,5% e 1%.</text:p>
            <text:p/>
            <text:p>Porém, Spilki afirma que só será possível saber qual é o índice exato se a testagem for ampliada, o que, no momento, não pode ser feito, porque faltam materiais para exames.</text:p>
            <text:p/>
            <text:p>"O sistema de diagnósticos está saturado. Todos os países estão tentando testar ao máximo, e isso elevou demais a demanda", afirma o presidente da SBV.</text:p>
            <text:p/>
            <text:p>Ainda assim, mesmo que a taxa do novo coronavírus seja de 0,5% a 1%, seria muito maior do que a da pandemia de H1N1, que é estimada em 0,02%, segundo um estudo liderado pela cientista Maria Van Kerkhove, da OMS.</text:p>
            <text:p/>
            <text:p>Um dos motivos possíveis disso, diz Spilki, é que o Sars-Cov-2 parece matar de forma mais direta do que vírus como o H1N1.</text:p>
            <text:p/>
            <text:p>"Normalmente, uma infecção viral está associada a outros elementos, como bactérias, que complicam o quadro clínico. Mas evidências apontam que o novo coronavírus consegue gerar por conta própria uma doença grave e levar o paciente a óbito sozinho", diz ele.</text:p>
            <text:p>Isso torna essa pandemia mais grave do que a anterior</text:p>
            <text:p/>
            <text:p>Esses dois aspectos — as maiores transmissibilidade e letalidade do Sars-Cov-2 — se refletem nos números oficiais da OMS sobre as duas pandemias.</text:p>
            <text:p/>
            <text:p>A agência contabilizou em quase 16 meses da pandemia de H1N1 mais de 493 mil casos confirmados e de 18,6 mil mortes.</text:p>
            <text:p/>
            <text:p>A pandemia atual ainda não completou três meses e já superou o número de infecções e vítimas fatais da anterior. Até 29 de de março, a OMS contabilizou 571,6 mil casos confirmados e 26,4 mil mortes.</text:p>
            <text:p/>
            <text:p>Um terceiro fator é importante para explicar os números desta pandemia em relação à de 2009: nenhuma pessoa tem imunidade contra o Sars-Cov-2, ao contrário do H1N1, que afetava menos idosos do que uma gripe comum.</text:p>
            <text:p/>
            <text:p>O virologista Anderson Brito, do departamento de epidemiologia da Escola de Saúde Pública da Universidade de Yale, nos Estados Unidos, diz que isso provavelmente está relacionado a outras duas pandemias anteriores, da gripe asiática, em 1957, e da gripe de Hong Kong, de 1968, também causadas por outros vírus influenza.</text:p>
            <text:p/>
            <text:p>"As pessoas com mais de 60 anos já estavam de certa forma imunizadas por aqueles vírus e não eram infectadas ou conseguiam reagir melhor", afirma Brito.</text:p>
            <text:p>Não há um medicamento contra o vírus como em 2009...</text:p>
            <text:p/>
            <text:p>Até o momento, não existe um antiviral para combater o novo coronavírus. Mas, quando a pandemia de H1N1 ocorreu, já havia medicamentos deste tipo para vírus da gripe comum.</text:p>
            <text:p/>
            <text:p>Por isso, em 2009, dois antivirais — oseltamivir, mais conhecido no mercado como Tamiflu, e, em menor escala, zanamivir — foram usados para combater o H1N1.</text:p>
            <text:p/>
            <text:p>O oseltamivir havia sido aprovado em 1999 pela Food and Drugs Administration (FDA), agência do governo americano equivalente à Agência Nacional de Vigilância Sanitária (Anvisa). O mesmo aconteceu na Europa três anos depois. O zanamivir também passou a ser recomendado nos Estados Unidos e na Europa contra a gripe em 2006.</text:p>
            <text:p/>
            <text:p>Mas, quando a pandemia de 2009 começou, não havia evidências científicas de que esses medicamentos funcionariam contra o H1N1, explica o pneumologista Paulo Teixeira, professor da Universidade Federal de Ciências da Saúde de Porto Alegre.</text:p>
            <text:p/>
            <text:p>"Estávamos na mesma situação que agora, sem provas de que um medicamento funcionasse, mas o oseltamivir começou a ser aplicado para os (casos mais) graves, porque não havia outra opção. Só depois estudos comprovaram que ele ajudou no combate à doença e reduziu a mortalidade", diz Teixeira.</text:p>
            <text:p/>
            <text:p>Ele explica que, após as epidemias de outros coronavírus — da Síndrome Respiratória Aguda Grave (Sars, na sigla em inglês), em 2003, e da Síndrome Respiratória do Oriente Médio (Mers, na sigla em inglês), em 2012 —, houve tentativas de criar antivirais contra esse tipo de vírus, mas o que foi testado não se mostrou eficaz, e novas pesquisas não foram para frente desde então.</text:p>
            <text:p/>
            <text:p>"Talvez tenha faltado interesse da indústria farmacêutica, que prioriza medicamentos para doenças crônicas", afirma Teixeira.</text:p>
            <text:p/>
            <text:p>Diante da nova pandemia, estão sendo testados medicamentos contra o Sars-Cov-2 que são hoje usados para outros vírus.</text:p>
            <text:p/>
            <text:p>"Há apenas um medicamento no momento que acreditamos ter eficácia real, o remdesivir", disse o epidemiologista Bruce Aylward, consultor da OMS.</text:p>
            <text:p/>
            <text:p>Essa droga, desenvolvida para o combate ao ebola, parece ser capaz de matar uma grande variedade de vírus. Mas os estudos ainda estão em andamento.</text:p>
            <text:p/>
            <text:p>Ainda assim, é uma alternativa mais viável do que começar a produzir um medicamento do zero, diz Brito. "Um antiviral específico leva um ano e meio, dois ou até mais para ser criado. Não é algo que dá para fazer de uma hora para outra", afirma o virologista.</text:p>
            <text:p/>
            <text:p>Outras duas substâncias, a hidroxocloroquina e a cloroquina, usadas em medicamentos contra doenças como lúpus e malária, têm sido administradas a pacientes em estado crítico.</text:p>
            <text:p/>
            <text:p>Há um esforço internacional para testar se elas são de fato eficientes e seguras contra o novo coronavírus.</text:p>
            <text:p/>
            <text:p>Estudos feitos com células em laboratório apontam que elas têm o potencial de impedir a replicação do Sars-Cov-2, disse o Ministério da Saúde, que autorizou seu uso no Brasil para os casos mais graves de covid-19, a doença causada pelo novo coronavírus.</text:p>
            <text:p/>
            <text:p>Mas, fora do ambiente laboratorial, não existe um estudo clínico que aponte que funcionem de fato ou que sejam seguras para quem foi infectado pelo novo coronavírus.</text:p>
            <text:p/>
            <text:p>E, mesmo quando são usadas nestes casos, só devem ser administradas por médicos e nunca tomadas por conta própria. "Não são drogas fáceis, porque geram efeitos colaterais, e têm de ser usadas com parcimônia, porque podem ter efeitos tóxicos", diz Spilki.</text:p>
            <text:p>... e não será possível produzir uma vacina tão rápido quanto antes</text:p>
            <text:p/>
            <text:p>A pesquisa de uma vacina contra o Sars-Cov-2 vem avançando rapidamente, e há mais de 20 versões em desenvolvimento. Mas ainda é preciso garantir que funcionam e são seguras. E, mesmo que alguma se prove eficaz, será preciso ter formas de produzi-la em massa.</text:p>
            <text:p/>
            <text:p>Com isso, as previsões mais realistas dizem que uma vacina contra o novo coronavírus não estará disponível ao menos até meados do próximo ano.</text:p>
            <text:p/>
            <text:p>Na pandemia de 2009, as perspectivas eram mais otimistas, porque já havia uma vacina contra outros vírus influenza. Foi uma questão de adaptar o que existia para criar uma versão capaz de conferir imunidade contra o H1N1, e foi possível aplicá-la na população partir de novembro daquele ano.</text:p>
            <text:p/>
            <text:p>O número de novos casos já havia caído em todo o mundo àquela altura, mas isso foi importante no controle da pandemia a partir de 2010 e permitiu à OMS declarar seu fim em agosto daquele ano.</text:p>
            <text:p/>
            <text:p>"Ela teve um papel na redução da magnitude das segunda e terceira onda de infecções em 2010 e um impacto maior ainda em 2011", diz Spilki.</text:p>
            <text:p/>
            <text:p>E também para proteger a população daquele subtipo de H1N1 desde então — a vacina oferecida no Brasil neste ano, por exemplo, confere imunidade contra ele.</text:p>
            <text:p>Tudo isso junto faz a pandemia atual ter um impacto maior sobre os sistemas de saúde</text:p>
            <text:p/>
            <text:p>Os dados científicos atuais apontam que, em média, 80% das pessoas infectadas pelo novo coronavírus são assintomáticas ou têm sintomas leves, mas 15% desenvolvem formas graves de covid-19 e 5% ficam em estado crítico.</text:p>
            <text:p/>
            <text:p>Apesar destes casos mais sérios serem minoria, o volume de pessoas que precisam de hospitalização é alto, porque o Sars-Cov-2 infecta qualquer pessoa e é muito transmissível.</text:p>
            <text:p/>
            <text:p>Isso pode sobrecarregar o sistema de saúde de um país, como ficou claro naqueles mais afetados, como Itália e Espanha, e também China, onde hospitais foram construídos em poucos dias para dar conta do grande volume de pacientes.</text:p>
            <text:p/>
            <text:p>Além disso, como não temos medicamentos contra o Sars-Cov-2, o impacto desta pandemia sobre hospitais ao redor do mundo é maior do que em 2009.</text:p>
            <text:p/>
            <text:p>"Se você tem um medicamento, o paciente sai de um quadro grave e se cura mais rápido, o que reduz o tempo de hospitalização e libera a vaga para outra pessoa. Isso aumenta o fluxo de atendimento", afirma Brito.</text:p>
            <text:p/>
            <text:p>Sem esse recurso, a forma de reduzir o volume de pacientes que chegam ao mesmo tempo aos hospitais é conter a disseminação do vírus por meio do distanciamento social, como a China demonstrou ao colocar milhões de pessoas sob quarentena.</text:p>
            <text:p/>
            <text:p>O Ministério da Saúde aponta que, em média, o número de casos nesta pandemia aumenta 33% por dia e que, sem ações que reduzam a circulação e o contato social, o total pode dobrar a cada dois ou três dias.</text:p>
            <text:p/>
            <text:p>Spilki diz que, na pandemia de H1N1, isso acontecia em um período de uma semana a dez dias. "Agora, está muito mais rápido, o que pode saturar o sistema de saúde e impedir tratar quem poderia ser salvo. É o que estamos vendo em alguns países", diz ele.</text:p>
            <text:p/>
            <text:p>Para Brito, "as UTIs já estão operando quase em sua capacidade máxima, tanto na rede pública quanto na privada. Se o sistema de saúde entrar em colapso, não vai adiantar ter o melhor plano de saúde, porque não vai ter maca, leito ou respirador suficiente."</text:p>
            <text:p/>
            <text:p>O isolamento permite diluir ao longo do tempo o fluxo de pacientes, analisar como o novo coronavírus se comporta localmente e preparar os sistemas de saúde para a demanda maior.</text:p>
            <text:p/>
            <text:p>"Neste momento, o isolamento não é um exagero, porque o que estamos vivendo tem as características de uma epidemia de nível global de grande gravidade como aquelas que imaginávamos que poderiam ocorrer há algum tempo", diz Spilki.</text:p>
            <text:p/>
            <text:p>Brito diz que se trata de um momento sem precedentes na história e que, diante disso, "é melhor pecar pelo excesso", mesmo que o isolamento gere prejuízos à economia. "Pessoas mortas não movem economias."</text:p>
            <text:p>Mas e o que dizem os economistas?</text:p>
            <text:p/>
            <text:p>Mais de uma década separa as pandemias de H1N1 e do novo coronavírus.</text:p>
            <text:p/>
            <text:p>Em 2009, o mundo saía de uma recessão global causada pela crise financeira de 2008, comparada somente à Grande Depressão de 1929 em termos de gravidade.</text:p>
            <text:p/>
            <text:p>Grandes instituições financeiras foram à falência em sequência, derrubando bolsas ao redor do mundo e gerando uma escassez de crédito que obrigou diversos países a injetar dinheiro em suas economias.</text:p>
            <text:p/>
            <text:p>O mundo ainda vivia a ressaca desse colapso da economia global quando o H1N1 começou a se alastrar. Esse momento delicado poderia ter influenciado as medidas tomadas para conter esse vírus, por haver menos espaço para ações que reduziriam a atividade econômica e abalariam a recuperação que ensaiava seus primeiros passos?</text:p>
            <text:p/>
            <text:p>José Francisco Gonçalves, economista-chefe do Banco Fator e professor da Faculdade de Economia e Administração da Universidade de São Paulo, avalia que não. Ele diz que o mundo tinha em 2009 uma perspectiva de crescimento da economia, situação inversa a do final de 2019, quando o novo coronavírus deu seus primeiros sinais na China.</text:p>
            <text:p/>
            <text:p>"A perspectiva agora era de uma piora da atividade econômica mundial. A China estava desacelerando. Já havia uma desaceleração na Europa e nos Estados Unidos. Então, o ambiente é mais desfavorável hoje e há menos espaço para esse tipo de medida do que em 2009", afirma Gonçalves.</text:p>
            <text:p/>
            <text:p>O economista afirma que as medidas de isolamento adotadas ao redor do mundo se baseiam em conhecimentos médicos e epidemiológicos e que a preocupação com seu impacto econômico perde cada vez mais espaço diante da gravidade da pandemia.</text:p>
            <text:p/>
            <text:p>"Essa discussão é travada só por alguns empresários e por alguns poucos economistas, que, a cada dia que passa, são menos numerosos, porque fica claro que não fazer o isolamento ou adotar um isolamento parcial é mais prejudicial para a economia", diz Gonçalves.</text:p>
            <text:p/>
            <text:p>Marcel Balassiano, professor do Instituto Brasileiro de Economia da Fundação Getúlio Vargas, afirma que, se o mundo tivesse enfrentado uma pandemia desta proporção em 2009, "as mesmas medidas teriam sido tomadas, mesmo saindo de uma recessão".</text:p>
            <text:p/>
            <text:p>"Diante dos níveis de contágio que estamos vendo, a quarentena é necessária. Ela não pode ser muito prolongada para não ter um impacto econômico pior do que o da própria pandemia, mas quem vai determinar isso não é o ministro da Economia, mas os médicos e infectologistas", diz o economista.</text:p>
            <text:p/>
            <text:p>"Essa é uma crise de saúde, não uma crise econômica. Quanto mais tempo demorar para resolver o problema que a causa, maior vai ser a crise econômica."</text:p>
            <text:p/>
          </table:table-cell>
          <table:table-cell office:value-type="string" calcext:value-type="string">
            <text:p>não sensacionalista</text:p>
          </table:table-cell>
          <table:table-cell table:number-columns-repeated="146"/>
        </table:table-row>
        <table:table-row table:style-name="ro1">
          <table:table-cell office:value-type="string" calcext:value-type="string">
            <text:p>Parabéns ao Programa Caldeirão do Hulk exibido em (Nov/2013) por divulgar uma incrível descoberta de 3 jovens</text:p>
            <text:p/>
            <text:p>Corte as pontas e o fundo de 2 quiabos, coloque em um copo com água e deixe dormir, no outro dia retire os quiabos e tome a água...</text:p>
            <text:p/>
            <text:p>Diabete vai sumir e suas injeções nunca mais...</text:p>
            <text:p>Tudo foi Deus... Quem criou.</text:p>
            <text:p/>
            <text:p>Testado em seres humanos, os resultados, segundo o Caldeirão, foram, assim, milagrosos!</text:p>
            <text:p/>
            <text:p>Uma voluntária disse que a glicemia baixou de 300 (!) para 150. Outro, que caiu de 195 para 94</text:p>
            <text:p/>
            <text:p>– e ainda disse que a água de quiabo “fez o papel da insulina, e muito bem feito!”.</text:p>
            <text:p>Estudo Cientifico tem ?</text:p>
            <text:p/>
            <text:p>1 (Unitri.edu.br) – UTILIZAÇÃO DE QUIABO REDUZ O NÍVEL GLICÊMICO DAS RATAS COM DIABETES MELLITUS EXPERIMENTAL DO TIPO I</text:p>
            <text:p/>
            <text:p>2 – (Unicamp.br) – Estudo dos efeitos nutricionais da farinha de polpa e mucilagem extraida do quiabo (Hibiscus esculentus L.)</text:p>
            <text:p/>
          </table:table-cell>
          <table:table-cell office:value-type="string" calcext:value-type="string">
            <text:p>sensacionalista</text:p>
          </table:table-cell>
          <table:table-cell table:number-columns-repeated="146"/>
        </table:table-row>
        <table:table-row table:style-name="ro1">
          <table:table-cell office:value-type="string" calcext:value-type="string">
            <text:p>O novo relatório semanal do InfoGripe, relativo à semana epidemiológica 20 (17 a 23 de maio), mostra uma retomada ou manutenção da tendência do crescimento do número semanal de casos de SRAG em diversas regiões do país. Segundo o estudo, essa propensão - considerada muito elevada - aliada ao alto percentual de detecção de Covid-19 entre os casos com teste laboratorial positivo, sugere a necessidade de manutenção das recomendações de distanciamento social para evitar demanda hospitalar acima da capacidade de atendimento.</text:p>
            <text:p/>
            <text:p>A análise aponta que diversos estados já relatam sobrecarga excessiva na sua rede hospitalar, alguns deles já apresentando capacidade máxima ou próxima da máxima. O coordenador do Infogripe, Marcelo Gomes, ressaltou que essa tendência poderá afetar a taxa de crescimento dos casos notificados nas próximas semanas, "uma vez que as notificações dependem de hospitalização, a depender dos fluxos adotados para notificação de casos em fila de espera em cada estado ou município".</text:p>
            <text:p/>
            <text:p>O pesquisador observa que os dados sugerem uma nova fase de desaceleração no número de novos casos semanais, embora sem indicativo de redução no número de novos casos. O que pode, de acordo com Marcelo Gomes, representar uma provável estabilização nas últimas semanas, após a retomada do crescimento acelerado observado no mês de abril.</text:p>
            <text:p/>
            <text:p>O panorama sugere que as regiões Centro-Oeste e Sul mantiveram tendência de crescimento acelerado, enquanto a região Sudeste apresenta sinal de crescimento com taxa mais lenta - sinal de desaceleração. Marcelo Gomes destaca que ao analisar os dados sem utilização dos filtros de sintomas da definição de SRAG, ou seja, considerando todas as hospitalizações e óbitos inseridas no sistema sivep-gripe, a situação do Nordeste sugere manutenção do crescimento, embora em desaceleração.</text:p>
            <text:p/>
            <text:p>"Em relação à região Norte, mantemos a recomendação de consulta aos gestores locais para avaliação das filas de espera em relação aos leitos hospitalares, a fim de avaliar se a redução no número de casos semanais é de fato consequência da redução no número de casos na população ou reflexo da incapacidade de internar novos pacientes", afirmou.</text:p>
            <text:p/>
            <text:p>Quanto aos números, o coordenador do InfoGripe ressalta que, durante a epidemia de Influenza H1N1, foram registrados 90.465 casos ao longo de todo o ano de 2009 no Brasil, atendendo os critérios de sintomas de SRAG. Sem levar em conta a presença de febre, foram 100.477 casos. Sem a aplicação de nenhum filtro de sintomas sobre os registros daquele ano inseridos no sistema de notificação, foram 202.529 casos.</text:p>
            <text:p/>
            <text:p>A estimativa atual de casos de SRAG notificados em 2020 já é maior em todos esses recortes, sendo que no caso dos registros com presença dos sintomas que definem SRAG, com ou sem presença de febre, os dados já inseridos no banco também já é superior do que o total registrado em 2009.</text:p>
            <text:p/>
          </table:table-cell>
          <table:table-cell office:value-type="string" calcext:value-type="string">
            <text:p>não sensacionalista</text:p>
          </table:table-cell>
          <table:table-cell table:number-columns-repeated="146"/>
        </table:table-row>
        <table:table-row table:style-name="ro1">
          <table:table-cell office:value-type="string" calcext:value-type="string">
            <text:p>O Brasil é um dos primeiros países do mundo a alcançar o mais alto nível das seis medidas MPOWER (ver imagem abaixo) de controle do tabaco. Isso significa ter conseguido implementar as melhores práticas no cumprimento das estratégias preconizadas pela Organização Mundial de Saúde (OMS). Divulgado na última sexta-feira (26/7), no Rio de Janeiro, durante o lançamento do Relatório da OMS sobre a Epidemia Mundial do Tabaco, o resultado corrobora a posição do país como referência internacional no combate ao tabagismo. Esta 7ª edição do informe revelou que, dentre os 171 países que aderiram às medidas globais da OMS, apenas o Brasil se juntou à Turquia, como as duas únicas nações do mundo a implementarem ações governamentais de sucesso. Confira aqui um resumo em português.</text:p>
            <text:p/>
            <text:p>Para a presidente da Fiocruz, esse é o resultado e o reconhecimento de um trabalho iniciado pelo país na década de 1990, com a colaboração da Fundação. “A Fiocruz possui um trabalho importante de vigilância sobre o tabagismo, conduzido pelo Centro de Estudos sobre Tabaco e Saúde [Cetab]. Além disso, temos orgulho de ter uma pesquisadora da instituição à frente da Convenção-Quadro para o Controle do Tabaco [CQCT] na OMS”, afirmou a presidente da Fiocruz, Nísia Trindade Lima, em referência à Vera Luiza Costa e Silva, chefe do secretariado da CQCT, do qual o Brasil é signatário.</text:p>
            <text:p/>
            <text:p>Os sucessos das políticas contra o tabaco são resultado do reconhecimento dos malefícios do fumo e de uma mudança cultural profunda. “Há apenas 50 anos se reconheceu que o cigarro mata”, lembra o diretor da iniciativa da OMS para o fim do tabaco, Vinayak Mohan Prasad, ao apresentar o relatório. Para isso, a liderança de países como o Brasil foi fundamental.</text:p>
            <text:p/>
            <text:p>Desde que começou a monitorar o uso do tabaco, em 2006, o Brasil reduziu seu número de fumantes em 40%, de 15,7% para 9,3% da população. Esta redução é resultado de uma série de ações do Governo Federal. No que diz respeito ao oferecimento de ajuda para a cessação do fumo - que é o foco do 7º Relatório -, o Ministério da Saúde iniciou seus esforços e compromissos na década de 1990, quando o Instituto Nacional do Câncer (Inca) capacitou os profissionais dos estados e dos municípios para estarem aptos a realizar o tratamento no Sistema Único de Saúde (SUS). O tratamento do tabagismo é oferecido em mais de 4 mil unidades de saúde, a maioria (91%) na Atenção Primária, a porta de entrada do SUS.</text:p>
            <text:p/>
            <text:p>Entre 2005 e 2016, quase 1,6 milhão de brasileiros realizaram o tratamento de cessação do tabaco na rede pública de saúde, segundo o Inca. Além disso, a população conta, desde 2001, com um serviço telefônico nacional para tirar dúvidas, cujo número (Disque Saúde 136) deve estar obrigatoriamente estampado no rótulo frontal de todos os maços de cigarros. Segundo a OMS, essa medida é essencial para o sucesso das políticas antitabagismo, uma vez que 6 a cada 10 fumantes dizem querer parar, mas apenas 4% consegue fazer isso sem ajuda.</text:p>
            <text:p/>
            <text:p>A advertência sobre os perigos do tabaco também foi se aprimorando no decorrer dos anos. As mensagens nas embalagens dos cigarros passaram a ser mais impactantes. Além da obrigatoriedade de os maços de cigarros terem o serviço telefônico do SUS de cessação do tabaco (Disque Saúde 136), uma lei federal determinou a inclusão das imagens de alerta em 30% da parte frontal da embalagem e em 100% da parte de trás.</text:p>
            <text:p/>
            <text:p>A legislação brasileira também foi rígida quanto a publicidade do tabaco, que, no ano 2000, foi proibida nos meios de comunicação de massa, como TV, rádio, revistas, jornais e outdoors. O patrocínio de marcas de cigarro foi vetado em eventos culturais e esportivos, além da proibição total de pontos de venda.</text:p>
            <text:p/>
            <text:p>No que diz respeito ao monitoramento do uso de tabaco, o Ministério da Saúde acumula expertise na coleta de dados. Desde 2006, realiza o Vigitel, pesquisa anual sobre fatores de risco para doenças crônicas não transmissíveis, que traz informações sobre a estimativa de consumo. E também coleta dados sobre o uso do tabaco entre jovens por meio da Pesquisa Nacional de Saúde do Escolar (PEnSE). Vale destacar também que, em 2008, o Brasil foi um dos primeiros países a completar a coleta de informações para o inquérito mundial Global Adult Tobacco Survey (Gats); essas perguntas estão inseridas na Pesquisa Nacional de Saúde, cuja coleta de dados de 2019 começará no próximo mês.</text:p>
            <text:p/>
            <text:p>No mundo inteiro, o aumento dos impostos sobre os produtos do tabaco é a medida do M-POWER considera mais efetiva pela OMS, mas é das que ainda tem menos adeptos. A recomendação é que os impostos incidam sobre, pelo menos 75% do preço do varejo. Essa foi a última medida adotada pelo Brasil, através do Decreto nº 8.656, de janeiro de 2016.</text:p>
            <text:p/>
            <text:p>Segundo o Instituto Nacional de Câncer (Inca), a assistência médica associada ao tabagismo gerou, em 2015, R$ 39,4 bilhões em custos diretos. Além disso, a perda de produtividade associada ao hábito de fumar, no mesmo ano, chega a R$ 17,5 bilhões em custos indiretos devido às mortes prematuras e incapacidades.</text:p>
            <text:p/>
            <text:p>Novos desafios</text:p>
            <text:p/>
            <text:p>Apesar do progresso em diversos países, os especialistas da OMS alertam para a importância da continuidade das políticas, além da implementação em mais países. Outro ponto que merece atenção são os novos produtos que chegam o mercado sem regulação.</text:p>
            <text:p/>
            <text:p>“É preciso estar alerta à estratégia da indústria do tabaco, promovendo novos produtos como narguilés e cigarros aquecidos como forma de reduzir danos provocados pelo uso do cigarro tradicional. Esses são todos produtos de tabaco”, afirma Vera Luiza, recomendando que as medidas da Convenção Quadro também sejam aplicadas a eles.</text:p>
            <text:p/>
            <text:p>Além disso, existem cigarros com sabor, que tendem a atrair os jovens, e os cigarros eletrônicos, sobre os quais ainda há pouca pesquisa. O diretor da iniciativa da OMS para o fim do tabaco, Vinayak Mohan Prasad, chama atenção para o lobby da indústria, que ainda é muito forte.</text:p>
            <text:p/>
            <text:p>O fim do comércio ilegal do tabaco é outro esforço que deve ser feito em conjunto entre os países para garantir a saúde da população. O Brasil e Uruguai são signatários de um tratado com esse objetivo. Para Vera Luiza, é importante que esses países confirmem sua liderança e apoiem outros países da região para assinar o protocolo. Durante o evento de lançamento do relatório, o ministro de saúde do Paraguai comprometeu-se a trabalhar para que o tema avance no país vizinho. O tema também foi debatido em 2018, durante a 42ª Reunião Ordinária de Ministros de Saúde do Mercosul.</text:p>
            <text:p/>
          </table:table-cell>
          <table:table-cell office:value-type="string" calcext:value-type="string">
            <text:p>não sensacionalista</text:p>
          </table:table-cell>
          <table:table-cell table:number-columns-repeated="146"/>
        </table:table-row>
        <table:table-row table:style-name="ro1">
          <table:table-cell office:value-type="string" calcext:value-type="string">
            <text:p>Resultado é o melhor dos últimos cinco anos, embora oito estados e o DF ainda não tenham conseguido alcançar a meta de no mínimo 95%, que recomenda o Ministério da Saúde</text:p>
            <text:p/>
            <text:p>O esforço do Governo Federal em 2019 para proteger a população brasileira contra o sarampo trouxe bons resultados. O Brasil ultrapassou a meta de cobertura vacinal da tríplice viral (sarampo, rubéola e caxumba) recomendada pelo Ministério da Saúde. No total, 99,4% das crianças de um ano de idade estão vacinadas no país. O resultado é o melhor dos últimos cinco anos, embora oito estados e o Distrito Federal não tenham atingido a meta mínima, que é de 95%. O bom desempenho é fruto da intensificação de ações de vacinação em todo o país por meio das Campanhas Nacionais de Vacinação contra o sarampo.</text:p>
            <text:p/>
            <text:p>Mesmo com o bom desempenho do país, o diretor do Departamento de Imunizações e Doenças Transmissíveis do Ministério da Saúde, Julio Croda, ressalta a preocupação com municípios que ainda não cumpriram a meta. “Ainda temos cerca de 1,9 mil municípios que, mesmo com a intensificação das ações de vacinação por meio de campanhas, não conseguiram atingir a meta. Isso é preocupante para 2020 porque ainda existe surto da doença no país”, informou o diretor.</text:p>
            <text:p/>
            <text:p>Somente neste ano, o Ministério da Saúde realizou duas etapas de vacinação contra o sarampo em municípios brasileiros que fazem fronteira com outros países. No meio do ano, também realizou campanha de vacinação concentrada no estado de São Paulo devido aos casos da doença que começaram a surgir após o registro de surto em um navio que atracou no porto de Santos (SP). Além disso, outras duas campanhas foram realizadas em todo om país. A campanha, que terminou no dia 30 de novembro, ocorreu em duas etapas: a primeira, destinada a crianças de 6 meses a menores de 5 anos (7/10 a 25/10); e a segunda focada na população de 20 a 29 anos.</text:p>
            <text:p/>
            <text:p>Os estados que atingiram a meta de vacinação contra o sarampo em 2019 são: Mato Grosso do Sul (115,92%), Alagoas (115,7%), Rondônia (114,4%), Paraíba (110,2%), Pernambuco (109%), Ceará (108,2%), Minas Gerai (106,7%), Espírito Santos (105,7%), Santa Catarina (105,4%), Paraná (102,8%), Tocantins (102,5%), Rio de Janeiro (101,7%), Sergipe (99%), Rio Grande do Sul (101,1%), Goiás (103,4%), Mato Grosso (97,2%), Amazonas (96,4%) e Rio Grande do Norte (96,2%).</text:p>
            <text:p/>
            <text:p>Entre os estados que não atingiram a meta mínima de 95% de cobertura vacinal, preconizada pelo Ministério da Saúde foram: Pará (85,4%), Roraima (87,9%), Bahia (88,9%), Maranhão (90%), Acre (91,4%), Piauí (91,9%), Distrito Federal (93,7%), São Paulo (93,9%) e Amapá (94,9%).</text:p>
            <text:p/>
            <text:p>O Ministério da Saúde alerta que a baixa cobertura vacinal é responsável pela disseminação do sarampo em território nacional. Mesmo frente à situação atual de surtos pelo Brasil, as baixas coberturas vacinais ainda persistem em alguns municípios. De acordo com o último boletim epidemiológico de sarampo, atualmente, a doença circula em 17 estados brasileiros, com um total de 3.565 casos confirmados nos últimos 90 dias (1º de setembro a 23 de novembro). Destes, 2.702 casos estão concentrados em 147 municípios do estado de São Paulo. Também foram confirmados 15 óbitos: seis em menores de 1 ano de idade, dois em crianças de 1 ano de idade e sete em adultos maiores de 20 anos.</text:p>
            <text:p/>
            <text:p>MAIS RECURSOS</text:p>
            <text:p/>
            <text:p>O Ministério da Saúde já disponibilizou R$ 103 milhões (metade do bônus de R$ 206 milhões) criado para incentivar os municípios brasileiros a vacinar em massa crianças entre seis meses e cinco anos de idade. O dinheiro foi repassado no dia 18 de outubro para os fundos municipais de saúde, de acordo com o tamanho da população de cada cidade.</text:p>
            <text:p/>
            <text:p>O plano feito pelo Ministério da Saúde é premiar os municípios que cumpram metas em relação à vacinação. A outra metade do bônus, outros R$ 103 milhões, portanto, só será liberada para aqueles que alcançarem 95% de cobertura vacinal da primeira dose da tríplice viral em crianças de 12 meses de idade e também informar ao Ministério e a Secretaria Estadual de Saúde do estoque das vacinas de poliomielite, tríplice e pentavalente guardadas nas unidades de saúde.</text:p>
            <text:p/>
          </table:table-cell>
          <table:table-cell office:value-type="string" calcext:value-type="string">
            <text:p>não sensacionalista</text:p>
          </table:table-cell>
          <table:table-cell table:number-columns-repeated="146"/>
        </table:table-row>
        <table:table-row table:style-name="ro1">
          <table:table-cell office:value-type="string" calcext:value-type="string">
            <text:p>A incorporação dos quimioterápicos Pazopanibe e Sunitinibe foi no final do ano passado. Os medicamentos agem na diminuição e até na destruição do tumor</text:p>
            <text:p/>
            <text:p>Os pacientes com câncer renal terão duas novas opções de tratamento ofertadas no Sistema Único de Saúde (SUS). No final do ano passado, o Ministério da Saúde incorporou os medicamentos Pazopanibe e Sunitinibe que agem na diminuição e até destruição do tumor. A opção de tratamento foi incorporada com base na eficácia e segurança identificada nos dois insumos. A decisão já foi publicada no Diário Oficial da União (DOU) e estará disponível na rede pública em até 180 dias.</text:p>
            <text:p/>
            <text:p>A incorporação dos medicamentos contou com a participação da sociedade que enviou contribuições sobre as duas tecnologias durante Consulta Pública, realizada no ano passado, no site da Comissão Nacional de Incorporação de Tecnologias ao SUS (CONITEC). As sugestões recebidas apresentaram argumentos que mostraram a eficácia e segurança do Sunitinibe e do Pazopanibe em relação aos outros tratamentos já ofertados no SUS para o câncer renal.</text:p>
            <text:p/>
            <text:p>Os medicamentos para câncer são adquiridos e fornecidos aos usuários do SUS pelos hospitais habilitados credenciados e habilitados para atendimento em oncologia (UNACON ou CACON) com os recursos financeiros repassados pelo Ministério da Saúde. Os insumos Pazopanibe e Sunitinibe serão padronizados, adquiridos e fornecidos por cada hospital para seus usuários.</text:p>
            <text:p/>
            <text:p>No Brasil, o Instituto Nacional de Câncer (INCA) estima o surgimento de 6,2 mil casos de câncer renal por ano. A doença é o sétimo tipo cancerígeno mais comum entre os homens e o nono entre as mulheres. Na maioria dos casos, ele aparece de forma silenciosa, não apresentando sintomas em suas fases iniciais. Por esse motivo, é comum casos de pacientes que descobrem o tumor por acaso – ao fazer um exame de imagem durante um check-up de rotina ou para investigar outras suspeitas, por exemplo.</text:p>
            <text:p/>
            <text:p>Existem diferentes tipos de câncer que podem atingir o rim. O principal é conhecido como carcinoma renal de células claras (CRCC). Esse tipo de tumor corresponde a aproximadamente 75% dos casos de câncer neste órgão. No Brasil, a prevalência estimada é de 7 a 10 casos para cada 100 mil habitantes. O prognóstico desse tipo de câncer depende, dentre outros fatores, da idade do paciente e da rapidez em diagnosticar e tratar a doença.</text:p>
            <text:p>ASSISTÊNCIA AO CÂNCER</text:p>
            <text:p/>
            <text:p>O Sistema único de Saúde (SUS) oferta tratamento integral e gratuito para todos os tipos de câncer, seja paliativos, cirurgias oncológicas, radioterapia e quimioterapia. Todos os hospitais do SUS, habilitados em oncologia, recebem mensalmente recursos federais para a compra e oferta de medicamentos. O valor já está incluso no total pago para a realização dos procedimentos ambulatoriais e hospitalares para o tratamento de câncer. Os medicamentos variam de acordo com tipos existentes da doença. Assim, essas unidades têm autonomia para definirem o melhor produto a ser utilizado em cada caso.</text:p>
            <text:p/>
            <text:p>Além desse repasse, o Ministério da Saúde oferece gratuitamente outros sete medicamentos: a talidomida para o tratamento do mieloma múltiplo, do mesilato de imatinibe para a quimioterapia do tumor do estroma gastrointestinal (GIST), da leucemia mieloide crônica e da leucemia linfoblástica aguda cromossoma Philadelphia positivo; o trastuzumabe, para a quimioterapia do carcinoma de mama inicial e locorregionalmente avançado; o rituximabe, para a quimioterapia do linfoma difuso de grandes células B e do linfoma folicular; e o dasatinibe e onilotinibe para a quimioterapia da leucemia mieloide crônica de adultos.</text:p>
            <text:p/>
          </table:table-cell>
          <table:table-cell office:value-type="string" calcext:value-type="string">
            <text:p>não sensacionalista</text:p>
          </table:table-cell>
          <table:table-cell table:number-columns-repeated="146"/>
        </table:table-row>
        <table:table-row table:style-name="ro1">
          <table:table-cell office:value-type="string" calcext:value-type="string">
            <text:p>Proposta prevê multa em casos de descumprimento e determina que governadores ou prefeitos façam regulamentação da punição</text:p>
            <text:p/>
            <text:p>O Senado aprovou nesta quinta-feira, 04, projeto de lei que obriga o uso de máscaras em locais públicos e privados enquanto durar a emergência de saúde pública causada pelo novo coronavírus. A proposta prevê multa em casos de descumprimento e determina que governadores ou prefeitos deverão definir e regulamentar o valor da punição.</text:p>
            <text:p/>
            <text:p>Por conta das modificações propostas pelo relator da matéria, senador Jean Paul Prates (PT-RN), o texto voltará para análise da Câmara dos Deputados.</text:p>
            <text:p/>
            <text:p>O projeto torna obrigatório o uso da máscara em espaços públicos, transportes coletivos e de individuais, locais privados acessíveis ao público, embarcações, aviões, estabelecimentos comerciais, igrejas e estabelecimentos prisionais. Também determina a adoção de medidas de assepsia em locais de acesso público, como meio de transportes.</text:p>
            <text:p/>
            <text:p>O texto estabelece ainda que o poder público deverá fornecer o equipamento às populações vulneráveis economicamente, incluindo os beneficiados pelo programa de auxílio emergencial. O governo deverá dar prioridade às máscaras produzidas artesanalmente por costureiras ou cooperativas locais.</text:p>
            <text:p/>
            <text:p>O uso da proteção está dispensado para pessoas com transtorno do espectro autista, deficiência intelectual, deficiências sensoriais, ou outras deficiências que as impeçam de fazer o uso adequado, mediante declaração médica.</text:p>
            <text:p/>
            <text:p>Caberá ao Poder Executivo veicular campanhas publicitárias informando a necessidade do uso de máscaras e a maneira correta de seu descarte, conforme recomendações do Ministério da Saúde. O texto também determina que o governo informe os valores recolhidos em multas nos portais de transparência e que destine os recursos para ações e serviços de saúde.</text:p>
            <text:p/>
            <text:p>COMÉRCIO</text:p>
            <text:p/>
            <text:p>O texto também obriga que comércios e indústrias autorizados a funcionar durante a pandemia da covid-19 forneçam gratuitamente máscaras de proteção para todos os funcionários e colaboradores. Também permite que os estabelecimentos possam restringir a entrada de pessoas sem o equipamento de segurança.</text:p>
            <text:p/>
          </table:table-cell>
          <table:table-cell office:value-type="string" calcext:value-type="string">
            <text:p>não sensacionalista</text:p>
          </table:table-cell>
          <table:table-cell table:number-columns-repeated="146"/>
        </table:table-row>
        <table:table-row table:style-name="ro1">
          <table:table-cell office:value-type="string" calcext:value-type="string">
            <text:p>Durante o churrasco, Ingrid caiu. Queriam chamar uma ambulância mas ela insistiu que estava bem e só tropeçou por causa dos sapatos novos. Ela estava um pouco pálida e tremia, deram lhe um prato novo com comida. Ingrid passou o resto da noite bem disposta e alegre. Mais tarde, o marido de Ingrid telefonou e deixou que todos soubessem, que a mulher foi internada no hospital. Às 23 horas Ingrid faleceu. Ela tinha tido um AVC durante o churrasco. Se os outros soubessem reconhecer os sintomas do AVC, Ingrid podia ainda estar viva.</text:p>
            <text:p>Algumas pessoas não morrem logo mas ficam durante muito tempo sujeitos a apoios e numa situação de desespero.</text:p>
            <text:p/>
            <text:p>Só demora 1 minuto a ler o seguinte...</text:p>
            <text:p/>
            <text:p>... Um neurologista disse, se ele consegue chegar ao pé de um indivíduo que sofreu um AVC, ele pode eliminar as sequelas de um AVC. Ele disse, o truque é diagnosticar e tratar a pessoa durante as primeiras 3 horas. Como reconhecer um AVC: Há 4 passos que devem ser seguidos para reconhecer um AVC....</text:p>
            <text:p>*Peça à pessoa para rir (ela não vai conseguir).</text:p>
            <text:p>*Peça à pessoa para dizer uma frase simples (por exemplo: hoje está um dia bonito).</text:p>
            <text:p>*Peça à pessoa para levantar os dois braços (não vai conseguir bem).</text:p>
            <text:p>*Peça à pessoa para mostrar a língua (se a língua estiver torta ou virar dum lado para o outro, é um sintoma).</text:p>
            <text:p>Se a pessoa tem alguns destes sintomas chamar imediatamente o médico, descrever os sintomas ao telefone.</text:p>
            <text:p>Um cardiologista disse, se for possivel divulgar estas dicas a um número elevado de pessoas, podemos ter a certeza, que alguma vida, eventualmente a nossa própria, pode ser salva.</text:p>
            <text:p/>
            <text:p>Mandamos todos os dias tantas coisas inúteis, também podemos enviar coisas importantes, não acha?</text:p>
            <text:p>Se também considera importante, repasse, para chegar ao maior número de pessoas possível.</text:p>
            <text:p/>
          </table:table-cell>
          <table:table-cell office:value-type="string" calcext:value-type="string">
            <text:p>não sensacionalista</text:p>
          </table:table-cell>
          <table:table-cell table:number-columns-repeated="146"/>
        </table:table-row>
        <table:table-row table:style-name="ro1">
          <table:table-cell office:value-type="string" calcext:value-type="string">
            <text:p>ALERTA TOTAll!!</text:p>
            <text:p>O QUE A REDE GLOSO NÃO MOSTRA, NOS MOSTRAMOS !!!</text:p>
            <text:p>ONTEM O PRESIDENTE XI JINPING DECLAROU PARA A GRANDE MÍDIA QUE "-O CONTÁGIO DO VÍRUS EM WURHAN ESTÁ FORA DE CONTROLE !!!"</text:p>
            <text:p>BRASILEIROS CUIDEM MUITO DA HIGIENE, LAVEM AS MÃOS COM FREQUÊNCIA DE PREFERÊNCIA COM ALCOOL GEL, ELEVEM A IMUNIDADE CONSUMINDO FRUTAS E ALIMENTOS SAUDÁVEIS E EVITEM AGLOMERAÇÕES PÚBLICAS, ESPECIALMENTE O CARNAVAL !!!</text:p>
            <text:p>CENTENAS DE MILHÕES DE PESSOAS PODEM MORRER POR CAUSA DESSE VÍRUS MORTAL DE LABORATÓRIO -&gt; OBRA DOS AGIOTAS GLOBALISTAS ROTHSCHILDS, ROCKFELLERS, GEORGE SOROS E ASSOCIADOS PARA ELIMINAR 2/3 DA HUMANIDADE !!!</text:p>
            <text:p>A SITUAÇÃO É MUITO GRAVE !!!</text:p>
            <text:p>DEUS TENHA MISERICÓRDIA DA HUMANIDADE !!!</text:p>
            <text:p>PATRIOTAS,</text:p>
            <text:p>COMO ALERTAMOS EM NOSSAS LIVES, COMEÇÕU O GENOCÍDIO MUNDIAL DE 2/3 DA POPULAÇÃO POR ORDEM DOS AGIOTAS GLOBALISTAS ROTHSCHILDS, ROCKFELLERS, GEORGE SOROS E ASSOCIADOS !!!</text:p>
            <text:p>O VÍRUS MORTAL FABRICADO NA CHINA SAIU DE CONTROLE, MAIS DE 3 MILHÕES DE INFECTADOS E MAIS DE 150 MIL MORTOS - MILHÕES MORRERÃO EM DIAS NO MUNDO !!!</text:p>
            <text:p/>
            <text:p>ESSE VÍDEO MORTAL É IDEAL PARA AGLOMERAÇÕES COMO O CARNAVAL - CHEGOU A MORTE DA NOVA ORDEM MUNDIAL GLOBALISTA !!!</text:p>
            <text:p/>
          </table:table-cell>
          <table:table-cell office:value-type="string" calcext:value-type="string">
            <text:p>sensacionalista</text:p>
          </table:table-cell>
          <table:table-cell table:number-columns-repeated="146"/>
        </table:table-row>
        <table:table-row table:style-name="ro1">
          <table:table-cell office:value-type="string" calcext:value-type="string">
            <text:p>Descrita há apenas duas semanas aproximadamente, uma rara doença inflamatória em crianças vem sendo associada ao coronavírus e já foi observada em países como Reino Unido, França, Estados Unidos e Itália.</text:p>
            <text:p/>
            <text:p>Os casos conhecidos mostram que, apenas em uma pequena parcela de crianças, essa doença pode causar sérias complicações — que podem levar ao internamento em unidades de terapia intensiva (UTIs).</text:p>
            <text:p/>
            <text:p>Até 100 crianças no Reino Unido podem ter sido afetadas e estudos sugerem que o mesmo está sendo observado em outras partes da Europa.</text:p>
            <text:p/>
            <text:p>Acredita-se que esse quadro seja causado por uma resposta atrasada do sistema imunológico a um vírus ou uma bactéria — bem semelhante ao que ocorre na síndrome de Kawasaki. Os médicos que reportaram esses casos ocorridos no Reino Unido e em outros países disseram que, na maioria das crianças, foram detectados anticorpos para o novo coronavírus.</text:p>
            <text:p/>
            <text:p>Em abril, profissionais de saúde do NHS (sistema público de saúde britânico) foram alertados para esta reação rara, mas perigosa, em crianças. O comunicado da autoridade de saúde foi motivado pelo adoecimento de oito crianças em Londres, incluindo uma de 14 anos de idade que morreu.</text:p>
            <text:p/>
            <text:p>Todas elas tinham sintomas semelhantes quando foram admitidas no Hospital Infantil Evelina de Londres: febre alta, erupções cutâneas, olhos vermelhos, inchaço e dor generalizada.</text:p>
            <text:p/>
            <text:p>A maioria das crianças não teve grandes problemas pulmonares ou respiratórios, embora sete tenham sido colocadas em ventilação mecânica para melhorar problemas cardíacos e de circulação.</text:p>
            <text:p/>
            <text:p>Médicos descrevem a reação como um "novo fenômeno" semelhante ao choque pela doença de Kawasaki — uma condição rara que afeta principalmente crianças menores de cinco anos. Os sintomas típicos são erupção cutânea, glândulas inchadas no pescoço e lábios secos e rachados.</text:p>
            <text:p/>
            <text:p>Mas a síndrome observada atualmente também afeta crianças mais velhas, de até 16 anos, com uma minoria enfrentando sérias complicações.</text:p>
            <text:p/>
            <text:p>Liz Whittaker, professora de doenças infecciosas pediátricas e imunologia da universidade Imperial College de Londres, diz que o fato de a síndrome estar ocorrendo no meio da pandemia de cvid-19 sugere que as duas coisas estão ligadas.</text:p>
            <text:p/>
            <text:p>"Você tem o pico da covid-19 e, três ou quatro semanas depois, estamos vendo uma alta desse novo fenômeno que nos faz acreditar se tratar de um fenômeno pós-infeccioso", disse ela.</text:p>
            <text:p/>
            <text:p>Isso significa que é provável que o choque esteja relacionado ao acúmulo de anticorpos após a infecção. As crianças parecem ser afetadas até seis semanas depois de terem sido infectadas pelo vírus, o que poderia explicar o aparecimento da nova síndrome várias semanas após o pico de casos no Reino Unido.</text:p>
            <text:p>'Excepcionalmente raro'</text:p>
            <text:p/>
            <text:p>Russell Viner, presidente do Colégio Real de Pediatria e Saúde Infantil, diz que a maioria das crianças afetadas pela síndrome respondeu bem ao tratamento e está perto de receber alta do hospital.</text:p>
            <text:p/>
            <text:p>Esta síndrome é "excepcionalmente rara", destaca Viner.</text:p>
            <text:p/>
            <text:p>"Isso não deve impedir que os pais deixem seus filhos sair do confinamento", acrescentou Viner, falando do relaxamento de regras de isolamento em curso no Reino Unido.</text:p>
            <text:p/>
            <text:p>Para ele, conhecer melhor esta doença inflamatória "pode ​​explicar por que algumas crianças ficam muito doentes com a covid-19, enquanto a maioria não é afetada ou é assintomática".</text:p>
            <text:p/>
            <text:p>Acredita-se que as crianças correspondam a cerca de 1 a 2% dos casos de infecção por coronavírus.</text:p>
            <text:p/>
            <text:p>Michael Levin, professor de pediatria e saúde infantil da Imperial College de Londres, explicou que a maioria das crianças afetadas pelo choque tem resultado negativo para coronavírus, mas positivo no exame que detecta anticorpos.</text:p>
            <text:p/>
            <text:p>"Então, realmente pensamos que a biologia desta doença envolve, de alguma forma, uma resposta imune incomum ao vírus", aponta Levin.</text:p>
            <text:p/>
            <text:p>Qual é a situação em outras partes do mundo?</text:p>
            <text:p/>
            <text:p>Houve casos semelhantes registrados nos EUA, Espanha, Itália, França e Holanda.</text:p>
            <text:p/>
            <text:p>Pelo menos 15 Estados dos EUA estão analisando possíveis casos desta rara condição, de acordo com o governador de Nova York, Andrew Cuomo.</text:p>
            <text:p/>
            <text:p>Dos 82 casos diagnosticados com esta síndrome inflamatória em Nova York, 53 crianças apresentaram resultado positivo ou tiveram anticorpos para a covid-19.</text:p>
            <text:p/>
            <text:p>Espera-se que o Centro de Controle de Doenças (CDC) dos EUA emita nos próximos dias um alerta com a descrição da síndrome para profissionais de saúde.</text:p>
            <text:p/>
            <text:p>Enquanto isso, na Itália, pelo menos 10 crianças foram diagnosticadas com uma síndrome do tipo, segundo um estudo publicado esta semana. Todas elas foram admitidas em um hospital em Bergamo — a cidade mais impactada pela doença na Itália — entre meados de fevereiro e meados de abril, e se recuperaram.</text:p>
            <text:p/>
            <text:p>Nos testes para anticorpos nas crianças, oito indicaram já ter tido o coronavírus, enquanto outras duas não — mas os pesquisadores reconhecem que os testes não eram 100% precisos. Os testes moleculares para detectar o material genético do vírus não são considerados úteis porque a reação tende a ocorrer muitas semanas após a infecção.</text:p>
            <text:p/>
            <text:p>O médico Lucio Verdoni, autor do artigo e médico do Hospital Papa Giovanni XXIII em Bergamo, disse: "Embora essa complicação seja muito rara, nosso estudo contribui com mais evidências de como o vírus pode estar afetando crianças".</text:p>
            <text:p/>
            <text:p>Especialistas em saúde infantil do Reino Unido dizem que talvez o choque não afete apenas crianças.</text:p>
            <text:p/>
            <text:p>Agora, eles estão trabalhando com pesquisadores dos EUA e outros países europeus sobre o que batizaram de síndrome multissistêmica inflamatória pediátrica (PIMS-TS, na sigla em inglês).</text:p>
            <text:p/>
          </table:table-cell>
          <table:table-cell office:value-type="string" calcext:value-type="string">
            <text:p>não sensacionalista</text:p>
          </table:table-cell>
          <table:table-cell table:number-columns-repeated="146"/>
        </table:table-row>
        <table:table-row table:style-name="ro1">
          <table:table-cell office:value-type="string" calcext:value-type="string">
            <text:p>Pausar por 2 minutos e ler isto:</text:p>
            <text:p/>
            <text:p>1. Digamos que é 19h25 ​​e você está indo para casa (sozinho, é claro) depois de um dia estranhamente difícil no trabalho.</text:p>
            <text:p>2. Você está realmente cansado, chateado e frustrado.</text:p>
            <text:p>3. De repente, você começa a experimentar dor severa em seu peito que começa a arrastrar para dentro de seu braço e até dentro de sua mandíbula. Você está cerca de cinco km apenas do hospital mais próximo de onde você está.</text:p>
            <text:p>4. Infelizmente você não sabe se conseguirá chegar tão longe.</text:p>
            <text:p>5. Você foi treinado em CPR, mas o cara que ensinou o curso não lhe disse como executá-lo em si mesmo.</text:p>
            <text:p>6. COMO SOBREVIVER A UM ATAQUE CORAÇÃO QUANDO SOZINHO? Uma vez que muitas pessoas estão sozinhas quando sofrem um ataque cardíaco sem ajuda, a pessoa cujo coração está batendo indevidamente e quem começa a se sentir fraca, tem apenas cerca de 10 segundos antes de perder a consciência.</text:p>
            <text:p>7. No entanto, essas vítimas podem se ajudar tossindo de forma repetida e muito vigorosa. Uma respiração profunda deve ser tomada antes de cada tosse e a tosse deve ser profunda e prolongada, como quando produzem escarro no fundo do tórax. Uma respiração e uma tosse devem ser repetidas a cada dois segundos sem parar, até que a ajuda chegue, ou até o coração se sentir batendo normalmente novamente.</text:p>
            <text:p>8. As respirações profundas recebem oxigênio nos pulmões e os movimentos de tosse espreitam o coração e mantêm o sangue circulante. A pressão sobre o coração também ajuda a recuperar o ritmo normal. Desta forma, vítimas de ataque cardíaco podem chegar ao hospital.</text:p>
            <text:p>9. Digam a tantas outras pessoas quanto possível sobre isso. Poderá salvar suas vidas !!</text:p>
            <text:p>10. Um cardiologista diz que se todos os que recebem este correio e enviá-lo gentilmente para 10 pessoas, você pode apostar que economizaremos pelo menos uma vida.</text:p>
            <text:p>11. Ao invés de enviar piadas, por favor ... contribua enviando esse e-mail que pode salvar a vida de uma pessoa.</text:p>
            <text:p>12. Se esta mensagem vier para você ... mais de uma vez ... por favor, não fique irritado ... Você deve, em vez disso, ficar feliz por ter muitos amigos que se preocupam com você e continua lembrando como lidar com um ataque cardíaco.</text:p>
            <text:p/>
            <text:p>Mantenha seu dedo na mensagem e depois pressione  (encaminhar), escolhendo então, as pessoas de seu contato que receberão está valiosa dica.</text:p>
            <text:p/>
          </table:table-cell>
          <table:table-cell office:value-type="string" calcext:value-type="string">
            <text:p>sensacionalista</text:p>
          </table:table-cell>
          <table:table-cell table:number-columns-repeated="146"/>
        </table:table-row>
        <table:table-row table:style-name="ro1">
          <table:table-cell office:value-type="string" calcext:value-type="string">
            <text:p>Cientistas do Reino Unido devem começar a testar um tratamento que, segundo esperam, possa combater os efeitos da covid-19 nos pacientes mais graves.</text:p>
            <text:p/>
            <text:p>Eles constataram que aqueles que desenvolvem a forma mais grave da doença têm números extremamente baixos de uma célula imune chamada célula T.</text:p>
            <text:p/>
            <text:p>As células T "limpam" a infecção do corpo.</text:p>
            <text:p/>
            <text:p>O ensaio clínico avaliará se um medicamento chamado interleucina 7, conhecido por aumentar o número de células T, pode ajudar na recuperação dos pacientes.</text:p>
            <text:p/>
            <text:p>O estudo envolve cientistas do Instituto Francis Crick, King's College London e do hospital Guy's e St Thomas'. Eles examinaram as células imunes no sangue de 60 pacientes de covid-19 e encontraram uma aparente queda no número de células T.</text:p>
            <text:p/>
            <text:p>Adrian Hayday, do Instituto Crick, disse que foi uma "grande surpresa" ver o que estava acontecendo com as células imunológicas.</text:p>
            <text:p/>
            <text:p>"Elas estão tentando nos proteger, mas o vírus parece estar fazendo algo que está puxando o tapete delas, porque seus números diminuíram drasticamente."</text:p>
            <text:p/>
            <text:p>Em uma gota de sangue de microlitro (0,001 ml), adultos saudáveis normais têm entre 2 mil e 4 mil células T, também chamadas linfócitos T.</text:p>
            <text:p/>
            <text:p>Os pacientes de covid-19 que a equipe testou tinham entre 200 e 1,2 mil.</text:p>
            <text:p>'Extremamente encorajador'</text:p>
            <text:p/>
            <text:p>Os pesquisadores dizem que essas descobertas abrem caminho para que eles desenvolvam um "teste de impressão digital" para verificar os níveis de células T no sangue, o que poderia fornecer indicações precoces de quem poderia desenvolver doenças mais graves.</text:p>
            <text:p/>
            <text:p>Mas também oferece a possibilidade de um tratamento específico para reverter esse declínio das células imunológicas.</text:p>
            <text:p/>
            <text:p>Manu Shankar-Hari, médico de cuidados intensivos do hospital Guy's e St Thomas', em Londres, disse que cerca de 70% dos pacientes que observa em terapia intensiva com covid-19 chegam com 400 a 800 linfócitos por microlitro.</text:p>
            <text:p/>
            <text:p>"Quando eles começam a se recuperar, o nível de linfócitos também começa a voltar", acrescenta.</text:p>
            <text:p/>
            <text:p>A interleucina 7 já foi testada em um pequeno grupo de pacientes com sepse e comprovou aumentar com segurança a produção dessas células específicas.</text:p>
            <text:p/>
            <text:p>Nesse estudo, ela será administrada a pacientes com baixa contagem de linfócitos em tratamento intensivo por mais de três dias.</text:p>
            <text:p/>
            <text:p>Shankar-Hari disse: "Esperamos que [quando aumentarmos a contagem de células] as infecções virais sejam eliminadas.</text:p>
            <text:p/>
            <text:p>"Como médico intensivista, eu cuido dos pacientes que estão extremamente mal e, além dos cuidados de suporte, não temos nenhum tratamento ativo direto contra a doença".</text:p>
            <text:p/>
            <text:p>"Portanto, um tratamento como esse no contexto de um ensaio clínico é extremamente encorajador para médicos de cuidados intensivos em todo o Reino Unido".</text:p>
            <text:p/>
            <text:p>A pesquisa também forneceu informações sobre as formas específicas pelas quais a covid-19 interage com o sistema imunológico, o que, segundo Hayday, será vital à medida que cientistas de todo o mundo procuram informações clinicamente valiosas.</text:p>
            <text:p/>
            <text:p>"O vírus que causou essa emergência no planeta é único — e diferente. É algo sem precedentes."</text:p>
            <text:p/>
            <text:p>"A razão exata para essa interrupção — a chave nos trabalhos do sistema de células T — não está clara para nós.</text:p>
            <text:p/>
            <text:p>"Este vírus está realmente fazendo algo distinto e pesquisas futuras - que começaremos imediatamente — precisam descobrir o mecanismo pelo qual ele está causando esses efeitos."</text:p>
            <text:p/>
          </table:table-cell>
          <table:table-cell office:value-type="string" calcext:value-type="string">
            <text:p>não sensacionalista</text:p>
          </table:table-cell>
          <table:table-cell table:number-columns-repeated="146"/>
        </table:table-row>
        <table:table-row table:style-name="ro1">
          <table:table-cell office:value-type="string" calcext:value-type="string">
            <text:p>Tratamento para a infecção latente (quando a bactéria está adormecida) levava de seis a nove meses, agora, deve durar três. Medicamento será ofertado no SUS a partir de 2020</text:p>
            <text:p/>
            <text:p>A partir do próximo ano, o Governo do Brasil deve passar a oferecer um novo medicamento para tratar a tuberculose latente, aquela em que há a presença da bactéria adormecida, mas sem doença, ou seja, não há os sintomas como tosse prolongada e febre. A estimativa é de que há 30 mil pessoas nestas condições no país e que, caso contraiam doenças como o HIV/aids, quando o sistema imunológico está mais fragilizado, podem vir a desenvolver a forma ativa da tuberculose.</text:p>
            <text:p/>
            <text:p>O medicamento rifapentina, utilizado por 3 meses, é indicado nestes casos. A oferta do tratamento para os 30 mil brasileiros será possível porque a instituição internacional Unitaid, parceira da Organização Mundial da Saúde (OMS) na busca por soluções inovadoras na prevenção, diagnóstico e tratamento de doenças, conseguiu negociar uma redução de 70% no preço do tratamento, passando de US$ 45 para US$ 15.</text:p>
            <text:p/>
            <text:p>"A redução no preço do tratamento da tuberculose latente é um passo significativo para nos dar condições de incorporar um novo esquema medicamentoso para  prevenção da tuberculose no SUS, que é eficaz ao mesmo tempo em que diminui pela metade a duração do tratamento. As pessoas estão mais dispostas a aderirem e completarem tratamentos mais curtos. Assim, a nossa expectativa é alcançar e tratar mais pessoas que podem adoecer de tuberculose ativa e alcançar as metas internacionais de eliminação da tuberculose até 2030", afirma o ministro da Saúde, Luiz Henrique Mandetta.</text:p>
            <text:p/>
            <text:p>A incorporação do medicamento no Sistema Único de Saúde (SUS) será analisada pela Comissão Nacional de Incorporação de Tecnologias no Sistema Único de Saúde (Conitec), que assessora o Ministério da Saúde na decisão de incorporar novas tecnologias no SUS. Agora, a viabilidade financeira está assegurada para a oferta do medicamento às pessoas com tuberculose latente, com uma economia de cerca de US$ 900 mil, considerando a compra do medicamento para tratar 30 mil pessoas no Brasil.</text:p>
            <text:p>TRATAMENTO</text:p>
            <text:p/>
            <text:p>Atualmente, o tratamento para a tuberculose latente é feito com o medicamento isoniazida, com a administração de 180 doses em seis meses ou 270 doses em 9 meses. Com o novo esquema terapêutico pelo medicamento rifapentina, o tratamento deve durar 3 meses com a administração de 12 doses, ou seja, um comprimido por semana. Assim, o tempo de tratamento cairá pela metade, passando de seis ou nove meses para apenas três meses. A terapia preventiva impede que a tuberculose latente se torne ativa.</text:p>
            <text:p/>
            <text:p>"O anúncio de hoje do Brasil é exemplar", disse o diretor executivo da Unitaid, Lelio Marmora. "A Unitaid está entusiasmada em testemunhar o primeiro impacto que este acordo inovador terá para milhares de pessoas vulneráveis à tuberculose no Brasil", completou.</text:p>
            <text:p/>
            <text:p>A negociação para redução do preço do medicamento rifapentina foi conduzida pela Unitaid, em conjunto com o Fundo Global (de Combate à AIDS, Tuberculose e Malária) e a empresa farmacêutica Sanofi. Com a redução, a expectativa é de que cerca de 100 países tenham condições de ofertar o medicamento, além de ajudar a diminuir a ocorrência da tuberculose.</text:p>
            <text:p/>
            <text:p>TUBERCULOSE</text:p>
            <text:p/>
            <text:p>Segundo estimativa da Organização Mundial da Saúde (OMS), um quarto da população mundial tem tuberculose latente, quando a bactéria está adormecida. A expansão do tratamento para tuberculose latente faz parte da estratégia da OMS para reduzir a doença para menos de 10 casos por 100 mil habitantes.</text:p>
            <text:p/>
            <text:p>No Brasil, em 2018, foram diagnosticados 75.717 casos novos de tuberculose ativa, o que corresponde a um coeficiente de incidência de 36,2 casos para cada 100 mil habitantes. Alguns grupos estão mais suscetíveis a desenvolverem a doença (com a presença dos sintomas), como as pessoas que vivem com o HIV que têm cerca de 25 vezes mais risco de desenvolverem tuberculose ativa quando comparado a pessoas que não têm o vírus. Isso acontece por causa da fragilidade do sistema imunológico e, por isso, pode acometer também pessoas em uso de terapias imunossupressoras, utilizadas por pacientes transplantados.</text:p>
            <text:p/>
            <text:p>O Brasil tem conseguido avanços significativos no cuidado e tratamento da tuberculose. O país atingiu as Metas dos Objetivos do Desenvolvimento do Milênio (ODM) de enfrentamento à tuberculose, que previa reduzir, até 2015, o coeficiente de incidência e de mortalidade da doença em 50% quando comparado com os resultados de 1990. Em 2017, foram registradas 4,6 mil mortes pela doença.</text:p>
            <text:p>UNITAID</text:p>
            <text:p/>
            <text:p>A Unitaid visa tornar a resposta global mais eficaz, identificando formas de prevenir, tratar e diagnosticar o HIV/AIDS (+ co-infecções), a tuberculose e a malária de forma mais acessível, eficiente e rápida. E, a partir deste ano, a doença de Chagas. Integram a instituição o Brasil, Chile, França, Noruega e Reino Unido, além da Espanha, Coreia do Sul e a Fundação Bill &amp; Melinda Gates.</text:p>
            <text:p/>
            <text:p>O projeto IMPAACT4TB, financiado pela Unitaid (2017-2021), tem trabalhado em 12 países altamente afetados, incluindo o Brasil, para estabelecer o tratamento com rifapentina, chamado de 3HP, como uma terapia acessível, de qualidade garantida e menos tóxica para a prevenção da tuberculose. Liderado pelo Aurum Institute, o IMPAACT4TB já está fornecendo o novo tratamento a 6.700 pacientes no Brasil.</text:p>
            <text:p/>
          </table:table-cell>
          <table:table-cell office:value-type="string" calcext:value-type="string">
            <text:p>não sensacionalista</text:p>
          </table:table-cell>
          <table:table-cell table:number-columns-repeated="146"/>
        </table:table-row>
        <table:table-row table:style-name="ro1">
          <table:table-cell office:value-type="string" calcext:value-type="string">
            <text:p>O CT Vacinas, núcleo formado por pesquisadores da UFMG (Universidade Federal de Minas Gerais) e da Fiocruz (Fundação Oswaldo Cruz), desenvolveu um teste para diagnosticar a covid-19, que diminui as chances de o resultado ser de falso negativo ou falso positivo.</text:p>
            <text:p/>
            <text:p>Trata-se de um teste Elisa, nome que deriva da abreviação de "ensaio de imunoabsorção enzimática" (em inglês, enzyme-linked immunosorbent assay), em referência à técnica usada. Pelo mundo, o método consolidou-se, há anos, como ferramenta de detecção do HIV.</text:p>
            <text:p/>
            <text:p>Além de rápido, o teste concebido pelo CT Vacinas tem a vantagem de ser mais barato que outra opção existente, o RT-PCR (do inglês reverse-transcriptase polymerase chain reaction), cujo custo varia de R$ 280 a R$ 470 na capital paulista, conforme apurou a Agência Brasil, após contatar três redes de laboratórios.</text:p>
            <text:p/>
            <text:p>Como os testes rápidos, o Elisa também é sorológico (feito a partir da procura por anticorpos no sangue), com a diferença de que pode ser realizado somente em laboratórios, ainda que o equipamento necessário seja relativamente simples. Após as validações iniciais, a próxima etapa é obter a certificação da Anvisa (Agência Nacional de Vigilância Sanitária).</text:p>
            <text:p/>
            <text:p>"No caso do Elisa, de metodologia completamente diferente [em relação aos testes rápidos], tira-se uma amostra de sangue maior, precisa-se de 1 mililitro, pelo menos. Então, é necessária uma agulha para  coletar o sangue. O processo de detecção da presença do anticorpo é muito mais sensível", diz a coordenadora do CT Vacinas, Santuza Ribeiro.</text:p>
            <text:p/>
            <text:p>"Por isso, mesmo que a pessoa tenha baixas quantidades de anticorpo, não se detecta naquele teste rápido, mas pode-se detectar no Elisa. Não se consegue fazer o Elisa em um balcão de farmácia, por exemplo. Por outro lado, há uma sensibilidade muito maior. Outra vantagem é que, com o Elisa, consegue-se uma redução não só de falso negativo, mas de falso positivo, que é quando se tem uma reação que parece positiva, e, na verdade, é um anticorpo contra outro vírus, que não o Sars-CoV-2, como o de gripe comum", explica Suzana.</text:p>
            <text:p/>
            <text:p>Com o Elisa desenvolvido pelos pequisadores do CT Vacinas, consegue-se mostrar que, em pessoas que têm anticorpos contra outras viroses, como dengue, não se detecta positivo. "O teste rápido não é capaz de diferenciar as outras infecções", acrescenta.</text:p>
            <text:p/>
            <text:p>Na prática, o que se faz é fixar o antígeno em uma placa de poliestireno e ligá-lo a um anticorpo com marcador enzimático. Caso haja reação de defesa do organismo contra o agente patogênico – no caso, o novo coronavírus –, na forma de anticorpos, o material depositado sobre a placa muda de cor.</text:p>
            <text:p/>
            <text:p>Em virtude da estrutura exigida para aplicação do teste, a equipe agora busca o apoio de órgãos federais, como o Ministério da Ciência, Tecnologia, Inovações e Comunicações e outros entes públicos e também de empresas, para possibilitar a produção em larga escala e a disponibilização a uma parcela significativa da população. Duas pontes que estão sendo negociadas envolvem a Fundação Ezequiel Dias (Funed), do governo de Minas Gerais, e o Instituto de Tecnologia em Imunobiológicos (Bio-Manguinhos), da Fiocruz.</text:p>
            <text:p/>
            <text:p>Santuza destaca, ainda, que o teste Elisa para covid-19 surgiu do aprimoramento de um saber que já circulava no núcleo, sinalizando para a importância do investimento estável em ciência. "No CT Vacinas, a gente já havia desenvolvido um teste muito semelhante, para outras doenças, inclusive não virais, para leishmaniose, doença de Chagas e malária. A mudança que foi feita consistiu em colocar como componente do teste uma molécula capaz de detectar o anticorpo contra o covid-19."</text:p>
            <text:p/>
            <text:p>"Testamos três opções e encontramos o antígeno N, componente da partícula viral, como a melhor molécula para detectar o anticorpo contra covid-19. Isso foi uma demanda específica que tivemos da Secretaria de Estado de Saúde de Minas Gerais, por meio da Fundação de Amparo à Pesquisa do Estado de Minas Gerais (Fapemig), com financiamento da fundação, inicialmente, e depois recebemos recursos do governo federal, por meio da Rede Virus, do Ministério da Ciência, Tecnologia, Inovações e Comunicações". De acordo com a coordenadora do CT Vacinas, trata-se de uma molécula distinta da que está sendo usada no desenvolvimento de vacinas.</text:p>
            <text:p/>
            <text:p>A proposta foi apresentada pela Fapemig no início de março, diz Santuza, ao destacar o sucesso da equipe, que completoo o desafio em três meses: "A gente ficou muito feliz, porque não sabia se teria capacidade de realizar em um tempo tão curto."</text:p>
            <text:p/>
          </table:table-cell>
          <table:table-cell office:value-type="string" calcext:value-type="string">
            <text:p>não sensacionalista</text:p>
          </table:table-cell>
          <table:table-cell table:number-columns-repeated="146"/>
        </table:table-row>
        <table:table-row table:style-name="ro1">
          <table:table-cell office:value-type="string" calcext:value-type="string">
            <text:p>NÃO USE CELULAR NA COZINHA Não use por favor na cozinha celular para fazer ou receber chamadas. O meu nome é Dra Ademola. Há apenas três dias meu marido que também é médico, partilhou comigo um triste acidente que resultou em queimaduras graves de 6 pessoas que foram trazidas para o departamento de emergências médicas. As queimaduras resultaram do incêndio causado pelo celular, quando um deles tentou fazer uma chamada na cozinha com o fogão a gás ligado. O mesmo pode acontecer com forno de microondas ou no momento da indução do fogo. Algumas pessoas cozinham com o celular colado a orelha. Por favor parem de fazer ou receber chamadas na cozinha porque é tão perigoso, como fazer ou receber chamadas em uma bomba de gasolina. Não deixe de partilhar com os seus familiares e amigos esta informação e se tiver necessidade de atender a uma chamada, então afaste-se do fogão uns 3-4 metros . Lembre-se que sua segurança é também a segurança da sua família...</text:p>
            <text:p/>
            <text:p>Compartilhar com seus amigos.</text:p>
            <text:p/>
          </table:table-cell>
          <table:table-cell office:value-type="string" calcext:value-type="string">
            <text:p>sensacionalista</text:p>
          </table:table-cell>
          <table:table-cell table:number-columns-repeated="146"/>
        </table:table-row>
        <table:table-row table:style-name="ro1">
          <table:table-cell office:value-type="string" calcext:value-type="string">
            <text:p>MACULOPATIA - (Câncer do olho)</text:p>
            <text:p>- - - - -</text:p>
            <text:p>Cuidado mesmo que tenha 10,20,30 ou até menos anos de vida.</text:p>
            <text:p>USO DO CELULAR NO ESCURO</text:p>
            <text:p/>
            <text:p>Pesquisadores do Cape Coast Hospital (Bakkano) EUA, alertam que quando as luzes estão apagadas à noite, não se deve olhar para a tela do celular!</text:p>
            <text:p/>
            <text:p>(Smartphone)</text:p>
            <text:p/>
            <text:p>Usar telefones celulares antes de ir para a cama no escuro pode levar a sérios problemas nos olhos. Recentemente, um número crescente de pacientes entre 30 e 40 anos procura atendimento médico devido ao uso de telefones celulares no escuro. Segundo pesquisas o reflexo direto de mais de 30 minutos pode causar degeneração macular irreversível do olho, levando a rápida deterioração da visão.</text:p>
            <text:p>Contrair maculopatia (câncer do olho) significa poder perder a visão porque a medicina moderna não pode tratá-la, muito menos curá-la.</text:p>
            <text:p>O telefone brilhante olhado no escuro, possui alta energia eletromagnetica que, quando dirigida para os olhos pode danificar a mácula do olho.</text:p>
            <text:p>Os pesquisadores dizem que os sintomas da degeneração macular são mais sentidos pelos idosos, mas ultimamente os pacientes estão ficando mais jovens. Pacientes com 30-40 anos de idade, usuários frequentes de telefones celulares, aumentaram em cerca de 3% dos casos.</text:p>
            <text:p>Além disso, ver o celular no escuro não só causa degeneração macular, mas também provoca olhos secos, catarata que, eventualmente, pode levar a perda de visão.</text:p>
            <text:p>As lesões precoces dos olhos devem ser tratadas com laser ou injeção de esteróides.</text:p>
            <text:p>Os pesquisadores sugerem que o mais importante é livrar-se do mau hábito de usar telefones celulares no escuro, porque pode causar danos por toda a vida.</text:p>
            <text:p>Para tentar minimizar o problema lembre-se de não desligar as luzes se estiver olhando para o celular.</text:p>
            <text:p/>
            <text:p>Informe os usuários desses telefones sobre esse problema!</text:p>
            <text:p/>
          </table:table-cell>
          <table:table-cell office:value-type="string" calcext:value-type="string">
            <text:p>sensacionalista</text:p>
          </table:table-cell>
          <table:table-cell table:number-columns-repeated="146"/>
        </table:table-row>
        <table:table-row table:style-name="ro1">
          <table:table-cell office:value-type="string" calcext:value-type="string">
            <text:p>ESSA EU REPASSO COM MAIOR PRAZER, E ESPERO QUE VOCÊ FAÇA O MESMO, REPASSE A TODOS OS SEUS CONTATOS</text:p>
            <text:p>Vacina anti-câncer RINS E PELE</text:p>
            <text:p>Boas notícias são para partilhar.</text:p>
            <text:p>Já existe vacina anti-câncer (pele e rins). Foi desenvolvida por cientistas médicos brasileiros,uma vacina para estes dois tipos de câncer, que se mostrou eficaz, tanto no estágio inicial como em fase mais avançada.</text:p>
            <text:p>A vacina é fabricada em laboratório utilizando um pequeno pedaço do tumor do próprio paciente. Em 30 dias está pronta, e é remetida para o médico oncologista do paciente.</text:p>
            <text:p>Nome do médico que desenvolveu a vacina:José Alexandre Barbuto</text:p>
            <text:p>Hospital Sírio Libanês — Grupo Genoma.</text:p>
            <text:p>Telefone do Laboratório: 0800–7737327 — (falar com Dra. Ana Carolina ou Dra.. Karyn, para maiores detalhes)</text:p>
            <text:p>http://www.vacinacontraocancer.com.br/</text:p>
            <text:p>Isto sim é algo que precisa ser repassado....</text:p>
            <text:p>Alguém pode estar precisando !!!!!</text:p>
            <text:p>Por favor, divulguem esta vitória da medicina genética brasileira!!!!</text:p>
            <text:p/>
            <text:p>R E P A S S E M</text:p>
            <text:p/>
          </table:table-cell>
          <table:table-cell office:value-type="string" calcext:value-type="string">
            <text:p>sensacionalista</text:p>
          </table:table-cell>
          <table:table-cell table:number-columns-repeated="146"/>
        </table:table-row>
        <table:table-row table:style-name="ro1">
          <table:table-cell office:value-type="string" calcext:value-type="string">
            <text:p>VACINAS CHINESAS CONTÊM CÉLULAS DE BEBÊS ABORTADOS</text:p>
            <text:p/>
            <text:p>- O Partido Genocida Chinês já deu provas de que não utiliza a moral para a realização de seus feitos. É ponto pacífico o fato de que eles utilizam CÉLULAS DE BEBÊS ABORTADOS para suas mirabolantes vacinas. Para a vacina contra a COVID-19, eles negam ter utilizado, mas conhecemos o histórico chinês sobre o assunto.</text:p>
            <text:p/>
            <text:p>- Vejam o que diz uma matéria de 2005: “A China é o único país do mundo que usa esse procedimento de modo institucionalizado, com fetos abortados e doados para as cirurgias. O aborto é permitido no país e pode custar pouco mais de US$ 60. Além disso, não há grupos religiosos ou movimentos antiaborto e o transplante de células de embriões é considerado legal."</text:p>
            <text:p/>
            <text:p>- É frustrante ver o Brasil ser entregue, em alguns aspectos, ao Partido Genocida Chinês por alguns Governadores que usam calça de apertar linguiça, sobretudo numa pauta tão cara para nós, conservadores. A China nunca usou o bom senso ou crivo moral para negociar com o mundo, muito pelo contrário: o Partido Comunista Chinês avança no Brasil pelas arestas deixadas por INIMIGOS da pátria, os quais fingem se preocupar com o cidadão. Mas eu digo: nós, brasileiros, somos pró-vida, desde a concepção, e o vírus chinês não será tratado com esse tipo de vacina com nossa aprovação.</text:p>
            <text:p/>
          </table:table-cell>
          <table:table-cell office:value-type="string" calcext:value-type="string">
            <text:p>não sensacionalista</text:p>
          </table:table-cell>
          <table:table-cell table:number-columns-repeated="146"/>
        </table:table-row>
        <table:table-row table:style-name="ro1">
          <table:table-cell office:value-type="string" calcext:value-type="string">
            <text:p>Winter não sabe, mas uma equipe de cientistas tem a esperança de que ela se torne uma heroína e ajude a humanidade.</text:p>
            <text:p/>
            <text:p>Essa lhama, que vive em rancho de um laboratório da Bélgica, guarda em suas células um elemento que pode ser promissor no tratamento contra a covid-19, doença causada pelo novo coronavírus.</text:p>
            <text:p/>
            <text:p>Uma pesquisa recente feita em laboratório revelou que um tipo de anticorpo desenvolvido pelas lhamas pode combater de maneira efetiva a infecção causada pelo Sars-Cov-2, nome oficial do novo coronavírus. A pesquisa, porém, ainda está em fase inicial e pode demorar para ser concluída. E, para que um remédio se torne realidade, o anticorpo precisa ser testado em humanos, o que não deve acontecer tão cedo.</text:p>
            <text:p/>
            <text:p>Os pesquisadores se sentem otimistas, informou o cientista Daniel Wrapp à BBC Mundo. Ele atua no Departamento de ciências moleculares da Universidade do Texas, em Austin, nos Estados Unidos, e é o principal autor do estudo.</text:p>
            <text:p/>
            <text:p>Mas afinal, o que faz a Winter ser tão especial na luta contra o novo coronavírus?</text:p>
            <text:p/>
            <text:p>Nanocorpos</text:p>
            <text:p/>
            <text:p>A história com a lhama Winter (inverno, em inglês) começou em 2016, quando ela tinha apenas meses de vida.</text:p>
            <text:p/>
            <text:p>Na época, cientistas da Universidade de Texas e da Universidade de Gante, na Bélgica, escolheram Winter para investigar o Sars-Cov-1 e o MERS-Cov, que são coronavírus da mesma família do Sars-Cov-2.</text:p>
            <text:p/>
            <text:p>Os estudiosos descobriram que quando o sistema imune das lhamas detecta um invasor externo, como um vírus ou uma bactéria, o seu organismo produz um anticorpo do tamanho de um quarto do tipo de anticorpo que é desenvolvido pelos humanos.</text:p>
            <text:p/>
            <text:p>Por isso, os cientistas os chamam de "nanocorpos". Outros camelídeos, como alpacas e os camelos, também desenvolvem nanocorpos.</text:p>
            <text:p/>
            <text:p>Os tubarões também desenvolvem esses elementos. Porém, é mais fácil lidar com uma lhama do que com um tubarão, explica Wrapp.</text:p>
            <text:p/>
            <text:p>O sistema imunológico dos humanos não produz esses nanocorpos. A vantagem dos nanocorpos é que em razão do tamanho, se agarram mais facilmente às proteínas do coronavírus, que fazem com que o Sars-Cov-2 ataque as células do corpo humano.</text:p>
            <text:p/>
            <text:p>No experimento de 2016, os investigadores injetaram as proteínas que envolvem o Sars-Cov-1 e o MERS-Cov em Winter e notaram que os nanocorpos desenvolvidos pela lhama mostraram uma boa capacidade para deter a infecção do Sars-Cov-1.</text:p>
            <text:p/>
            <text:p>Quatro anos depois, diante da pandemia do novo coronavírus, Wrapp e sua equipe fizeram novos experimentos para testar o nível de eficácia dos nanocorpos contra o Sars-Cov-2.</text:p>
            <text:p/>
            <text:p>Inspirados nos nanocorpos de Winter, Wrapp e sua equipe desenvolveram um tipo de anticorpo para enfrentar o novo coronavírus.</text:p>
            <text:p/>
            <text:p>Os resultados iniciais dos testes apontam que o nanocorpo pode neutralizar a proteína do Sars-Cov-2 que ataca o organismo humano.</text:p>
            <text:p/>
            <text:p>"Esperamos que esse anticorpo possa servir como um tratamento para reduzir a carga do novo coronavírus e os sintomas da covid-19", disse Wrapp.</text:p>
            <text:p>Proteção imediata</text:p>
            <text:p/>
            <text:p>Esta descoberta pode levar à criação de um tratamento no qual são injetados os anticorpos em uma pessoa saudável para que ela se proteja de um possível contágio pelo novo coronavírus. Esse tratamento também pode fazer com que uma pessoa já infectada receba os anticorpos e seus sintomas da doença sejam menores.</text:p>
            <text:p/>
            <text:p>Essa proteção imediata, dizem os pesquisadores, seria um grande benefício para as pessoas que, algumas vezes, não reagem bem às vacinas. Também podem beneficiar trabalhadores da saúde que estão em constante risco de contágio.</text:p>
            <text:p>Os estudos com lhamas</text:p>
            <text:p/>
            <text:p>De acordo com Wrapp, não é muito comum fazer experimentos com lhamas. No entanto, o objetivo do estudo era analisar um animal que gerasse uma resposta imune distinta à dos humanos.</text:p>
            <text:p/>
            <text:p>Agora que já sabem que os nanocorpos das lhamas mostram resultados promissores, Wrapp e sua equipe se preparam para começar as provas com outros animais como porquinhos-da-índia ou primatas, mais parecidos com os humanos.</text:p>
            <text:p/>
            <text:p>"Se tudo sair perfeito e chegarmos à etapa de fazer provas em humanos, poderemos ter uma droga aprovada em um ano", diz Wrapp.</text:p>
            <text:p/>
            <text:p>O processo de passar de uma prova de laboratório para ensaios em humanos pode demorar vários anos, mas em meio à pressão causada pelo novo coronavírus, o pesquisador acredita que esse procedimento pode acontecer em tempo recorde.</text:p>
            <text:p/>
            <text:p>"Queremos assegurar que temos algo seguro e efetivo antes de aplicarmos em humanos", diz. "É preciso ser cauteloso, porque há uma grande diferença entre ensaios em um laboratório e a resposta imune entre os humanos".</text:p>
            <text:p>Um longo caminho</text:p>
            <text:p/>
            <text:p>Matthew DeLisa, diretor do Instituto de Biotecnología da Universidade de Cornell, em Nova York, afirma que o estudo com a lhama "tem um enfoque distinto".</text:p>
            <text:p/>
            <text:p>"É certo que as lhamas não são os animais mais comuns em estudos experimentais. Porém, nos últimos anos elas se tornaram muito populares como fontes de anticorpos, especialmente por conta dos nanocorpos", diz DeLisa, que participa desses estudos, à BBC Mundo.</text:p>
            <text:p/>
            <text:p>DeLisa, no entanto, ressalta que há "um longo caminho pela frente" para que esses anticorpos sejam aprovados em tratamentos com humanos.</text:p>
            <text:p/>
            <text:p>"Essa não é uma terapia padrão. É preciso demonstrar que é seguro e eficaz usar anticorpos de lhamas em humanos", diz o pesquisador. Segundo ele, as pesquisas devem ir além dos testes in vitro — fase preliminar das pesquisas, em ambientes controlados e fechados de um laboratório.</text:p>
            <text:p/>
            <text:p>O especialista ressalta que é fundamental que sejam feitos mais estudos sobre o tema.</text:p>
            <text:p/>
            <text:p>"Não é suficiente que seja apenas uma equipe para encontrar os nanocorpos. Necessitamos que haja muitas equipes desenvolvendo muitos tipos de anticorpos, com a esperança de que ao menos um seja útil contra o novo coronavírus", declara.</text:p>
            <text:p/>
            <text:p>Enquanto os cientistas avançam nos estudos de anticorpos contra o novo coronavírus, Winter, hoje com quatro anos, segue pastando tranquilamente nos campos da Bélgica.</text:p>
            <text:p/>
            <text:p>"Ela está muito bem. Desfrutando de um merecido descanso", diz Wrapp.</text:p>
            <text:p/>
          </table:table-cell>
          <table:table-cell office:value-type="string" calcext:value-type="string">
            <text:p>não sensacionalista</text:p>
          </table:table-cell>
          <table:table-cell table:number-columns-repeated="146"/>
        </table:table-row>
        <table:table-row table:style-name="ro1">
          <table:table-cell office:value-type="string" calcext:value-type="string">
            <text:p>O mundo está lutando contra uma nova emergência de saúde global, um novo tipo de coronavírus, que se espalhou da China para pelo menos 20 outros países, incluindo o Reino Unido. Até a publicação desta reportagem, o coronovírus já tinha infectado cerca de 10 mil pessoas e o número de mortos chegava a 213 pessoas, todas na China,</text:p>
            <text:p/>
            <text:p>O número de contaminados já supera o da epidemia da Síndrome Respiratória Aguda Grave (Sars) que em 2003 contaminou 8,1 mil pessoas, sendo que naquela ocasião, o número de mortos chegou a 750.</text:p>
            <text:p/>
            <text:p>Nesta sexta-feira (31/01), o governo britânico confirmou os dois primeiros casos da doença no país.</text:p>
            <text:p/>
            <text:p>No Brasil, nove casos suspeitos estão sendo investigados.</text:p>
            <text:p/>
            <text:p>Surtos de novas doenças infecciosas são tipicamente vistos como "únicos".</text:p>
            <text:p/>
            <text:p>Mas o novo vírus - que se acredita ter originado da vida selvagem - lança luz sobre o risco de doenças transmitidas por animais. É provável que isso seja mais um problema no futuro, pois as mudanças climáticas e a globalização alteram a maneira como os animais e os seres humanos interagem.</text:p>
            <text:p/>
            <text:p>Como os animais podem tornar as pessoas doentes?</text:p>
            <text:p/>
            <text:p>Nos últimos 50 anos, uma série de doenças infecciosas se espalhou rapidamente após saltar dos animais para os seres humanos.</text:p>
            <text:p/>
            <text:p>A crise do HIV/Aids dos anos 80 teve origem nos primatas, a gripe aviária de 2004-07 veio de aves e os porcos nos deram a gripe suína de 2009. Mais recentemente, foi descoberta a Sars, também causada por um vírus do tipo corona, oriunda de morcegos, via civetas (um pequeno mamífero asiático), enquanto os mesmos morcegos também foram os precursores do Ebola.</text:p>
            <text:p/>
            <text:p>Os seres humanos sempre contraíram doenças de animais. De fato, a maioria das novas doenças infecciosas vem da vida selvagem.</text:p>
            <text:p/>
            <text:p>Mas as mudanças ambientais estão acelerando esse processo, enquanto o crescimento da população das cidades e do número de viagens internacionais faz com que, quando essas doenças surgem, podem se espalhar mais rapidamente.</text:p>
            <text:p/>
            <text:p>Como as doenças podem passar entre as espécies?</text:p>
            <text:p/>
            <text:p>A maioria dos animais carrega uma variedade de patógenos - bactérias e vírus que podem causar doenças.</text:p>
            <text:p/>
            <text:p>A sobrevivência evolutiva desse patógeno depende da infecção de novos hospedeiros - e pular para outras espécies é uma maneira de fazer isso.</text:p>
            <text:p/>
            <text:p>O sistema imunológico do novo hospedeiro tenta matar esses patógenos, o que significa que os dois estão presos em um eterno jogo evolutivo de tentar encontrar novas maneiras de derrotar um ao outro.</text:p>
            <text:p/>
            <text:p>Por exemplo, cerca de 10% das pessoas infectadas morreram durante a epidemia de Sars em 2003, em comparação com menos de 0,1% de uma epidemia de gripe "típica".</text:p>
            <text:p/>
            <text:p>As mudanças ambientais e climáticas estão removendo e alterando o habitat dos animais, impactando a maneira como eles vivem, onde vivem e quem come quem.</text:p>
            <text:p/>
            <text:p>A forma como os humanos vivem também mudou - 55% da população global agora vivem nas cidades, contra 35% há 50 anos.</text:p>
            <text:p/>
            <text:p>E essas cidades mais populosas acabam se tornando moradia para a vida selvagem - ratos, camundongos, guaxinins, esquilos, raposas, pássaros, chacais, macacos. Esses animais passam a viver em espaços verdes como parques e jardins, além de se alimentar dos resíduos que os seres humanos deixam para trás.</text:p>
            <text:p/>
            <text:p>Muitas vezes, as espécies de animais selvagens são mais bem-sucedidas nas cidades do que na natureza devido ao abundante suprimento de alimentos, tornando os espaços urbanos um caldeirão para a evolução de doenças.</text:p>
            <text:p>Quem está mais em risco?</text:p>
            <text:p/>
            <text:p>Novas doenças, em um novo hospedeiro, geralmente são mais perigosas, razão pela qual qualquer doença que surge é preocupante.</text:p>
            <text:p/>
            <text:p>Alguns grupos são mais vulneráveis a contrair essas doenças do que outros.</text:p>
            <text:p/>
            <text:p>Moradores de cidades mais pobres têm maior probabilidade de trabalhar em limpeza e saneamento, aumentando suas chances de encontrar fontes e portadores de doenças.</text:p>
            <text:p/>
            <text:p>Eles também podem ter sistemas imunológicos mais fracos devido à má nutrição e exposição ao ar ou condições insalubres. E se adoecerem, talvez não consigam pagar por assistência médica.</text:p>
            <text:p/>
            <text:p>Novas infecções também podem se espalhar rapidamente nas grandes cidades, à medida que mais pessoas dividem um espaço cada vez menor - respirando o mesmo ar e tocando as mesmas superfícies.</text:p>
            <text:p/>
            <text:p>Em algumas culturas, as pessoas também se alimentam de animais selvagens que vivem nos espaços urbanos ou nos seus arredores.</text:p>
            <text:p/>
            <text:p>Como as doenças mudam nosso comportamento?</text:p>
            <text:p/>
            <text:p>Até o momento, quase 10 mil casos do novo coronavírus foram confirmados, a imensa maioria na China, e 213 pessoas morreram.</text:p>
            <text:p/>
            <text:p>Com os países tomando medidas para conter esse surto, as possíveis consequências econômicas são claras.</text:p>
            <text:p/>
            <text:p>As proibições de viagens já estão em vigor e, mesmo sem elas, as pessoas têm medo de interagir caso peguem o vírus, mudando seu comportamento. Torna-se mais difícil atravessar fronteiras, os trabalhadores migrantes sazonais não podem se locomover e as cadeias de suprimentos são interrompidas.</text:p>
            <text:p/>
            <text:p>Isso é típico de um surto dessa natureza. Em 2003, a epidemia de Sars custou à economia global US$ 40 bilhões (R$ 170 bilhões) em seis meses. Isso ocorreu em parte por causa do custo do tratamento de pessoas, mas também por causa da redução da atividade econômica e da circulação de pessoas.</text:p>
            <text:p/>
            <text:p>O que podemos fazer?</text:p>
            <text:p/>
            <text:p>Sociedades e governos tendem a tratar cada nova doença infecciosa como uma crise independente, em vez de reconhecer que são um sintoma de como o mundo está mudando.</text:p>
            <text:p/>
            <text:p>Quanto mais alteramos o ambiente, maior a probabilidade de perturbar os ecossistemas e oferecer oportunidades para o surgimento de doenças.</text:p>
            <text:p/>
            <text:p>Apenas cerca de 10% dos patógenos do mundo foram documentados; portanto, são necessários mais recursos para identificar o restante - e quais animais os carregam.</text:p>
            <text:p/>
            <text:p>Por exemplo, quantos ratos existem em Londres e que doenças eles carregam?</text:p>
            <text:p/>
            <text:p>Muitos moradores da cidade valorizam a vida selvagem urbana, mas também devemos reconhecer que alguns animais carregam possíveis doenças.</text:p>
            <text:p/>
            <text:p>Faz sentido acompanhar quais animais estão chegando às cidades e se as pessoas os estão matando, comendo ou trazendo para mercados próximos.</text:p>
            <text:p/>
            <text:p>Melhorar o saneamento, a eliminação de resíduos e o controle de pragas são formas de ajudar a impedir a ocorrência desses surtos e que se espalhem. Mais amplamente, trata-se de mudar a maneira como nossos ambientes são gerenciados e como as pessoas interagem com eles.</text:p>
            <text:p/>
            <text:p>Pandemias fazem parte do nosso futuro</text:p>
            <text:p/>
            <text:p>Reconhecer que novas doenças estão surgindo e se espalhando dessa maneira é o primeiro passo para combater novas pandemias, que são uma parte inevitável do nosso futuro.</text:p>
            <text:p/>
            <text:p>Há um século, a pandemia de gripe espanhola infectou cerca de 500 milhões de pessoas e matou de 50 a 100 milhões em todo o mundo.</text:p>
            <text:p/>
            <text:p>O avanço científico e os enormes investimentos em saúde global proporcionaram um melhor gerenciamento dessa doença no futuro.</text:p>
            <text:p/>
            <text:p>No entanto, o risco permanece real e potencialmente catastrófico - se algo semelhante acontecesse novamente, remodelaria o mundo.</text:p>
            <text:p/>
            <text:p>Em meados do século passado, alguns alegaram que as doenças infecciosas eram domináveis.</text:p>
            <text:p/>
            <text:p>Mas à medida que a urbanização e a desigualdade crescem e as mudanças climáticas desestabilizam ainda mais nossos ecossistemas, precisamos reconhecer as doenças emergentes como um risco crescente.</text:p>
            <text:p/>
            <text:p>*Tim Benton é diretor de pesquisa da equipe de Riscos Emergentes da Chatham House, onde chefia o programa Energia, Meio Ambiente e Recursos.</text:p>
            <text:p/>
            <text:p>Chatham House, o Instituto Real de Relações Internacionais, descreve-se como um instituto independente de políticas, ajudando a construir um mundo sustentável, seguro, próspero e justo.</text:p>
            <text:p/>
          </table:table-cell>
          <table:table-cell office:value-type="string" calcext:value-type="string">
            <text:p>não sensacionalista</text:p>
          </table:table-cell>
          <table:table-cell table:number-columns-repeated="146"/>
        </table:table-row>
        <table:table-row table:style-name="ro1">
          <table:table-cell office:value-type="string" calcext:value-type="string">
            <text:p>Dica da Manhã</text:p>
            <text:p>E eu aqui achando que água gelada só afetava a garganta…</text:p>
            <text:p>A ÁGUA GELADA FAZ MAL PARA VOCÊ.</text:p>
            <text:p>No passado, dizia-se que: se a água gelada não lhe afetar na juventude, vai afetar na velhice.</text:p>
            <text:p>A água gelada fecha 4 veias do coração e causa ataque cardíaco;</text:p>
            <text:p>Bebidas geladas são a principal causa de ataques cardíacos.</text:p>
            <text:p>A água gelada cria problemas no fígado; prende a gordura ao fígado.</text:p>
            <text:p>Muitas das pessoas que aguardam por um transplante de fígado, são vítimas da água gelada.</text:p>
            <text:p>A água gelada afeta as paredes internas do estômago.</text:p>
            <text:p>A água gelada afeta o estômago e o intestino grosso, causando câncer.</text:p>
            <text:p>Por favor não guarde isto para você. Repasse para ajudar outras pessoas.</text:p>
            <text:p>Dr Dráusio Varella – Medicina ortomolecular.</text:p>
            <text:p/>
          </table:table-cell>
          <table:table-cell office:value-type="string" calcext:value-type="string">
            <text:p>não sensacionalista</text:p>
          </table:table-cell>
          <table:table-cell table:number-columns-repeated="146"/>
        </table:table-row>
        <table:table-row table:style-name="ro1">
          <table:table-cell office:value-type="string" calcext:value-type="string">
            <text:p>Trata-se de um artigo escrito por um médico pesquisador que se transferiu de Shenzen para WUHAN para estudar mais profundamente o CORONA VIRUS.</text:p>
            <text:p>Ele traz informações interessantes, que tentarei sumarizar pra você.</text:p>
            <text:p>1 - o vírus é fraco e não resiste ao calor.</text:p>
            <text:p>Temperaturas de 26 ou 27° C já matam o dito cujo.</text:p>
            <text:p>2 - uma das características do vírus é a tosse seca.</text:p>
            <text:p>Por 3 a 4 dias ele fica restrito à garganta.</text:p>
            <text:p>Assim, nesta fase fazer gargarejos já ajuda a minimizar o impacto.</text:p>
            <text:p>A 2a fase da doença dura 5 a 6 dias e nesta fase o vírus causa coriza e também infecta os pulmões causando pneumonia.</text:p>
            <text:p>A doença vencida este prazo se torna letal...a pessoa tem a sensação de estar respirando debaixo d'água.</text:p>
            <text:p>3 - O vírus fica resistente nas mãos por 10'. Assim, lavar as mãos frequentemente é muito importante é eficaz.</text:p>
            <text:p>Mas, deve-se evitar coçar os olhos ou nariz pois ele se propaga fácil.</text:p>
            <text:p>4 - o vírus é muito mais resistente em superfícies metálicas onde pode se manter vivo por até 12 horas.</text:p>
            <text:p>Assim, evitar passar as mãos em corrimãos é importantíssimo.</text:p>
            <text:p>5 - Conselhos:</text:p>
            <text:p>Beber água quente ou chás quentes para matar o vírus.</text:p>
            <text:p>E se puder mande pra frente.</text:p>
            <text:p>Valeu?</text:p>
            <text:p/>
          </table:table-cell>
          <table:table-cell office:value-type="string" calcext:value-type="string">
            <text:p>não sensacionalista</text:p>
          </table:table-cell>
          <table:table-cell table:number-columns-repeated="146"/>
        </table:table-row>
        <table:table-row table:style-name="ro1">
          <table:table-cell office:value-type="string" calcext:value-type="string">
            <text:p>Água quente de abacaxi por favor espalhe !! por favor espalhe !!</text:p>
            <text:p>O professor Chen Huiren, do Hospital Geral do Exército de Pequim, enfatizou que, se todos os que receberem este boletim puderem levar dez cópias para os outros, certamente pelo menos uma vida será salva ...</text:p>
            <text:p>Eu cumpri algumas de minhas responsabilidades, espero que você também consiga ..</text:p>
            <text:p>Obrigado!</text:p>
            <text:p>Água quente de abacaxi pode economizar uma vida inteira Abacaxi quente ~ pode matar células cancerígenas.</text:p>
            <text:p>Corte 2 a 3 pedaços de abacaxi mais fino em um copo, adicione água quente, será “água alcalina”, beba todos os dias, é bom para qualquer um.</text:p>
            <text:p>O abacaxi quente libera substâncias anticâncer, que são os últimos avanços no tratamento eficaz do câncer na medicina.</text:p>
            <text:p>A fruta quente de abacaxi tem o efeito de matar cistos e tumores. Comprovado para reparar todos os tipos de câncer.</text:p>
            <text:p>Água quente de abacaxi pode matar todos os germes e toxinas do corpo como resultado de alergias O tipo de medicamento com extrato de abacaxi destrói apenas células violentas , não afeta células saudáveis.</text:p>
            <text:p>Além disso, aminoácidos e polifenóis de abacaxi no suco de abacaxi podem regular a pressão alta, impedindo efetivamente o bloqueio dos vasos sanguíneos internos, ajustando a circulação sanguínea e reduzindo os coágulos sanguíneos.</text:p>
            <text:p>Depois de ler, conte aos outros, familiares, amigos, Cuide da sua própria saúde.</text:p>
            <text:p>Por favor, não esconda a mensagem ... Espalhe e você salvará a vida.</text:p>
            <text:p/>
          </table:table-cell>
          <table:table-cell office:value-type="string" calcext:value-type="string">
            <text:p>sensacionalista</text:p>
          </table:table-cell>
          <table:table-cell table:number-columns-repeated="146"/>
        </table:table-row>
        <table:table-row table:style-name="ro1">
          <table:table-cell office:value-type="string" calcext:value-type="string">
            <text:p>Água sanitária nos esgotos.</text:p>
            <text:p>Por favor, adicione 1 colher de sopa de água sanitária em cada ralo das suas privadas, lavatórios, banheiras, chuveiros, lava-louças , etc ...</text:p>
            <text:p>As autoridades holandesas descobriram que o vírus está crescendo e se multiplicando no sistema de águas residuais. Eles descobriram que mesmo as pessoas que estavam confinadas em suas casas pegaram o vírus e decidiram testar a água do sistema de águas residuais e encontraram o vírus Covid-19 ativo nos esgotos.</text:p>
            <text:p>Peça a todos que você conhece para fazer o mesmo.</text:p>
            <text:p>Todos os desinfetantes fortes e corrosivos podem desempenhar o mesmo papel, mas a água sanitária concentrada é a melhor opção.</text:p>
            <text:p>Espalhe!</text:p>
            <text:p>Dra Erotilde Honório</text:p>
            <text:p/>
          </table:table-cell>
          <table:table-cell office:value-type="string" calcext:value-type="string">
            <text:p>não sensacionalista</text:p>
          </table:table-cell>
          <table:table-cell table:number-columns-repeated="146"/>
        </table:table-row>
        <table:table-row table:style-name="ro1">
          <table:table-cell office:value-type="string" calcext:value-type="string">
            <text:p>Finalmente, um estudante indiano da Universidade Pondicherry, chamado Ramu encontrou uma cura de remédio caseiro para Covid-19, que é a primeira vez aceita pela OMS.</text:p>
            <text:p/>
            <text:p>Ele provou que, adicionando 1 colher de sopa de pó de pimenta preta a 2 colheres de mel de e um suco de gengibre por 5 dias consecutivos suprimiria os efeitos da Corona.</text:p>
            <text:p>E, eventualmente, vá embora 100% - todo o mundo está começando a aceitar esse remédio.</text:p>
            <text:p/>
            <text:p>Finalmente, uma boa notícia em 2020 !! Por favor, circule esta informação para todos os membros e amigos da sua família. Conforme recebido para eles ficarem preparados com isso.</text:p>
            <text:p/>
          </table:table-cell>
          <table:table-cell office:value-type="string" calcext:value-type="string">
            <text:p>sensacionalista</text:p>
          </table:table-cell>
          <table:table-cell table:number-columns-repeated="146"/>
        </table:table-row>
        <table:table-row table:style-name="ro1">
          <table:table-cell office:value-type="string" calcext:value-type="string">
            <text:p>O professor japonês de fisiologia ou medicina,</text:p>
            <text:p>O Dr. Tasuku Honjo, causou uma sensação na mídia hoje, dizendo que o vírus corona não é natural. Se for natural, não teria afetado todo mundo assim. Porque, dependendo da natureza, a temperatura é diferente em diferentes países. Se fosse natural, teria afetado apenas países com a mesma temperatura que a China. Em vez disso, se estende a um país como a Suíça, assim como se estende às áreas desérticas. considerando que, se fosse natural, teria se espalhado em locais frios, mas teria morrido em locais quentes:</text:p>
            <text:p>"Fiz 40 anos de pesquisa em animais e vírus. Não é natural. É fabricado e o vírus é completamente artificial. Trabalho há 4 anos no laboratório Wuhan na China. Conheço bem todo o pessoal deste laboratório." Liguei para todo mundo depois do acidente de Corona, mas todos os telefones estão inoperantes há 3 meses. Agora, entende-se que todos esses técnicos de laboratório estão mortos.</text:p>
            <text:p/>
            <text:p>Com base em todo o meu conhecimento e pesquisa até o momento, posso dizer isso com 100% de confiança de que Corona não é natural. Não veio de morcegos. China fez isso. Se o que digo hoje for falso agora ou mesmo depois da minha morte, o governo poderá retirar meu Prêmio Nobel, mas a China está mentindo e essa verdade será um dia revelada a todos ".</text:p>
            <text:p/>
          </table:table-cell>
          <table:table-cell office:value-type="string" calcext:value-type="string">
            <text:p>sensacionalista</text:p>
          </table:table-cell>
          <table:table-cell table:number-columns-repeated="146"/>
        </table:table-row>
        <table:table-row table:style-name="ro1">
          <table:table-cell office:value-type="string" calcext:value-type="string">
            <text:p>O colesterol é finalmente removido oficialmente da Naughty List. O governo dos EUA finalmente aceitou que colesterol não é um nutriente de preocupação. Fazendo uma inversão de marcha em suas advertências para nos mantermos longe dos alimentos ricos em colesterol desde a década de 1970 para evitar doenças cardíacas e artérias entupidas.</text:p>
            <text:p/>
            <text:p>Isso significa que ovos, manteiga, laticínios integrais, nozes, óleo de coco e carne foram classificados como seguros e foram oficialmente removidos da lista de ingredientes da lista de preocupação.</text:p>
            <text:p/>
            <text:p>O Departamento de Agricultura dos EUA, responsável pela atualização das diretrizes a cada cinco anos, afirmou em suas conclusões para 2015: “Anteriormente, o Dietary Guidelines for Americans recomendava que o consumo de colesterol fosse limitado a não mais do que 300 mg / dia.</text:p>
            <text:p/>
            <text:p>“A DGAC de 2015 não apresentará esta recomendação porque a evidência disponível não mostra nenhuma relação apreciável entre o consumo de colesterol dietético e o colesterol sérico (no sangue), consistente com a AHA / ACC (American Heart Association / American College of Cardiology)</text:p>
            <text:p/>
            <text:p>O Comitê Consultivo de Diretrizes Dietéticas, em resposta, não mais alertará as pessoas contra a ingestão de alimentos ricos em colesterol e, ao contrário, se concentrará no açúcar como a principal substância da dieta.</text:p>
            <text:p/>
            <text:p>O cardiologista americano Steven Nissen disse: “É a decisão certa”. _Temos as orientações dietéticas erradas. Eles estão errados há décadas.</text:p>
            <text:p/>
            <text:p>Quando comemos mais alimentos ricos nesse composto, nossos corpos ganham menos. Se nos privarmos de alimentos ricos em colesterol – como ovos, manteiga e fígado – nosso corpo se acelera.</text:p>
            <text:p/>
            <text:p>A verdadeira verdade sobre o colesterol. A maior parte do colesterol em você é produzida pelo seu fígado. Seu cérebro é basicamente composto de colesterol. É essencial que as células nervosas funcionem.</text:p>
            <text:p/>
            <text:p>O colesterol é a base para a criação de todos os hormônios esteróides, incluindo estrogênio, testosterona e corticosteróides.</text:p>
            <text:p/>
            <text:p>O colesterol alto no corpo é uma indicação clara que mostra que o fígado do indivíduo está em boa saúde.</text:p>
            <text:p/>
            <text:p>O Dr. George V. Mann, diretor adjunto de M.D. do estudo de Framingham para a incidência e prevalência de doenças cardiovasculares (DCV) e seus fatores de risco, afirma: – Gorduras saturadas e colesterol na dieta não são a causa da doença coronariana. Esse mito é o maior engano do século, talvez de qualquer século.</text:p>
            <text:p/>
            <text:p>O colesterol é a maior fraude médica de todos os tempos</text:p>
            <text:p/>
            <text:p>Não existe um mau colesterol.</text:p>
            <text:p/>
            <text:p>Então você pode parar de tentar mudar seu nível de colesterol. Estudos comprovam, sem dúvida, que o colesterol não causa doenças cardíacas e não impede um ataque cardíaco.</text:p>
            <text:p/>
            <text:p>A maioria das pessoas que têm ataques cardíacos têm níveis normais de colesterol.</text:p>
            <text:p/>
            <text:p>Nosso corpo precisa de 950 mg de colesterol para o metabolismo diário e o fígado é o principal produtor. APENAS 15% DO COLESTEROL É DOADO PELO ALIMENTO QUE COMER.</text:p>
            <text:p/>
            <text:p>Se o teor de gordura é menor em nossa comida, nós comemos nosso fígado</text:p>
            <text:p/>
            <text:p>Tem que trabalhar mais para manter o nível de 950 mg.</text:p>
            <text:p/>
            <text:p>Se o nível de colesterol estiver alto em nosso corpo, isso mostra que o fígado está funcionando perfeitamente.</text:p>
            <text:p/>
            <text:p>Especialistas dizem que não há nada como LDL ou HDL.</text:p>
            <text:p/>
            <text:p>O colesterol não é encontrado para criar bloqueios em qualquer parte do corpo humano.</text:p>
            <text:p/>
            <text:p>Por favor, compartilhe os fatos recentes sobre o COLESTEROL</text:p>
            <text:p/>
          </table:table-cell>
          <table:table-cell office:value-type="string" calcext:value-type="string">
            <text:p>sensacionalista</text:p>
          </table:table-cell>
          <table:table-cell table:number-columns-repeated="146"/>
        </table:table-row>
        <table:table-row table:style-name="ro1">
          <table:table-cell office:value-type="string" calcext:value-type="string">
            <text:p>* VIVA CUBA *  * MENTOLATUM NO NARIZ, O VÍRUS NÃO ENTRA E MORREM ... * * Médicos da Universidade de Havana - Cuba *  confirmaram e demonstraram que * COVID -19 * não se desenvolve em ambientes onde é utilizado * 1,8 Epoxi-p-Metano *, que é o anti-virucida, anti-séptico e Bactericida * Eucalyptol *, mais conhecido como * Eucalyptus * em uma série de testes em ambientes pulverizados com vapor quente de Eucalyptol. Como resultado do calor do vapor gerado pelos vapores, eles recomendam ter galhos de eucalipto nos quartos, ou vapores com óleo de eucalipto ou galhos para evitar * COVID -19. * FAÇA-O CIRCULAR *</text:p>
            <text:p/>
          </table:table-cell>
          <table:table-cell office:value-type="string" calcext:value-type="string">
            <text:p>sensacionalista</text:p>
          </table:table-cell>
          <table:table-cell table:number-columns-repeated="146"/>
        </table:table-row>
        <table:table-row table:style-name="ro1">
          <table:table-cell office:value-type="string" calcext:value-type="string">
            <text:p>Atenção amigos (as)!!!</text:p>
            <text:p>Estou repasando uma sugestão para ajudar a afastar o mosquito causador da dengue, zika e chicungunha.</text:p>
            <text:p>Me apareceu muito coerente.</text:p>
            <text:p>Uma médica do Hospital do Câncer de Barretos SP, dra Lilian falou que é simples: "PRÓPOLIS".</text:p>
            <text:p>Tomando 5 gotas é o suficiente. Ele é expelido pelas glândulas sudoríparas, ou seja, pelo suor e afugenta o mosquitinho.</text:p>
            <text:p>Quem puder repasse para amigos e familiares. É uma solução simples, barata e pode salvar muitas vidas!</text:p>
            <text:p/>
          </table:table-cell>
          <table:table-cell office:value-type="string" calcext:value-type="string">
            <text:p>sensacionalista</text:p>
          </table:table-cell>
          <table:table-cell table:number-columns-repeated="146"/>
        </table:table-row>
        <table:table-row table:style-name="ro1">
          <table:table-cell office:value-type="string" calcext:value-type="string">
            <text:p>O uso prolongado da máscara produz hipóxia.</text:p>
            <text:p>Respirar repetidamente o ar expirado se transforma em dióxido de carbono, e é por isso que nos sentimos tontos.</text:p>
            <text:p>Isso intoxica o usuário e muito mais quando ele deve se mover, realizar ações de deslocamento.</text:p>
            <text:p>Causa desconforto, perda de reflexos e pensamento consciente.</text:p>
            <text:p>Isso gera grande fadiga. Além disso, a deficiência de oxigênio causa quebra de glicose e aumento do ácido lático ameaçado.</text:p>
            <text:p>Algumas pessoas dirigem o carro com a máscara, o que é muito perigoso, porque o ar viciado pode fazer o motorista perder a consciência.</text:p>
            <text:p>É recomendável usá-lo apenas se você tiver alguém na frente ou muito próximo, e é importante lembrar de levantá-lo a cada 10 minutos para continuar se sentindo saudável.</text:p>
            <text:p>É contraproducente para as pessoas que servem o público por 8 horas, pois estão se intoxicando sem saber.</text:p>
            <text:p>Todas as vidas são importantes.! "</text:p>
            <text:p>Essa prevenção não leva a outro problema ... vamos usar a máscara conscientemente.</text:p>
            <text:p>Dr. Eduardo E Herrera</text:p>
            <text:p/>
          </table:table-cell>
          <table:table-cell office:value-type="string" calcext:value-type="string">
            <text:p>sensacionalista</text:p>
          </table:table-cell>
          <table:table-cell table:number-columns-repeated="146"/>
        </table:table-row>
        <table:table-row table:style-name="ro1">
          <table:table-cell office:value-type="string" calcext:value-type="string">
            <text:p>COLOCAR ÓLEO NO UMBIGO FAZ BEM!</text:p>
            <text:p/>
            <text:p>O nosso umbigo, é um presente incrível que nos deu o nosso Criador.</text:p>
            <text:p>A primeira parte criada após a concepção é o umbigo.</text:p>
            <text:p>Depois, conecta-se a placenta da mãe através do cordão umbilical.</text:p>
            <text:p>Nosso umbigo com certeza é uma coisa incrível! Segundo a ciência, depois que uma pessoa falece, o umbigo permanece morno por até 3 horas.</text:p>
            <text:p>Isso acontece porque existe um ponto atrás do umbigo chamado de "Pechoti"que tem mais de 72.000 veias.</text:p>
            <text:p>Fomos gerados e alimentados através dele durante 9 meses na gestação.</text:p>
            <text:p>Esta é a razão pela qual todas as nossas veias estão ligadas ao nosso umbigo.</text:p>
            <text:p>O umbigo é Vida!</text:p>
            <text:p>Ao aplicar óleo no umbigo, cura a secura dos olhos, a vista deficiente, o pâncreas, os calcanhares e lábios rachados, além de manter a face e os cabelos brilhantes.</text:p>
            <text:p>As dores nos joelhos, os arrepios, a pele seca, o torpor e demais dores nas articulações.</text:p>
            <text:p>Melhora a visão e auxilia a cura de fungos.</text:p>
            <text:p/>
            <text:p>INSTRUÇÕES</text:p>
            <text:p>À noite, antes de deitar, coloque 3 gotas de óleo de Coco no seu umbigo e espalhe até 4cm em volta.</text:p>
            <text:p/>
            <text:p>- Para dores no joelho</text:p>
            <text:p>À noite, ao deitar, coloque 3 gotas de óleo de ricino e faça o mesmo procedimento.</text:p>
            <text:p/>
            <text:p>*Para tremores e letargia,alívio da dor nas articulações e pele seca*</text:p>
            <text:p>Use 3 gotas de óleo de mostarda e o mesmo procedimento.</text:p>
            <text:p/>
            <text:p>*Por que colocar óleo no umbigo?*</text:p>
            <text:p>O umbigo através da conexão das veias, detecta e conduz o óleo e seus nutrientes e as vai hidratando...</text:p>
            <text:p/>
            <text:p>Quando um bebê tem dor de barriga, ao massagear com óleo morno a dor desaparece.</text:p>
            <text:p/>
            <text:p>Não existem riscos.</text:p>
            <text:p/>
            <text:p>Você pode manter um frasco pequeno com óleo requerido ao lado da sua cama e colocar umas gotas em cima do seu umbigo e massagea-lo antes de dormir e sentir esses benefícios.</text:p>
            <text:p/>
            <text:p>Partilhamos essa valiosa informação, recebida de uma pessoa maravilhosa: Frei Augusto de Matos, terapeuta naturista com mais de 60 anos de experiência.</text:p>
            <text:p/>
          </table:table-cell>
          <table:table-cell office:value-type="string" calcext:value-type="string">
            <text:p>sensacionalista</text:p>
          </table:table-cell>
          <table:table-cell table:number-columns-repeated="146"/>
        </table:table-row>
        <table:table-row table:style-name="ro1" table:number-rows-repeated="1048460">
          <table:table-cell table:number-columns-repeated="148"/>
        </table:table-row>
        <table:table-row table:style-name="ro1">
          <table:table-cell table:number-columns-repeated="148"/>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Calibri" svg:font-family="Calibri" style:font-family-generic="swis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pt" fo:country="BR" style:font-name-asian="Noto Sans CJK SC" style:language-asian="zh" style:country-asian="CN" style:font-name-complex="Free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7P0" style:volatile="true" number:language="pt" number:country="BR">
      <number:text>R$ </number:text>
      <number:number number:decimal-places="0" loext:min-decimal-places="0" number:min-integer-digits="1" number:grouping="true"/>
      <number:text> </number:text>
    </number:number-style>
    <number:number-style style:name="N10107" number:language="pt" number:country="BR">
      <number:text>(R$ </number:text>
      <number:number number:decimal-places="0" loext:min-decimal-places="0" number:min-integer-digits="1" number:grouping="true"/>
      <number:text>)</number:text>
      <style:map style:condition="value()&gt;=0" style:apply-style-name="N10107P0"/>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style:text-properties fo:color="#ff0000"/>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2" loext:min-decimal-places="2" number:min-integer-digits="1" number:grouping="true"/>
      <number:text> </number:text>
    </number:number-style>
    <number:number-style style:name="N10109" number:language="pt" number:country="BR">
      <number:text>(R$ </number:text>
      <number:number number:decimal-places="2" loext:min-decimal-places="2" number:min-integer-digits="1" number:grouping="true"/>
      <number:text>)</number:text>
      <style:map style:condition="value()&gt;=0" style:apply-style-name="N10109P0"/>
    </number:number-style>
    <number:number-style style:name="N10110P0" style:volatile="true" number:language="pt" number:country="BR">
      <number:text>R$ </number:text>
      <number:number number:decimal-places="2" loext:min-decimal-places="2" number:min-integer-digits="1" number:grouping="true"/>
      <number:text> </number:text>
    </number:number-style>
    <number:number-style style:name="N10110" number:language="pt" number:country="BR">
      <style:text-properties fo:color="#ff0000"/>
      <number:text>(R$ </number:text>
      <number:number number:decimal-places="2" loext:min-decimal-places="2" number:min-integer-digits="1" number:grouping="true"/>
      <number:text>)</number:text>
      <style:map style:condition="value()&gt;=0" style:apply-style-name="N10110P0"/>
    </number:number-style>
    <number:date-style style:name="N10111" number:language="pt" number:country="BR">
      <number:day/>
      <number:text>/</number:text>
      <number:month/>
      <number:text>/</number:text>
      <number:year number:style="long"/>
    </number:date-style>
    <number:date-style style:name="N10112" number:language="pt" number:country="BR">
      <number:day/>
      <number:text>/</number:text>
      <number:month number:textual="true"/>
      <number:text>/</number:text>
      <number:year/>
    </number:date-style>
    <number:date-style style:name="N10113" number:language="pt" number:country="BR">
      <number:day/>
      <number:text>/</number:text>
      <number:month number:textual="true"/>
    </number:date-style>
    <number:date-style style:name="N10114" number:language="pt" number:country="BR">
      <number:month number:textual="true"/>
      <number:text>/</number:text>
      <number:year/>
    </number:date-style>
    <number:time-style style:name="N10115" number:language="pt" number:country="BR">
      <number:hours/>
      <number:text>:</number:text>
      <number:minutes number:style="long"/>
      <number:text> </number:text>
      <number:am-pm/>
    </number:time-style>
    <number:time-style style:name="N10116" number:language="pt" number:country="BR">
      <number:hours/>
      <number:text>:</number:text>
      <number:minutes number:style="long"/>
      <number:text>:</number:text>
      <number:seconds number:style="long"/>
      <number:text> </number:text>
      <number:am-pm/>
    </number:time-style>
    <number:date-style style:name="N10117" number:language="pt" number:country="BR">
      <number:day/>
      <number:text>/</number:text>
      <number:month/>
      <number:text>/</number:text>
      <number:year number:style="long"/>
      <number:text> </number:text>
      <number:hours number:style="long"/>
      <number:text>:</number:text>
      <number:minutes number:style="long"/>
    </number:date-style>
    <number:number-style style:name="N10118P0" style:volatile="true" number:language="pt" number:country="BR">
      <number:number number:decimal-places="0" loext:min-decimal-places="0" number:min-integer-digits="1" number:grouping="true"/>
      <number:text> </number:text>
    </number:number-style>
    <number:number-style style:name="N10118" number:language="pt" number:country="BR">
      <number:text>(</number:text>
      <number:number number:decimal-places="0" loext:min-decimal-places="0" number:min-integer-digits="1" number:grouping="true"/>
      <number:text>)</number:text>
      <style:map style:condition="value()&gt;=0" style:apply-style-name="N10118P0"/>
    </number:number-style>
    <number:number-style style:name="N10119P0" style:volatile="true" number:language="pt" number:country="BR">
      <number:number number:decimal-places="0" loext:min-decimal-places="0" number:min-integer-digits="1" number:grouping="true"/>
      <number:text> </number:text>
    </number:number-style>
    <number:number-style style:name="N10119" number:language="pt" number:country="BR">
      <style:text-properties fo:color="#ff0000"/>
      <number:text>(</number:text>
      <number:number number:decimal-places="0" loext:min-decimal-places="0" number:min-integer-digits="1" number:grouping="true"/>
      <number:text>)</number:text>
      <style:map style:condition="value()&gt;=0" style:apply-style-name="N10119P0"/>
    </number:number-style>
    <number:number-style style:name="N10120P0" style:volatile="true" number:language="pt" number:country="BR">
      <number:number number:decimal-places="2" loext:min-decimal-places="2" number:min-integer-digits="1" number:grouping="true"/>
      <number:text> </number:text>
    </number:number-style>
    <number:number-style style:name="N10120" number:language="pt" number:country="BR">
      <number:text>(</number:text>
      <number:number number:decimal-places="2" loext:min-decimal-places="2" number:min-integer-digits="1" number:grouping="true"/>
      <number:text>)</number:text>
      <style:map style:condition="value()&gt;=0" style:apply-style-name="N10120P0"/>
    </number:number-style>
    <number:number-style style:name="N10121P0" style:volatile="true" number:language="pt" number:country="BR">
      <number:number number:decimal-places="2" loext:min-decimal-places="2" number:min-integer-digits="1" number:grouping="true"/>
      <number:text> </number:text>
    </number:number-style>
    <number:number-style style:name="N10121" number:language="pt" number:country="BR">
      <style:text-properties fo:color="#ff0000"/>
      <number:text>(</number:text>
      <number:number number:decimal-places="2" loext:min-decimal-places="2" number:min-integer-digits="1" number:grouping="true"/>
      <number:text>)</number:text>
      <style:map style:condition="value()&gt;=0" style:apply-style-name="N10121P0"/>
    </number:number-style>
    <number:number-style style:name="N10122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2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2P2" style:volatile="true" number:language="pt" number:country="BR">
      <loext:text> </loext:text>
      <loext:fill-character> </loext:fill-character>
      <number:text>- </number:text>
    </number:number-style>
    <number:text-style style:name="N10122" number:language="pt" number:country="BR">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2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23P2" style:volatile="true" number:language="pt" number:country="BR">
      <loext:text> R$ </loext:text>
      <loext:fill-character> </loext:fill-character>
      <number:text>- </number:text>
    </number:number-style>
    <number:text-style style:name="N10123" number:language="pt" number:country="BR">
      <number:text> </number:text>
      <number:text-content/>
      <number:text> </number:text>
      <style:map style:condition="value()&gt;0" style:apply-style-name="N10123P0"/>
      <style:map style:condition="value()&lt;0" style:apply-style-name="N10123P1"/>
      <style:map style:condition="value()=0" style:apply-style-name="N10123P2"/>
    </number:text-style>
    <number:number-style style:name="N10124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24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24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24" number:language="pt" number:country="BR">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5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25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25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25" number:language="pt" number:country="BR">
      <number:text> </number:text>
      <number:text-content/>
      <number:text> </number:text>
      <style:map style:condition="value()&gt;0" style:apply-style-name="N10125P0"/>
      <style:map style:condition="value()&lt;0" style:apply-style-name="N10125P1"/>
      <style:map style:condition="value()=0" style:apply-style-name="N10125P2"/>
    </number:text-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05">00/00/0000</text:date>, <text:time>00:00:00</text:time></text:p>
        </style:region-right>
      </style:header>
      <style:header-left style:display="false"/>
      <style:footer>
        <text:p>Página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10-05T23:44:04</meta:creation-date>
    <dc:date>2020-10-05T20:57:40.949540650</dc:date>
    <meta:generator>LibreOffice/6.3.4.2$Linux_X86_64 LibreOffice_project/60da17e045e08f1793c57c00ba83cdfce946d0aa</meta:generator>
    <meta:editing-duration>PT17S</meta:editing-duration>
    <meta:editing-cycles>1</meta:editing-cycles>
    <meta:document-statistic meta:table-count="1" meta:cell-count="230" meta:object-count="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